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482cm"/>
    </style:style>
    <style:style style:name="co11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843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1.06cm"/>
    </style:style>
    <style:style style:name="co9" style:family="table-column">
      <style:table-column-properties fo:break-before="auto" style:column-width="2.738cm"/>
    </style:style>
    <style:style style:name="co12" style:family="table-column">
      <style:table-column-properties fo:break-before="auto" style:column-width="1.57cm"/>
    </style:style>
    <style:style style:name="co13" style:family="table-column">
      <style:table-column-properties fo:break-before="auto" style:column-width="1.145cm"/>
    </style:style>
    <style:style style:name="co14" style:family="table-column">
      <style:table-column-properties fo:break-before="auto" style:column-width="4.8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36" style:family="table-cell" style:parent-style-name="Default">
      <style:table-cell-properties fo:background-color="#dee6ef" fo:border="0.06pt solid #000000"/>
    </style:style>
    <style:style style:name="ce37" style:family="table-cell" style:parent-style-name="Default" style:data-style-name="N0">
      <style:table-cell-properties fo:background-color="#dee6ef" fo:border="0.06pt solid #000000"/>
    </style:style>
    <style:style style:name="ce40" style:family="table-cell" style:parent-style-name="Default">
      <style:table-cell-properties fo:background-color="#dde8cb" fo:border="0.06pt solid #000000"/>
    </style:style>
    <style:style style:name="ce41" style:family="table-cell" style:parent-style-name="Default" style:data-style-name="N37"/>
    <style:style style:name="ce49" style:family="table-cell" style:parent-style-name="Default">
      <style:table-cell-properties fo:background-color="transparent" fo:border="0.06pt solid #000000"/>
    </style:style>
    <style:style style:name="ce50" style:family="table-cell" style:parent-style-name="Default" style:data-style-name="N99"/>
    <style:style style:name="ce51" style:family="table-cell" style:parent-style-name="Default" style:data-style-name="N99">
      <style:text-properties fo:font-weight="bold" style:font-weight-asian="bold" style:font-weight-complex="bold"/>
    </style:style>
    <style:style style:name="ce48" style:family="table-cell" style:parent-style-name="Default">
      <style:map style:condition="is-true-formula(AND([$Patienten.$E3]=[$Konventionen.$C$3];[$Patienten.$D3]&lt;61))" style:apply-style-name="Bad" style:base-cell-address="Patienten.E3"/>
    </style:style>
    <style:style style:name="ce55" style:family="table-cell" style:parent-style-name="Default"/>
    <style:style style:name="ce1" style:family="table-cell" style:parent-style-name="Default">
      <style:table-cell-properties fo:background-color="#ffffd7" style:cell-protect="none" style:print-content="true" fo:border="0.06pt solid #000000"/>
    </style:style>
    <style:style style:name="ce16" style:family="table-cell" style:parent-style-name="Default" style:data-style-name="N1">
      <style:table-cell-properties fo:background-color="#ffffd7" style:cell-protect="none" style:print-content="true" fo:border="0.06pt solid #000000"/>
    </style:style>
    <style:style style:name="ce19" style:family="table-cell" style:parent-style-name="Default" style:data-style-name="N36">
      <style:table-cell-properties fo:background-color="#ffffd7" style:cell-protect="none" style:print-content="true" fo:border="0.06pt solid #000000"/>
    </style:style>
    <style:style style:name="ce3" style:family="table-cell" style:parent-style-name="Default">
      <style:table-cell-properties fo:background-color="#ffffd7" fo:border="0.06pt solid #000000"/>
    </style:style>
    <style:style style:name="ce24" style:family="table-cell" style:parent-style-name="Default" style:data-style-name="N1">
      <style:table-cell-properties fo:background-color="#ffffd7" fo:border="0.06pt solid #000000"/>
    </style:style>
    <style:style style:name="ce5" style:family="table-cell" style:parent-style-name="Default" style:data-style-name="N36">
      <style:table-cell-properties fo:background-color="#ffffd7" fo:border="0.06pt solid #000000"/>
    </style:style>
    <style:style style:name="ce20" style:family="table-cell" style:parent-style-name="Default">
      <style:table-cell-properties fo:background-color="#dee6ef" style:cell-protect="none" style:print-content="true" fo:border="0.06pt solid #000000"/>
    </style:style>
    <style:style style:name="ce18" style:family="table-cell" style:parent-style-name="Default">
      <style:table-cell-properties fo:background-color="#dee6ef" style:cell-protect="none" style:print-content="true" fo:border="0.06pt solid #000000"/>
      <style:map style:condition="is-true-formula(AND([$Patienten.$E3]=[$Konventionen.$C$3];[$Patienten.$D3]&lt;61))" style:apply-style-name="Warning" style:base-cell-address="Patienten.E3"/>
    </style:style>
    <style:style style:name="ce21" style:family="table-cell" style:parent-style-name="Default">
      <style:table-cell-properties fo:background-color="#dee6ef" style:cell-protect="none" style:print-content="true" fo:border="0.06pt solid #000000"/>
      <style:map style:condition="is-true-formula(AND([$Patienten.$E3]=[$Konventionen.$C$3];[$Patienten.$D3]&lt;61))" style:apply-style-name="Warning" style:base-cell-address="Patienten.E3"/>
    </style:style>
    <style:style style:name="ce10" style:family="table-cell" style:parent-style-name="Default">
      <style:table-cell-properties fo:background-color="#fff5ce" style:cell-protect="none" style:print-content="true" fo:border="0.06pt solid #000000"/>
    </style:style>
    <style:style style:name="ce23" style:family="table-cell" style:parent-style-name="Default">
      <style:table-cell-properties fo:background-color="#dee6ef"/>
    </style:style>
    <style:style style:name="ce26" style:family="table-cell" style:parent-style-name="Default" style:data-style-name="N37">
      <style:table-cell-properties fo:background-color="#dee6ef" style:cell-protect="none" style:print-content="true" fo:border="0.06pt solid #000000"/>
    </style:style>
    <style:style style:name="ce45" style:family="table-cell" style:parent-style-name="Default">
      <style:table-cell-properties fo:background-color="#dee6ef" fo:border="0.06pt solid #000000"/>
    </style:style>
    <style:style style:name="ce46" style:family="table-cell" style:parent-style-name="Default" style:data-style-name="N0">
      <style:table-cell-properties fo:background-color="#dee6ef" fo:border="0.06pt solid #000000"/>
    </style:style>
    <style:style style:name="ce11" style:family="table-cell" style:parent-style-name="Default" style:data-style-name="N37">
      <style:table-cell-properties fo:background-color="#dee6ef" fo:border="0.06pt solid #000000"/>
    </style:style>
    <style:style style:name="ce52" style:family="table-cell" style:parent-style-name="Default">
      <style:table-cell-properties fo:background-color="#dde8cb" fo:border="0.06pt solid #000000"/>
    </style:style>
    <style:style style:name="ce14" style:family="table-cell" style:parent-style-name="Default" style:data-style-name="N37">
      <style:table-cell-properties fo:background-color="#dde8cb" fo:border="0.06pt solid #000000"/>
    </style:style>
    <style:style style:name="ce27" style:family="table-cell" style:parent-style-name="Default">
      <style:table-cell-properties fo:background-color="#dde8cb" style:cell-protect="none" style:print-content="true" fo:border="0.06pt solid #000000"/>
    </style:style>
    <style:style style:name="ce28" style:family="table-cell" style:parent-style-name="Default" style:data-style-name="N37">
      <style:table-cell-properties fo:background-color="#dde8cb" style:cell-protect="none" style:print-content="true" fo:border="0.06pt solid #000000"/>
    </style:style>
    <style:style style:name="ce15" style:family="table-cell" style:parent-style-name="Default" style:data-style-name="N0">
      <style:table-cell-properties fo:background-color="#dde8cb" fo:border="0.06pt solid #000000"/>
    </style:style>
    <style:style style:name="ce34" style:family="table-cell" style:parent-style-name="Default" style:data-style-name="N0">
      <style:table-cell-properties fo:background-color="#dde8cb" fo:border="0.06pt solid #000000"/>
    </style:style>
    <style:style style:name="ce30" style:family="table-cell" style:parent-style-name="Default">
      <style:table-cell-properties style:cell-protect="none" style:print-content="true"/>
    </style:style>
    <style:style style:name="ce60" style:family="table-cell" style:parent-style-name="Default">
      <style:table-cell-properties fo:background-color="transparent" fo:border="0.06pt solid #000000"/>
    </style:style>
    <style:style style:name="ce61" style:family="table-cell" style:parent-style-name="Default" style:data-style-name="N99"/>
    <style:style style:name="ce62" style:family="table-cell" style:parent-style-name="Default" style:data-style-name="N99">
      <style:text-properties fo:font-weight="bold" style:font-weight-asian="bold" style:font-weight-complex="bold"/>
    </style:style>
    <style:style style:name="ce63" style:family="table-cell" style:parent-style-name="Default" style:data-style-name="N37"/>
    <style:style style:name="ce64" style:family="table-cell" style:parent-style-name="Default">
      <style:map style:condition="is-true-formula(AND([$Patienten.$E3]=[$Konventionen.$C$3];[$Patienten.$D3]&lt;61))" style:apply-style-name="Bad" style:base-cell-address="Patienten.E3"/>
    </style:style>
    <style:style style:name="ce6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atienten.E3">
          <table:help-message table:title="test" table:display="false">
            <text:p>dsfsd</text:p>
          </table:help-message>
          <table:error-message table:message-type="stop" table:display="true"/>
        </table:content-validation>
        <table:content-validation table:name="val2" table:condition="of:cell-content-is-date() and cell-content()&gt;=TODAY()" table:allow-empty-cell="true" table:base-cell-address="Patienten.G3">
          <table:error-message table:message-type="stop" table:display="true"/>
        </table:content-validation>
      </table:content-validations>
      <table:table table:name="Patienten" table:style-name="ta1" table:protected="true">
        <loext:table-protection loext:select-protected-cells="true" loext:select-unprotected-cells="true"/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ce16"/>
        <table:table-column table:style-name="co6" table:default-cell-style-name="ce1"/>
        <table:table-column table:style-name="co3" table:default-cell-style-name="ce19"/>
        <table:table-column table:style-name="co3" table:default-cell-style-name="ce5"/>
        <table:table-column table:style-name="co3" table:default-cell-style-name="ce20"/>
        <table:table-column table:style-name="co7" table:visibility="collapse" table:default-cell-style-name="ce10"/>
        <table:table-column table:style-name="co3" table:default-cell-style-name="ce26"/>
        <table:table-column table:style-name="co8" table:visibility="collapse" table:default-cell-style-name="ce11"/>
        <table:table-column table:style-name="co3" table:default-cell-style-name="ce20"/>
        <table:table-column table:style-name="co9" table:default-cell-style-name="ce52"/>
        <table:table-column table:style-name="co3" table:number-columns-repeated="3" table:default-cell-style-name="ce52"/>
        <table:table-column table:style-name="co3" table:default-cell-style-name="ce27"/>
        <table:table-column table:style-name="co12" table:visibility="collapse" table:default-cell-style-name="ce52"/>
        <table:table-column table:style-name="co13" table:default-cell-style-name="ce52"/>
        <table:table-column table:style-name="co3" table:default-cell-style-name="ce27"/>
        <table:table-column table:style-name="co14" table:default-cell-style-name="ce30"/>
        <table:table-row table:style-name="ro1">
          <table:table-cell table:style-name="ce1"/>
          <table:table-cell/>
          <table:table-cell table:style-name="ce1"/>
          <table:table-cell table:style-name="ce3"/>
          <table:table-cell table:number-columns-repeated="2"/>
          <table:table-cell table:style-name="ce23"/>
          <table:table-cell table:style-name="ce45"/>
          <table:table-cell office:value-type="string" calcext:value-type="string">
            <text:p>Erstimpfung</text:p>
          </table:table-cell>
          <table:table-cell office:value-type="string" calcext:value-type="string">
            <text:p>Zweitimpfung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at. nr.</text:p>
          </table:table-cell>
          <table:table-cell office:value-type="string" calcext:value-type="string">
            <text:p>Name, Vorname</text:p>
          </table:table-cell>
          <table:table-cell table:style-name="ce1" office:value-type="string" calcext:value-type="string">
            <text:p>Geb. Datum</text:p>
          </table:table-cell>
          <table:table-cell table:style-name="ce3" office:value-type="string" calcext:value-type="string">
            <text:p>Alter</text:p>
          </table:table-cell>
          <table:table-cell office:value-type="string" calcext:value-type="string">
            <text:p>Impfstoff</text:p>
          </table:table-cell>
          <table:table-cell office:value-type="string" calcext:value-type="string">
            <text:p>Zuordnung</text:p>
          </table:table-cell>
          <table:table-cell table:style-name="ce20" office:value-type="string" calcext:value-type="string">
            <text:p>Termin</text:p>
          </table:table-cell>
          <table:table-cell table:style-name="ce45" office:value-type="string" calcext:value-type="string">
            <text:p>Termin KW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frühst</text:p>
          </table:table-cell>
          <table:table-cell office:value-type="string" calcext:value-type="string">
            <text:p>ideal ab</text:p>
          </table:table-cell>
          <table:table-cell office:value-type="string" calcext:value-type="string">
            <text:p>spätestens</text:p>
          </table:table-cell>
          <table:table-cell office:value-type="string" calcext:value-type="string">
            <text:p>Impfstoff</text:p>
          </table:table-cell>
          <table:table-cell office:value-type="string" calcext:value-type="string">
            <text:p>Termin</text:p>
          </table:table-cell>
          <table:table-cell office:value-type="string" calcext:value-type="string">
            <text:p>Termin KW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Bemerkungen</text:p>
          </table:table-cell>
        </table:table-row>
        <table:table-row table:style-name="ro1">
          <table:table-cell/>
          <table:table-cell office:value-type="string" calcext:value-type="string">
            <text:p>Test, Tester</text:p>
          </table:table-cell>
          <table:table-cell office:value-type="date" office:date-value="1930-07-07" calcext:value-type="date">
            <text:p>07.07.1930</text:p>
          </table:table-cell>
          <table:table-cell table:style-name="ce24" table:formula="of:=IF(ISBLANK([.C3]);#NULL!;IF(ISBLANK([.I3]);ORG.OPENOFFICE.YEARS([.C3];TODAY();0);ORG.OPENOFFICE.YEARS([.C3];[.I3];0)))" office:value-type="float" office:value="90" calcext:value-type="float">
            <text:p>90</text:p>
          </table:table-cell>
          <table:table-cell table:style-name="ce18" office:value-type="string" calcext:value-type="string">
            <text:p>AstraZeneca</text:p>
          </table:table-cell>
          <table:table-cell table:formula="of:=IF(AND([.D3]&lt;60;[.E3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46" table:formula="of:=IF(ISBLANK([.G3]);;WEEKNUM([.G3];21))" office:value-type="float" office:value="14" calcext:value-type="float">
            <text:p>14</text:p>
          </table:table-cell>
          <table:table-cell table:style-name="ce26" office:value-type="date" office:date-value="2021-04-07" calcext:value-type="date">
            <text:p>07.04.21</text:p>
          </table:table-cell>
          <table:table-cell table:style-name="ce14" table:formula="of:=IF(ISBLANK([.I3]);COM.MICROSOFT.IFS([.E3]=[$Konventionen.$C$2];[.G3]+[$Konventionen.$D$2];[.E3]=[$Konventionen.$C$3];[.G3]+[$Konventionen.$D$3]); COM.MICROSOFT.IFS([.E3]=[$Konventionen.$C$2];[.I3]+[$Konventionen.$D$2];[.E3]=[$Konventionen.$C$3];[.I3]+[$Konventionen.$D$3]))" office:value-type="date" office:date-value="2021-05-05" calcext:value-type="date">
            <text:p>05.05.21</text:p>
          </table:table-cell>
          <table:table-cell table:style-name="ce14" table:formula="of:=[.L3]-7" office:value-type="date" office:date-value="2021-06-23" calcext:value-type="date">
            <text:p>23.06.21</text:p>
          </table:table-cell>
          <table:table-cell table:style-name="ce14" table:formula="of:=COM.MICROSOFT.IFS([.E3]=[$Konventionen.$C$2];[.J3]+[$Konventionen.$E$2];[.E3]=[$Konventionen.$C$3];[.J3]+[$Konventionen.$E$3])" office:value-type="date" office:date-value="2021-06-30" calcext:value-type="date">
            <text:p>30.06.21</text:p>
          </table:table-cell>
          <table:table-cell table:style-name="ce14" office:value-type="string" calcext:value-type="string">
            <text:p>Comirnaty</text:p>
          </table:table-cell>
          <table:table-cell table:style-name="ce28" office:value-type="date" office:date-value="2021-05-19" calcext:value-type="date">
            <text:p>19.05.21</text:p>
          </table:table-cell>
          <table:table-cell table:style-name="ce15" table:formula="of:=IF(ISBLANK([.N3]);#NULL!;WEEKNUM([.N3];21))" office:value-type="float" office:value="20" calcext:value-type="float">
            <text:p>20</text:p>
          </table:table-cell>
          <table:table-cell table:style-name="ce34" table:formula="of:=IF(AND([.J3]&lt;=[.N3];[.L3]&gt;=[.N3]);IF([.K3]&lt;=[.N3];1;0);-1)" office:value-type="float" office:value="0" calcext:value-type="float">
            <text:p>0</text:p>
          </table:table-cell>
          <table:table-cell table:style-name="ce28"/>
          <table:table-cell/>
        </table:table-row>
        <table:table-row table:style-name="ro1">
          <table:table-cell/>
          <table:table-cell office:value-type="string" calcext:value-type="string">
            <text:p>Neuer, Patient</text:p>
          </table:table-cell>
          <table:table-cell office:value-type="date" office:date-value="1980-01-01" calcext:value-type="date">
            <text:p>01.01.1980</text:p>
          </table:table-cell>
          <table:table-cell table:style-name="ce24" table:formula="of:=IF(ISBLANK([.C4]);#NULL!;IF(ISBLANK([.I4]);ORG.OPENOFFICE.YEARS([.C4];TODAY();0);ORG.OPENOFFICE.YEARS([.C4];[.I4];0)))" office:value-type="float" office:value="41" calcext:value-type="float">
            <text:p>41</text:p>
          </table:table-cell>
          <table:table-cell table:style-name="ce18" office:value-type="string" calcext:value-type="string">
            <text:p>Comirnaty</text:p>
          </table:table-cell>
          <table:table-cell table:formula="of:=IF(AND([.D4]&lt;60;[.E4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46" table:formula="of:=IF(ISBLANK([.G4]);;WEEKNUM([.G4];21))" office:value-type="float" office:value="14" calcext:value-type="float">
            <text:p>14</text:p>
          </table:table-cell>
          <table:table-cell table:style-name="ce26"/>
          <table:table-cell table:style-name="ce14" table:formula="of:=IF(ISBLANK([.I4]);COM.MICROSOFT.IFS([.E4]=[$Konventionen.$C$2];[.G4]+[$Konventionen.$D$2];[.E4]=[$Konventionen.$C$3];[.G4]+[$Konventionen.$D$3]); COM.MICROSOFT.IFS([.E4]=[$Konventionen.$C$2];[.I4]+[$Konventionen.$D$2];[.E4]=[$Konventionen.$C$3];[.I4]+[$Konventionen.$D$3]))" office:value-type="date" office:date-value="2021-04-28" calcext:value-type="date">
            <text:p>28.04.21</text:p>
          </table:table-cell>
          <table:table-cell table:style-name="ce14" table:formula="of:=[.L4]-7" office:value-type="date" office:date-value="2021-05-12" calcext:value-type="date">
            <text:p>12.05.21</text:p>
          </table:table-cell>
          <table:table-cell table:style-name="ce14" table:formula="of:=COM.MICROSOFT.IFS([.E4]=[$Konventionen.$C$2];[.J4]+[$Konventionen.$E$2];[.E4]=[$Konventionen.$C$3];[.J4]+[$Konventionen.$E$3])" office:value-type="date" office:date-value="2021-05-19" calcext:value-type="date">
            <text:p>19.05.21</text:p>
          </table:table-cell>
          <table:table-cell table:style-name="ce14" office:value-type="string" calcext:value-type="string">
            <text:p>Comirnaty</text:p>
          </table:table-cell>
          <table:table-cell table:style-name="ce28" office:value-type="date" office:date-value="2021-05-19" calcext:value-type="date">
            <text:p>19.05.21</text:p>
          </table:table-cell>
          <table:table-cell table:style-name="ce15" table:formula="of:=IF(ISBLANK([.N4]);#NULL!;WEEKNUM([.N4];21))" office:value-type="float" office:value="20" calcext:value-type="float">
            <text:p>20</text:p>
          </table:table-cell>
          <table:table-cell table:style-name="ce34" table:formula="of:=IF(AND([.J4]&lt;=[.N4];[.L4]&gt;=[.N4]);IF([.K4]&lt;=[.N4];1;0);-1)" office:value-type="float" office:value="1" calcext:value-type="float">
            <text:p>1</text:p>
          </table:table-cell>
          <table:table-cell table:style-name="ce28"/>
          <table:table-cell/>
        </table:table-row>
        <table:table-row table:style-name="ro1">
          <table:table-cell/>
          <table:table-cell office:value-type="string" calcext:value-type="string">
            <text:p>Noch, Ein</text:p>
          </table:table-cell>
          <table:table-cell office:value-type="date" office:date-value="1930-01-01" calcext:value-type="date">
            <text:p>01.01.1930</text:p>
          </table:table-cell>
          <table:table-cell table:style-name="ce24" table:formula="of:=IF(ISBLANK([.C5]);#NULL!;IF(ISBLANK([.I5]);ORG.OPENOFFICE.YEARS([.C5];TODAY();0);ORG.OPENOFFICE.YEARS([.C5];[.I5];0)))" office:value-type="float" office:value="91" calcext:value-type="float">
            <text:p>91</text:p>
          </table:table-cell>
          <table:table-cell table:style-name="ce21" table:content-validation-name="val1" office:value-type="string" calcext:value-type="string">
            <text:p>Comirnaty</text:p>
          </table:table-cell>
          <table:table-cell table:formula="of:=IF(AND([.D5]&lt;60;[.E5]=[$Konventionen.$C$3]);&quot;CHECK!&quot;;&quot;OK.&quot;)" office:value-type="string" office:string-value="OK." calcext:value-type="string">
            <text:p>OK.</text:p>
          </table:table-cell>
          <table:table-cell table:content-validation-name="val2" office:value-type="date" office:date-value="2021-04-07" calcext:value-type="date">
            <text:p>07.04.21</text:p>
          </table:table-cell>
          <table:table-cell table:style-name="ce46" table:formula="of:=IF(ISBLANK([.G5]);;WEEKNUM([.G5];21))" office:value-type="float" office:value="14" calcext:value-type="float">
            <text:p>14</text:p>
          </table:table-cell>
          <table:table-cell table:style-name="ce26"/>
          <table:table-cell table:style-name="ce14" table:formula="of:=IF(ISBLANK([.I5]);COM.MICROSOFT.IFS([.E5]=[$Konventionen.$C$2];[.G5]+[$Konventionen.$D$2];[.E5]=[$Konventionen.$C$3];[.G5]+[$Konventionen.$D$3]); COM.MICROSOFT.IFS([.E5]=[$Konventionen.$C$2];[.I5]+[$Konventionen.$D$2];[.E5]=[$Konventionen.$C$3];[.I5]+[$Konventionen.$D$3]))" office:value-type="date" office:date-value="2021-04-28" calcext:value-type="date">
            <text:p>28.04.21</text:p>
          </table:table-cell>
          <table:table-cell table:style-name="ce14" table:formula="of:=[.L5]-7" office:value-type="date" office:date-value="2021-05-12" calcext:value-type="date">
            <text:p>12.05.21</text:p>
          </table:table-cell>
          <table:table-cell table:style-name="ce14" table:formula="of:=COM.MICROSOFT.IFS([.E5]=[$Konventionen.$C$2];[.J5]+[$Konventionen.$E$2];[.E5]=[$Konventionen.$C$3];[.J5]+[$Konventionen.$E$3])" office:value-type="date" office:date-value="2021-05-19" calcext:value-type="date">
            <text:p>19.05.21</text:p>
          </table:table-cell>
          <table:table-cell table:style-name="ce14" office:value-type="string" calcext:value-type="string">
            <text:p>Comirnaty</text:p>
          </table:table-cell>
          <table:table-cell table:style-name="ce28" office:value-type="date" office:date-value="2021-05-19" calcext:value-type="date">
            <text:p>19.05.21</text:p>
          </table:table-cell>
          <table:table-cell table:style-name="ce15" table:formula="of:=IF(ISBLANK([.N5]);#NULL!;WEEKNUM([.N5];21))" office:value-type="float" office:value="20" calcext:value-type="float">
            <text:p>20</text:p>
          </table:table-cell>
          <table:table-cell table:style-name="ce34" table:formula="of:=IF(AND([.J5]&lt;=[.N5];[.L5]&gt;=[.N5]);IF([.K5]&lt;=[.N5];1;0);-1)" office:value-type="float" office:value="1" calcext:value-type="float">
            <text:p>1</text:p>
          </table:table-cell>
          <table:table-cell table:style-name="ce28"/>
          <table:table-cell/>
        </table:table-row>
        <table:table-row table:style-name="ro1">
          <table:table-cell table:number-columns-repeated="3"/>
          <table:table-cell table:style-name="ce24" table:formula="of:=IF(ISBLANK([.C6]);#NULL!;IF(ISBLANK([.I6]);ORG.OPENOFFICE.YEARS([.C6];TODAY();0);ORG.OPENOFFICE.YEARS([.C6];[.I6];0)))" office:value-type="string" office:string-value="" calcext:value-type="error">
            <text:p>#NULL!</text:p>
          </table:table-cell>
          <table:table-cell table:style-name="ce18"/>
          <table:table-cell table:formula="of:=IF(AND([.D6]&lt;60;[.E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]);;WEEKNUM([.G6];21))" office:value-type="float" office:value="0" calcext:value-type="float">
            <text:p>0</text:p>
          </table:table-cell>
          <table:table-cell table:style-name="ce26"/>
          <table:table-cell table:style-name="ce14" table:formula="of:=IF(ISBLANK([.I6]);COM.MICROSOFT.IFS([.E6]=[$Konventionen.$C$2];[.G6]+[$Konventionen.$D$2];[.E6]=[$Konventionen.$C$3];[.G6]+[$Konventionen.$D$3]); COM.MICROSOFT.IFS([.E6]=[$Konventionen.$C$2];[.I6]+[$Konventionen.$D$2];[.E6]=[$Konventionen.$C$3];[.I6]+[$Konventionen.$D$3]))" office:value-type="string" office:string-value="" calcext:value-type="error">
            <text:p>#NV</text:p>
          </table:table-cell>
          <table:table-cell table:style-name="ce14" table:formula="of:=[.L6]-7" office:value-type="string" office:string-value="" calcext:value-type="error">
            <text:p>#NV</text:p>
          </table:table-cell>
          <table:table-cell table:style-name="ce14" table:formula="of:=COM.MICROSOFT.IFS([.E6]=[$Konventionen.$C$2];[.J6]+[$Konventionen.$E$2];[.E6]=[$Konventionen.$C$3];[.J6]+[$Konventionen.$E$3])" office:value-type="string" office:string-value="" calcext:value-type="error">
            <text:p>#NV</text:p>
          </table:table-cell>
          <table:table-cell table:style-name="ce14"/>
          <table:table-cell table:style-name="ce28"/>
          <table:table-cell table:style-name="ce15" table:formula="of:=IF(ISBLANK([.N6]);#NULL!;WEEKNUM([.N6];21))" office:value-type="string" office:string-value="" calcext:value-type="error">
            <text:p>#NULL!</text:p>
          </table:table-cell>
          <table:table-cell table:style-name="ce34" table:formula="of:=IF(AND([.J6]&lt;=[.N6];[.L6]&gt;=[.N6]);IF([.K6]&lt;=[.N6];1;0);-1)" office:value-type="string" office:string-value="" calcext:value-type="error">
            <text:p>#NV</text:p>
          </table:table-cell>
          <table:table-cell table:style-name="ce28"/>
          <table:table-cell/>
        </table:table-row>
        <table:table-row table:style-name="ro1">
          <table:table-cell table:number-columns-repeated="3"/>
          <table:table-cell table:style-name="ce24" table:formula="of:=IF(ISBLANK([.C7]);#NULL!;IF(ISBLANK([.I7]);ORG.OPENOFFICE.YEARS([.C7];TODAY();0);ORG.OPENOFFICE.YEARS([.C7];[.I7];0)))" office:value-type="string" office:string-value="" calcext:value-type="error">
            <text:p>#NULL!</text:p>
          </table:table-cell>
          <table:table-cell table:style-name="ce18"/>
          <table:table-cell table:formula="of:=IF(AND([.D7]&lt;60;[.E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]);;WEEKNUM([.G7];21))" office:value-type="float" office:value="0" calcext:value-type="float">
            <text:p>0</text:p>
          </table:table-cell>
          <table:table-cell table:style-name="ce26"/>
          <table:table-cell table:style-name="ce14" table:formula="of:=IF(ISBLANK([.I7]);COM.MICROSOFT.IFS([.E7]=[$Konventionen.$C$2];[.G7]+[$Konventionen.$D$2];[.E7]=[$Konventionen.$C$3];[.G7]+[$Konventionen.$D$3]); COM.MICROSOFT.IFS([.E7]=[$Konventionen.$C$2];[.I7]+[$Konventionen.$D$2];[.E7]=[$Konventionen.$C$3];[.I7]+[$Konventionen.$D$3]))" office:value-type="string" office:string-value="" calcext:value-type="error">
            <text:p>#NV</text:p>
          </table:table-cell>
          <table:table-cell table:style-name="ce14" table:formula="of:=[.L7]-7" office:value-type="string" office:string-value="" calcext:value-type="error">
            <text:p>#NV</text:p>
          </table:table-cell>
          <table:table-cell table:style-name="ce14" table:formula="of:=COM.MICROSOFT.IFS([.E7]=[$Konventionen.$C$2];[.J7]+[$Konventionen.$E$2];[.E7]=[$Konventionen.$C$3];[.J7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7]);#NULL!;WEEKNUM([.N7];21))" office:value-type="string" office:string-value="" calcext:value-type="error">
            <text:p>#NULL!</text:p>
          </table:table-cell>
          <table:table-cell table:style-name="ce34" table:formula="of:=IF(AND([.J7]&lt;=[.N7];[.L7]&gt;=[.N7]);IF([.K7]&lt;=[.N7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]);#NULL!;IF(ISBLANK([.I8]);ORG.OPENOFFICE.YEARS([.C8];TODAY();0);ORG.OPENOFFICE.YEARS([.C8];[.I8];0)))" office:value-type="string" office:string-value="" calcext:value-type="error">
            <text:p>#NULL!</text:p>
          </table:table-cell>
          <table:table-cell table:style-name="ce18"/>
          <table:table-cell table:formula="of:=IF(AND([.D8]&lt;60;[.E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]);;WEEKNUM([.G8];21))" office:value-type="float" office:value="0" calcext:value-type="float">
            <text:p>0</text:p>
          </table:table-cell>
          <table:table-cell/>
          <table:table-cell table:style-name="ce14" table:formula="of:=IF(ISBLANK([.I8]);COM.MICROSOFT.IFS([.E8]=[$Konventionen.$C$2];[.G8]+[$Konventionen.$D$2];[.E8]=[$Konventionen.$C$3];[.G8]+[$Konventionen.$D$3]); COM.MICROSOFT.IFS([.E8]=[$Konventionen.$C$2];[.I8]+[$Konventionen.$D$2];[.E8]=[$Konventionen.$C$3];[.I8]+[$Konventionen.$D$3]))" office:value-type="string" office:string-value="" calcext:value-type="error">
            <text:p>#NV</text:p>
          </table:table-cell>
          <table:table-cell table:style-name="ce14" table:formula="of:=[.L8]-7" office:value-type="string" office:string-value="" calcext:value-type="error">
            <text:p>#NV</text:p>
          </table:table-cell>
          <table:table-cell table:style-name="ce14" table:formula="of:=COM.MICROSOFT.IFS([.E8]=[$Konventionen.$C$2];[.J8]+[$Konventionen.$E$2];[.E8]=[$Konventionen.$C$3];[.J8]+[$Konventionen.$E$3])" office:value-type="string" office:string-value="" calcext:value-type="error">
            <text:p>#NV</text:p>
          </table:table-cell>
          <table:table-cell table:style-name="ce14"/>
          <table:table-cell table:style-name="ce28"/>
          <table:table-cell table:style-name="ce15" table:formula="of:=IF(ISBLANK([.N8]);#NULL!;WEEKNUM([.N8];21))" office:value-type="string" office:string-value="" calcext:value-type="error">
            <text:p>#NULL!</text:p>
          </table:table-cell>
          <table:table-cell table:style-name="ce34" table:formula="of:=IF(AND([.J8]&lt;=[.N8];[.L8]&gt;=[.N8]);IF([.K8]&lt;=[.N8];1;0);-1)" office:value-type="string" office:string-value="" calcext:value-type="error">
            <text:p>#NV</text:p>
          </table:table-cell>
          <table:table-cell table:style-name="ce28"/>
          <table:table-cell/>
        </table:table-row>
        <table:table-row table:style-name="ro1">
          <table:table-cell table:number-columns-repeated="3"/>
          <table:table-cell table:style-name="ce24" table:formula="of:=IF(ISBLANK([.C9]);#NULL!;IF(ISBLANK([.I9]);ORG.OPENOFFICE.YEARS([.C9];TODAY();0);ORG.OPENOFFICE.YEARS([.C9];[.I9];0)))" office:value-type="string" office:string-value="" calcext:value-type="error">
            <text:p>#NULL!</text:p>
          </table:table-cell>
          <table:table-cell table:style-name="ce18"/>
          <table:table-cell table:formula="of:=IF(AND([.D9]&lt;60;[.E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]);;WEEKNUM([.G9];21))" office:value-type="float" office:value="0" calcext:value-type="float">
            <text:p>0</text:p>
          </table:table-cell>
          <table:table-cell table:style-name="ce26"/>
          <table:table-cell table:style-name="ce14" table:formula="of:=IF(ISBLANK([.I9]);COM.MICROSOFT.IFS([.E9]=[$Konventionen.$C$2];[.G9]+[$Konventionen.$D$2];[.E9]=[$Konventionen.$C$3];[.G9]+[$Konventionen.$D$3]); COM.MICROSOFT.IFS([.E9]=[$Konventionen.$C$2];[.I9]+[$Konventionen.$D$2];[.E9]=[$Konventionen.$C$3];[.I9]+[$Konventionen.$D$3]))" office:value-type="string" office:string-value="" calcext:value-type="error">
            <text:p>#NV</text:p>
          </table:table-cell>
          <table:table-cell table:style-name="ce14" table:formula="of:=[.L9]-7" office:value-type="string" office:string-value="" calcext:value-type="error">
            <text:p>#NV</text:p>
          </table:table-cell>
          <table:table-cell table:style-name="ce14" table:formula="of:=COM.MICROSOFT.IFS([.E9]=[$Konventionen.$C$2];[.J9]+[$Konventionen.$E$2];[.E9]=[$Konventionen.$C$3];[.J9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9]);#NULL!;WEEKNUM([.N9];21))" office:value-type="string" office:string-value="" calcext:value-type="error">
            <text:p>#NULL!</text:p>
          </table:table-cell>
          <table:table-cell table:style-name="ce34" table:formula="of:=IF(AND([.J9]&lt;=[.N9];[.L9]&gt;=[.N9]);IF([.K9]&lt;=[.N9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]);#NULL!;IF(ISBLANK([.I10]);ORG.OPENOFFICE.YEARS([.C10];TODAY();0);ORG.OPENOFFICE.YEARS([.C10];[.I10];0)))" office:value-type="string" office:string-value="" calcext:value-type="error">
            <text:p>#NULL!</text:p>
          </table:table-cell>
          <table:table-cell table:style-name="ce18"/>
          <table:table-cell table:formula="of:=IF(AND([.D10]&lt;60;[.E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]);;WEEKNUM([.G10];21))" office:value-type="float" office:value="0" calcext:value-type="float">
            <text:p>0</text:p>
          </table:table-cell>
          <table:table-cell/>
          <table:table-cell table:style-name="ce14" table:formula="of:=IF(ISBLANK([.I10]);COM.MICROSOFT.IFS([.E10]=[$Konventionen.$C$2];[.G10]+[$Konventionen.$D$2];[.E10]=[$Konventionen.$C$3];[.G10]+[$Konventionen.$D$3]); COM.MICROSOFT.IFS([.E10]=[$Konventionen.$C$2];[.I10]+[$Konventionen.$D$2];[.E10]=[$Konventionen.$C$3];[.I10]+[$Konventionen.$D$3]))" office:value-type="string" office:string-value="" calcext:value-type="error">
            <text:p>#NV</text:p>
          </table:table-cell>
          <table:table-cell table:style-name="ce14" table:formula="of:=[.L10]-7" office:value-type="string" office:string-value="" calcext:value-type="error">
            <text:p>#NV</text:p>
          </table:table-cell>
          <table:table-cell table:style-name="ce14" table:formula="of:=COM.MICROSOFT.IFS([.E10]=[$Konventionen.$C$2];[.J10]+[$Konventionen.$E$2];[.E10]=[$Konventionen.$C$3];[.J10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0]);#NULL!;WEEKNUM([.N10];21))" office:value-type="string" office:string-value="" calcext:value-type="error">
            <text:p>#NULL!</text:p>
          </table:table-cell>
          <table:table-cell table:style-name="ce34" table:formula="of:=IF(AND([.J10]&lt;=[.N10];[.L10]&gt;=[.N10]);IF([.K10]&lt;=[.N10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]);#NULL!;IF(ISBLANK([.I11]);ORG.OPENOFFICE.YEARS([.C11];TODAY();0);ORG.OPENOFFICE.YEARS([.C11];[.I11];0)))" office:value-type="string" office:string-value="" calcext:value-type="error">
            <text:p>#NULL!</text:p>
          </table:table-cell>
          <table:table-cell table:style-name="ce18"/>
          <table:table-cell table:formula="of:=IF(AND([.D11]&lt;60;[.E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]);;WEEKNUM([.G11];21))" office:value-type="float" office:value="0" calcext:value-type="float">
            <text:p>0</text:p>
          </table:table-cell>
          <table:table-cell/>
          <table:table-cell table:style-name="ce14" table:formula="of:=IF(ISBLANK([.I11]);COM.MICROSOFT.IFS([.E11]=[$Konventionen.$C$2];[.G11]+[$Konventionen.$D$2];[.E11]=[$Konventionen.$C$3];[.G11]+[$Konventionen.$D$3]); COM.MICROSOFT.IFS([.E11]=[$Konventionen.$C$2];[.I11]+[$Konventionen.$D$2];[.E11]=[$Konventionen.$C$3];[.I11]+[$Konventionen.$D$3]))" office:value-type="string" office:string-value="" calcext:value-type="error">
            <text:p>#NV</text:p>
          </table:table-cell>
          <table:table-cell table:style-name="ce14" table:formula="of:=[.L11]-7" office:value-type="string" office:string-value="" calcext:value-type="error">
            <text:p>#NV</text:p>
          </table:table-cell>
          <table:table-cell table:style-name="ce14" table:formula="of:=COM.MICROSOFT.IFS([.E11]=[$Konventionen.$C$2];[.J11]+[$Konventionen.$E$2];[.E11]=[$Konventionen.$C$3];[.J11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1]);#NULL!;WEEKNUM([.N11];21))" office:value-type="string" office:string-value="" calcext:value-type="error">
            <text:p>#NULL!</text:p>
          </table:table-cell>
          <table:table-cell table:style-name="ce34" table:formula="of:=IF(AND([.J11]&lt;=[.N11];[.L11]&gt;=[.N11]);IF([.K11]&lt;=[.N11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]);#NULL!;IF(ISBLANK([.I12]);ORG.OPENOFFICE.YEARS([.C12];TODAY();0);ORG.OPENOFFICE.YEARS([.C12];[.I12];0)))" office:value-type="string" office:string-value="" calcext:value-type="error">
            <text:p>#NULL!</text:p>
          </table:table-cell>
          <table:table-cell table:style-name="ce18"/>
          <table:table-cell table:formula="of:=IF(AND([.D12]&lt;60;[.E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]);;WEEKNUM([.G12];21))" office:value-type="float" office:value="0" calcext:value-type="float">
            <text:p>0</text:p>
          </table:table-cell>
          <table:table-cell/>
          <table:table-cell table:style-name="ce14" table:formula="of:=IF(ISBLANK([.I12]);COM.MICROSOFT.IFS([.E12]=[$Konventionen.$C$2];[.G12]+[$Konventionen.$D$2];[.E12]=[$Konventionen.$C$3];[.G12]+[$Konventionen.$D$3]); COM.MICROSOFT.IFS([.E12]=[$Konventionen.$C$2];[.I12]+[$Konventionen.$D$2];[.E12]=[$Konventionen.$C$3];[.I12]+[$Konventionen.$D$3]))" office:value-type="string" office:string-value="" calcext:value-type="error">
            <text:p>#NV</text:p>
          </table:table-cell>
          <table:table-cell table:style-name="ce14" table:formula="of:=[.L12]-7" office:value-type="string" office:string-value="" calcext:value-type="error">
            <text:p>#NV</text:p>
          </table:table-cell>
          <table:table-cell table:style-name="ce14" table:formula="of:=COM.MICROSOFT.IFS([.E12]=[$Konventionen.$C$2];[.J12]+[$Konventionen.$E$2];[.E12]=[$Konventionen.$C$3];[.J12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2]);#NULL!;WEEKNUM([.N12];21))" office:value-type="string" office:string-value="" calcext:value-type="error">
            <text:p>#NULL!</text:p>
          </table:table-cell>
          <table:table-cell table:style-name="ce34" table:formula="of:=IF(AND([.J12]&lt;=[.N12];[.L12]&gt;=[.N12]);IF([.K12]&lt;=[.N12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]);#NULL!;IF(ISBLANK([.I13]);ORG.OPENOFFICE.YEARS([.C13];TODAY();0);ORG.OPENOFFICE.YEARS([.C13];[.I13];0)))" office:value-type="string" office:string-value="" calcext:value-type="error">
            <text:p>#NULL!</text:p>
          </table:table-cell>
          <table:table-cell table:style-name="ce18"/>
          <table:table-cell table:formula="of:=IF(AND([.D13]&lt;60;[.E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]);;WEEKNUM([.G13];21))" office:value-type="float" office:value="0" calcext:value-type="float">
            <text:p>0</text:p>
          </table:table-cell>
          <table:table-cell/>
          <table:table-cell table:style-name="ce14" table:formula="of:=IF(ISBLANK([.I13]);COM.MICROSOFT.IFS([.E13]=[$Konventionen.$C$2];[.G13]+[$Konventionen.$D$2];[.E13]=[$Konventionen.$C$3];[.G13]+[$Konventionen.$D$3]); COM.MICROSOFT.IFS([.E13]=[$Konventionen.$C$2];[.I13]+[$Konventionen.$D$2];[.E13]=[$Konventionen.$C$3];[.I13]+[$Konventionen.$D$3]))" office:value-type="string" office:string-value="" calcext:value-type="error">
            <text:p>#NV</text:p>
          </table:table-cell>
          <table:table-cell table:style-name="ce14" table:formula="of:=[.L13]-7" office:value-type="string" office:string-value="" calcext:value-type="error">
            <text:p>#NV</text:p>
          </table:table-cell>
          <table:table-cell table:style-name="ce14" table:formula="of:=COM.MICROSOFT.IFS([.E13]=[$Konventionen.$C$2];[.J13]+[$Konventionen.$E$2];[.E13]=[$Konventionen.$C$3];[.J13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3]);#NULL!;WEEKNUM([.N13];21))" office:value-type="string" office:string-value="" calcext:value-type="error">
            <text:p>#NULL!</text:p>
          </table:table-cell>
          <table:table-cell table:style-name="ce34" table:formula="of:=IF(AND([.J13]&lt;=[.N13];[.L13]&gt;=[.N13]);IF([.K13]&lt;=[.N13];1;0);-1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]);#NULL!;IF(ISBLANK([.I14]);ORG.OPENOFFICE.YEARS([.C14];TODAY();0);ORG.OPENOFFICE.YEARS([.C14];[.I14];0)))" office:value-type="string" office:string-value="" calcext:value-type="error">
            <text:p>#NULL!</text:p>
          </table:table-cell>
          <table:table-cell table:style-name="ce18"/>
          <table:table-cell table:formula="of:=IF(AND([.D14]&lt;60;[.E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]);;WEEKNUM([.G14];21))" office:value-type="float" office:value="0" calcext:value-type="float">
            <text:p>0</text:p>
          </table:table-cell>
          <table:table-cell/>
          <table:table-cell table:style-name="ce14" table:formula="of:=IF(ISBLANK([.I14]);COM.MICROSOFT.IFS([.E14]=[$Konventionen.$C$2];[.G14]+[$Konventionen.$D$2];[.E14]=[$Konventionen.$C$3];[.G14]+[$Konventionen.$D$3]); COM.MICROSOFT.IFS([.E14]=[$Konventionen.$C$2];[.I14]+[$Konventionen.$D$2];[.E14]=[$Konventionen.$C$3];[.I14]+[$Konventionen.$D$3]))" office:value-type="string" office:string-value="" calcext:value-type="error">
            <text:p>#NV</text:p>
          </table:table-cell>
          <table:table-cell table:style-name="ce14" table:formula="of:=[.L14]-7" office:value-type="string" office:string-value="" calcext:value-type="error">
            <text:p>#NV</text:p>
          </table:table-cell>
          <table:table-cell table:style-name="ce14" table:formula="of:=COM.MICROSOFT.IFS([.E14]=[$Konventionen.$C$2];[.J14]+[$Konventionen.$E$2];[.E14]=[$Konventionen.$C$3];[.J14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4]);#NULL!;WEEKNUM([.N14];21))" office:value-type="string" office:string-value="" calcext:value-type="error">
            <text:p>#NULL!</text:p>
          </table:table-cell>
          <table:table-cell table:style-name="ce34" table:formula="of:=IF(AND([.J14]&lt;=[.N14];[.L14]&gt;=[.N14]);IF([.K14]&lt;=[.N1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]);#NULL!;IF(ISBLANK([.I15]);ORG.OPENOFFICE.YEARS([.C15];TODAY();0);ORG.OPENOFFICE.YEARS([.C15];[.I15];0)))" office:value-type="string" office:string-value="" calcext:value-type="error">
            <text:p>#NULL!</text:p>
          </table:table-cell>
          <table:table-cell table:style-name="ce18"/>
          <table:table-cell table:formula="of:=IF(AND([.D15]&lt;60;[.E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]);;WEEKNUM([.G15];21))" office:value-type="float" office:value="0" calcext:value-type="float">
            <text:p>0</text:p>
          </table:table-cell>
          <table:table-cell/>
          <table:table-cell table:style-name="ce14" table:formula="of:=IF(ISBLANK([.I15]);COM.MICROSOFT.IFS([.E15]=[$Konventionen.$C$2];[.G15]+[$Konventionen.$D$2];[.E15]=[$Konventionen.$C$3];[.G15]+[$Konventionen.$D$3]); COM.MICROSOFT.IFS([.E15]=[$Konventionen.$C$2];[.I15]+[$Konventionen.$D$2];[.E15]=[$Konventionen.$C$3];[.I15]+[$Konventionen.$D$3]))" office:value-type="string" office:string-value="" calcext:value-type="error">
            <text:p>#NV</text:p>
          </table:table-cell>
          <table:table-cell table:style-name="ce14" table:formula="of:=[.L15]-7" office:value-type="string" office:string-value="" calcext:value-type="error">
            <text:p>#NV</text:p>
          </table:table-cell>
          <table:table-cell table:style-name="ce14" table:formula="of:=COM.MICROSOFT.IFS([.E15]=[$Konventionen.$C$2];[.J15]+[$Konventionen.$E$2];[.E15]=[$Konventionen.$C$3];[.J15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5]);#NULL!;WEEKNUM([.N15];21))" office:value-type="string" office:string-value="" calcext:value-type="error">
            <text:p>#NULL!</text:p>
          </table:table-cell>
          <table:table-cell table:style-name="ce34" table:formula="of:=IF(AND([.J15]&lt;=[.N15];[.L15]&gt;=[.N15]);IF([.K15]&lt;=[.N1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]);#NULL!;IF(ISBLANK([.I16]);ORG.OPENOFFICE.YEARS([.C16];TODAY();0);ORG.OPENOFFICE.YEARS([.C16];[.I16];0)))" office:value-type="string" office:string-value="" calcext:value-type="error">
            <text:p>#NULL!</text:p>
          </table:table-cell>
          <table:table-cell table:style-name="ce18"/>
          <table:table-cell table:formula="of:=IF(AND([.D16]&lt;60;[.E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]);;WEEKNUM([.G16];21))" office:value-type="float" office:value="0" calcext:value-type="float">
            <text:p>0</text:p>
          </table:table-cell>
          <table:table-cell/>
          <table:table-cell table:style-name="ce14" table:formula="of:=IF(ISBLANK([.I16]);COM.MICROSOFT.IFS([.E16]=[$Konventionen.$C$2];[.G16]+[$Konventionen.$D$2];[.E16]=[$Konventionen.$C$3];[.G16]+[$Konventionen.$D$3]); COM.MICROSOFT.IFS([.E16]=[$Konventionen.$C$2];[.I16]+[$Konventionen.$D$2];[.E16]=[$Konventionen.$C$3];[.I16]+[$Konventionen.$D$3]))" office:value-type="string" office:string-value="" calcext:value-type="error">
            <text:p>#NV</text:p>
          </table:table-cell>
          <table:table-cell table:style-name="ce14" table:formula="of:=[.L16]-7" office:value-type="string" office:string-value="" calcext:value-type="error">
            <text:p>#NV</text:p>
          </table:table-cell>
          <table:table-cell table:style-name="ce14" table:formula="of:=COM.MICROSOFT.IFS([.E16]=[$Konventionen.$C$2];[.J16]+[$Konventionen.$E$2];[.E16]=[$Konventionen.$C$3];[.J16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6]);#NULL!;WEEKNUM([.N16];21))" office:value-type="string" office:string-value="" calcext:value-type="error">
            <text:p>#NULL!</text:p>
          </table:table-cell>
          <table:table-cell table:style-name="ce34" table:formula="of:=IF(AND([.J16]&lt;=[.N16];[.L16]&gt;=[.N16]);IF([.K16]&lt;=[.N1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]);#NULL!;IF(ISBLANK([.I17]);ORG.OPENOFFICE.YEARS([.C17];TODAY();0);ORG.OPENOFFICE.YEARS([.C17];[.I17];0)))" office:value-type="string" office:string-value="" calcext:value-type="error">
            <text:p>#NULL!</text:p>
          </table:table-cell>
          <table:table-cell table:style-name="ce18"/>
          <table:table-cell table:formula="of:=IF(AND([.D17]&lt;60;[.E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7]);;WEEKNUM([.G17];21))" office:value-type="float" office:value="0" calcext:value-type="float">
            <text:p>0</text:p>
          </table:table-cell>
          <table:table-cell/>
          <table:table-cell table:style-name="ce14" table:formula="of:=IF(ISBLANK([.I17]);COM.MICROSOFT.IFS([.E17]=[$Konventionen.$C$2];[.G17]+[$Konventionen.$D$2];[.E17]=[$Konventionen.$C$3];[.G17]+[$Konventionen.$D$3]); COM.MICROSOFT.IFS([.E17]=[$Konventionen.$C$2];[.I17]+[$Konventionen.$D$2];[.E17]=[$Konventionen.$C$3];[.I17]+[$Konventionen.$D$3]))" office:value-type="string" office:string-value="" calcext:value-type="error">
            <text:p>#NV</text:p>
          </table:table-cell>
          <table:table-cell table:style-name="ce14" table:formula="of:=[.L17]-7" office:value-type="string" office:string-value="" calcext:value-type="error">
            <text:p>#NV</text:p>
          </table:table-cell>
          <table:table-cell table:style-name="ce14" table:formula="of:=COM.MICROSOFT.IFS([.E17]=[$Konventionen.$C$2];[.J17]+[$Konventionen.$E$2];[.E17]=[$Konventionen.$C$3];[.J17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7]);#NULL!;WEEKNUM([.N17];21))" office:value-type="string" office:string-value="" calcext:value-type="error">
            <text:p>#NULL!</text:p>
          </table:table-cell>
          <table:table-cell table:style-name="ce34" table:formula="of:=IF(AND([.J17]&lt;=[.N17];[.L17]&gt;=[.N17]);IF([.K17]&lt;=[.N1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]);#NULL!;IF(ISBLANK([.I18]);ORG.OPENOFFICE.YEARS([.C18];TODAY();0);ORG.OPENOFFICE.YEARS([.C18];[.I18];0)))" office:value-type="string" office:string-value="" calcext:value-type="error">
            <text:p>#NULL!</text:p>
          </table:table-cell>
          <table:table-cell table:style-name="ce18"/>
          <table:table-cell table:formula="of:=IF(AND([.D18]&lt;60;[.E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8]);;WEEKNUM([.G18];21))" office:value-type="float" office:value="0" calcext:value-type="float">
            <text:p>0</text:p>
          </table:table-cell>
          <table:table-cell/>
          <table:table-cell table:style-name="ce14" table:formula="of:=IF(ISBLANK([.I18]);COM.MICROSOFT.IFS([.E18]=[$Konventionen.$C$2];[.G18]+[$Konventionen.$D$2];[.E18]=[$Konventionen.$C$3];[.G18]+[$Konventionen.$D$3]); COM.MICROSOFT.IFS([.E18]=[$Konventionen.$C$2];[.I18]+[$Konventionen.$D$2];[.E18]=[$Konventionen.$C$3];[.I18]+[$Konventionen.$D$3]))" office:value-type="string" office:string-value="" calcext:value-type="error">
            <text:p>#NV</text:p>
          </table:table-cell>
          <table:table-cell table:style-name="ce14" table:formula="of:=[.L18]-7" office:value-type="string" office:string-value="" calcext:value-type="error">
            <text:p>#NV</text:p>
          </table:table-cell>
          <table:table-cell table:style-name="ce14" table:formula="of:=COM.MICROSOFT.IFS([.E18]=[$Konventionen.$C$2];[.J18]+[$Konventionen.$E$2];[.E18]=[$Konventionen.$C$3];[.J18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8]);#NULL!;WEEKNUM([.N18];21))" office:value-type="string" office:string-value="" calcext:value-type="error">
            <text:p>#NULL!</text:p>
          </table:table-cell>
          <table:table-cell table:style-name="ce34" table:formula="of:=IF(AND([.J18]&lt;=[.N18];[.L18]&gt;=[.N18]);IF([.K18]&lt;=[.N1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]);#NULL!;IF(ISBLANK([.I19]);ORG.OPENOFFICE.YEARS([.C19];TODAY();0);ORG.OPENOFFICE.YEARS([.C19];[.I19];0)))" office:value-type="string" office:string-value="" calcext:value-type="error">
            <text:p>#NULL!</text:p>
          </table:table-cell>
          <table:table-cell table:style-name="ce18"/>
          <table:table-cell table:formula="of:=IF(AND([.D19]&lt;60;[.E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9]);;WEEKNUM([.G19];21))" office:value-type="float" office:value="0" calcext:value-type="float">
            <text:p>0</text:p>
          </table:table-cell>
          <table:table-cell/>
          <table:table-cell table:style-name="ce14" table:formula="of:=IF(ISBLANK([.I19]);COM.MICROSOFT.IFS([.E19]=[$Konventionen.$C$2];[.G19]+[$Konventionen.$D$2];[.E19]=[$Konventionen.$C$3];[.G19]+[$Konventionen.$D$3]); COM.MICROSOFT.IFS([.E19]=[$Konventionen.$C$2];[.I19]+[$Konventionen.$D$2];[.E19]=[$Konventionen.$C$3];[.I19]+[$Konventionen.$D$3]))" office:value-type="string" office:string-value="" calcext:value-type="error">
            <text:p>#NV</text:p>
          </table:table-cell>
          <table:table-cell table:style-name="ce14" table:formula="of:=[.L19]-7" office:value-type="string" office:string-value="" calcext:value-type="error">
            <text:p>#NV</text:p>
          </table:table-cell>
          <table:table-cell table:style-name="ce14" table:formula="of:=COM.MICROSOFT.IFS([.E19]=[$Konventionen.$C$2];[.J19]+[$Konventionen.$E$2];[.E19]=[$Konventionen.$C$3];[.J19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9]);#NULL!;WEEKNUM([.N19];21))" office:value-type="string" office:string-value="" calcext:value-type="error">
            <text:p>#NULL!</text:p>
          </table:table-cell>
          <table:table-cell table:style-name="ce34" table:formula="of:=IF(AND([.J19]&lt;=[.N19];[.L19]&gt;=[.N19]);IF([.K19]&lt;=[.N1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]);#NULL!;IF(ISBLANK([.I20]);ORG.OPENOFFICE.YEARS([.C20];TODAY();0);ORG.OPENOFFICE.YEARS([.C20];[.I20];0)))" office:value-type="string" office:string-value="" calcext:value-type="error">
            <text:p>#NULL!</text:p>
          </table:table-cell>
          <table:table-cell table:style-name="ce18"/>
          <table:table-cell table:formula="of:=IF(AND([.D20]&lt;60;[.E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0]);;WEEKNUM([.G20];21))" office:value-type="float" office:value="0" calcext:value-type="float">
            <text:p>0</text:p>
          </table:table-cell>
          <table:table-cell/>
          <table:table-cell table:style-name="ce14" table:formula="of:=IF(ISBLANK([.I20]);COM.MICROSOFT.IFS([.E20]=[$Konventionen.$C$2];[.G20]+[$Konventionen.$D$2];[.E20]=[$Konventionen.$C$3];[.G20]+[$Konventionen.$D$3]); COM.MICROSOFT.IFS([.E20]=[$Konventionen.$C$2];[.I20]+[$Konventionen.$D$2];[.E20]=[$Konventionen.$C$3];[.I20]+[$Konventionen.$D$3]))" office:value-type="string" office:string-value="" calcext:value-type="error">
            <text:p>#NV</text:p>
          </table:table-cell>
          <table:table-cell table:style-name="ce14" table:formula="of:=[.L20]-7" office:value-type="string" office:string-value="" calcext:value-type="error">
            <text:p>#NV</text:p>
          </table:table-cell>
          <table:table-cell table:style-name="ce14" table:formula="of:=COM.MICROSOFT.IFS([.E20]=[$Konventionen.$C$2];[.J20]+[$Konventionen.$E$2];[.E20]=[$Konventionen.$C$3];[.J20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20]);#NULL!;WEEKNUM([.N20];21))" office:value-type="string" office:string-value="" calcext:value-type="error">
            <text:p>#NULL!</text:p>
          </table:table-cell>
          <table:table-cell table:style-name="ce34" table:formula="of:=IF(AND([.J20]&lt;=[.N20];[.L20]&gt;=[.N20]);IF([.K20]&lt;=[.N2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]);#NULL!;IF(ISBLANK([.I21]);ORG.OPENOFFICE.YEARS([.C21];TODAY();0);ORG.OPENOFFICE.YEARS([.C21];[.I21];0)))" office:value-type="string" office:string-value="" calcext:value-type="error">
            <text:p>#NULL!</text:p>
          </table:table-cell>
          <table:table-cell table:style-name="ce18"/>
          <table:table-cell table:formula="of:=IF(AND([.D21]&lt;60;[.E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1]);;WEEKNUM([.G21];21))" office:value-type="float" office:value="0" calcext:value-type="float">
            <text:p>0</text:p>
          </table:table-cell>
          <table:table-cell/>
          <table:table-cell table:style-name="ce14" table:formula="of:=IF(ISBLANK([.I21]);COM.MICROSOFT.IFS([.E21]=[$Konventionen.$C$2];[.G21]+[$Konventionen.$D$2];[.E21]=[$Konventionen.$C$3];[.G21]+[$Konventionen.$D$3]); COM.MICROSOFT.IFS([.E21]=[$Konventionen.$C$2];[.I21]+[$Konventionen.$D$2];[.E21]=[$Konventionen.$C$3];[.I21]+[$Konventionen.$D$3]))" office:value-type="string" office:string-value="" calcext:value-type="error">
            <text:p>#NV</text:p>
          </table:table-cell>
          <table:table-cell table:style-name="ce14" table:formula="of:=[.L21]-7" office:value-type="string" office:string-value="" calcext:value-type="error">
            <text:p>#NV</text:p>
          </table:table-cell>
          <table:table-cell table:style-name="ce14" table:formula="of:=COM.MICROSOFT.IFS([.E21]=[$Konventionen.$C$2];[.J21]+[$Konventionen.$E$2];[.E21]=[$Konventionen.$C$3];[.J21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21]);#NULL!;WEEKNUM([.N21];21))" office:value-type="string" office:string-value="" calcext:value-type="error">
            <text:p>#NULL!</text:p>
          </table:table-cell>
          <table:table-cell table:style-name="ce34" table:formula="of:=IF(AND([.J21]&lt;=[.N21];[.L21]&gt;=[.N21]);IF([.K21]&lt;=[.N2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]);#NULL!;IF(ISBLANK([.I22]);ORG.OPENOFFICE.YEARS([.C22];TODAY();0);ORG.OPENOFFICE.YEARS([.C22];[.I22];0)))" office:value-type="string" office:string-value="" calcext:value-type="error">
            <text:p>#NULL!</text:p>
          </table:table-cell>
          <table:table-cell table:style-name="ce18"/>
          <table:table-cell table:formula="of:=IF(AND([.D22]&lt;60;[.E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2]);;WEEKNUM([.G22];21))" office:value-type="float" office:value="0" calcext:value-type="float">
            <text:p>0</text:p>
          </table:table-cell>
          <table:table-cell/>
          <table:table-cell table:style-name="ce14" table:formula="of:=IF(ISBLANK([.I22]);COM.MICROSOFT.IFS([.E22]=[$Konventionen.$C$2];[.G22]+[$Konventionen.$D$2];[.E22]=[$Konventionen.$C$3];[.G22]+[$Konventionen.$D$3]); COM.MICROSOFT.IFS([.E22]=[$Konventionen.$C$2];[.I22]+[$Konventionen.$D$2];[.E22]=[$Konventionen.$C$3];[.I22]+[$Konventionen.$D$3]))" office:value-type="string" office:string-value="" calcext:value-type="error">
            <text:p>#NV</text:p>
          </table:table-cell>
          <table:table-cell table:style-name="ce14" table:formula="of:=[.L22]-7" office:value-type="string" office:string-value="" calcext:value-type="error">
            <text:p>#NV</text:p>
          </table:table-cell>
          <table:table-cell table:style-name="ce14" table:formula="of:=COM.MICROSOFT.IFS([.E22]=[$Konventionen.$C$2];[.J22]+[$Konventionen.$E$2];[.E22]=[$Konventionen.$C$3];[.J22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22]);#NULL!;WEEKNUM([.N22];21))" office:value-type="string" office:string-value="" calcext:value-type="error">
            <text:p>#NULL!</text:p>
          </table:table-cell>
          <table:table-cell table:style-name="ce34" table:formula="of:=IF(AND([.J22]&lt;=[.N22];[.L22]&gt;=[.N22]);IF([.K22]&lt;=[.N2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]);#NULL!;IF(ISBLANK([.I23]);ORG.OPENOFFICE.YEARS([.C23];TODAY();0);ORG.OPENOFFICE.YEARS([.C23];[.I23];0)))" office:value-type="string" office:string-value="" calcext:value-type="error">
            <text:p>#NULL!</text:p>
          </table:table-cell>
          <table:table-cell table:style-name="ce18"/>
          <table:table-cell table:formula="of:=IF(AND([.D23]&lt;60;[.E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3]);;WEEKNUM([.G23];21))" office:value-type="float" office:value="0" calcext:value-type="float">
            <text:p>0</text:p>
          </table:table-cell>
          <table:table-cell/>
          <table:table-cell table:style-name="ce14" table:formula="of:=IF(ISBLANK([.I23]);COM.MICROSOFT.IFS([.E23]=[$Konventionen.$C$2];[.G23]+[$Konventionen.$D$2];[.E23]=[$Konventionen.$C$3];[.G23]+[$Konventionen.$D$3]); COM.MICROSOFT.IFS([.E23]=[$Konventionen.$C$2];[.I23]+[$Konventionen.$D$2];[.E23]=[$Konventionen.$C$3];[.I23]+[$Konventionen.$D$3]))" office:value-type="string" office:string-value="" calcext:value-type="error">
            <text:p>#NV</text:p>
          </table:table-cell>
          <table:table-cell table:style-name="ce14" table:formula="of:=[.L23]-7" office:value-type="string" office:string-value="" calcext:value-type="error">
            <text:p>#NV</text:p>
          </table:table-cell>
          <table:table-cell table:style-name="ce14" table:formula="of:=COM.MICROSOFT.IFS([.E23]=[$Konventionen.$C$2];[.J23]+[$Konventionen.$E$2];[.E23]=[$Konventionen.$C$3];[.J23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23]);#NULL!;WEEKNUM([.N23];21))" office:value-type="string" office:string-value="" calcext:value-type="error">
            <text:p>#NULL!</text:p>
          </table:table-cell>
          <table:table-cell table:style-name="ce34" table:formula="of:=IF(AND([.J23]&lt;=[.N23];[.L23]&gt;=[.N23]);IF([.K23]&lt;=[.N2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]);#NULL!;IF(ISBLANK([.I24]);ORG.OPENOFFICE.YEARS([.C24];TODAY();0);ORG.OPENOFFICE.YEARS([.C24];[.I24];0)))" office:value-type="string" office:string-value="" calcext:value-type="error">
            <text:p>#NULL!</text:p>
          </table:table-cell>
          <table:table-cell table:style-name="ce18"/>
          <table:table-cell table:formula="of:=IF(AND([.D24]&lt;60;[.E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4]);;WEEKNUM([.G24];21))" office:value-type="float" office:value="0" calcext:value-type="float">
            <text:p>0</text:p>
          </table:table-cell>
          <table:table-cell/>
          <table:table-cell table:style-name="ce14" table:formula="of:=IF(ISBLANK([.I24]);COM.MICROSOFT.IFS([.E24]=[$Konventionen.$C$2];[.G24]+[$Konventionen.$D$2];[.E24]=[$Konventionen.$C$3];[.G24]+[$Konventionen.$D$3]); COM.MICROSOFT.IFS([.E24]=[$Konventionen.$C$2];[.I24]+[$Konventionen.$D$2];[.E24]=[$Konventionen.$C$3];[.I24]+[$Konventionen.$D$3]))" office:value-type="string" office:string-value="" calcext:value-type="error">
            <text:p>#NV</text:p>
          </table:table-cell>
          <table:table-cell table:style-name="ce14" table:formula="of:=[.L24]-7" office:value-type="string" office:string-value="" calcext:value-type="error">
            <text:p>#NV</text:p>
          </table:table-cell>
          <table:table-cell table:style-name="ce14" table:formula="of:=COM.MICROSOFT.IFS([.E24]=[$Konventionen.$C$2];[.J24]+[$Konventionen.$E$2];[.E24]=[$Konventionen.$C$3];[.J24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24]);#NULL!;WEEKNUM([.N24];21))" office:value-type="string" office:string-value="" calcext:value-type="error">
            <text:p>#NULL!</text:p>
          </table:table-cell>
          <table:table-cell table:style-name="ce34" table:formula="of:=IF(AND([.J24]&lt;=[.N24];[.L24]&gt;=[.N24]);IF([.K24]&lt;=[.N2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]);#NULL!;IF(ISBLANK([.I25]);ORG.OPENOFFICE.YEARS([.C25];TODAY();0);ORG.OPENOFFICE.YEARS([.C25];[.I25];0)))" office:value-type="string" office:string-value="" calcext:value-type="error">
            <text:p>#NULL!</text:p>
          </table:table-cell>
          <table:table-cell table:style-name="ce18"/>
          <table:table-cell table:formula="of:=IF(AND([.D25]&lt;60;[.E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5]);;WEEKNUM([.G25];21))" office:value-type="float" office:value="0" calcext:value-type="float">
            <text:p>0</text:p>
          </table:table-cell>
          <table:table-cell/>
          <table:table-cell table:style-name="ce14" table:formula="of:=IF(ISBLANK([.I25]);COM.MICROSOFT.IFS([.E25]=[$Konventionen.$C$2];[.G25]+[$Konventionen.$D$2];[.E25]=[$Konventionen.$C$3];[.G25]+[$Konventionen.$D$3]); COM.MICROSOFT.IFS([.E25]=[$Konventionen.$C$2];[.I25]+[$Konventionen.$D$2];[.E25]=[$Konventionen.$C$3];[.I25]+[$Konventionen.$D$3]))" office:value-type="string" office:string-value="" calcext:value-type="error">
            <text:p>#NV</text:p>
          </table:table-cell>
          <table:table-cell table:style-name="ce14" table:formula="of:=[.L25]-7" office:value-type="string" office:string-value="" calcext:value-type="error">
            <text:p>#NV</text:p>
          </table:table-cell>
          <table:table-cell table:style-name="ce14" table:formula="of:=COM.MICROSOFT.IFS([.E25]=[$Konventionen.$C$2];[.J25]+[$Konventionen.$E$2];[.E25]=[$Konventionen.$C$3];[.J25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25]);#NULL!;WEEKNUM([.N25];21))" office:value-type="string" office:string-value="" calcext:value-type="error">
            <text:p>#NULL!</text:p>
          </table:table-cell>
          <table:table-cell table:style-name="ce34" table:formula="of:=IF(AND([.J25]&lt;=[.N25];[.L25]&gt;=[.N25]);IF([.K25]&lt;=[.N2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6]);#NULL!;IF(ISBLANK([.I26]);ORG.OPENOFFICE.YEARS([.C26];TODAY();0);ORG.OPENOFFICE.YEARS([.C26];[.I26];0)))" office:value-type="string" office:string-value="" calcext:value-type="error">
            <text:p>#NULL!</text:p>
          </table:table-cell>
          <table:table-cell table:style-name="ce18"/>
          <table:table-cell table:formula="of:=IF(AND([.D26]&lt;60;[.E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6]);;WEEKNUM([.G26];21))" office:value-type="float" office:value="0" calcext:value-type="float">
            <text:p>0</text:p>
          </table:table-cell>
          <table:table-cell/>
          <table:table-cell table:style-name="ce14" table:formula="of:=IF(ISBLANK([.I26]);COM.MICROSOFT.IFS([.E26]=[$Konventionen.$C$2];[.G26]+[$Konventionen.$D$2];[.E26]=[$Konventionen.$C$3];[.G26]+[$Konventionen.$D$3]); COM.MICROSOFT.IFS([.E26]=[$Konventionen.$C$2];[.I26]+[$Konventionen.$D$2];[.E26]=[$Konventionen.$C$3];[.I26]+[$Konventionen.$D$3]))" office:value-type="string" office:string-value="" calcext:value-type="error">
            <text:p>#NV</text:p>
          </table:table-cell>
          <table:table-cell table:style-name="ce14" table:formula="of:=[.L26]-7" office:value-type="string" office:string-value="" calcext:value-type="error">
            <text:p>#NV</text:p>
          </table:table-cell>
          <table:table-cell table:style-name="ce14" table:formula="of:=COM.MICROSOFT.IFS([.E26]=[$Konventionen.$C$2];[.J26]+[$Konventionen.$E$2];[.E26]=[$Konventionen.$C$3];[.J26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26]);#NULL!;WEEKNUM([.N26];21))" office:value-type="string" office:string-value="" calcext:value-type="error">
            <text:p>#NULL!</text:p>
          </table:table-cell>
          <table:table-cell table:style-name="ce34" table:formula="of:=IF(AND([.J26]&lt;=[.N26];[.L26]&gt;=[.N26]);IF([.K26]&lt;=[.N2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7]);#NULL!;IF(ISBLANK([.I27]);ORG.OPENOFFICE.YEARS([.C27];TODAY();0);ORG.OPENOFFICE.YEARS([.C27];[.I27];0)))" office:value-type="string" office:string-value="" calcext:value-type="error">
            <text:p>#NULL!</text:p>
          </table:table-cell>
          <table:table-cell table:style-name="ce18"/>
          <table:table-cell table:formula="of:=IF(AND([.D27]&lt;60;[.E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7]);;WEEKNUM([.G27];21))" office:value-type="float" office:value="0" calcext:value-type="float">
            <text:p>0</text:p>
          </table:table-cell>
          <table:table-cell/>
          <table:table-cell table:style-name="ce14" table:formula="of:=IF(ISBLANK([.I27]);COM.MICROSOFT.IFS([.E27]=[$Konventionen.$C$2];[.G27]+[$Konventionen.$D$2];[.E27]=[$Konventionen.$C$3];[.G27]+[$Konventionen.$D$3]); COM.MICROSOFT.IFS([.E27]=[$Konventionen.$C$2];[.I27]+[$Konventionen.$D$2];[.E27]=[$Konventionen.$C$3];[.I27]+[$Konventionen.$D$3]))" office:value-type="string" office:string-value="" calcext:value-type="error">
            <text:p>#NV</text:p>
          </table:table-cell>
          <table:table-cell table:style-name="ce14" table:formula="of:=[.L27]-7" office:value-type="string" office:string-value="" calcext:value-type="error">
            <text:p>#NV</text:p>
          </table:table-cell>
          <table:table-cell table:style-name="ce14" table:formula="of:=COM.MICROSOFT.IFS([.E27]=[$Konventionen.$C$2];[.J27]+[$Konventionen.$E$2];[.E27]=[$Konventionen.$C$3];[.J27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27]);#NULL!;WEEKNUM([.N27];21))" office:value-type="string" office:string-value="" calcext:value-type="error">
            <text:p>#NULL!</text:p>
          </table:table-cell>
          <table:table-cell table:style-name="ce34" table:formula="of:=IF(AND([.J27]&lt;=[.N27];[.L27]&gt;=[.N27]);IF([.K27]&lt;=[.N2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8]);#NULL!;IF(ISBLANK([.I28]);ORG.OPENOFFICE.YEARS([.C28];TODAY();0);ORG.OPENOFFICE.YEARS([.C28];[.I28];0)))" office:value-type="string" office:string-value="" calcext:value-type="error">
            <text:p>#NULL!</text:p>
          </table:table-cell>
          <table:table-cell table:style-name="ce18"/>
          <table:table-cell table:formula="of:=IF(AND([.D28]&lt;60;[.E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8]);;WEEKNUM([.G28];21))" office:value-type="float" office:value="0" calcext:value-type="float">
            <text:p>0</text:p>
          </table:table-cell>
          <table:table-cell/>
          <table:table-cell table:style-name="ce14" table:formula="of:=IF(ISBLANK([.I28]);COM.MICROSOFT.IFS([.E28]=[$Konventionen.$C$2];[.G28]+[$Konventionen.$D$2];[.E28]=[$Konventionen.$C$3];[.G28]+[$Konventionen.$D$3]); COM.MICROSOFT.IFS([.E28]=[$Konventionen.$C$2];[.I28]+[$Konventionen.$D$2];[.E28]=[$Konventionen.$C$3];[.I28]+[$Konventionen.$D$3]))" office:value-type="string" office:string-value="" calcext:value-type="error">
            <text:p>#NV</text:p>
          </table:table-cell>
          <table:table-cell table:style-name="ce14" table:formula="of:=[.L28]-7" office:value-type="string" office:string-value="" calcext:value-type="error">
            <text:p>#NV</text:p>
          </table:table-cell>
          <table:table-cell table:style-name="ce14" table:formula="of:=COM.MICROSOFT.IFS([.E28]=[$Konventionen.$C$2];[.J28]+[$Konventionen.$E$2];[.E28]=[$Konventionen.$C$3];[.J28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28]);#NULL!;WEEKNUM([.N28];21))" office:value-type="string" office:string-value="" calcext:value-type="error">
            <text:p>#NULL!</text:p>
          </table:table-cell>
          <table:table-cell table:style-name="ce34" table:formula="of:=IF(AND([.J28]&lt;=[.N28];[.L28]&gt;=[.N28]);IF([.K28]&lt;=[.N2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9]);#NULL!;IF(ISBLANK([.I29]);ORG.OPENOFFICE.YEARS([.C29];TODAY();0);ORG.OPENOFFICE.YEARS([.C29];[.I29];0)))" office:value-type="string" office:string-value="" calcext:value-type="error">
            <text:p>#NULL!</text:p>
          </table:table-cell>
          <table:table-cell table:style-name="ce18"/>
          <table:table-cell table:formula="of:=IF(AND([.D29]&lt;60;[.E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9]);;WEEKNUM([.G29];21))" office:value-type="float" office:value="0" calcext:value-type="float">
            <text:p>0</text:p>
          </table:table-cell>
          <table:table-cell/>
          <table:table-cell table:style-name="ce14" table:formula="of:=IF(ISBLANK([.I29]);COM.MICROSOFT.IFS([.E29]=[$Konventionen.$C$2];[.G29]+[$Konventionen.$D$2];[.E29]=[$Konventionen.$C$3];[.G29]+[$Konventionen.$D$3]); COM.MICROSOFT.IFS([.E29]=[$Konventionen.$C$2];[.I29]+[$Konventionen.$D$2];[.E29]=[$Konventionen.$C$3];[.I29]+[$Konventionen.$D$3]))" office:value-type="string" office:string-value="" calcext:value-type="error">
            <text:p>#NV</text:p>
          </table:table-cell>
          <table:table-cell table:style-name="ce14" table:formula="of:=[.L29]-7" office:value-type="string" office:string-value="" calcext:value-type="error">
            <text:p>#NV</text:p>
          </table:table-cell>
          <table:table-cell table:style-name="ce14" table:formula="of:=COM.MICROSOFT.IFS([.E29]=[$Konventionen.$C$2];[.J29]+[$Konventionen.$E$2];[.E29]=[$Konventionen.$C$3];[.J29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29]);#NULL!;WEEKNUM([.N29];21))" office:value-type="string" office:string-value="" calcext:value-type="error">
            <text:p>#NULL!</text:p>
          </table:table-cell>
          <table:table-cell table:style-name="ce34" table:formula="of:=IF(AND([.J29]&lt;=[.N29];[.L29]&gt;=[.N29]);IF([.K29]&lt;=[.N2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0]);#NULL!;IF(ISBLANK([.I30]);ORG.OPENOFFICE.YEARS([.C30];TODAY();0);ORG.OPENOFFICE.YEARS([.C30];[.I30];0)))" office:value-type="string" office:string-value="" calcext:value-type="error">
            <text:p>#NULL!</text:p>
          </table:table-cell>
          <table:table-cell table:style-name="ce18"/>
          <table:table-cell table:formula="of:=IF(AND([.D30]&lt;60;[.E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0]);;WEEKNUM([.G30];21))" office:value-type="float" office:value="0" calcext:value-type="float">
            <text:p>0</text:p>
          </table:table-cell>
          <table:table-cell/>
          <table:table-cell table:style-name="ce14" table:formula="of:=IF(ISBLANK([.I30]);COM.MICROSOFT.IFS([.E30]=[$Konventionen.$C$2];[.G30]+[$Konventionen.$D$2];[.E30]=[$Konventionen.$C$3];[.G30]+[$Konventionen.$D$3]); COM.MICROSOFT.IFS([.E30]=[$Konventionen.$C$2];[.I30]+[$Konventionen.$D$2];[.E30]=[$Konventionen.$C$3];[.I30]+[$Konventionen.$D$3]))" office:value-type="string" office:string-value="" calcext:value-type="error">
            <text:p>#NV</text:p>
          </table:table-cell>
          <table:table-cell table:style-name="ce14" table:formula="of:=[.L30]-7" office:value-type="string" office:string-value="" calcext:value-type="error">
            <text:p>#NV</text:p>
          </table:table-cell>
          <table:table-cell table:style-name="ce14" table:formula="of:=COM.MICROSOFT.IFS([.E30]=[$Konventionen.$C$2];[.J30]+[$Konventionen.$E$2];[.E30]=[$Konventionen.$C$3];[.J30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30]);#NULL!;WEEKNUM([.N30];21))" office:value-type="string" office:string-value="" calcext:value-type="error">
            <text:p>#NULL!</text:p>
          </table:table-cell>
          <table:table-cell table:style-name="ce34" table:formula="of:=IF(AND([.J30]&lt;=[.N30];[.L30]&gt;=[.N30]);IF([.K30]&lt;=[.N3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1]);#NULL!;IF(ISBLANK([.I31]);ORG.OPENOFFICE.YEARS([.C31];TODAY();0);ORG.OPENOFFICE.YEARS([.C31];[.I31];0)))" office:value-type="string" office:string-value="" calcext:value-type="error">
            <text:p>#NULL!</text:p>
          </table:table-cell>
          <table:table-cell table:style-name="ce18"/>
          <table:table-cell table:formula="of:=IF(AND([.D31]&lt;60;[.E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1]);;WEEKNUM([.G31];21))" office:value-type="float" office:value="0" calcext:value-type="float">
            <text:p>0</text:p>
          </table:table-cell>
          <table:table-cell/>
          <table:table-cell table:style-name="ce14" table:formula="of:=IF(ISBLANK([.I31]);COM.MICROSOFT.IFS([.E31]=[$Konventionen.$C$2];[.G31]+[$Konventionen.$D$2];[.E31]=[$Konventionen.$C$3];[.G31]+[$Konventionen.$D$3]); COM.MICROSOFT.IFS([.E31]=[$Konventionen.$C$2];[.I31]+[$Konventionen.$D$2];[.E31]=[$Konventionen.$C$3];[.I31]+[$Konventionen.$D$3]))" office:value-type="string" office:string-value="" calcext:value-type="error">
            <text:p>#NV</text:p>
          </table:table-cell>
          <table:table-cell table:style-name="ce14" table:formula="of:=[.L31]-7" office:value-type="string" office:string-value="" calcext:value-type="error">
            <text:p>#NV</text:p>
          </table:table-cell>
          <table:table-cell table:style-name="ce14" table:formula="of:=COM.MICROSOFT.IFS([.E31]=[$Konventionen.$C$2];[.J31]+[$Konventionen.$E$2];[.E31]=[$Konventionen.$C$3];[.J31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31]);#NULL!;WEEKNUM([.N31];21))" office:value-type="string" office:string-value="" calcext:value-type="error">
            <text:p>#NULL!</text:p>
          </table:table-cell>
          <table:table-cell table:style-name="ce34" table:formula="of:=IF(AND([.J31]&lt;=[.N31];[.L31]&gt;=[.N31]);IF([.K31]&lt;=[.N3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2]);#NULL!;IF(ISBLANK([.I32]);ORG.OPENOFFICE.YEARS([.C32];TODAY();0);ORG.OPENOFFICE.YEARS([.C32];[.I32];0)))" office:value-type="string" office:string-value="" calcext:value-type="error">
            <text:p>#NULL!</text:p>
          </table:table-cell>
          <table:table-cell table:style-name="ce18"/>
          <table:table-cell table:formula="of:=IF(AND([.D32]&lt;60;[.E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2]);;WEEKNUM([.G32];21))" office:value-type="float" office:value="0" calcext:value-type="float">
            <text:p>0</text:p>
          </table:table-cell>
          <table:table-cell/>
          <table:table-cell table:style-name="ce14" table:formula="of:=IF(ISBLANK([.I32]);COM.MICROSOFT.IFS([.E32]=[$Konventionen.$C$2];[.G32]+[$Konventionen.$D$2];[.E32]=[$Konventionen.$C$3];[.G32]+[$Konventionen.$D$3]); COM.MICROSOFT.IFS([.E32]=[$Konventionen.$C$2];[.I32]+[$Konventionen.$D$2];[.E32]=[$Konventionen.$C$3];[.I32]+[$Konventionen.$D$3]))" office:value-type="string" office:string-value="" calcext:value-type="error">
            <text:p>#NV</text:p>
          </table:table-cell>
          <table:table-cell table:style-name="ce14" table:formula="of:=[.L32]-7" office:value-type="string" office:string-value="" calcext:value-type="error">
            <text:p>#NV</text:p>
          </table:table-cell>
          <table:table-cell table:style-name="ce14" table:formula="of:=COM.MICROSOFT.IFS([.E32]=[$Konventionen.$C$2];[.J32]+[$Konventionen.$E$2];[.E32]=[$Konventionen.$C$3];[.J32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32]);#NULL!;WEEKNUM([.N32];21))" office:value-type="string" office:string-value="" calcext:value-type="error">
            <text:p>#NULL!</text:p>
          </table:table-cell>
          <table:table-cell table:style-name="ce34" table:formula="of:=IF(AND([.J32]&lt;=[.N32];[.L32]&gt;=[.N32]);IF([.K32]&lt;=[.N3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3]);#NULL!;IF(ISBLANK([.I33]);ORG.OPENOFFICE.YEARS([.C33];TODAY();0);ORG.OPENOFFICE.YEARS([.C33];[.I33];0)))" office:value-type="string" office:string-value="" calcext:value-type="error">
            <text:p>#NULL!</text:p>
          </table:table-cell>
          <table:table-cell table:style-name="ce18"/>
          <table:table-cell table:formula="of:=IF(AND([.D33]&lt;60;[.E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3]);;WEEKNUM([.G33];21))" office:value-type="float" office:value="0" calcext:value-type="float">
            <text:p>0</text:p>
          </table:table-cell>
          <table:table-cell/>
          <table:table-cell table:style-name="ce14" table:formula="of:=IF(ISBLANK([.I33]);COM.MICROSOFT.IFS([.E33]=[$Konventionen.$C$2];[.G33]+[$Konventionen.$D$2];[.E33]=[$Konventionen.$C$3];[.G33]+[$Konventionen.$D$3]); COM.MICROSOFT.IFS([.E33]=[$Konventionen.$C$2];[.I33]+[$Konventionen.$D$2];[.E33]=[$Konventionen.$C$3];[.I33]+[$Konventionen.$D$3]))" office:value-type="string" office:string-value="" calcext:value-type="error">
            <text:p>#NV</text:p>
          </table:table-cell>
          <table:table-cell table:style-name="ce14" table:formula="of:=[.L33]-7" office:value-type="string" office:string-value="" calcext:value-type="error">
            <text:p>#NV</text:p>
          </table:table-cell>
          <table:table-cell table:style-name="ce14" table:formula="of:=COM.MICROSOFT.IFS([.E33]=[$Konventionen.$C$2];[.J33]+[$Konventionen.$E$2];[.E33]=[$Konventionen.$C$3];[.J33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33]);#NULL!;WEEKNUM([.N33];21))" office:value-type="string" office:string-value="" calcext:value-type="error">
            <text:p>#NULL!</text:p>
          </table:table-cell>
          <table:table-cell table:style-name="ce34" table:formula="of:=IF(AND([.J33]&lt;=[.N33];[.L33]&gt;=[.N33]);IF([.K33]&lt;=[.N3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4]);#NULL!;IF(ISBLANK([.I34]);ORG.OPENOFFICE.YEARS([.C34];TODAY();0);ORG.OPENOFFICE.YEARS([.C34];[.I34];0)))" office:value-type="string" office:string-value="" calcext:value-type="error">
            <text:p>#NULL!</text:p>
          </table:table-cell>
          <table:table-cell table:style-name="ce18"/>
          <table:table-cell table:formula="of:=IF(AND([.D34]&lt;60;[.E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4]);;WEEKNUM([.G34];21))" office:value-type="float" office:value="0" calcext:value-type="float">
            <text:p>0</text:p>
          </table:table-cell>
          <table:table-cell/>
          <table:table-cell table:style-name="ce14" table:formula="of:=IF(ISBLANK([.I34]);COM.MICROSOFT.IFS([.E34]=[$Konventionen.$C$2];[.G34]+[$Konventionen.$D$2];[.E34]=[$Konventionen.$C$3];[.G34]+[$Konventionen.$D$3]); COM.MICROSOFT.IFS([.E34]=[$Konventionen.$C$2];[.I34]+[$Konventionen.$D$2];[.E34]=[$Konventionen.$C$3];[.I34]+[$Konventionen.$D$3]))" office:value-type="string" office:string-value="" calcext:value-type="error">
            <text:p>#NV</text:p>
          </table:table-cell>
          <table:table-cell table:style-name="ce14" table:formula="of:=[.L34]-7" office:value-type="string" office:string-value="" calcext:value-type="error">
            <text:p>#NV</text:p>
          </table:table-cell>
          <table:table-cell table:style-name="ce14" table:formula="of:=COM.MICROSOFT.IFS([.E34]=[$Konventionen.$C$2];[.J34]+[$Konventionen.$E$2];[.E34]=[$Konventionen.$C$3];[.J34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34]);#NULL!;WEEKNUM([.N34];21))" office:value-type="string" office:string-value="" calcext:value-type="error">
            <text:p>#NULL!</text:p>
          </table:table-cell>
          <table:table-cell table:style-name="ce34" table:formula="of:=IF(AND([.J34]&lt;=[.N34];[.L34]&gt;=[.N34]);IF([.K34]&lt;=[.N3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5]);#NULL!;IF(ISBLANK([.I35]);ORG.OPENOFFICE.YEARS([.C35];TODAY();0);ORG.OPENOFFICE.YEARS([.C35];[.I35];0)))" office:value-type="string" office:string-value="" calcext:value-type="error">
            <text:p>#NULL!</text:p>
          </table:table-cell>
          <table:table-cell table:style-name="ce18"/>
          <table:table-cell table:formula="of:=IF(AND([.D35]&lt;60;[.E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5]);;WEEKNUM([.G35];21))" office:value-type="float" office:value="0" calcext:value-type="float">
            <text:p>0</text:p>
          </table:table-cell>
          <table:table-cell/>
          <table:table-cell table:style-name="ce14" table:formula="of:=IF(ISBLANK([.I35]);COM.MICROSOFT.IFS([.E35]=[$Konventionen.$C$2];[.G35]+[$Konventionen.$D$2];[.E35]=[$Konventionen.$C$3];[.G35]+[$Konventionen.$D$3]); COM.MICROSOFT.IFS([.E35]=[$Konventionen.$C$2];[.I35]+[$Konventionen.$D$2];[.E35]=[$Konventionen.$C$3];[.I35]+[$Konventionen.$D$3]))" office:value-type="string" office:string-value="" calcext:value-type="error">
            <text:p>#NV</text:p>
          </table:table-cell>
          <table:table-cell table:style-name="ce14" table:formula="of:=[.L35]-7" office:value-type="string" office:string-value="" calcext:value-type="error">
            <text:p>#NV</text:p>
          </table:table-cell>
          <table:table-cell table:style-name="ce14" table:formula="of:=COM.MICROSOFT.IFS([.E35]=[$Konventionen.$C$2];[.J35]+[$Konventionen.$E$2];[.E35]=[$Konventionen.$C$3];[.J35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35]);#NULL!;WEEKNUM([.N35];21))" office:value-type="string" office:string-value="" calcext:value-type="error">
            <text:p>#NULL!</text:p>
          </table:table-cell>
          <table:table-cell table:style-name="ce34" table:formula="of:=IF(AND([.J35]&lt;=[.N35];[.L35]&gt;=[.N35]);IF([.K35]&lt;=[.N3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6]);#NULL!;IF(ISBLANK([.I36]);ORG.OPENOFFICE.YEARS([.C36];TODAY();0);ORG.OPENOFFICE.YEARS([.C36];[.I36];0)))" office:value-type="string" office:string-value="" calcext:value-type="error">
            <text:p>#NULL!</text:p>
          </table:table-cell>
          <table:table-cell table:style-name="ce18"/>
          <table:table-cell table:formula="of:=IF(AND([.D36]&lt;60;[.E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6]);;WEEKNUM([.G36];21))" office:value-type="float" office:value="0" calcext:value-type="float">
            <text:p>0</text:p>
          </table:table-cell>
          <table:table-cell/>
          <table:table-cell table:style-name="ce14" table:formula="of:=IF(ISBLANK([.I36]);COM.MICROSOFT.IFS([.E36]=[$Konventionen.$C$2];[.G36]+[$Konventionen.$D$2];[.E36]=[$Konventionen.$C$3];[.G36]+[$Konventionen.$D$3]); COM.MICROSOFT.IFS([.E36]=[$Konventionen.$C$2];[.I36]+[$Konventionen.$D$2];[.E36]=[$Konventionen.$C$3];[.I36]+[$Konventionen.$D$3]))" office:value-type="string" office:string-value="" calcext:value-type="error">
            <text:p>#NV</text:p>
          </table:table-cell>
          <table:table-cell table:style-name="ce14" table:formula="of:=[.L36]-7" office:value-type="string" office:string-value="" calcext:value-type="error">
            <text:p>#NV</text:p>
          </table:table-cell>
          <table:table-cell table:style-name="ce14" table:formula="of:=COM.MICROSOFT.IFS([.E36]=[$Konventionen.$C$2];[.J36]+[$Konventionen.$E$2];[.E36]=[$Konventionen.$C$3];[.J36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36]);#NULL!;WEEKNUM([.N36];21))" office:value-type="string" office:string-value="" calcext:value-type="error">
            <text:p>#NULL!</text:p>
          </table:table-cell>
          <table:table-cell table:style-name="ce34" table:formula="of:=IF(AND([.J36]&lt;=[.N36];[.L36]&gt;=[.N36]);IF([.K36]&lt;=[.N3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7]);#NULL!;IF(ISBLANK([.I37]);ORG.OPENOFFICE.YEARS([.C37];TODAY();0);ORG.OPENOFFICE.YEARS([.C37];[.I37];0)))" office:value-type="string" office:string-value="" calcext:value-type="error">
            <text:p>#NULL!</text:p>
          </table:table-cell>
          <table:table-cell table:style-name="ce18"/>
          <table:table-cell table:formula="of:=IF(AND([.D37]&lt;60;[.E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7]);;WEEKNUM([.G37];21))" office:value-type="float" office:value="0" calcext:value-type="float">
            <text:p>0</text:p>
          </table:table-cell>
          <table:table-cell/>
          <table:table-cell table:style-name="ce14" table:formula="of:=IF(ISBLANK([.I37]);COM.MICROSOFT.IFS([.E37]=[$Konventionen.$C$2];[.G37]+[$Konventionen.$D$2];[.E37]=[$Konventionen.$C$3];[.G37]+[$Konventionen.$D$3]); COM.MICROSOFT.IFS([.E37]=[$Konventionen.$C$2];[.I37]+[$Konventionen.$D$2];[.E37]=[$Konventionen.$C$3];[.I37]+[$Konventionen.$D$3]))" office:value-type="string" office:string-value="" calcext:value-type="error">
            <text:p>#NV</text:p>
          </table:table-cell>
          <table:table-cell table:style-name="ce14" table:formula="of:=[.L37]-7" office:value-type="string" office:string-value="" calcext:value-type="error">
            <text:p>#NV</text:p>
          </table:table-cell>
          <table:table-cell table:style-name="ce14" table:formula="of:=COM.MICROSOFT.IFS([.E37]=[$Konventionen.$C$2];[.J37]+[$Konventionen.$E$2];[.E37]=[$Konventionen.$C$3];[.J37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37]);#NULL!;WEEKNUM([.N37];21))" office:value-type="string" office:string-value="" calcext:value-type="error">
            <text:p>#NULL!</text:p>
          </table:table-cell>
          <table:table-cell table:style-name="ce34" table:formula="of:=IF(AND([.J37]&lt;=[.N37];[.L37]&gt;=[.N37]);IF([.K37]&lt;=[.N3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8]);#NULL!;IF(ISBLANK([.I38]);ORG.OPENOFFICE.YEARS([.C38];TODAY();0);ORG.OPENOFFICE.YEARS([.C38];[.I38];0)))" office:value-type="string" office:string-value="" calcext:value-type="error">
            <text:p>#NULL!</text:p>
          </table:table-cell>
          <table:table-cell table:style-name="ce18"/>
          <table:table-cell table:formula="of:=IF(AND([.D38]&lt;60;[.E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8]);;WEEKNUM([.G38];21))" office:value-type="float" office:value="0" calcext:value-type="float">
            <text:p>0</text:p>
          </table:table-cell>
          <table:table-cell/>
          <table:table-cell table:style-name="ce14" table:formula="of:=IF(ISBLANK([.I38]);COM.MICROSOFT.IFS([.E38]=[$Konventionen.$C$2];[.G38]+[$Konventionen.$D$2];[.E38]=[$Konventionen.$C$3];[.G38]+[$Konventionen.$D$3]); COM.MICROSOFT.IFS([.E38]=[$Konventionen.$C$2];[.I38]+[$Konventionen.$D$2];[.E38]=[$Konventionen.$C$3];[.I38]+[$Konventionen.$D$3]))" office:value-type="string" office:string-value="" calcext:value-type="error">
            <text:p>#NV</text:p>
          </table:table-cell>
          <table:table-cell table:style-name="ce14" table:formula="of:=[.L38]-7" office:value-type="string" office:string-value="" calcext:value-type="error">
            <text:p>#NV</text:p>
          </table:table-cell>
          <table:table-cell table:style-name="ce14" table:formula="of:=COM.MICROSOFT.IFS([.E38]=[$Konventionen.$C$2];[.J38]+[$Konventionen.$E$2];[.E38]=[$Konventionen.$C$3];[.J38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38]);#NULL!;WEEKNUM([.N38];21))" office:value-type="string" office:string-value="" calcext:value-type="error">
            <text:p>#NULL!</text:p>
          </table:table-cell>
          <table:table-cell table:style-name="ce34" table:formula="of:=IF(AND([.J38]&lt;=[.N38];[.L38]&gt;=[.N38]);IF([.K38]&lt;=[.N3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39]);#NULL!;IF(ISBLANK([.I39]);ORG.OPENOFFICE.YEARS([.C39];TODAY();0);ORG.OPENOFFICE.YEARS([.C39];[.I39];0)))" office:value-type="string" office:string-value="" calcext:value-type="error">
            <text:p>#NULL!</text:p>
          </table:table-cell>
          <table:table-cell table:style-name="ce18"/>
          <table:table-cell table:formula="of:=IF(AND([.D39]&lt;60;[.E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9]);;WEEKNUM([.G39];21))" office:value-type="float" office:value="0" calcext:value-type="float">
            <text:p>0</text:p>
          </table:table-cell>
          <table:table-cell/>
          <table:table-cell table:style-name="ce14" table:formula="of:=IF(ISBLANK([.I39]);COM.MICROSOFT.IFS([.E39]=[$Konventionen.$C$2];[.G39]+[$Konventionen.$D$2];[.E39]=[$Konventionen.$C$3];[.G39]+[$Konventionen.$D$3]); COM.MICROSOFT.IFS([.E39]=[$Konventionen.$C$2];[.I39]+[$Konventionen.$D$2];[.E39]=[$Konventionen.$C$3];[.I39]+[$Konventionen.$D$3]))" office:value-type="string" office:string-value="" calcext:value-type="error">
            <text:p>#NV</text:p>
          </table:table-cell>
          <table:table-cell table:style-name="ce14" table:formula="of:=[.L39]-7" office:value-type="string" office:string-value="" calcext:value-type="error">
            <text:p>#NV</text:p>
          </table:table-cell>
          <table:table-cell table:style-name="ce14" table:formula="of:=COM.MICROSOFT.IFS([.E39]=[$Konventionen.$C$2];[.J39]+[$Konventionen.$E$2];[.E39]=[$Konventionen.$C$3];[.J39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39]);#NULL!;WEEKNUM([.N39];21))" office:value-type="string" office:string-value="" calcext:value-type="error">
            <text:p>#NULL!</text:p>
          </table:table-cell>
          <table:table-cell table:style-name="ce34" table:formula="of:=IF(AND([.J39]&lt;=[.N39];[.L39]&gt;=[.N39]);IF([.K39]&lt;=[.N3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0]);#NULL!;IF(ISBLANK([.I40]);ORG.OPENOFFICE.YEARS([.C40];TODAY();0);ORG.OPENOFFICE.YEARS([.C40];[.I40];0)))" office:value-type="string" office:string-value="" calcext:value-type="error">
            <text:p>#NULL!</text:p>
          </table:table-cell>
          <table:table-cell table:style-name="ce18"/>
          <table:table-cell table:formula="of:=IF(AND([.D40]&lt;60;[.E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0]);;WEEKNUM([.G40];21))" office:value-type="float" office:value="0" calcext:value-type="float">
            <text:p>0</text:p>
          </table:table-cell>
          <table:table-cell/>
          <table:table-cell table:style-name="ce14" table:formula="of:=IF(ISBLANK([.I40]);COM.MICROSOFT.IFS([.E40]=[$Konventionen.$C$2];[.G40]+[$Konventionen.$D$2];[.E40]=[$Konventionen.$C$3];[.G40]+[$Konventionen.$D$3]); COM.MICROSOFT.IFS([.E40]=[$Konventionen.$C$2];[.I40]+[$Konventionen.$D$2];[.E40]=[$Konventionen.$C$3];[.I40]+[$Konventionen.$D$3]))" office:value-type="string" office:string-value="" calcext:value-type="error">
            <text:p>#NV</text:p>
          </table:table-cell>
          <table:table-cell table:style-name="ce14" table:formula="of:=[.L40]-7" office:value-type="string" office:string-value="" calcext:value-type="error">
            <text:p>#NV</text:p>
          </table:table-cell>
          <table:table-cell table:style-name="ce14" table:formula="of:=COM.MICROSOFT.IFS([.E40]=[$Konventionen.$C$2];[.J40]+[$Konventionen.$E$2];[.E40]=[$Konventionen.$C$3];[.J40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40]);#NULL!;WEEKNUM([.N40];21))" office:value-type="string" office:string-value="" calcext:value-type="error">
            <text:p>#NULL!</text:p>
          </table:table-cell>
          <table:table-cell table:style-name="ce34" table:formula="of:=IF(AND([.J40]&lt;=[.N40];[.L40]&gt;=[.N40]);IF([.K40]&lt;=[.N4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1]);#NULL!;IF(ISBLANK([.I41]);ORG.OPENOFFICE.YEARS([.C41];TODAY();0);ORG.OPENOFFICE.YEARS([.C41];[.I41];0)))" office:value-type="string" office:string-value="" calcext:value-type="error">
            <text:p>#NULL!</text:p>
          </table:table-cell>
          <table:table-cell table:style-name="ce18"/>
          <table:table-cell table:formula="of:=IF(AND([.D41]&lt;60;[.E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1]);;WEEKNUM([.G41];21))" office:value-type="float" office:value="0" calcext:value-type="float">
            <text:p>0</text:p>
          </table:table-cell>
          <table:table-cell/>
          <table:table-cell table:style-name="ce14" table:formula="of:=IF(ISBLANK([.I41]);COM.MICROSOFT.IFS([.E41]=[$Konventionen.$C$2];[.G41]+[$Konventionen.$D$2];[.E41]=[$Konventionen.$C$3];[.G41]+[$Konventionen.$D$3]); COM.MICROSOFT.IFS([.E41]=[$Konventionen.$C$2];[.I41]+[$Konventionen.$D$2];[.E41]=[$Konventionen.$C$3];[.I41]+[$Konventionen.$D$3]))" office:value-type="string" office:string-value="" calcext:value-type="error">
            <text:p>#NV</text:p>
          </table:table-cell>
          <table:table-cell table:style-name="ce14" table:formula="of:=[.L41]-7" office:value-type="string" office:string-value="" calcext:value-type="error">
            <text:p>#NV</text:p>
          </table:table-cell>
          <table:table-cell table:style-name="ce14" table:formula="of:=COM.MICROSOFT.IFS([.E41]=[$Konventionen.$C$2];[.J41]+[$Konventionen.$E$2];[.E41]=[$Konventionen.$C$3];[.J41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41]);#NULL!;WEEKNUM([.N41];21))" office:value-type="string" office:string-value="" calcext:value-type="error">
            <text:p>#NULL!</text:p>
          </table:table-cell>
          <table:table-cell table:style-name="ce34" table:formula="of:=IF(AND([.J41]&lt;=[.N41];[.L41]&gt;=[.N41]);IF([.K41]&lt;=[.N4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2]);#NULL!;IF(ISBLANK([.I42]);ORG.OPENOFFICE.YEARS([.C42];TODAY();0);ORG.OPENOFFICE.YEARS([.C42];[.I42];0)))" office:value-type="string" office:string-value="" calcext:value-type="error">
            <text:p>#NULL!</text:p>
          </table:table-cell>
          <table:table-cell table:style-name="ce18"/>
          <table:table-cell table:formula="of:=IF(AND([.D42]&lt;60;[.E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2]);;WEEKNUM([.G42];21))" office:value-type="float" office:value="0" calcext:value-type="float">
            <text:p>0</text:p>
          </table:table-cell>
          <table:table-cell/>
          <table:table-cell table:style-name="ce14" table:formula="of:=IF(ISBLANK([.I42]);COM.MICROSOFT.IFS([.E42]=[$Konventionen.$C$2];[.G42]+[$Konventionen.$D$2];[.E42]=[$Konventionen.$C$3];[.G42]+[$Konventionen.$D$3]); COM.MICROSOFT.IFS([.E42]=[$Konventionen.$C$2];[.I42]+[$Konventionen.$D$2];[.E42]=[$Konventionen.$C$3];[.I42]+[$Konventionen.$D$3]))" office:value-type="string" office:string-value="" calcext:value-type="error">
            <text:p>#NV</text:p>
          </table:table-cell>
          <table:table-cell table:style-name="ce14" table:formula="of:=[.L42]-7" office:value-type="string" office:string-value="" calcext:value-type="error">
            <text:p>#NV</text:p>
          </table:table-cell>
          <table:table-cell table:style-name="ce14" table:formula="of:=COM.MICROSOFT.IFS([.E42]=[$Konventionen.$C$2];[.J42]+[$Konventionen.$E$2];[.E42]=[$Konventionen.$C$3];[.J42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42]);#NULL!;WEEKNUM([.N42];21))" office:value-type="string" office:string-value="" calcext:value-type="error">
            <text:p>#NULL!</text:p>
          </table:table-cell>
          <table:table-cell table:style-name="ce34" table:formula="of:=IF(AND([.J42]&lt;=[.N42];[.L42]&gt;=[.N42]);IF([.K42]&lt;=[.N4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3]);#NULL!;IF(ISBLANK([.I43]);ORG.OPENOFFICE.YEARS([.C43];TODAY();0);ORG.OPENOFFICE.YEARS([.C43];[.I43];0)))" office:value-type="string" office:string-value="" calcext:value-type="error">
            <text:p>#NULL!</text:p>
          </table:table-cell>
          <table:table-cell table:style-name="ce18"/>
          <table:table-cell table:formula="of:=IF(AND([.D43]&lt;60;[.E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3]);;WEEKNUM([.G43];21))" office:value-type="float" office:value="0" calcext:value-type="float">
            <text:p>0</text:p>
          </table:table-cell>
          <table:table-cell/>
          <table:table-cell table:style-name="ce14" table:formula="of:=IF(ISBLANK([.I43]);COM.MICROSOFT.IFS([.E43]=[$Konventionen.$C$2];[.G43]+[$Konventionen.$D$2];[.E43]=[$Konventionen.$C$3];[.G43]+[$Konventionen.$D$3]); COM.MICROSOFT.IFS([.E43]=[$Konventionen.$C$2];[.I43]+[$Konventionen.$D$2];[.E43]=[$Konventionen.$C$3];[.I43]+[$Konventionen.$D$3]))" office:value-type="string" office:string-value="" calcext:value-type="error">
            <text:p>#NV</text:p>
          </table:table-cell>
          <table:table-cell table:style-name="ce14" table:formula="of:=[.L43]-7" office:value-type="string" office:string-value="" calcext:value-type="error">
            <text:p>#NV</text:p>
          </table:table-cell>
          <table:table-cell table:style-name="ce14" table:formula="of:=COM.MICROSOFT.IFS([.E43]=[$Konventionen.$C$2];[.J43]+[$Konventionen.$E$2];[.E43]=[$Konventionen.$C$3];[.J43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43]);#NULL!;WEEKNUM([.N43];21))" office:value-type="string" office:string-value="" calcext:value-type="error">
            <text:p>#NULL!</text:p>
          </table:table-cell>
          <table:table-cell table:style-name="ce34" table:formula="of:=IF(AND([.J43]&lt;=[.N43];[.L43]&gt;=[.N43]);IF([.K43]&lt;=[.N4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4]);#NULL!;IF(ISBLANK([.I44]);ORG.OPENOFFICE.YEARS([.C44];TODAY();0);ORG.OPENOFFICE.YEARS([.C44];[.I44];0)))" office:value-type="string" office:string-value="" calcext:value-type="error">
            <text:p>#NULL!</text:p>
          </table:table-cell>
          <table:table-cell table:style-name="ce18"/>
          <table:table-cell table:formula="of:=IF(AND([.D44]&lt;60;[.E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4]);;WEEKNUM([.G44];21))" office:value-type="float" office:value="0" calcext:value-type="float">
            <text:p>0</text:p>
          </table:table-cell>
          <table:table-cell/>
          <table:table-cell table:style-name="ce14" table:formula="of:=IF(ISBLANK([.I44]);COM.MICROSOFT.IFS([.E44]=[$Konventionen.$C$2];[.G44]+[$Konventionen.$D$2];[.E44]=[$Konventionen.$C$3];[.G44]+[$Konventionen.$D$3]); COM.MICROSOFT.IFS([.E44]=[$Konventionen.$C$2];[.I44]+[$Konventionen.$D$2];[.E44]=[$Konventionen.$C$3];[.I44]+[$Konventionen.$D$3]))" office:value-type="string" office:string-value="" calcext:value-type="error">
            <text:p>#NV</text:p>
          </table:table-cell>
          <table:table-cell table:style-name="ce14" table:formula="of:=[.L44]-7" office:value-type="string" office:string-value="" calcext:value-type="error">
            <text:p>#NV</text:p>
          </table:table-cell>
          <table:table-cell table:style-name="ce14" table:formula="of:=COM.MICROSOFT.IFS([.E44]=[$Konventionen.$C$2];[.J44]+[$Konventionen.$E$2];[.E44]=[$Konventionen.$C$3];[.J44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44]);#NULL!;WEEKNUM([.N44];21))" office:value-type="string" office:string-value="" calcext:value-type="error">
            <text:p>#NULL!</text:p>
          </table:table-cell>
          <table:table-cell table:style-name="ce34" table:formula="of:=IF(AND([.J44]&lt;=[.N44];[.L44]&gt;=[.N44]);IF([.K44]&lt;=[.N4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5]);#NULL!;IF(ISBLANK([.I45]);ORG.OPENOFFICE.YEARS([.C45];TODAY();0);ORG.OPENOFFICE.YEARS([.C45];[.I45];0)))" office:value-type="string" office:string-value="" calcext:value-type="error">
            <text:p>#NULL!</text:p>
          </table:table-cell>
          <table:table-cell table:style-name="ce18"/>
          <table:table-cell table:formula="of:=IF(AND([.D45]&lt;60;[.E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5]);;WEEKNUM([.G45];21))" office:value-type="float" office:value="0" calcext:value-type="float">
            <text:p>0</text:p>
          </table:table-cell>
          <table:table-cell/>
          <table:table-cell table:style-name="ce14" table:formula="of:=IF(ISBLANK([.I45]);COM.MICROSOFT.IFS([.E45]=[$Konventionen.$C$2];[.G45]+[$Konventionen.$D$2];[.E45]=[$Konventionen.$C$3];[.G45]+[$Konventionen.$D$3]); COM.MICROSOFT.IFS([.E45]=[$Konventionen.$C$2];[.I45]+[$Konventionen.$D$2];[.E45]=[$Konventionen.$C$3];[.I45]+[$Konventionen.$D$3]))" office:value-type="string" office:string-value="" calcext:value-type="error">
            <text:p>#NV</text:p>
          </table:table-cell>
          <table:table-cell table:style-name="ce14" table:formula="of:=[.L45]-7" office:value-type="string" office:string-value="" calcext:value-type="error">
            <text:p>#NV</text:p>
          </table:table-cell>
          <table:table-cell table:style-name="ce14" table:formula="of:=COM.MICROSOFT.IFS([.E45]=[$Konventionen.$C$2];[.J45]+[$Konventionen.$E$2];[.E45]=[$Konventionen.$C$3];[.J45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45]);#NULL!;WEEKNUM([.N45];21))" office:value-type="string" office:string-value="" calcext:value-type="error">
            <text:p>#NULL!</text:p>
          </table:table-cell>
          <table:table-cell table:style-name="ce34" table:formula="of:=IF(AND([.J45]&lt;=[.N45];[.L45]&gt;=[.N45]);IF([.K45]&lt;=[.N4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6]);#NULL!;IF(ISBLANK([.I46]);ORG.OPENOFFICE.YEARS([.C46];TODAY();0);ORG.OPENOFFICE.YEARS([.C46];[.I46];0)))" office:value-type="string" office:string-value="" calcext:value-type="error">
            <text:p>#NULL!</text:p>
          </table:table-cell>
          <table:table-cell table:style-name="ce18"/>
          <table:table-cell table:formula="of:=IF(AND([.D46]&lt;60;[.E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6]);;WEEKNUM([.G46];21))" office:value-type="float" office:value="0" calcext:value-type="float">
            <text:p>0</text:p>
          </table:table-cell>
          <table:table-cell/>
          <table:table-cell table:style-name="ce14" table:formula="of:=IF(ISBLANK([.I46]);COM.MICROSOFT.IFS([.E46]=[$Konventionen.$C$2];[.G46]+[$Konventionen.$D$2];[.E46]=[$Konventionen.$C$3];[.G46]+[$Konventionen.$D$3]); COM.MICROSOFT.IFS([.E46]=[$Konventionen.$C$2];[.I46]+[$Konventionen.$D$2];[.E46]=[$Konventionen.$C$3];[.I46]+[$Konventionen.$D$3]))" office:value-type="string" office:string-value="" calcext:value-type="error">
            <text:p>#NV</text:p>
          </table:table-cell>
          <table:table-cell table:style-name="ce14" table:formula="of:=[.L46]-7" office:value-type="string" office:string-value="" calcext:value-type="error">
            <text:p>#NV</text:p>
          </table:table-cell>
          <table:table-cell table:style-name="ce14" table:formula="of:=COM.MICROSOFT.IFS([.E46]=[$Konventionen.$C$2];[.J46]+[$Konventionen.$E$2];[.E46]=[$Konventionen.$C$3];[.J46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46]);#NULL!;WEEKNUM([.N46];21))" office:value-type="string" office:string-value="" calcext:value-type="error">
            <text:p>#NULL!</text:p>
          </table:table-cell>
          <table:table-cell table:style-name="ce34" table:formula="of:=IF(AND([.J46]&lt;=[.N46];[.L46]&gt;=[.N46]);IF([.K46]&lt;=[.N4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7]);#NULL!;IF(ISBLANK([.I47]);ORG.OPENOFFICE.YEARS([.C47];TODAY();0);ORG.OPENOFFICE.YEARS([.C47];[.I47];0)))" office:value-type="string" office:string-value="" calcext:value-type="error">
            <text:p>#NULL!</text:p>
          </table:table-cell>
          <table:table-cell table:style-name="ce18"/>
          <table:table-cell table:formula="of:=IF(AND([.D47]&lt;60;[.E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7]);;WEEKNUM([.G47];21))" office:value-type="float" office:value="0" calcext:value-type="float">
            <text:p>0</text:p>
          </table:table-cell>
          <table:table-cell/>
          <table:table-cell table:style-name="ce14" table:formula="of:=IF(ISBLANK([.I47]);COM.MICROSOFT.IFS([.E47]=[$Konventionen.$C$2];[.G47]+[$Konventionen.$D$2];[.E47]=[$Konventionen.$C$3];[.G47]+[$Konventionen.$D$3]); COM.MICROSOFT.IFS([.E47]=[$Konventionen.$C$2];[.I47]+[$Konventionen.$D$2];[.E47]=[$Konventionen.$C$3];[.I47]+[$Konventionen.$D$3]))" office:value-type="string" office:string-value="" calcext:value-type="error">
            <text:p>#NV</text:p>
          </table:table-cell>
          <table:table-cell table:style-name="ce14" table:formula="of:=[.L47]-7" office:value-type="string" office:string-value="" calcext:value-type="error">
            <text:p>#NV</text:p>
          </table:table-cell>
          <table:table-cell table:style-name="ce14" table:formula="of:=COM.MICROSOFT.IFS([.E47]=[$Konventionen.$C$2];[.J47]+[$Konventionen.$E$2];[.E47]=[$Konventionen.$C$3];[.J47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47]);#NULL!;WEEKNUM([.N47];21))" office:value-type="string" office:string-value="" calcext:value-type="error">
            <text:p>#NULL!</text:p>
          </table:table-cell>
          <table:table-cell table:style-name="ce34" table:formula="of:=IF(AND([.J47]&lt;=[.N47];[.L47]&gt;=[.N47]);IF([.K47]&lt;=[.N4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8]);#NULL!;IF(ISBLANK([.I48]);ORG.OPENOFFICE.YEARS([.C48];TODAY();0);ORG.OPENOFFICE.YEARS([.C48];[.I48];0)))" office:value-type="string" office:string-value="" calcext:value-type="error">
            <text:p>#NULL!</text:p>
          </table:table-cell>
          <table:table-cell table:style-name="ce18"/>
          <table:table-cell table:formula="of:=IF(AND([.D48]&lt;60;[.E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8]);;WEEKNUM([.G48];21))" office:value-type="float" office:value="0" calcext:value-type="float">
            <text:p>0</text:p>
          </table:table-cell>
          <table:table-cell/>
          <table:table-cell table:style-name="ce14" table:formula="of:=IF(ISBLANK([.I48]);COM.MICROSOFT.IFS([.E48]=[$Konventionen.$C$2];[.G48]+[$Konventionen.$D$2];[.E48]=[$Konventionen.$C$3];[.G48]+[$Konventionen.$D$3]); COM.MICROSOFT.IFS([.E48]=[$Konventionen.$C$2];[.I48]+[$Konventionen.$D$2];[.E48]=[$Konventionen.$C$3];[.I48]+[$Konventionen.$D$3]))" office:value-type="string" office:string-value="" calcext:value-type="error">
            <text:p>#NV</text:p>
          </table:table-cell>
          <table:table-cell table:style-name="ce14" table:formula="of:=[.L48]-7" office:value-type="string" office:string-value="" calcext:value-type="error">
            <text:p>#NV</text:p>
          </table:table-cell>
          <table:table-cell table:style-name="ce14" table:formula="of:=COM.MICROSOFT.IFS([.E48]=[$Konventionen.$C$2];[.J48]+[$Konventionen.$E$2];[.E48]=[$Konventionen.$C$3];[.J48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48]);#NULL!;WEEKNUM([.N48];21))" office:value-type="string" office:string-value="" calcext:value-type="error">
            <text:p>#NULL!</text:p>
          </table:table-cell>
          <table:table-cell table:style-name="ce34" table:formula="of:=IF(AND([.J48]&lt;=[.N48];[.L48]&gt;=[.N48]);IF([.K48]&lt;=[.N4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49]);#NULL!;IF(ISBLANK([.I49]);ORG.OPENOFFICE.YEARS([.C49];TODAY();0);ORG.OPENOFFICE.YEARS([.C49];[.I49];0)))" office:value-type="string" office:string-value="" calcext:value-type="error">
            <text:p>#NULL!</text:p>
          </table:table-cell>
          <table:table-cell table:style-name="ce18"/>
          <table:table-cell table:formula="of:=IF(AND([.D49]&lt;60;[.E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9]);;WEEKNUM([.G49];21))" office:value-type="float" office:value="0" calcext:value-type="float">
            <text:p>0</text:p>
          </table:table-cell>
          <table:table-cell/>
          <table:table-cell table:style-name="ce14" table:formula="of:=IF(ISBLANK([.I49]);COM.MICROSOFT.IFS([.E49]=[$Konventionen.$C$2];[.G49]+[$Konventionen.$D$2];[.E49]=[$Konventionen.$C$3];[.G49]+[$Konventionen.$D$3]); COM.MICROSOFT.IFS([.E49]=[$Konventionen.$C$2];[.I49]+[$Konventionen.$D$2];[.E49]=[$Konventionen.$C$3];[.I49]+[$Konventionen.$D$3]))" office:value-type="string" office:string-value="" calcext:value-type="error">
            <text:p>#NV</text:p>
          </table:table-cell>
          <table:table-cell table:style-name="ce14" table:formula="of:=[.L49]-7" office:value-type="string" office:string-value="" calcext:value-type="error">
            <text:p>#NV</text:p>
          </table:table-cell>
          <table:table-cell table:style-name="ce14" table:formula="of:=COM.MICROSOFT.IFS([.E49]=[$Konventionen.$C$2];[.J49]+[$Konventionen.$E$2];[.E49]=[$Konventionen.$C$3];[.J49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49]);#NULL!;WEEKNUM([.N49];21))" office:value-type="string" office:string-value="" calcext:value-type="error">
            <text:p>#NULL!</text:p>
          </table:table-cell>
          <table:table-cell table:style-name="ce34" table:formula="of:=IF(AND([.J49]&lt;=[.N49];[.L49]&gt;=[.N49]);IF([.K49]&lt;=[.N4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0]);#NULL!;IF(ISBLANK([.I50]);ORG.OPENOFFICE.YEARS([.C50];TODAY();0);ORG.OPENOFFICE.YEARS([.C50];[.I50];0)))" office:value-type="string" office:string-value="" calcext:value-type="error">
            <text:p>#NULL!</text:p>
          </table:table-cell>
          <table:table-cell table:style-name="ce18"/>
          <table:table-cell table:formula="of:=IF(AND([.D50]&lt;60;[.E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0]);;WEEKNUM([.G50];21))" office:value-type="float" office:value="0" calcext:value-type="float">
            <text:p>0</text:p>
          </table:table-cell>
          <table:table-cell/>
          <table:table-cell table:style-name="ce14" table:formula="of:=IF(ISBLANK([.I50]);COM.MICROSOFT.IFS([.E50]=[$Konventionen.$C$2];[.G50]+[$Konventionen.$D$2];[.E50]=[$Konventionen.$C$3];[.G50]+[$Konventionen.$D$3]); COM.MICROSOFT.IFS([.E50]=[$Konventionen.$C$2];[.I50]+[$Konventionen.$D$2];[.E50]=[$Konventionen.$C$3];[.I50]+[$Konventionen.$D$3]))" office:value-type="string" office:string-value="" calcext:value-type="error">
            <text:p>#NV</text:p>
          </table:table-cell>
          <table:table-cell table:style-name="ce14" table:formula="of:=[.L50]-7" office:value-type="string" office:string-value="" calcext:value-type="error">
            <text:p>#NV</text:p>
          </table:table-cell>
          <table:table-cell table:style-name="ce14" table:formula="of:=COM.MICROSOFT.IFS([.E50]=[$Konventionen.$C$2];[.J50]+[$Konventionen.$E$2];[.E50]=[$Konventionen.$C$3];[.J50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50]);#NULL!;WEEKNUM([.N50];21))" office:value-type="string" office:string-value="" calcext:value-type="error">
            <text:p>#NULL!</text:p>
          </table:table-cell>
          <table:table-cell table:style-name="ce34" table:formula="of:=IF(AND([.J50]&lt;=[.N50];[.L50]&gt;=[.N50]);IF([.K50]&lt;=[.N5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1]);#NULL!;IF(ISBLANK([.I51]);ORG.OPENOFFICE.YEARS([.C51];TODAY();0);ORG.OPENOFFICE.YEARS([.C51];[.I51];0)))" office:value-type="string" office:string-value="" calcext:value-type="error">
            <text:p>#NULL!</text:p>
          </table:table-cell>
          <table:table-cell table:style-name="ce18"/>
          <table:table-cell table:formula="of:=IF(AND([.D51]&lt;60;[.E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1]);;WEEKNUM([.G51];21))" office:value-type="float" office:value="0" calcext:value-type="float">
            <text:p>0</text:p>
          </table:table-cell>
          <table:table-cell/>
          <table:table-cell table:style-name="ce14" table:formula="of:=IF(ISBLANK([.I51]);COM.MICROSOFT.IFS([.E51]=[$Konventionen.$C$2];[.G51]+[$Konventionen.$D$2];[.E51]=[$Konventionen.$C$3];[.G51]+[$Konventionen.$D$3]); COM.MICROSOFT.IFS([.E51]=[$Konventionen.$C$2];[.I51]+[$Konventionen.$D$2];[.E51]=[$Konventionen.$C$3];[.I51]+[$Konventionen.$D$3]))" office:value-type="string" office:string-value="" calcext:value-type="error">
            <text:p>#NV</text:p>
          </table:table-cell>
          <table:table-cell table:style-name="ce14" table:formula="of:=[.L51]-7" office:value-type="string" office:string-value="" calcext:value-type="error">
            <text:p>#NV</text:p>
          </table:table-cell>
          <table:table-cell table:style-name="ce14" table:formula="of:=COM.MICROSOFT.IFS([.E51]=[$Konventionen.$C$2];[.J51]+[$Konventionen.$E$2];[.E51]=[$Konventionen.$C$3];[.J51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51]);#NULL!;WEEKNUM([.N51];21))" office:value-type="string" office:string-value="" calcext:value-type="error">
            <text:p>#NULL!</text:p>
          </table:table-cell>
          <table:table-cell table:style-name="ce34" table:formula="of:=IF(AND([.J51]&lt;=[.N51];[.L51]&gt;=[.N51]);IF([.K51]&lt;=[.N5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2]);#NULL!;IF(ISBLANK([.I52]);ORG.OPENOFFICE.YEARS([.C52];TODAY();0);ORG.OPENOFFICE.YEARS([.C52];[.I52];0)))" office:value-type="string" office:string-value="" calcext:value-type="error">
            <text:p>#NULL!</text:p>
          </table:table-cell>
          <table:table-cell table:style-name="ce18"/>
          <table:table-cell table:formula="of:=IF(AND([.D52]&lt;60;[.E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2]);;WEEKNUM([.G52];21))" office:value-type="float" office:value="0" calcext:value-type="float">
            <text:p>0</text:p>
          </table:table-cell>
          <table:table-cell/>
          <table:table-cell table:style-name="ce14" table:formula="of:=IF(ISBLANK([.I52]);COM.MICROSOFT.IFS([.E52]=[$Konventionen.$C$2];[.G52]+[$Konventionen.$D$2];[.E52]=[$Konventionen.$C$3];[.G52]+[$Konventionen.$D$3]); COM.MICROSOFT.IFS([.E52]=[$Konventionen.$C$2];[.I52]+[$Konventionen.$D$2];[.E52]=[$Konventionen.$C$3];[.I52]+[$Konventionen.$D$3]))" office:value-type="string" office:string-value="" calcext:value-type="error">
            <text:p>#NV</text:p>
          </table:table-cell>
          <table:table-cell table:style-name="ce14" table:formula="of:=[.L52]-7" office:value-type="string" office:string-value="" calcext:value-type="error">
            <text:p>#NV</text:p>
          </table:table-cell>
          <table:table-cell table:style-name="ce14" table:formula="of:=COM.MICROSOFT.IFS([.E52]=[$Konventionen.$C$2];[.J52]+[$Konventionen.$E$2];[.E52]=[$Konventionen.$C$3];[.J52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52]);#NULL!;WEEKNUM([.N52];21))" office:value-type="string" office:string-value="" calcext:value-type="error">
            <text:p>#NULL!</text:p>
          </table:table-cell>
          <table:table-cell table:style-name="ce34" table:formula="of:=IF(AND([.J52]&lt;=[.N52];[.L52]&gt;=[.N52]);IF([.K52]&lt;=[.N5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3]);#NULL!;IF(ISBLANK([.I53]);ORG.OPENOFFICE.YEARS([.C53];TODAY();0);ORG.OPENOFFICE.YEARS([.C53];[.I53];0)))" office:value-type="string" office:string-value="" calcext:value-type="error">
            <text:p>#NULL!</text:p>
          </table:table-cell>
          <table:table-cell table:style-name="ce18"/>
          <table:table-cell table:formula="of:=IF(AND([.D53]&lt;60;[.E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3]);;WEEKNUM([.G53];21))" office:value-type="float" office:value="0" calcext:value-type="float">
            <text:p>0</text:p>
          </table:table-cell>
          <table:table-cell/>
          <table:table-cell table:style-name="ce14" table:formula="of:=IF(ISBLANK([.I53]);COM.MICROSOFT.IFS([.E53]=[$Konventionen.$C$2];[.G53]+[$Konventionen.$D$2];[.E53]=[$Konventionen.$C$3];[.G53]+[$Konventionen.$D$3]); COM.MICROSOFT.IFS([.E53]=[$Konventionen.$C$2];[.I53]+[$Konventionen.$D$2];[.E53]=[$Konventionen.$C$3];[.I53]+[$Konventionen.$D$3]))" office:value-type="string" office:string-value="" calcext:value-type="error">
            <text:p>#NV</text:p>
          </table:table-cell>
          <table:table-cell table:style-name="ce14" table:formula="of:=[.L53]-7" office:value-type="string" office:string-value="" calcext:value-type="error">
            <text:p>#NV</text:p>
          </table:table-cell>
          <table:table-cell table:style-name="ce14" table:formula="of:=COM.MICROSOFT.IFS([.E53]=[$Konventionen.$C$2];[.J53]+[$Konventionen.$E$2];[.E53]=[$Konventionen.$C$3];[.J53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53]);#NULL!;WEEKNUM([.N53];21))" office:value-type="string" office:string-value="" calcext:value-type="error">
            <text:p>#NULL!</text:p>
          </table:table-cell>
          <table:table-cell table:style-name="ce34" table:formula="of:=IF(AND([.J53]&lt;=[.N53];[.L53]&gt;=[.N53]);IF([.K53]&lt;=[.N5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4]);#NULL!;IF(ISBLANK([.I54]);ORG.OPENOFFICE.YEARS([.C54];TODAY();0);ORG.OPENOFFICE.YEARS([.C54];[.I54];0)))" office:value-type="string" office:string-value="" calcext:value-type="error">
            <text:p>#NULL!</text:p>
          </table:table-cell>
          <table:table-cell table:style-name="ce18"/>
          <table:table-cell table:formula="of:=IF(AND([.D54]&lt;60;[.E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4]);;WEEKNUM([.G54];21))" office:value-type="float" office:value="0" calcext:value-type="float">
            <text:p>0</text:p>
          </table:table-cell>
          <table:table-cell/>
          <table:table-cell table:style-name="ce14" table:formula="of:=IF(ISBLANK([.I54]);COM.MICROSOFT.IFS([.E54]=[$Konventionen.$C$2];[.G54]+[$Konventionen.$D$2];[.E54]=[$Konventionen.$C$3];[.G54]+[$Konventionen.$D$3]); COM.MICROSOFT.IFS([.E54]=[$Konventionen.$C$2];[.I54]+[$Konventionen.$D$2];[.E54]=[$Konventionen.$C$3];[.I54]+[$Konventionen.$D$3]))" office:value-type="string" office:string-value="" calcext:value-type="error">
            <text:p>#NV</text:p>
          </table:table-cell>
          <table:table-cell table:style-name="ce14" table:formula="of:=[.L54]-7" office:value-type="string" office:string-value="" calcext:value-type="error">
            <text:p>#NV</text:p>
          </table:table-cell>
          <table:table-cell table:style-name="ce14" table:formula="of:=COM.MICROSOFT.IFS([.E54]=[$Konventionen.$C$2];[.J54]+[$Konventionen.$E$2];[.E54]=[$Konventionen.$C$3];[.J54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54]);#NULL!;WEEKNUM([.N54];21))" office:value-type="string" office:string-value="" calcext:value-type="error">
            <text:p>#NULL!</text:p>
          </table:table-cell>
          <table:table-cell table:style-name="ce34" table:formula="of:=IF(AND([.J54]&lt;=[.N54];[.L54]&gt;=[.N54]);IF([.K54]&lt;=[.N5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5]);#NULL!;IF(ISBLANK([.I55]);ORG.OPENOFFICE.YEARS([.C55];TODAY();0);ORG.OPENOFFICE.YEARS([.C55];[.I55];0)))" office:value-type="string" office:string-value="" calcext:value-type="error">
            <text:p>#NULL!</text:p>
          </table:table-cell>
          <table:table-cell table:style-name="ce18"/>
          <table:table-cell table:formula="of:=IF(AND([.D55]&lt;60;[.E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5]);;WEEKNUM([.G55];21))" office:value-type="float" office:value="0" calcext:value-type="float">
            <text:p>0</text:p>
          </table:table-cell>
          <table:table-cell/>
          <table:table-cell table:style-name="ce14" table:formula="of:=IF(ISBLANK([.I55]);COM.MICROSOFT.IFS([.E55]=[$Konventionen.$C$2];[.G55]+[$Konventionen.$D$2];[.E55]=[$Konventionen.$C$3];[.G55]+[$Konventionen.$D$3]); COM.MICROSOFT.IFS([.E55]=[$Konventionen.$C$2];[.I55]+[$Konventionen.$D$2];[.E55]=[$Konventionen.$C$3];[.I55]+[$Konventionen.$D$3]))" office:value-type="string" office:string-value="" calcext:value-type="error">
            <text:p>#NV</text:p>
          </table:table-cell>
          <table:table-cell table:style-name="ce14" table:formula="of:=[.L55]-7" office:value-type="string" office:string-value="" calcext:value-type="error">
            <text:p>#NV</text:p>
          </table:table-cell>
          <table:table-cell table:style-name="ce14" table:formula="of:=COM.MICROSOFT.IFS([.E55]=[$Konventionen.$C$2];[.J55]+[$Konventionen.$E$2];[.E55]=[$Konventionen.$C$3];[.J55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55]);#NULL!;WEEKNUM([.N55];21))" office:value-type="string" office:string-value="" calcext:value-type="error">
            <text:p>#NULL!</text:p>
          </table:table-cell>
          <table:table-cell table:style-name="ce34" table:formula="of:=IF(AND([.J55]&lt;=[.N55];[.L55]&gt;=[.N55]);IF([.K55]&lt;=[.N5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6]);#NULL!;IF(ISBLANK([.I56]);ORG.OPENOFFICE.YEARS([.C56];TODAY();0);ORG.OPENOFFICE.YEARS([.C56];[.I56];0)))" office:value-type="string" office:string-value="" calcext:value-type="error">
            <text:p>#NULL!</text:p>
          </table:table-cell>
          <table:table-cell table:style-name="ce18"/>
          <table:table-cell table:formula="of:=IF(AND([.D56]&lt;60;[.E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6]);;WEEKNUM([.G56];21))" office:value-type="float" office:value="0" calcext:value-type="float">
            <text:p>0</text:p>
          </table:table-cell>
          <table:table-cell/>
          <table:table-cell table:style-name="ce14" table:formula="of:=IF(ISBLANK([.I56]);COM.MICROSOFT.IFS([.E56]=[$Konventionen.$C$2];[.G56]+[$Konventionen.$D$2];[.E56]=[$Konventionen.$C$3];[.G56]+[$Konventionen.$D$3]); COM.MICROSOFT.IFS([.E56]=[$Konventionen.$C$2];[.I56]+[$Konventionen.$D$2];[.E56]=[$Konventionen.$C$3];[.I56]+[$Konventionen.$D$3]))" office:value-type="string" office:string-value="" calcext:value-type="error">
            <text:p>#NV</text:p>
          </table:table-cell>
          <table:table-cell table:style-name="ce14" table:formula="of:=[.L56]-7" office:value-type="string" office:string-value="" calcext:value-type="error">
            <text:p>#NV</text:p>
          </table:table-cell>
          <table:table-cell table:style-name="ce14" table:formula="of:=COM.MICROSOFT.IFS([.E56]=[$Konventionen.$C$2];[.J56]+[$Konventionen.$E$2];[.E56]=[$Konventionen.$C$3];[.J56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56]);#NULL!;WEEKNUM([.N56];21))" office:value-type="string" office:string-value="" calcext:value-type="error">
            <text:p>#NULL!</text:p>
          </table:table-cell>
          <table:table-cell table:style-name="ce34" table:formula="of:=IF(AND([.J56]&lt;=[.N56];[.L56]&gt;=[.N56]);IF([.K56]&lt;=[.N5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7]);#NULL!;IF(ISBLANK([.I57]);ORG.OPENOFFICE.YEARS([.C57];TODAY();0);ORG.OPENOFFICE.YEARS([.C57];[.I57];0)))" office:value-type="string" office:string-value="" calcext:value-type="error">
            <text:p>#NULL!</text:p>
          </table:table-cell>
          <table:table-cell table:style-name="ce18"/>
          <table:table-cell table:formula="of:=IF(AND([.D57]&lt;60;[.E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7]);;WEEKNUM([.G57];21))" office:value-type="float" office:value="0" calcext:value-type="float">
            <text:p>0</text:p>
          </table:table-cell>
          <table:table-cell/>
          <table:table-cell table:style-name="ce14" table:formula="of:=IF(ISBLANK([.I57]);COM.MICROSOFT.IFS([.E57]=[$Konventionen.$C$2];[.G57]+[$Konventionen.$D$2];[.E57]=[$Konventionen.$C$3];[.G57]+[$Konventionen.$D$3]); COM.MICROSOFT.IFS([.E57]=[$Konventionen.$C$2];[.I57]+[$Konventionen.$D$2];[.E57]=[$Konventionen.$C$3];[.I57]+[$Konventionen.$D$3]))" office:value-type="string" office:string-value="" calcext:value-type="error">
            <text:p>#NV</text:p>
          </table:table-cell>
          <table:table-cell table:style-name="ce14" table:formula="of:=[.L57]-7" office:value-type="string" office:string-value="" calcext:value-type="error">
            <text:p>#NV</text:p>
          </table:table-cell>
          <table:table-cell table:style-name="ce14" table:formula="of:=COM.MICROSOFT.IFS([.E57]=[$Konventionen.$C$2];[.J57]+[$Konventionen.$E$2];[.E57]=[$Konventionen.$C$3];[.J57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57]);#NULL!;WEEKNUM([.N57];21))" office:value-type="string" office:string-value="" calcext:value-type="error">
            <text:p>#NULL!</text:p>
          </table:table-cell>
          <table:table-cell table:style-name="ce34" table:formula="of:=IF(AND([.J57]&lt;=[.N57];[.L57]&gt;=[.N57]);IF([.K57]&lt;=[.N5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8]);#NULL!;IF(ISBLANK([.I58]);ORG.OPENOFFICE.YEARS([.C58];TODAY();0);ORG.OPENOFFICE.YEARS([.C58];[.I58];0)))" office:value-type="string" office:string-value="" calcext:value-type="error">
            <text:p>#NULL!</text:p>
          </table:table-cell>
          <table:table-cell table:style-name="ce18"/>
          <table:table-cell table:formula="of:=IF(AND([.D58]&lt;60;[.E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8]);;WEEKNUM([.G58];21))" office:value-type="float" office:value="0" calcext:value-type="float">
            <text:p>0</text:p>
          </table:table-cell>
          <table:table-cell/>
          <table:table-cell table:style-name="ce14" table:formula="of:=IF(ISBLANK([.I58]);COM.MICROSOFT.IFS([.E58]=[$Konventionen.$C$2];[.G58]+[$Konventionen.$D$2];[.E58]=[$Konventionen.$C$3];[.G58]+[$Konventionen.$D$3]); COM.MICROSOFT.IFS([.E58]=[$Konventionen.$C$2];[.I58]+[$Konventionen.$D$2];[.E58]=[$Konventionen.$C$3];[.I58]+[$Konventionen.$D$3]))" office:value-type="string" office:string-value="" calcext:value-type="error">
            <text:p>#NV</text:p>
          </table:table-cell>
          <table:table-cell table:style-name="ce14" table:formula="of:=[.L58]-7" office:value-type="string" office:string-value="" calcext:value-type="error">
            <text:p>#NV</text:p>
          </table:table-cell>
          <table:table-cell table:style-name="ce14" table:formula="of:=COM.MICROSOFT.IFS([.E58]=[$Konventionen.$C$2];[.J58]+[$Konventionen.$E$2];[.E58]=[$Konventionen.$C$3];[.J58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58]);#NULL!;WEEKNUM([.N58];21))" office:value-type="string" office:string-value="" calcext:value-type="error">
            <text:p>#NULL!</text:p>
          </table:table-cell>
          <table:table-cell table:style-name="ce34" table:formula="of:=IF(AND([.J58]&lt;=[.N58];[.L58]&gt;=[.N58]);IF([.K58]&lt;=[.N5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59]);#NULL!;IF(ISBLANK([.I59]);ORG.OPENOFFICE.YEARS([.C59];TODAY();0);ORG.OPENOFFICE.YEARS([.C59];[.I59];0)))" office:value-type="string" office:string-value="" calcext:value-type="error">
            <text:p>#NULL!</text:p>
          </table:table-cell>
          <table:table-cell table:style-name="ce18"/>
          <table:table-cell table:formula="of:=IF(AND([.D59]&lt;60;[.E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9]);;WEEKNUM([.G59];21))" office:value-type="float" office:value="0" calcext:value-type="float">
            <text:p>0</text:p>
          </table:table-cell>
          <table:table-cell/>
          <table:table-cell table:style-name="ce14" table:formula="of:=IF(ISBLANK([.I59]);COM.MICROSOFT.IFS([.E59]=[$Konventionen.$C$2];[.G59]+[$Konventionen.$D$2];[.E59]=[$Konventionen.$C$3];[.G59]+[$Konventionen.$D$3]); COM.MICROSOFT.IFS([.E59]=[$Konventionen.$C$2];[.I59]+[$Konventionen.$D$2];[.E59]=[$Konventionen.$C$3];[.I59]+[$Konventionen.$D$3]))" office:value-type="string" office:string-value="" calcext:value-type="error">
            <text:p>#NV</text:p>
          </table:table-cell>
          <table:table-cell table:style-name="ce14" table:formula="of:=[.L59]-7" office:value-type="string" office:string-value="" calcext:value-type="error">
            <text:p>#NV</text:p>
          </table:table-cell>
          <table:table-cell table:style-name="ce14" table:formula="of:=COM.MICROSOFT.IFS([.E59]=[$Konventionen.$C$2];[.J59]+[$Konventionen.$E$2];[.E59]=[$Konventionen.$C$3];[.J59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59]);#NULL!;WEEKNUM([.N59];21))" office:value-type="string" office:string-value="" calcext:value-type="error">
            <text:p>#NULL!</text:p>
          </table:table-cell>
          <table:table-cell table:style-name="ce34" table:formula="of:=IF(AND([.J59]&lt;=[.N59];[.L59]&gt;=[.N59]);IF([.K59]&lt;=[.N5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0]);#NULL!;IF(ISBLANK([.I60]);ORG.OPENOFFICE.YEARS([.C60];TODAY();0);ORG.OPENOFFICE.YEARS([.C60];[.I60];0)))" office:value-type="string" office:string-value="" calcext:value-type="error">
            <text:p>#NULL!</text:p>
          </table:table-cell>
          <table:table-cell table:style-name="ce18"/>
          <table:table-cell table:formula="of:=IF(AND([.D60]&lt;60;[.E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0]);;WEEKNUM([.G60];21))" office:value-type="float" office:value="0" calcext:value-type="float">
            <text:p>0</text:p>
          </table:table-cell>
          <table:table-cell/>
          <table:table-cell table:style-name="ce14" table:formula="of:=IF(ISBLANK([.I60]);COM.MICROSOFT.IFS([.E60]=[$Konventionen.$C$2];[.G60]+[$Konventionen.$D$2];[.E60]=[$Konventionen.$C$3];[.G60]+[$Konventionen.$D$3]); COM.MICROSOFT.IFS([.E60]=[$Konventionen.$C$2];[.I60]+[$Konventionen.$D$2];[.E60]=[$Konventionen.$C$3];[.I60]+[$Konventionen.$D$3]))" office:value-type="string" office:string-value="" calcext:value-type="error">
            <text:p>#NV</text:p>
          </table:table-cell>
          <table:table-cell table:style-name="ce14" table:formula="of:=[.L60]-7" office:value-type="string" office:string-value="" calcext:value-type="error">
            <text:p>#NV</text:p>
          </table:table-cell>
          <table:table-cell table:style-name="ce14" table:formula="of:=COM.MICROSOFT.IFS([.E60]=[$Konventionen.$C$2];[.J60]+[$Konventionen.$E$2];[.E60]=[$Konventionen.$C$3];[.J60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60]);#NULL!;WEEKNUM([.N60];21))" office:value-type="string" office:string-value="" calcext:value-type="error">
            <text:p>#NULL!</text:p>
          </table:table-cell>
          <table:table-cell table:style-name="ce34" table:formula="of:=IF(AND([.J60]&lt;=[.N60];[.L60]&gt;=[.N60]);IF([.K60]&lt;=[.N6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1]);#NULL!;IF(ISBLANK([.I61]);ORG.OPENOFFICE.YEARS([.C61];TODAY();0);ORG.OPENOFFICE.YEARS([.C61];[.I61];0)))" office:value-type="string" office:string-value="" calcext:value-type="error">
            <text:p>#NULL!</text:p>
          </table:table-cell>
          <table:table-cell table:style-name="ce18"/>
          <table:table-cell table:formula="of:=IF(AND([.D61]&lt;60;[.E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1]);;WEEKNUM([.G61];21))" office:value-type="float" office:value="0" calcext:value-type="float">
            <text:p>0</text:p>
          </table:table-cell>
          <table:table-cell/>
          <table:table-cell table:style-name="ce14" table:formula="of:=IF(ISBLANK([.I61]);COM.MICROSOFT.IFS([.E61]=[$Konventionen.$C$2];[.G61]+[$Konventionen.$D$2];[.E61]=[$Konventionen.$C$3];[.G61]+[$Konventionen.$D$3]); COM.MICROSOFT.IFS([.E61]=[$Konventionen.$C$2];[.I61]+[$Konventionen.$D$2];[.E61]=[$Konventionen.$C$3];[.I61]+[$Konventionen.$D$3]))" office:value-type="string" office:string-value="" calcext:value-type="error">
            <text:p>#NV</text:p>
          </table:table-cell>
          <table:table-cell table:style-name="ce14" table:formula="of:=[.L61]-7" office:value-type="string" office:string-value="" calcext:value-type="error">
            <text:p>#NV</text:p>
          </table:table-cell>
          <table:table-cell table:style-name="ce14" table:formula="of:=COM.MICROSOFT.IFS([.E61]=[$Konventionen.$C$2];[.J61]+[$Konventionen.$E$2];[.E61]=[$Konventionen.$C$3];[.J61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61]);#NULL!;WEEKNUM([.N61];21))" office:value-type="string" office:string-value="" calcext:value-type="error">
            <text:p>#NULL!</text:p>
          </table:table-cell>
          <table:table-cell table:style-name="ce34" table:formula="of:=IF(AND([.J61]&lt;=[.N61];[.L61]&gt;=[.N61]);IF([.K61]&lt;=[.N6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2]);#NULL!;IF(ISBLANK([.I62]);ORG.OPENOFFICE.YEARS([.C62];TODAY();0);ORG.OPENOFFICE.YEARS([.C62];[.I62];0)))" office:value-type="string" office:string-value="" calcext:value-type="error">
            <text:p>#NULL!</text:p>
          </table:table-cell>
          <table:table-cell table:style-name="ce18"/>
          <table:table-cell table:formula="of:=IF(AND([.D62]&lt;60;[.E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2]);;WEEKNUM([.G62];21))" office:value-type="float" office:value="0" calcext:value-type="float">
            <text:p>0</text:p>
          </table:table-cell>
          <table:table-cell/>
          <table:table-cell table:style-name="ce14" table:formula="of:=IF(ISBLANK([.I62]);COM.MICROSOFT.IFS([.E62]=[$Konventionen.$C$2];[.G62]+[$Konventionen.$D$2];[.E62]=[$Konventionen.$C$3];[.G62]+[$Konventionen.$D$3]); COM.MICROSOFT.IFS([.E62]=[$Konventionen.$C$2];[.I62]+[$Konventionen.$D$2];[.E62]=[$Konventionen.$C$3];[.I62]+[$Konventionen.$D$3]))" office:value-type="string" office:string-value="" calcext:value-type="error">
            <text:p>#NV</text:p>
          </table:table-cell>
          <table:table-cell table:style-name="ce14" table:formula="of:=[.L62]-7" office:value-type="string" office:string-value="" calcext:value-type="error">
            <text:p>#NV</text:p>
          </table:table-cell>
          <table:table-cell table:style-name="ce14" table:formula="of:=COM.MICROSOFT.IFS([.E62]=[$Konventionen.$C$2];[.J62]+[$Konventionen.$E$2];[.E62]=[$Konventionen.$C$3];[.J62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62]);#NULL!;WEEKNUM([.N62];21))" office:value-type="string" office:string-value="" calcext:value-type="error">
            <text:p>#NULL!</text:p>
          </table:table-cell>
          <table:table-cell table:style-name="ce34" table:formula="of:=IF(AND([.J62]&lt;=[.N62];[.L62]&gt;=[.N62]);IF([.K62]&lt;=[.N6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3]);#NULL!;IF(ISBLANK([.I63]);ORG.OPENOFFICE.YEARS([.C63];TODAY();0);ORG.OPENOFFICE.YEARS([.C63];[.I63];0)))" office:value-type="string" office:string-value="" calcext:value-type="error">
            <text:p>#NULL!</text:p>
          </table:table-cell>
          <table:table-cell table:style-name="ce18"/>
          <table:table-cell table:formula="of:=IF(AND([.D63]&lt;60;[.E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3]);;WEEKNUM([.G63];21))" office:value-type="float" office:value="0" calcext:value-type="float">
            <text:p>0</text:p>
          </table:table-cell>
          <table:table-cell/>
          <table:table-cell table:style-name="ce14" table:formula="of:=IF(ISBLANK([.I63]);COM.MICROSOFT.IFS([.E63]=[$Konventionen.$C$2];[.G63]+[$Konventionen.$D$2];[.E63]=[$Konventionen.$C$3];[.G63]+[$Konventionen.$D$3]); COM.MICROSOFT.IFS([.E63]=[$Konventionen.$C$2];[.I63]+[$Konventionen.$D$2];[.E63]=[$Konventionen.$C$3];[.I63]+[$Konventionen.$D$3]))" office:value-type="string" office:string-value="" calcext:value-type="error">
            <text:p>#NV</text:p>
          </table:table-cell>
          <table:table-cell table:style-name="ce14" table:formula="of:=[.L63]-7" office:value-type="string" office:string-value="" calcext:value-type="error">
            <text:p>#NV</text:p>
          </table:table-cell>
          <table:table-cell table:style-name="ce14" table:formula="of:=COM.MICROSOFT.IFS([.E63]=[$Konventionen.$C$2];[.J63]+[$Konventionen.$E$2];[.E63]=[$Konventionen.$C$3];[.J63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63]);#NULL!;WEEKNUM([.N63];21))" office:value-type="string" office:string-value="" calcext:value-type="error">
            <text:p>#NULL!</text:p>
          </table:table-cell>
          <table:table-cell table:style-name="ce34" table:formula="of:=IF(AND([.J63]&lt;=[.N63];[.L63]&gt;=[.N63]);IF([.K63]&lt;=[.N6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4]);#NULL!;IF(ISBLANK([.I64]);ORG.OPENOFFICE.YEARS([.C64];TODAY();0);ORG.OPENOFFICE.YEARS([.C64];[.I64];0)))" office:value-type="string" office:string-value="" calcext:value-type="error">
            <text:p>#NULL!</text:p>
          </table:table-cell>
          <table:table-cell table:style-name="ce18"/>
          <table:table-cell table:formula="of:=IF(AND([.D64]&lt;60;[.E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4]);;WEEKNUM([.G64];21))" office:value-type="float" office:value="0" calcext:value-type="float">
            <text:p>0</text:p>
          </table:table-cell>
          <table:table-cell/>
          <table:table-cell table:style-name="ce14" table:formula="of:=IF(ISBLANK([.I64]);COM.MICROSOFT.IFS([.E64]=[$Konventionen.$C$2];[.G64]+[$Konventionen.$D$2];[.E64]=[$Konventionen.$C$3];[.G64]+[$Konventionen.$D$3]); COM.MICROSOFT.IFS([.E64]=[$Konventionen.$C$2];[.I64]+[$Konventionen.$D$2];[.E64]=[$Konventionen.$C$3];[.I64]+[$Konventionen.$D$3]))" office:value-type="string" office:string-value="" calcext:value-type="error">
            <text:p>#NV</text:p>
          </table:table-cell>
          <table:table-cell table:style-name="ce14" table:formula="of:=[.L64]-7" office:value-type="string" office:string-value="" calcext:value-type="error">
            <text:p>#NV</text:p>
          </table:table-cell>
          <table:table-cell table:style-name="ce14" table:formula="of:=COM.MICROSOFT.IFS([.E64]=[$Konventionen.$C$2];[.J64]+[$Konventionen.$E$2];[.E64]=[$Konventionen.$C$3];[.J64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64]);#NULL!;WEEKNUM([.N64];21))" office:value-type="string" office:string-value="" calcext:value-type="error">
            <text:p>#NULL!</text:p>
          </table:table-cell>
          <table:table-cell table:style-name="ce34" table:formula="of:=IF(AND([.J64]&lt;=[.N64];[.L64]&gt;=[.N64]);IF([.K64]&lt;=[.N6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5]);#NULL!;IF(ISBLANK([.I65]);ORG.OPENOFFICE.YEARS([.C65];TODAY();0);ORG.OPENOFFICE.YEARS([.C65];[.I65];0)))" office:value-type="string" office:string-value="" calcext:value-type="error">
            <text:p>#NULL!</text:p>
          </table:table-cell>
          <table:table-cell table:style-name="ce18"/>
          <table:table-cell table:formula="of:=IF(AND([.D65]&lt;60;[.E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5]);;WEEKNUM([.G65];21))" office:value-type="float" office:value="0" calcext:value-type="float">
            <text:p>0</text:p>
          </table:table-cell>
          <table:table-cell/>
          <table:table-cell table:style-name="ce14" table:formula="of:=IF(ISBLANK([.I65]);COM.MICROSOFT.IFS([.E65]=[$Konventionen.$C$2];[.G65]+[$Konventionen.$D$2];[.E65]=[$Konventionen.$C$3];[.G65]+[$Konventionen.$D$3]); COM.MICROSOFT.IFS([.E65]=[$Konventionen.$C$2];[.I65]+[$Konventionen.$D$2];[.E65]=[$Konventionen.$C$3];[.I65]+[$Konventionen.$D$3]))" office:value-type="string" office:string-value="" calcext:value-type="error">
            <text:p>#NV</text:p>
          </table:table-cell>
          <table:table-cell table:style-name="ce14" table:formula="of:=[.L65]-7" office:value-type="string" office:string-value="" calcext:value-type="error">
            <text:p>#NV</text:p>
          </table:table-cell>
          <table:table-cell table:style-name="ce14" table:formula="of:=COM.MICROSOFT.IFS([.E65]=[$Konventionen.$C$2];[.J65]+[$Konventionen.$E$2];[.E65]=[$Konventionen.$C$3];[.J65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65]);#NULL!;WEEKNUM([.N65];21))" office:value-type="string" office:string-value="" calcext:value-type="error">
            <text:p>#NULL!</text:p>
          </table:table-cell>
          <table:table-cell table:style-name="ce34" table:formula="of:=IF(AND([.J65]&lt;=[.N65];[.L65]&gt;=[.N65]);IF([.K65]&lt;=[.N6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6]);#NULL!;IF(ISBLANK([.I66]);ORG.OPENOFFICE.YEARS([.C66];TODAY();0);ORG.OPENOFFICE.YEARS([.C66];[.I66];0)))" office:value-type="string" office:string-value="" calcext:value-type="error">
            <text:p>#NULL!</text:p>
          </table:table-cell>
          <table:table-cell table:style-name="ce18"/>
          <table:table-cell table:formula="of:=IF(AND([.D66]&lt;60;[.E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6]);;WEEKNUM([.G66];21))" office:value-type="float" office:value="0" calcext:value-type="float">
            <text:p>0</text:p>
          </table:table-cell>
          <table:table-cell/>
          <table:table-cell table:style-name="ce14" table:formula="of:=IF(ISBLANK([.I66]);COM.MICROSOFT.IFS([.E66]=[$Konventionen.$C$2];[.G66]+[$Konventionen.$D$2];[.E66]=[$Konventionen.$C$3];[.G66]+[$Konventionen.$D$3]); COM.MICROSOFT.IFS([.E66]=[$Konventionen.$C$2];[.I66]+[$Konventionen.$D$2];[.E66]=[$Konventionen.$C$3];[.I66]+[$Konventionen.$D$3]))" office:value-type="string" office:string-value="" calcext:value-type="error">
            <text:p>#NV</text:p>
          </table:table-cell>
          <table:table-cell table:style-name="ce14" table:formula="of:=[.L66]-7" office:value-type="string" office:string-value="" calcext:value-type="error">
            <text:p>#NV</text:p>
          </table:table-cell>
          <table:table-cell table:style-name="ce14" table:formula="of:=COM.MICROSOFT.IFS([.E66]=[$Konventionen.$C$2];[.J66]+[$Konventionen.$E$2];[.E66]=[$Konventionen.$C$3];[.J66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66]);#NULL!;WEEKNUM([.N66];21))" office:value-type="string" office:string-value="" calcext:value-type="error">
            <text:p>#NULL!</text:p>
          </table:table-cell>
          <table:table-cell table:style-name="ce34" table:formula="of:=IF(AND([.J66]&lt;=[.N66];[.L66]&gt;=[.N66]);IF([.K66]&lt;=[.N6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7]);#NULL!;IF(ISBLANK([.I67]);ORG.OPENOFFICE.YEARS([.C67];TODAY();0);ORG.OPENOFFICE.YEARS([.C67];[.I67];0)))" office:value-type="string" office:string-value="" calcext:value-type="error">
            <text:p>#NULL!</text:p>
          </table:table-cell>
          <table:table-cell table:style-name="ce18"/>
          <table:table-cell table:formula="of:=IF(AND([.D67]&lt;60;[.E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7]);;WEEKNUM([.G67];21))" office:value-type="float" office:value="0" calcext:value-type="float">
            <text:p>0</text:p>
          </table:table-cell>
          <table:table-cell/>
          <table:table-cell table:style-name="ce14" table:formula="of:=IF(ISBLANK([.I67]);COM.MICROSOFT.IFS([.E67]=[$Konventionen.$C$2];[.G67]+[$Konventionen.$D$2];[.E67]=[$Konventionen.$C$3];[.G67]+[$Konventionen.$D$3]); COM.MICROSOFT.IFS([.E67]=[$Konventionen.$C$2];[.I67]+[$Konventionen.$D$2];[.E67]=[$Konventionen.$C$3];[.I67]+[$Konventionen.$D$3]))" office:value-type="string" office:string-value="" calcext:value-type="error">
            <text:p>#NV</text:p>
          </table:table-cell>
          <table:table-cell table:style-name="ce14" table:formula="of:=[.L67]-7" office:value-type="string" office:string-value="" calcext:value-type="error">
            <text:p>#NV</text:p>
          </table:table-cell>
          <table:table-cell table:style-name="ce14" table:formula="of:=COM.MICROSOFT.IFS([.E67]=[$Konventionen.$C$2];[.J67]+[$Konventionen.$E$2];[.E67]=[$Konventionen.$C$3];[.J67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67]);#NULL!;WEEKNUM([.N67];21))" office:value-type="string" office:string-value="" calcext:value-type="error">
            <text:p>#NULL!</text:p>
          </table:table-cell>
          <table:table-cell table:style-name="ce34" table:formula="of:=IF(AND([.J67]&lt;=[.N67];[.L67]&gt;=[.N67]);IF([.K67]&lt;=[.N6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8]);#NULL!;IF(ISBLANK([.I68]);ORG.OPENOFFICE.YEARS([.C68];TODAY();0);ORG.OPENOFFICE.YEARS([.C68];[.I68];0)))" office:value-type="string" office:string-value="" calcext:value-type="error">
            <text:p>#NULL!</text:p>
          </table:table-cell>
          <table:table-cell table:style-name="ce18"/>
          <table:table-cell table:formula="of:=IF(AND([.D68]&lt;60;[.E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8]);;WEEKNUM([.G68];21))" office:value-type="float" office:value="0" calcext:value-type="float">
            <text:p>0</text:p>
          </table:table-cell>
          <table:table-cell/>
          <table:table-cell table:style-name="ce14" table:formula="of:=IF(ISBLANK([.I68]);COM.MICROSOFT.IFS([.E68]=[$Konventionen.$C$2];[.G68]+[$Konventionen.$D$2];[.E68]=[$Konventionen.$C$3];[.G68]+[$Konventionen.$D$3]); COM.MICROSOFT.IFS([.E68]=[$Konventionen.$C$2];[.I68]+[$Konventionen.$D$2];[.E68]=[$Konventionen.$C$3];[.I68]+[$Konventionen.$D$3]))" office:value-type="string" office:string-value="" calcext:value-type="error">
            <text:p>#NV</text:p>
          </table:table-cell>
          <table:table-cell table:style-name="ce14" table:formula="of:=[.L68]-7" office:value-type="string" office:string-value="" calcext:value-type="error">
            <text:p>#NV</text:p>
          </table:table-cell>
          <table:table-cell table:style-name="ce14" table:formula="of:=COM.MICROSOFT.IFS([.E68]=[$Konventionen.$C$2];[.J68]+[$Konventionen.$E$2];[.E68]=[$Konventionen.$C$3];[.J68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68]);#NULL!;WEEKNUM([.N68];21))" office:value-type="string" office:string-value="" calcext:value-type="error">
            <text:p>#NULL!</text:p>
          </table:table-cell>
          <table:table-cell table:style-name="ce34" table:formula="of:=IF(AND([.J68]&lt;=[.N68];[.L68]&gt;=[.N68]);IF([.K68]&lt;=[.N6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69]);#NULL!;IF(ISBLANK([.I69]);ORG.OPENOFFICE.YEARS([.C69];TODAY();0);ORG.OPENOFFICE.YEARS([.C69];[.I69];0)))" office:value-type="string" office:string-value="" calcext:value-type="error">
            <text:p>#NULL!</text:p>
          </table:table-cell>
          <table:table-cell table:style-name="ce18"/>
          <table:table-cell table:formula="of:=IF(AND([.D69]&lt;60;[.E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9]);;WEEKNUM([.G69];21))" office:value-type="float" office:value="0" calcext:value-type="float">
            <text:p>0</text:p>
          </table:table-cell>
          <table:table-cell/>
          <table:table-cell table:style-name="ce14" table:formula="of:=IF(ISBLANK([.I69]);COM.MICROSOFT.IFS([.E69]=[$Konventionen.$C$2];[.G69]+[$Konventionen.$D$2];[.E69]=[$Konventionen.$C$3];[.G69]+[$Konventionen.$D$3]); COM.MICROSOFT.IFS([.E69]=[$Konventionen.$C$2];[.I69]+[$Konventionen.$D$2];[.E69]=[$Konventionen.$C$3];[.I69]+[$Konventionen.$D$3]))" office:value-type="string" office:string-value="" calcext:value-type="error">
            <text:p>#NV</text:p>
          </table:table-cell>
          <table:table-cell table:style-name="ce14" table:formula="of:=[.L69]-7" office:value-type="string" office:string-value="" calcext:value-type="error">
            <text:p>#NV</text:p>
          </table:table-cell>
          <table:table-cell table:style-name="ce14" table:formula="of:=COM.MICROSOFT.IFS([.E69]=[$Konventionen.$C$2];[.J69]+[$Konventionen.$E$2];[.E69]=[$Konventionen.$C$3];[.J69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69]);#NULL!;WEEKNUM([.N69];21))" office:value-type="string" office:string-value="" calcext:value-type="error">
            <text:p>#NULL!</text:p>
          </table:table-cell>
          <table:table-cell table:style-name="ce34" table:formula="of:=IF(AND([.J69]&lt;=[.N69];[.L69]&gt;=[.N69]);IF([.K69]&lt;=[.N6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0]);#NULL!;IF(ISBLANK([.I70]);ORG.OPENOFFICE.YEARS([.C70];TODAY();0);ORG.OPENOFFICE.YEARS([.C70];[.I70];0)))" office:value-type="string" office:string-value="" calcext:value-type="error">
            <text:p>#NULL!</text:p>
          </table:table-cell>
          <table:table-cell table:style-name="ce18"/>
          <table:table-cell table:formula="of:=IF(AND([.D70]&lt;60;[.E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0]);;WEEKNUM([.G70];21))" office:value-type="float" office:value="0" calcext:value-type="float">
            <text:p>0</text:p>
          </table:table-cell>
          <table:table-cell/>
          <table:table-cell table:style-name="ce14" table:formula="of:=IF(ISBLANK([.I70]);COM.MICROSOFT.IFS([.E70]=[$Konventionen.$C$2];[.G70]+[$Konventionen.$D$2];[.E70]=[$Konventionen.$C$3];[.G70]+[$Konventionen.$D$3]); COM.MICROSOFT.IFS([.E70]=[$Konventionen.$C$2];[.I70]+[$Konventionen.$D$2];[.E70]=[$Konventionen.$C$3];[.I70]+[$Konventionen.$D$3]))" office:value-type="string" office:string-value="" calcext:value-type="error">
            <text:p>#NV</text:p>
          </table:table-cell>
          <table:table-cell table:style-name="ce14" table:formula="of:=[.L70]-7" office:value-type="string" office:string-value="" calcext:value-type="error">
            <text:p>#NV</text:p>
          </table:table-cell>
          <table:table-cell table:style-name="ce14" table:formula="of:=COM.MICROSOFT.IFS([.E70]=[$Konventionen.$C$2];[.J70]+[$Konventionen.$E$2];[.E70]=[$Konventionen.$C$3];[.J70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70]);#NULL!;WEEKNUM([.N70];21))" office:value-type="string" office:string-value="" calcext:value-type="error">
            <text:p>#NULL!</text:p>
          </table:table-cell>
          <table:table-cell table:style-name="ce34" table:formula="of:=IF(AND([.J70]&lt;=[.N70];[.L70]&gt;=[.N70]);IF([.K70]&lt;=[.N7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1]);#NULL!;IF(ISBLANK([.I71]);ORG.OPENOFFICE.YEARS([.C71];TODAY();0);ORG.OPENOFFICE.YEARS([.C71];[.I71];0)))" office:value-type="string" office:string-value="" calcext:value-type="error">
            <text:p>#NULL!</text:p>
          </table:table-cell>
          <table:table-cell table:style-name="ce18"/>
          <table:table-cell table:formula="of:=IF(AND([.D71]&lt;60;[.E7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1]);;WEEKNUM([.G71];21))" office:value-type="float" office:value="0" calcext:value-type="float">
            <text:p>0</text:p>
          </table:table-cell>
          <table:table-cell/>
          <table:table-cell table:style-name="ce14" table:formula="of:=IF(ISBLANK([.I71]);COM.MICROSOFT.IFS([.E71]=[$Konventionen.$C$2];[.G71]+[$Konventionen.$D$2];[.E71]=[$Konventionen.$C$3];[.G71]+[$Konventionen.$D$3]); COM.MICROSOFT.IFS([.E71]=[$Konventionen.$C$2];[.I71]+[$Konventionen.$D$2];[.E71]=[$Konventionen.$C$3];[.I71]+[$Konventionen.$D$3]))" office:value-type="string" office:string-value="" calcext:value-type="error">
            <text:p>#NV</text:p>
          </table:table-cell>
          <table:table-cell table:style-name="ce14" table:formula="of:=[.L71]-7" office:value-type="string" office:string-value="" calcext:value-type="error">
            <text:p>#NV</text:p>
          </table:table-cell>
          <table:table-cell table:style-name="ce14" table:formula="of:=COM.MICROSOFT.IFS([.E71]=[$Konventionen.$C$2];[.J71]+[$Konventionen.$E$2];[.E71]=[$Konventionen.$C$3];[.J71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71]);#NULL!;WEEKNUM([.N71];21))" office:value-type="string" office:string-value="" calcext:value-type="error">
            <text:p>#NULL!</text:p>
          </table:table-cell>
          <table:table-cell table:style-name="ce34" table:formula="of:=IF(AND([.J71]&lt;=[.N71];[.L71]&gt;=[.N71]);IF([.K71]&lt;=[.N7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2]);#NULL!;IF(ISBLANK([.I72]);ORG.OPENOFFICE.YEARS([.C72];TODAY();0);ORG.OPENOFFICE.YEARS([.C72];[.I72];0)))" office:value-type="string" office:string-value="" calcext:value-type="error">
            <text:p>#NULL!</text:p>
          </table:table-cell>
          <table:table-cell table:style-name="ce18"/>
          <table:table-cell table:formula="of:=IF(AND([.D72]&lt;60;[.E7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2]);;WEEKNUM([.G72];21))" office:value-type="float" office:value="0" calcext:value-type="float">
            <text:p>0</text:p>
          </table:table-cell>
          <table:table-cell/>
          <table:table-cell table:style-name="ce14" table:formula="of:=IF(ISBLANK([.I72]);COM.MICROSOFT.IFS([.E72]=[$Konventionen.$C$2];[.G72]+[$Konventionen.$D$2];[.E72]=[$Konventionen.$C$3];[.G72]+[$Konventionen.$D$3]); COM.MICROSOFT.IFS([.E72]=[$Konventionen.$C$2];[.I72]+[$Konventionen.$D$2];[.E72]=[$Konventionen.$C$3];[.I72]+[$Konventionen.$D$3]))" office:value-type="string" office:string-value="" calcext:value-type="error">
            <text:p>#NV</text:p>
          </table:table-cell>
          <table:table-cell table:style-name="ce14" table:formula="of:=[.L72]-7" office:value-type="string" office:string-value="" calcext:value-type="error">
            <text:p>#NV</text:p>
          </table:table-cell>
          <table:table-cell table:style-name="ce14" table:formula="of:=COM.MICROSOFT.IFS([.E72]=[$Konventionen.$C$2];[.J72]+[$Konventionen.$E$2];[.E72]=[$Konventionen.$C$3];[.J72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72]);#NULL!;WEEKNUM([.N72];21))" office:value-type="string" office:string-value="" calcext:value-type="error">
            <text:p>#NULL!</text:p>
          </table:table-cell>
          <table:table-cell table:style-name="ce34" table:formula="of:=IF(AND([.J72]&lt;=[.N72];[.L72]&gt;=[.N72]);IF([.K72]&lt;=[.N7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3]);#NULL!;IF(ISBLANK([.I73]);ORG.OPENOFFICE.YEARS([.C73];TODAY();0);ORG.OPENOFFICE.YEARS([.C73];[.I73];0)))" office:value-type="string" office:string-value="" calcext:value-type="error">
            <text:p>#NULL!</text:p>
          </table:table-cell>
          <table:table-cell table:style-name="ce18"/>
          <table:table-cell table:formula="of:=IF(AND([.D73]&lt;60;[.E7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3]);;WEEKNUM([.G73];21))" office:value-type="float" office:value="0" calcext:value-type="float">
            <text:p>0</text:p>
          </table:table-cell>
          <table:table-cell/>
          <table:table-cell table:style-name="ce14" table:formula="of:=IF(ISBLANK([.I73]);COM.MICROSOFT.IFS([.E73]=[$Konventionen.$C$2];[.G73]+[$Konventionen.$D$2];[.E73]=[$Konventionen.$C$3];[.G73]+[$Konventionen.$D$3]); COM.MICROSOFT.IFS([.E73]=[$Konventionen.$C$2];[.I73]+[$Konventionen.$D$2];[.E73]=[$Konventionen.$C$3];[.I73]+[$Konventionen.$D$3]))" office:value-type="string" office:string-value="" calcext:value-type="error">
            <text:p>#NV</text:p>
          </table:table-cell>
          <table:table-cell table:style-name="ce14" table:formula="of:=[.L73]-7" office:value-type="string" office:string-value="" calcext:value-type="error">
            <text:p>#NV</text:p>
          </table:table-cell>
          <table:table-cell table:style-name="ce14" table:formula="of:=COM.MICROSOFT.IFS([.E73]=[$Konventionen.$C$2];[.J73]+[$Konventionen.$E$2];[.E73]=[$Konventionen.$C$3];[.J73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73]);#NULL!;WEEKNUM([.N73];21))" office:value-type="string" office:string-value="" calcext:value-type="error">
            <text:p>#NULL!</text:p>
          </table:table-cell>
          <table:table-cell table:style-name="ce34" table:formula="of:=IF(AND([.J73]&lt;=[.N73];[.L73]&gt;=[.N73]);IF([.K73]&lt;=[.N7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4]);#NULL!;IF(ISBLANK([.I74]);ORG.OPENOFFICE.YEARS([.C74];TODAY();0);ORG.OPENOFFICE.YEARS([.C74];[.I74];0)))" office:value-type="string" office:string-value="" calcext:value-type="error">
            <text:p>#NULL!</text:p>
          </table:table-cell>
          <table:table-cell table:style-name="ce18"/>
          <table:table-cell table:formula="of:=IF(AND([.D74]&lt;60;[.E7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4]);;WEEKNUM([.G74];21))" office:value-type="float" office:value="0" calcext:value-type="float">
            <text:p>0</text:p>
          </table:table-cell>
          <table:table-cell/>
          <table:table-cell table:style-name="ce14" table:formula="of:=IF(ISBLANK([.I74]);COM.MICROSOFT.IFS([.E74]=[$Konventionen.$C$2];[.G74]+[$Konventionen.$D$2];[.E74]=[$Konventionen.$C$3];[.G74]+[$Konventionen.$D$3]); COM.MICROSOFT.IFS([.E74]=[$Konventionen.$C$2];[.I74]+[$Konventionen.$D$2];[.E74]=[$Konventionen.$C$3];[.I74]+[$Konventionen.$D$3]))" office:value-type="string" office:string-value="" calcext:value-type="error">
            <text:p>#NV</text:p>
          </table:table-cell>
          <table:table-cell table:style-name="ce14" table:formula="of:=[.L74]-7" office:value-type="string" office:string-value="" calcext:value-type="error">
            <text:p>#NV</text:p>
          </table:table-cell>
          <table:table-cell table:style-name="ce14" table:formula="of:=COM.MICROSOFT.IFS([.E74]=[$Konventionen.$C$2];[.J74]+[$Konventionen.$E$2];[.E74]=[$Konventionen.$C$3];[.J74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74]);#NULL!;WEEKNUM([.N74];21))" office:value-type="string" office:string-value="" calcext:value-type="error">
            <text:p>#NULL!</text:p>
          </table:table-cell>
          <table:table-cell table:style-name="ce34" table:formula="of:=IF(AND([.J74]&lt;=[.N74];[.L74]&gt;=[.N74]);IF([.K74]&lt;=[.N7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5]);#NULL!;IF(ISBLANK([.I75]);ORG.OPENOFFICE.YEARS([.C75];TODAY();0);ORG.OPENOFFICE.YEARS([.C75];[.I75];0)))" office:value-type="string" office:string-value="" calcext:value-type="error">
            <text:p>#NULL!</text:p>
          </table:table-cell>
          <table:table-cell table:style-name="ce18"/>
          <table:table-cell table:formula="of:=IF(AND([.D75]&lt;60;[.E7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5]);;WEEKNUM([.G75];21))" office:value-type="float" office:value="0" calcext:value-type="float">
            <text:p>0</text:p>
          </table:table-cell>
          <table:table-cell/>
          <table:table-cell table:style-name="ce14" table:formula="of:=IF(ISBLANK([.I75]);COM.MICROSOFT.IFS([.E75]=[$Konventionen.$C$2];[.G75]+[$Konventionen.$D$2];[.E75]=[$Konventionen.$C$3];[.G75]+[$Konventionen.$D$3]); COM.MICROSOFT.IFS([.E75]=[$Konventionen.$C$2];[.I75]+[$Konventionen.$D$2];[.E75]=[$Konventionen.$C$3];[.I75]+[$Konventionen.$D$3]))" office:value-type="string" office:string-value="" calcext:value-type="error">
            <text:p>#NV</text:p>
          </table:table-cell>
          <table:table-cell table:style-name="ce14" table:formula="of:=[.L75]-7" office:value-type="string" office:string-value="" calcext:value-type="error">
            <text:p>#NV</text:p>
          </table:table-cell>
          <table:table-cell table:style-name="ce14" table:formula="of:=COM.MICROSOFT.IFS([.E75]=[$Konventionen.$C$2];[.J75]+[$Konventionen.$E$2];[.E75]=[$Konventionen.$C$3];[.J75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75]);#NULL!;WEEKNUM([.N75];21))" office:value-type="string" office:string-value="" calcext:value-type="error">
            <text:p>#NULL!</text:p>
          </table:table-cell>
          <table:table-cell table:style-name="ce34" table:formula="of:=IF(AND([.J75]&lt;=[.N75];[.L75]&gt;=[.N75]);IF([.K75]&lt;=[.N7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6]);#NULL!;IF(ISBLANK([.I76]);ORG.OPENOFFICE.YEARS([.C76];TODAY();0);ORG.OPENOFFICE.YEARS([.C76];[.I76];0)))" office:value-type="string" office:string-value="" calcext:value-type="error">
            <text:p>#NULL!</text:p>
          </table:table-cell>
          <table:table-cell table:style-name="ce18"/>
          <table:table-cell table:formula="of:=IF(AND([.D76]&lt;60;[.E7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6]);;WEEKNUM([.G76];21))" office:value-type="float" office:value="0" calcext:value-type="float">
            <text:p>0</text:p>
          </table:table-cell>
          <table:table-cell/>
          <table:table-cell table:style-name="ce14" table:formula="of:=IF(ISBLANK([.I76]);COM.MICROSOFT.IFS([.E76]=[$Konventionen.$C$2];[.G76]+[$Konventionen.$D$2];[.E76]=[$Konventionen.$C$3];[.G76]+[$Konventionen.$D$3]); COM.MICROSOFT.IFS([.E76]=[$Konventionen.$C$2];[.I76]+[$Konventionen.$D$2];[.E76]=[$Konventionen.$C$3];[.I76]+[$Konventionen.$D$3]))" office:value-type="string" office:string-value="" calcext:value-type="error">
            <text:p>#NV</text:p>
          </table:table-cell>
          <table:table-cell table:style-name="ce14" table:formula="of:=[.L76]-7" office:value-type="string" office:string-value="" calcext:value-type="error">
            <text:p>#NV</text:p>
          </table:table-cell>
          <table:table-cell table:style-name="ce14" table:formula="of:=COM.MICROSOFT.IFS([.E76]=[$Konventionen.$C$2];[.J76]+[$Konventionen.$E$2];[.E76]=[$Konventionen.$C$3];[.J76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76]);#NULL!;WEEKNUM([.N76];21))" office:value-type="string" office:string-value="" calcext:value-type="error">
            <text:p>#NULL!</text:p>
          </table:table-cell>
          <table:table-cell table:style-name="ce34" table:formula="of:=IF(AND([.J76]&lt;=[.N76];[.L76]&gt;=[.N76]);IF([.K76]&lt;=[.N7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7]);#NULL!;IF(ISBLANK([.I77]);ORG.OPENOFFICE.YEARS([.C77];TODAY();0);ORG.OPENOFFICE.YEARS([.C77];[.I77];0)))" office:value-type="string" office:string-value="" calcext:value-type="error">
            <text:p>#NULL!</text:p>
          </table:table-cell>
          <table:table-cell table:style-name="ce18"/>
          <table:table-cell table:formula="of:=IF(AND([.D77]&lt;60;[.E7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7]);;WEEKNUM([.G77];21))" office:value-type="float" office:value="0" calcext:value-type="float">
            <text:p>0</text:p>
          </table:table-cell>
          <table:table-cell/>
          <table:table-cell table:style-name="ce14" table:formula="of:=IF(ISBLANK([.I77]);COM.MICROSOFT.IFS([.E77]=[$Konventionen.$C$2];[.G77]+[$Konventionen.$D$2];[.E77]=[$Konventionen.$C$3];[.G77]+[$Konventionen.$D$3]); COM.MICROSOFT.IFS([.E77]=[$Konventionen.$C$2];[.I77]+[$Konventionen.$D$2];[.E77]=[$Konventionen.$C$3];[.I77]+[$Konventionen.$D$3]))" office:value-type="string" office:string-value="" calcext:value-type="error">
            <text:p>#NV</text:p>
          </table:table-cell>
          <table:table-cell table:style-name="ce14" table:formula="of:=[.L77]-7" office:value-type="string" office:string-value="" calcext:value-type="error">
            <text:p>#NV</text:p>
          </table:table-cell>
          <table:table-cell table:style-name="ce14" table:formula="of:=COM.MICROSOFT.IFS([.E77]=[$Konventionen.$C$2];[.J77]+[$Konventionen.$E$2];[.E77]=[$Konventionen.$C$3];[.J77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77]);#NULL!;WEEKNUM([.N77];21))" office:value-type="string" office:string-value="" calcext:value-type="error">
            <text:p>#NULL!</text:p>
          </table:table-cell>
          <table:table-cell table:style-name="ce34" table:formula="of:=IF(AND([.J77]&lt;=[.N77];[.L77]&gt;=[.N77]);IF([.K77]&lt;=[.N7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8]);#NULL!;IF(ISBLANK([.I78]);ORG.OPENOFFICE.YEARS([.C78];TODAY();0);ORG.OPENOFFICE.YEARS([.C78];[.I78];0)))" office:value-type="string" office:string-value="" calcext:value-type="error">
            <text:p>#NULL!</text:p>
          </table:table-cell>
          <table:table-cell table:style-name="ce18"/>
          <table:table-cell table:formula="of:=IF(AND([.D78]&lt;60;[.E7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8]);;WEEKNUM([.G78];21))" office:value-type="float" office:value="0" calcext:value-type="float">
            <text:p>0</text:p>
          </table:table-cell>
          <table:table-cell/>
          <table:table-cell table:style-name="ce14" table:formula="of:=IF(ISBLANK([.I78]);COM.MICROSOFT.IFS([.E78]=[$Konventionen.$C$2];[.G78]+[$Konventionen.$D$2];[.E78]=[$Konventionen.$C$3];[.G78]+[$Konventionen.$D$3]); COM.MICROSOFT.IFS([.E78]=[$Konventionen.$C$2];[.I78]+[$Konventionen.$D$2];[.E78]=[$Konventionen.$C$3];[.I78]+[$Konventionen.$D$3]))" office:value-type="string" office:string-value="" calcext:value-type="error">
            <text:p>#NV</text:p>
          </table:table-cell>
          <table:table-cell table:style-name="ce14" table:formula="of:=[.L78]-7" office:value-type="string" office:string-value="" calcext:value-type="error">
            <text:p>#NV</text:p>
          </table:table-cell>
          <table:table-cell table:style-name="ce14" table:formula="of:=COM.MICROSOFT.IFS([.E78]=[$Konventionen.$C$2];[.J78]+[$Konventionen.$E$2];[.E78]=[$Konventionen.$C$3];[.J78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78]);#NULL!;WEEKNUM([.N78];21))" office:value-type="string" office:string-value="" calcext:value-type="error">
            <text:p>#NULL!</text:p>
          </table:table-cell>
          <table:table-cell table:style-name="ce34" table:formula="of:=IF(AND([.J78]&lt;=[.N78];[.L78]&gt;=[.N78]);IF([.K78]&lt;=[.N7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79]);#NULL!;IF(ISBLANK([.I79]);ORG.OPENOFFICE.YEARS([.C79];TODAY();0);ORG.OPENOFFICE.YEARS([.C79];[.I79];0)))" office:value-type="string" office:string-value="" calcext:value-type="error">
            <text:p>#NULL!</text:p>
          </table:table-cell>
          <table:table-cell table:style-name="ce18"/>
          <table:table-cell table:formula="of:=IF(AND([.D79]&lt;60;[.E7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9]);;WEEKNUM([.G79];21))" office:value-type="float" office:value="0" calcext:value-type="float">
            <text:p>0</text:p>
          </table:table-cell>
          <table:table-cell/>
          <table:table-cell table:style-name="ce14" table:formula="of:=IF(ISBLANK([.I79]);COM.MICROSOFT.IFS([.E79]=[$Konventionen.$C$2];[.G79]+[$Konventionen.$D$2];[.E79]=[$Konventionen.$C$3];[.G79]+[$Konventionen.$D$3]); COM.MICROSOFT.IFS([.E79]=[$Konventionen.$C$2];[.I79]+[$Konventionen.$D$2];[.E79]=[$Konventionen.$C$3];[.I79]+[$Konventionen.$D$3]))" office:value-type="string" office:string-value="" calcext:value-type="error">
            <text:p>#NV</text:p>
          </table:table-cell>
          <table:table-cell table:style-name="ce14" table:formula="of:=[.L79]-7" office:value-type="string" office:string-value="" calcext:value-type="error">
            <text:p>#NV</text:p>
          </table:table-cell>
          <table:table-cell table:style-name="ce14" table:formula="of:=COM.MICROSOFT.IFS([.E79]=[$Konventionen.$C$2];[.J79]+[$Konventionen.$E$2];[.E79]=[$Konventionen.$C$3];[.J79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79]);#NULL!;WEEKNUM([.N79];21))" office:value-type="string" office:string-value="" calcext:value-type="error">
            <text:p>#NULL!</text:p>
          </table:table-cell>
          <table:table-cell table:style-name="ce34" table:formula="of:=IF(AND([.J79]&lt;=[.N79];[.L79]&gt;=[.N79]);IF([.K79]&lt;=[.N7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0]);#NULL!;IF(ISBLANK([.I80]);ORG.OPENOFFICE.YEARS([.C80];TODAY();0);ORG.OPENOFFICE.YEARS([.C80];[.I80];0)))" office:value-type="string" office:string-value="" calcext:value-type="error">
            <text:p>#NULL!</text:p>
          </table:table-cell>
          <table:table-cell table:style-name="ce18"/>
          <table:table-cell table:formula="of:=IF(AND([.D80]&lt;60;[.E8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0]);;WEEKNUM([.G80];21))" office:value-type="float" office:value="0" calcext:value-type="float">
            <text:p>0</text:p>
          </table:table-cell>
          <table:table-cell/>
          <table:table-cell table:style-name="ce14" table:formula="of:=IF(ISBLANK([.I80]);COM.MICROSOFT.IFS([.E80]=[$Konventionen.$C$2];[.G80]+[$Konventionen.$D$2];[.E80]=[$Konventionen.$C$3];[.G80]+[$Konventionen.$D$3]); COM.MICROSOFT.IFS([.E80]=[$Konventionen.$C$2];[.I80]+[$Konventionen.$D$2];[.E80]=[$Konventionen.$C$3];[.I80]+[$Konventionen.$D$3]))" office:value-type="string" office:string-value="" calcext:value-type="error">
            <text:p>#NV</text:p>
          </table:table-cell>
          <table:table-cell table:style-name="ce14" table:formula="of:=[.L80]-7" office:value-type="string" office:string-value="" calcext:value-type="error">
            <text:p>#NV</text:p>
          </table:table-cell>
          <table:table-cell table:style-name="ce14" table:formula="of:=COM.MICROSOFT.IFS([.E80]=[$Konventionen.$C$2];[.J80]+[$Konventionen.$E$2];[.E80]=[$Konventionen.$C$3];[.J80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80]);#NULL!;WEEKNUM([.N80];21))" office:value-type="string" office:string-value="" calcext:value-type="error">
            <text:p>#NULL!</text:p>
          </table:table-cell>
          <table:table-cell table:style-name="ce34" table:formula="of:=IF(AND([.J80]&lt;=[.N80];[.L80]&gt;=[.N80]);IF([.K80]&lt;=[.N8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1]);#NULL!;IF(ISBLANK([.I81]);ORG.OPENOFFICE.YEARS([.C81];TODAY();0);ORG.OPENOFFICE.YEARS([.C81];[.I81];0)))" office:value-type="string" office:string-value="" calcext:value-type="error">
            <text:p>#NULL!</text:p>
          </table:table-cell>
          <table:table-cell table:style-name="ce18"/>
          <table:table-cell table:formula="of:=IF(AND([.D81]&lt;60;[.E8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1]);;WEEKNUM([.G81];21))" office:value-type="float" office:value="0" calcext:value-type="float">
            <text:p>0</text:p>
          </table:table-cell>
          <table:table-cell/>
          <table:table-cell table:style-name="ce14" table:formula="of:=IF(ISBLANK([.I81]);COM.MICROSOFT.IFS([.E81]=[$Konventionen.$C$2];[.G81]+[$Konventionen.$D$2];[.E81]=[$Konventionen.$C$3];[.G81]+[$Konventionen.$D$3]); COM.MICROSOFT.IFS([.E81]=[$Konventionen.$C$2];[.I81]+[$Konventionen.$D$2];[.E81]=[$Konventionen.$C$3];[.I81]+[$Konventionen.$D$3]))" office:value-type="string" office:string-value="" calcext:value-type="error">
            <text:p>#NV</text:p>
          </table:table-cell>
          <table:table-cell table:style-name="ce14" table:formula="of:=[.L81]-7" office:value-type="string" office:string-value="" calcext:value-type="error">
            <text:p>#NV</text:p>
          </table:table-cell>
          <table:table-cell table:style-name="ce14" table:formula="of:=COM.MICROSOFT.IFS([.E81]=[$Konventionen.$C$2];[.J81]+[$Konventionen.$E$2];[.E81]=[$Konventionen.$C$3];[.J81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81]);#NULL!;WEEKNUM([.N81];21))" office:value-type="string" office:string-value="" calcext:value-type="error">
            <text:p>#NULL!</text:p>
          </table:table-cell>
          <table:table-cell table:style-name="ce34" table:formula="of:=IF(AND([.J81]&lt;=[.N81];[.L81]&gt;=[.N81]);IF([.K81]&lt;=[.N8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2]);#NULL!;IF(ISBLANK([.I82]);ORG.OPENOFFICE.YEARS([.C82];TODAY();0);ORG.OPENOFFICE.YEARS([.C82];[.I82];0)))" office:value-type="string" office:string-value="" calcext:value-type="error">
            <text:p>#NULL!</text:p>
          </table:table-cell>
          <table:table-cell table:style-name="ce18"/>
          <table:table-cell table:formula="of:=IF(AND([.D82]&lt;60;[.E8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2]);;WEEKNUM([.G82];21))" office:value-type="float" office:value="0" calcext:value-type="float">
            <text:p>0</text:p>
          </table:table-cell>
          <table:table-cell/>
          <table:table-cell table:style-name="ce14" table:formula="of:=IF(ISBLANK([.I82]);COM.MICROSOFT.IFS([.E82]=[$Konventionen.$C$2];[.G82]+[$Konventionen.$D$2];[.E82]=[$Konventionen.$C$3];[.G82]+[$Konventionen.$D$3]); COM.MICROSOFT.IFS([.E82]=[$Konventionen.$C$2];[.I82]+[$Konventionen.$D$2];[.E82]=[$Konventionen.$C$3];[.I82]+[$Konventionen.$D$3]))" office:value-type="string" office:string-value="" calcext:value-type="error">
            <text:p>#NV</text:p>
          </table:table-cell>
          <table:table-cell table:style-name="ce14" table:formula="of:=[.L82]-7" office:value-type="string" office:string-value="" calcext:value-type="error">
            <text:p>#NV</text:p>
          </table:table-cell>
          <table:table-cell table:style-name="ce14" table:formula="of:=COM.MICROSOFT.IFS([.E82]=[$Konventionen.$C$2];[.J82]+[$Konventionen.$E$2];[.E82]=[$Konventionen.$C$3];[.J82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82]);#NULL!;WEEKNUM([.N82];21))" office:value-type="string" office:string-value="" calcext:value-type="error">
            <text:p>#NULL!</text:p>
          </table:table-cell>
          <table:table-cell table:style-name="ce34" table:formula="of:=IF(AND([.J82]&lt;=[.N82];[.L82]&gt;=[.N82]);IF([.K82]&lt;=[.N8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3]);#NULL!;IF(ISBLANK([.I83]);ORG.OPENOFFICE.YEARS([.C83];TODAY();0);ORG.OPENOFFICE.YEARS([.C83];[.I83];0)))" office:value-type="string" office:string-value="" calcext:value-type="error">
            <text:p>#NULL!</text:p>
          </table:table-cell>
          <table:table-cell table:style-name="ce18"/>
          <table:table-cell table:formula="of:=IF(AND([.D83]&lt;60;[.E8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3]);;WEEKNUM([.G83];21))" office:value-type="float" office:value="0" calcext:value-type="float">
            <text:p>0</text:p>
          </table:table-cell>
          <table:table-cell/>
          <table:table-cell table:style-name="ce14" table:formula="of:=IF(ISBLANK([.I83]);COM.MICROSOFT.IFS([.E83]=[$Konventionen.$C$2];[.G83]+[$Konventionen.$D$2];[.E83]=[$Konventionen.$C$3];[.G83]+[$Konventionen.$D$3]); COM.MICROSOFT.IFS([.E83]=[$Konventionen.$C$2];[.I83]+[$Konventionen.$D$2];[.E83]=[$Konventionen.$C$3];[.I83]+[$Konventionen.$D$3]))" office:value-type="string" office:string-value="" calcext:value-type="error">
            <text:p>#NV</text:p>
          </table:table-cell>
          <table:table-cell table:style-name="ce14" table:formula="of:=[.L83]-7" office:value-type="string" office:string-value="" calcext:value-type="error">
            <text:p>#NV</text:p>
          </table:table-cell>
          <table:table-cell table:style-name="ce14" table:formula="of:=COM.MICROSOFT.IFS([.E83]=[$Konventionen.$C$2];[.J83]+[$Konventionen.$E$2];[.E83]=[$Konventionen.$C$3];[.J83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83]);#NULL!;WEEKNUM([.N83];21))" office:value-type="string" office:string-value="" calcext:value-type="error">
            <text:p>#NULL!</text:p>
          </table:table-cell>
          <table:table-cell table:style-name="ce34" table:formula="of:=IF(AND([.J83]&lt;=[.N83];[.L83]&gt;=[.N83]);IF([.K83]&lt;=[.N8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4]);#NULL!;IF(ISBLANK([.I84]);ORG.OPENOFFICE.YEARS([.C84];TODAY();0);ORG.OPENOFFICE.YEARS([.C84];[.I84];0)))" office:value-type="string" office:string-value="" calcext:value-type="error">
            <text:p>#NULL!</text:p>
          </table:table-cell>
          <table:table-cell table:style-name="ce18"/>
          <table:table-cell table:formula="of:=IF(AND([.D84]&lt;60;[.E8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4]);;WEEKNUM([.G84];21))" office:value-type="float" office:value="0" calcext:value-type="float">
            <text:p>0</text:p>
          </table:table-cell>
          <table:table-cell/>
          <table:table-cell table:style-name="ce14" table:formula="of:=IF(ISBLANK([.I84]);COM.MICROSOFT.IFS([.E84]=[$Konventionen.$C$2];[.G84]+[$Konventionen.$D$2];[.E84]=[$Konventionen.$C$3];[.G84]+[$Konventionen.$D$3]); COM.MICROSOFT.IFS([.E84]=[$Konventionen.$C$2];[.I84]+[$Konventionen.$D$2];[.E84]=[$Konventionen.$C$3];[.I84]+[$Konventionen.$D$3]))" office:value-type="string" office:string-value="" calcext:value-type="error">
            <text:p>#NV</text:p>
          </table:table-cell>
          <table:table-cell table:style-name="ce14" table:formula="of:=[.L84]-7" office:value-type="string" office:string-value="" calcext:value-type="error">
            <text:p>#NV</text:p>
          </table:table-cell>
          <table:table-cell table:style-name="ce14" table:formula="of:=COM.MICROSOFT.IFS([.E84]=[$Konventionen.$C$2];[.J84]+[$Konventionen.$E$2];[.E84]=[$Konventionen.$C$3];[.J84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84]);#NULL!;WEEKNUM([.N84];21))" office:value-type="string" office:string-value="" calcext:value-type="error">
            <text:p>#NULL!</text:p>
          </table:table-cell>
          <table:table-cell table:style-name="ce34" table:formula="of:=IF(AND([.J84]&lt;=[.N84];[.L84]&gt;=[.N84]);IF([.K84]&lt;=[.N8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5]);#NULL!;IF(ISBLANK([.I85]);ORG.OPENOFFICE.YEARS([.C85];TODAY();0);ORG.OPENOFFICE.YEARS([.C85];[.I85];0)))" office:value-type="string" office:string-value="" calcext:value-type="error">
            <text:p>#NULL!</text:p>
          </table:table-cell>
          <table:table-cell table:style-name="ce18"/>
          <table:table-cell table:formula="of:=IF(AND([.D85]&lt;60;[.E8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5]);;WEEKNUM([.G85];21))" office:value-type="float" office:value="0" calcext:value-type="float">
            <text:p>0</text:p>
          </table:table-cell>
          <table:table-cell/>
          <table:table-cell table:style-name="ce14" table:formula="of:=IF(ISBLANK([.I85]);COM.MICROSOFT.IFS([.E85]=[$Konventionen.$C$2];[.G85]+[$Konventionen.$D$2];[.E85]=[$Konventionen.$C$3];[.G85]+[$Konventionen.$D$3]); COM.MICROSOFT.IFS([.E85]=[$Konventionen.$C$2];[.I85]+[$Konventionen.$D$2];[.E85]=[$Konventionen.$C$3];[.I85]+[$Konventionen.$D$3]))" office:value-type="string" office:string-value="" calcext:value-type="error">
            <text:p>#NV</text:p>
          </table:table-cell>
          <table:table-cell table:style-name="ce14" table:formula="of:=[.L85]-7" office:value-type="string" office:string-value="" calcext:value-type="error">
            <text:p>#NV</text:p>
          </table:table-cell>
          <table:table-cell table:style-name="ce14" table:formula="of:=COM.MICROSOFT.IFS([.E85]=[$Konventionen.$C$2];[.J85]+[$Konventionen.$E$2];[.E85]=[$Konventionen.$C$3];[.J85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85]);#NULL!;WEEKNUM([.N85];21))" office:value-type="string" office:string-value="" calcext:value-type="error">
            <text:p>#NULL!</text:p>
          </table:table-cell>
          <table:table-cell table:style-name="ce34" table:formula="of:=IF(AND([.J85]&lt;=[.N85];[.L85]&gt;=[.N85]);IF([.K85]&lt;=[.N8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6]);#NULL!;IF(ISBLANK([.I86]);ORG.OPENOFFICE.YEARS([.C86];TODAY();0);ORG.OPENOFFICE.YEARS([.C86];[.I86];0)))" office:value-type="string" office:string-value="" calcext:value-type="error">
            <text:p>#NULL!</text:p>
          </table:table-cell>
          <table:table-cell table:style-name="ce18"/>
          <table:table-cell table:formula="of:=IF(AND([.D86]&lt;60;[.E8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6]);;WEEKNUM([.G86];21))" office:value-type="float" office:value="0" calcext:value-type="float">
            <text:p>0</text:p>
          </table:table-cell>
          <table:table-cell/>
          <table:table-cell table:style-name="ce14" table:formula="of:=IF(ISBLANK([.I86]);COM.MICROSOFT.IFS([.E86]=[$Konventionen.$C$2];[.G86]+[$Konventionen.$D$2];[.E86]=[$Konventionen.$C$3];[.G86]+[$Konventionen.$D$3]); COM.MICROSOFT.IFS([.E86]=[$Konventionen.$C$2];[.I86]+[$Konventionen.$D$2];[.E86]=[$Konventionen.$C$3];[.I86]+[$Konventionen.$D$3]))" office:value-type="string" office:string-value="" calcext:value-type="error">
            <text:p>#NV</text:p>
          </table:table-cell>
          <table:table-cell table:style-name="ce14" table:formula="of:=[.L86]-7" office:value-type="string" office:string-value="" calcext:value-type="error">
            <text:p>#NV</text:p>
          </table:table-cell>
          <table:table-cell table:style-name="ce14" table:formula="of:=COM.MICROSOFT.IFS([.E86]=[$Konventionen.$C$2];[.J86]+[$Konventionen.$E$2];[.E86]=[$Konventionen.$C$3];[.J86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86]);#NULL!;WEEKNUM([.N86];21))" office:value-type="string" office:string-value="" calcext:value-type="error">
            <text:p>#NULL!</text:p>
          </table:table-cell>
          <table:table-cell table:style-name="ce34" table:formula="of:=IF(AND([.J86]&lt;=[.N86];[.L86]&gt;=[.N86]);IF([.K86]&lt;=[.N8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7]);#NULL!;IF(ISBLANK([.I87]);ORG.OPENOFFICE.YEARS([.C87];TODAY();0);ORG.OPENOFFICE.YEARS([.C87];[.I87];0)))" office:value-type="string" office:string-value="" calcext:value-type="error">
            <text:p>#NULL!</text:p>
          </table:table-cell>
          <table:table-cell table:style-name="ce18"/>
          <table:table-cell table:formula="of:=IF(AND([.D87]&lt;60;[.E8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7]);;WEEKNUM([.G87];21))" office:value-type="float" office:value="0" calcext:value-type="float">
            <text:p>0</text:p>
          </table:table-cell>
          <table:table-cell/>
          <table:table-cell table:style-name="ce14" table:formula="of:=IF(ISBLANK([.I87]);COM.MICROSOFT.IFS([.E87]=[$Konventionen.$C$2];[.G87]+[$Konventionen.$D$2];[.E87]=[$Konventionen.$C$3];[.G87]+[$Konventionen.$D$3]); COM.MICROSOFT.IFS([.E87]=[$Konventionen.$C$2];[.I87]+[$Konventionen.$D$2];[.E87]=[$Konventionen.$C$3];[.I87]+[$Konventionen.$D$3]))" office:value-type="string" office:string-value="" calcext:value-type="error">
            <text:p>#NV</text:p>
          </table:table-cell>
          <table:table-cell table:style-name="ce14" table:formula="of:=[.L87]-7" office:value-type="string" office:string-value="" calcext:value-type="error">
            <text:p>#NV</text:p>
          </table:table-cell>
          <table:table-cell table:style-name="ce14" table:formula="of:=COM.MICROSOFT.IFS([.E87]=[$Konventionen.$C$2];[.J87]+[$Konventionen.$E$2];[.E87]=[$Konventionen.$C$3];[.J87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87]);#NULL!;WEEKNUM([.N87];21))" office:value-type="string" office:string-value="" calcext:value-type="error">
            <text:p>#NULL!</text:p>
          </table:table-cell>
          <table:table-cell table:style-name="ce34" table:formula="of:=IF(AND([.J87]&lt;=[.N87];[.L87]&gt;=[.N87]);IF([.K87]&lt;=[.N8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8]);#NULL!;IF(ISBLANK([.I88]);ORG.OPENOFFICE.YEARS([.C88];TODAY();0);ORG.OPENOFFICE.YEARS([.C88];[.I88];0)))" office:value-type="string" office:string-value="" calcext:value-type="error">
            <text:p>#NULL!</text:p>
          </table:table-cell>
          <table:table-cell table:style-name="ce18"/>
          <table:table-cell table:formula="of:=IF(AND([.D88]&lt;60;[.E8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8]);;WEEKNUM([.G88];21))" office:value-type="float" office:value="0" calcext:value-type="float">
            <text:p>0</text:p>
          </table:table-cell>
          <table:table-cell/>
          <table:table-cell table:style-name="ce14" table:formula="of:=IF(ISBLANK([.I88]);COM.MICROSOFT.IFS([.E88]=[$Konventionen.$C$2];[.G88]+[$Konventionen.$D$2];[.E88]=[$Konventionen.$C$3];[.G88]+[$Konventionen.$D$3]); COM.MICROSOFT.IFS([.E88]=[$Konventionen.$C$2];[.I88]+[$Konventionen.$D$2];[.E88]=[$Konventionen.$C$3];[.I88]+[$Konventionen.$D$3]))" office:value-type="string" office:string-value="" calcext:value-type="error">
            <text:p>#NV</text:p>
          </table:table-cell>
          <table:table-cell table:style-name="ce14" table:formula="of:=[.L88]-7" office:value-type="string" office:string-value="" calcext:value-type="error">
            <text:p>#NV</text:p>
          </table:table-cell>
          <table:table-cell table:style-name="ce14" table:formula="of:=COM.MICROSOFT.IFS([.E88]=[$Konventionen.$C$2];[.J88]+[$Konventionen.$E$2];[.E88]=[$Konventionen.$C$3];[.J88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88]);#NULL!;WEEKNUM([.N88];21))" office:value-type="string" office:string-value="" calcext:value-type="error">
            <text:p>#NULL!</text:p>
          </table:table-cell>
          <table:table-cell table:style-name="ce34" table:formula="of:=IF(AND([.J88]&lt;=[.N88];[.L88]&gt;=[.N88]);IF([.K88]&lt;=[.N8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89]);#NULL!;IF(ISBLANK([.I89]);ORG.OPENOFFICE.YEARS([.C89];TODAY();0);ORG.OPENOFFICE.YEARS([.C89];[.I89];0)))" office:value-type="string" office:string-value="" calcext:value-type="error">
            <text:p>#NULL!</text:p>
          </table:table-cell>
          <table:table-cell table:style-name="ce18"/>
          <table:table-cell table:formula="of:=IF(AND([.D89]&lt;60;[.E8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9]);;WEEKNUM([.G89];21))" office:value-type="float" office:value="0" calcext:value-type="float">
            <text:p>0</text:p>
          </table:table-cell>
          <table:table-cell/>
          <table:table-cell table:style-name="ce14" table:formula="of:=IF(ISBLANK([.I89]);COM.MICROSOFT.IFS([.E89]=[$Konventionen.$C$2];[.G89]+[$Konventionen.$D$2];[.E89]=[$Konventionen.$C$3];[.G89]+[$Konventionen.$D$3]); COM.MICROSOFT.IFS([.E89]=[$Konventionen.$C$2];[.I89]+[$Konventionen.$D$2];[.E89]=[$Konventionen.$C$3];[.I89]+[$Konventionen.$D$3]))" office:value-type="string" office:string-value="" calcext:value-type="error">
            <text:p>#NV</text:p>
          </table:table-cell>
          <table:table-cell table:style-name="ce14" table:formula="of:=[.L89]-7" office:value-type="string" office:string-value="" calcext:value-type="error">
            <text:p>#NV</text:p>
          </table:table-cell>
          <table:table-cell table:style-name="ce14" table:formula="of:=COM.MICROSOFT.IFS([.E89]=[$Konventionen.$C$2];[.J89]+[$Konventionen.$E$2];[.E89]=[$Konventionen.$C$3];[.J89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89]);#NULL!;WEEKNUM([.N89];21))" office:value-type="string" office:string-value="" calcext:value-type="error">
            <text:p>#NULL!</text:p>
          </table:table-cell>
          <table:table-cell table:style-name="ce34" table:formula="of:=IF(AND([.J89]&lt;=[.N89];[.L89]&gt;=[.N89]);IF([.K89]&lt;=[.N8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0]);#NULL!;IF(ISBLANK([.I90]);ORG.OPENOFFICE.YEARS([.C90];TODAY();0);ORG.OPENOFFICE.YEARS([.C90];[.I90];0)))" office:value-type="string" office:string-value="" calcext:value-type="error">
            <text:p>#NULL!</text:p>
          </table:table-cell>
          <table:table-cell table:style-name="ce18"/>
          <table:table-cell table:formula="of:=IF(AND([.D90]&lt;60;[.E9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0]);;WEEKNUM([.G90];21))" office:value-type="float" office:value="0" calcext:value-type="float">
            <text:p>0</text:p>
          </table:table-cell>
          <table:table-cell/>
          <table:table-cell table:style-name="ce14" table:formula="of:=IF(ISBLANK([.I90]);COM.MICROSOFT.IFS([.E90]=[$Konventionen.$C$2];[.G90]+[$Konventionen.$D$2];[.E90]=[$Konventionen.$C$3];[.G90]+[$Konventionen.$D$3]); COM.MICROSOFT.IFS([.E90]=[$Konventionen.$C$2];[.I90]+[$Konventionen.$D$2];[.E90]=[$Konventionen.$C$3];[.I90]+[$Konventionen.$D$3]))" office:value-type="string" office:string-value="" calcext:value-type="error">
            <text:p>#NV</text:p>
          </table:table-cell>
          <table:table-cell table:style-name="ce14" table:formula="of:=[.L90]-7" office:value-type="string" office:string-value="" calcext:value-type="error">
            <text:p>#NV</text:p>
          </table:table-cell>
          <table:table-cell table:style-name="ce14" table:formula="of:=COM.MICROSOFT.IFS([.E90]=[$Konventionen.$C$2];[.J90]+[$Konventionen.$E$2];[.E90]=[$Konventionen.$C$3];[.J90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90]);#NULL!;WEEKNUM([.N90];21))" office:value-type="string" office:string-value="" calcext:value-type="error">
            <text:p>#NULL!</text:p>
          </table:table-cell>
          <table:table-cell table:style-name="ce34" table:formula="of:=IF(AND([.J90]&lt;=[.N90];[.L90]&gt;=[.N90]);IF([.K90]&lt;=[.N9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1]);#NULL!;IF(ISBLANK([.I91]);ORG.OPENOFFICE.YEARS([.C91];TODAY();0);ORG.OPENOFFICE.YEARS([.C91];[.I91];0)))" office:value-type="string" office:string-value="" calcext:value-type="error">
            <text:p>#NULL!</text:p>
          </table:table-cell>
          <table:table-cell table:style-name="ce18"/>
          <table:table-cell table:formula="of:=IF(AND([.D91]&lt;60;[.E9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1]);;WEEKNUM([.G91];21))" office:value-type="float" office:value="0" calcext:value-type="float">
            <text:p>0</text:p>
          </table:table-cell>
          <table:table-cell/>
          <table:table-cell table:style-name="ce14" table:formula="of:=IF(ISBLANK([.I91]);COM.MICROSOFT.IFS([.E91]=[$Konventionen.$C$2];[.G91]+[$Konventionen.$D$2];[.E91]=[$Konventionen.$C$3];[.G91]+[$Konventionen.$D$3]); COM.MICROSOFT.IFS([.E91]=[$Konventionen.$C$2];[.I91]+[$Konventionen.$D$2];[.E91]=[$Konventionen.$C$3];[.I91]+[$Konventionen.$D$3]))" office:value-type="string" office:string-value="" calcext:value-type="error">
            <text:p>#NV</text:p>
          </table:table-cell>
          <table:table-cell table:style-name="ce14" table:formula="of:=[.L91]-7" office:value-type="string" office:string-value="" calcext:value-type="error">
            <text:p>#NV</text:p>
          </table:table-cell>
          <table:table-cell table:style-name="ce14" table:formula="of:=COM.MICROSOFT.IFS([.E91]=[$Konventionen.$C$2];[.J91]+[$Konventionen.$E$2];[.E91]=[$Konventionen.$C$3];[.J91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91]);#NULL!;WEEKNUM([.N91];21))" office:value-type="string" office:string-value="" calcext:value-type="error">
            <text:p>#NULL!</text:p>
          </table:table-cell>
          <table:table-cell table:style-name="ce34" table:formula="of:=IF(AND([.J91]&lt;=[.N91];[.L91]&gt;=[.N91]);IF([.K91]&lt;=[.N9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2]);#NULL!;IF(ISBLANK([.I92]);ORG.OPENOFFICE.YEARS([.C92];TODAY();0);ORG.OPENOFFICE.YEARS([.C92];[.I92];0)))" office:value-type="string" office:string-value="" calcext:value-type="error">
            <text:p>#NULL!</text:p>
          </table:table-cell>
          <table:table-cell table:style-name="ce18"/>
          <table:table-cell table:formula="of:=IF(AND([.D92]&lt;60;[.E9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2]);;WEEKNUM([.G92];21))" office:value-type="float" office:value="0" calcext:value-type="float">
            <text:p>0</text:p>
          </table:table-cell>
          <table:table-cell/>
          <table:table-cell table:style-name="ce14" table:formula="of:=IF(ISBLANK([.I92]);COM.MICROSOFT.IFS([.E92]=[$Konventionen.$C$2];[.G92]+[$Konventionen.$D$2];[.E92]=[$Konventionen.$C$3];[.G92]+[$Konventionen.$D$3]); COM.MICROSOFT.IFS([.E92]=[$Konventionen.$C$2];[.I92]+[$Konventionen.$D$2];[.E92]=[$Konventionen.$C$3];[.I92]+[$Konventionen.$D$3]))" office:value-type="string" office:string-value="" calcext:value-type="error">
            <text:p>#NV</text:p>
          </table:table-cell>
          <table:table-cell table:style-name="ce14" table:formula="of:=[.L92]-7" office:value-type="string" office:string-value="" calcext:value-type="error">
            <text:p>#NV</text:p>
          </table:table-cell>
          <table:table-cell table:style-name="ce14" table:formula="of:=COM.MICROSOFT.IFS([.E92]=[$Konventionen.$C$2];[.J92]+[$Konventionen.$E$2];[.E92]=[$Konventionen.$C$3];[.J92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92]);#NULL!;WEEKNUM([.N92];21))" office:value-type="string" office:string-value="" calcext:value-type="error">
            <text:p>#NULL!</text:p>
          </table:table-cell>
          <table:table-cell table:style-name="ce34" table:formula="of:=IF(AND([.J92]&lt;=[.N92];[.L92]&gt;=[.N92]);IF([.K92]&lt;=[.N9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3]);#NULL!;IF(ISBLANK([.I93]);ORG.OPENOFFICE.YEARS([.C93];TODAY();0);ORG.OPENOFFICE.YEARS([.C93];[.I93];0)))" office:value-type="string" office:string-value="" calcext:value-type="error">
            <text:p>#NULL!</text:p>
          </table:table-cell>
          <table:table-cell table:style-name="ce18"/>
          <table:table-cell table:formula="of:=IF(AND([.D93]&lt;60;[.E9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3]);;WEEKNUM([.G93];21))" office:value-type="float" office:value="0" calcext:value-type="float">
            <text:p>0</text:p>
          </table:table-cell>
          <table:table-cell/>
          <table:table-cell table:style-name="ce14" table:formula="of:=IF(ISBLANK([.I93]);COM.MICROSOFT.IFS([.E93]=[$Konventionen.$C$2];[.G93]+[$Konventionen.$D$2];[.E93]=[$Konventionen.$C$3];[.G93]+[$Konventionen.$D$3]); COM.MICROSOFT.IFS([.E93]=[$Konventionen.$C$2];[.I93]+[$Konventionen.$D$2];[.E93]=[$Konventionen.$C$3];[.I93]+[$Konventionen.$D$3]))" office:value-type="string" office:string-value="" calcext:value-type="error">
            <text:p>#NV</text:p>
          </table:table-cell>
          <table:table-cell table:style-name="ce14" table:formula="of:=[.L93]-7" office:value-type="string" office:string-value="" calcext:value-type="error">
            <text:p>#NV</text:p>
          </table:table-cell>
          <table:table-cell table:style-name="ce14" table:formula="of:=COM.MICROSOFT.IFS([.E93]=[$Konventionen.$C$2];[.J93]+[$Konventionen.$E$2];[.E93]=[$Konventionen.$C$3];[.J93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93]);#NULL!;WEEKNUM([.N93];21))" office:value-type="string" office:string-value="" calcext:value-type="error">
            <text:p>#NULL!</text:p>
          </table:table-cell>
          <table:table-cell table:style-name="ce34" table:formula="of:=IF(AND([.J93]&lt;=[.N93];[.L93]&gt;=[.N93]);IF([.K93]&lt;=[.N9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4]);#NULL!;IF(ISBLANK([.I94]);ORG.OPENOFFICE.YEARS([.C94];TODAY();0);ORG.OPENOFFICE.YEARS([.C94];[.I94];0)))" office:value-type="string" office:string-value="" calcext:value-type="error">
            <text:p>#NULL!</text:p>
          </table:table-cell>
          <table:table-cell table:style-name="ce18"/>
          <table:table-cell table:formula="of:=IF(AND([.D94]&lt;60;[.E9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4]);;WEEKNUM([.G94];21))" office:value-type="float" office:value="0" calcext:value-type="float">
            <text:p>0</text:p>
          </table:table-cell>
          <table:table-cell/>
          <table:table-cell table:style-name="ce14" table:formula="of:=IF(ISBLANK([.I94]);COM.MICROSOFT.IFS([.E94]=[$Konventionen.$C$2];[.G94]+[$Konventionen.$D$2];[.E94]=[$Konventionen.$C$3];[.G94]+[$Konventionen.$D$3]); COM.MICROSOFT.IFS([.E94]=[$Konventionen.$C$2];[.I94]+[$Konventionen.$D$2];[.E94]=[$Konventionen.$C$3];[.I94]+[$Konventionen.$D$3]))" office:value-type="string" office:string-value="" calcext:value-type="error">
            <text:p>#NV</text:p>
          </table:table-cell>
          <table:table-cell table:style-name="ce14" table:formula="of:=[.L94]-7" office:value-type="string" office:string-value="" calcext:value-type="error">
            <text:p>#NV</text:p>
          </table:table-cell>
          <table:table-cell table:style-name="ce14" table:formula="of:=COM.MICROSOFT.IFS([.E94]=[$Konventionen.$C$2];[.J94]+[$Konventionen.$E$2];[.E94]=[$Konventionen.$C$3];[.J94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94]);#NULL!;WEEKNUM([.N94];21))" office:value-type="string" office:string-value="" calcext:value-type="error">
            <text:p>#NULL!</text:p>
          </table:table-cell>
          <table:table-cell table:style-name="ce34" table:formula="of:=IF(AND([.J94]&lt;=[.N94];[.L94]&gt;=[.N94]);IF([.K94]&lt;=[.N9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5]);#NULL!;IF(ISBLANK([.I95]);ORG.OPENOFFICE.YEARS([.C95];TODAY();0);ORG.OPENOFFICE.YEARS([.C95];[.I95];0)))" office:value-type="string" office:string-value="" calcext:value-type="error">
            <text:p>#NULL!</text:p>
          </table:table-cell>
          <table:table-cell table:style-name="ce18"/>
          <table:table-cell table:formula="of:=IF(AND([.D95]&lt;60;[.E9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5]);;WEEKNUM([.G95];21))" office:value-type="float" office:value="0" calcext:value-type="float">
            <text:p>0</text:p>
          </table:table-cell>
          <table:table-cell/>
          <table:table-cell table:style-name="ce14" table:formula="of:=IF(ISBLANK([.I95]);COM.MICROSOFT.IFS([.E95]=[$Konventionen.$C$2];[.G95]+[$Konventionen.$D$2];[.E95]=[$Konventionen.$C$3];[.G95]+[$Konventionen.$D$3]); COM.MICROSOFT.IFS([.E95]=[$Konventionen.$C$2];[.I95]+[$Konventionen.$D$2];[.E95]=[$Konventionen.$C$3];[.I95]+[$Konventionen.$D$3]))" office:value-type="string" office:string-value="" calcext:value-type="error">
            <text:p>#NV</text:p>
          </table:table-cell>
          <table:table-cell table:style-name="ce14" table:formula="of:=[.L95]-7" office:value-type="string" office:string-value="" calcext:value-type="error">
            <text:p>#NV</text:p>
          </table:table-cell>
          <table:table-cell table:style-name="ce14" table:formula="of:=COM.MICROSOFT.IFS([.E95]=[$Konventionen.$C$2];[.J95]+[$Konventionen.$E$2];[.E95]=[$Konventionen.$C$3];[.J95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95]);#NULL!;WEEKNUM([.N95];21))" office:value-type="string" office:string-value="" calcext:value-type="error">
            <text:p>#NULL!</text:p>
          </table:table-cell>
          <table:table-cell table:style-name="ce34" table:formula="of:=IF(AND([.J95]&lt;=[.N95];[.L95]&gt;=[.N95]);IF([.K95]&lt;=[.N9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6]);#NULL!;IF(ISBLANK([.I96]);ORG.OPENOFFICE.YEARS([.C96];TODAY();0);ORG.OPENOFFICE.YEARS([.C96];[.I96];0)))" office:value-type="string" office:string-value="" calcext:value-type="error">
            <text:p>#NULL!</text:p>
          </table:table-cell>
          <table:table-cell table:style-name="ce18"/>
          <table:table-cell table:formula="of:=IF(AND([.D96]&lt;60;[.E9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6]);;WEEKNUM([.G96];21))" office:value-type="float" office:value="0" calcext:value-type="float">
            <text:p>0</text:p>
          </table:table-cell>
          <table:table-cell/>
          <table:table-cell table:style-name="ce14" table:formula="of:=IF(ISBLANK([.I96]);COM.MICROSOFT.IFS([.E96]=[$Konventionen.$C$2];[.G96]+[$Konventionen.$D$2];[.E96]=[$Konventionen.$C$3];[.G96]+[$Konventionen.$D$3]); COM.MICROSOFT.IFS([.E96]=[$Konventionen.$C$2];[.I96]+[$Konventionen.$D$2];[.E96]=[$Konventionen.$C$3];[.I96]+[$Konventionen.$D$3]))" office:value-type="string" office:string-value="" calcext:value-type="error">
            <text:p>#NV</text:p>
          </table:table-cell>
          <table:table-cell table:style-name="ce14" table:formula="of:=[.L96]-7" office:value-type="string" office:string-value="" calcext:value-type="error">
            <text:p>#NV</text:p>
          </table:table-cell>
          <table:table-cell table:style-name="ce14" table:formula="of:=COM.MICROSOFT.IFS([.E96]=[$Konventionen.$C$2];[.J96]+[$Konventionen.$E$2];[.E96]=[$Konventionen.$C$3];[.J96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96]);#NULL!;WEEKNUM([.N96];21))" office:value-type="string" office:string-value="" calcext:value-type="error">
            <text:p>#NULL!</text:p>
          </table:table-cell>
          <table:table-cell table:style-name="ce34" table:formula="of:=IF(AND([.J96]&lt;=[.N96];[.L96]&gt;=[.N96]);IF([.K96]&lt;=[.N9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7]);#NULL!;IF(ISBLANK([.I97]);ORG.OPENOFFICE.YEARS([.C97];TODAY();0);ORG.OPENOFFICE.YEARS([.C97];[.I97];0)))" office:value-type="string" office:string-value="" calcext:value-type="error">
            <text:p>#NULL!</text:p>
          </table:table-cell>
          <table:table-cell table:style-name="ce18"/>
          <table:table-cell table:formula="of:=IF(AND([.D97]&lt;60;[.E9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7]);;WEEKNUM([.G97];21))" office:value-type="float" office:value="0" calcext:value-type="float">
            <text:p>0</text:p>
          </table:table-cell>
          <table:table-cell/>
          <table:table-cell table:style-name="ce14" table:formula="of:=IF(ISBLANK([.I97]);COM.MICROSOFT.IFS([.E97]=[$Konventionen.$C$2];[.G97]+[$Konventionen.$D$2];[.E97]=[$Konventionen.$C$3];[.G97]+[$Konventionen.$D$3]); COM.MICROSOFT.IFS([.E97]=[$Konventionen.$C$2];[.I97]+[$Konventionen.$D$2];[.E97]=[$Konventionen.$C$3];[.I97]+[$Konventionen.$D$3]))" office:value-type="string" office:string-value="" calcext:value-type="error">
            <text:p>#NV</text:p>
          </table:table-cell>
          <table:table-cell table:style-name="ce14" table:formula="of:=[.L97]-7" office:value-type="string" office:string-value="" calcext:value-type="error">
            <text:p>#NV</text:p>
          </table:table-cell>
          <table:table-cell table:style-name="ce14" table:formula="of:=COM.MICROSOFT.IFS([.E97]=[$Konventionen.$C$2];[.J97]+[$Konventionen.$E$2];[.E97]=[$Konventionen.$C$3];[.J97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97]);#NULL!;WEEKNUM([.N97];21))" office:value-type="string" office:string-value="" calcext:value-type="error">
            <text:p>#NULL!</text:p>
          </table:table-cell>
          <table:table-cell table:style-name="ce34" table:formula="of:=IF(AND([.J97]&lt;=[.N97];[.L97]&gt;=[.N97]);IF([.K97]&lt;=[.N9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8]);#NULL!;IF(ISBLANK([.I98]);ORG.OPENOFFICE.YEARS([.C98];TODAY();0);ORG.OPENOFFICE.YEARS([.C98];[.I98];0)))" office:value-type="string" office:string-value="" calcext:value-type="error">
            <text:p>#NULL!</text:p>
          </table:table-cell>
          <table:table-cell table:style-name="ce18"/>
          <table:table-cell table:formula="of:=IF(AND([.D98]&lt;60;[.E9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8]);;WEEKNUM([.G98];21))" office:value-type="float" office:value="0" calcext:value-type="float">
            <text:p>0</text:p>
          </table:table-cell>
          <table:table-cell/>
          <table:table-cell table:style-name="ce14" table:formula="of:=IF(ISBLANK([.I98]);COM.MICROSOFT.IFS([.E98]=[$Konventionen.$C$2];[.G98]+[$Konventionen.$D$2];[.E98]=[$Konventionen.$C$3];[.G98]+[$Konventionen.$D$3]); COM.MICROSOFT.IFS([.E98]=[$Konventionen.$C$2];[.I98]+[$Konventionen.$D$2];[.E98]=[$Konventionen.$C$3];[.I98]+[$Konventionen.$D$3]))" office:value-type="string" office:string-value="" calcext:value-type="error">
            <text:p>#NV</text:p>
          </table:table-cell>
          <table:table-cell table:style-name="ce14" table:formula="of:=[.L98]-7" office:value-type="string" office:string-value="" calcext:value-type="error">
            <text:p>#NV</text:p>
          </table:table-cell>
          <table:table-cell table:style-name="ce14" table:formula="of:=COM.MICROSOFT.IFS([.E98]=[$Konventionen.$C$2];[.J98]+[$Konventionen.$E$2];[.E98]=[$Konventionen.$C$3];[.J98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98]);#NULL!;WEEKNUM([.N98];21))" office:value-type="string" office:string-value="" calcext:value-type="error">
            <text:p>#NULL!</text:p>
          </table:table-cell>
          <table:table-cell table:style-name="ce34" table:formula="of:=IF(AND([.J98]&lt;=[.N98];[.L98]&gt;=[.N98]);IF([.K98]&lt;=[.N9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99]);#NULL!;IF(ISBLANK([.I99]);ORG.OPENOFFICE.YEARS([.C99];TODAY();0);ORG.OPENOFFICE.YEARS([.C99];[.I99];0)))" office:value-type="string" office:string-value="" calcext:value-type="error">
            <text:p>#NULL!</text:p>
          </table:table-cell>
          <table:table-cell table:style-name="ce18"/>
          <table:table-cell table:formula="of:=IF(AND([.D99]&lt;60;[.E9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9]);;WEEKNUM([.G99];21))" office:value-type="float" office:value="0" calcext:value-type="float">
            <text:p>0</text:p>
          </table:table-cell>
          <table:table-cell/>
          <table:table-cell table:style-name="ce14" table:formula="of:=IF(ISBLANK([.I99]);COM.MICROSOFT.IFS([.E99]=[$Konventionen.$C$2];[.G99]+[$Konventionen.$D$2];[.E99]=[$Konventionen.$C$3];[.G99]+[$Konventionen.$D$3]); COM.MICROSOFT.IFS([.E99]=[$Konventionen.$C$2];[.I99]+[$Konventionen.$D$2];[.E99]=[$Konventionen.$C$3];[.I99]+[$Konventionen.$D$3]))" office:value-type="string" office:string-value="" calcext:value-type="error">
            <text:p>#NV</text:p>
          </table:table-cell>
          <table:table-cell table:style-name="ce14" table:formula="of:=[.L99]-7" office:value-type="string" office:string-value="" calcext:value-type="error">
            <text:p>#NV</text:p>
          </table:table-cell>
          <table:table-cell table:style-name="ce14" table:formula="of:=COM.MICROSOFT.IFS([.E99]=[$Konventionen.$C$2];[.J99]+[$Konventionen.$E$2];[.E99]=[$Konventionen.$C$3];[.J99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99]);#NULL!;WEEKNUM([.N99];21))" office:value-type="string" office:string-value="" calcext:value-type="error">
            <text:p>#NULL!</text:p>
          </table:table-cell>
          <table:table-cell table:style-name="ce34" table:formula="of:=IF(AND([.J99]&lt;=[.N99];[.L99]&gt;=[.N99]);IF([.K99]&lt;=[.N9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0]);#NULL!;IF(ISBLANK([.I100]);ORG.OPENOFFICE.YEARS([.C100];TODAY();0);ORG.OPENOFFICE.YEARS([.C100];[.I100];0)))" office:value-type="string" office:string-value="" calcext:value-type="error">
            <text:p>#NULL!</text:p>
          </table:table-cell>
          <table:table-cell table:style-name="ce18"/>
          <table:table-cell table:formula="of:=IF(AND([.D100]&lt;60;[.E10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0]);;WEEKNUM([.G100];21))" office:value-type="float" office:value="0" calcext:value-type="float">
            <text:p>0</text:p>
          </table:table-cell>
          <table:table-cell/>
          <table:table-cell table:style-name="ce14" table:formula="of:=IF(ISBLANK([.I100]);COM.MICROSOFT.IFS([.E100]=[$Konventionen.$C$2];[.G100]+[$Konventionen.$D$2];[.E100]=[$Konventionen.$C$3];[.G100]+[$Konventionen.$D$3]); COM.MICROSOFT.IFS([.E100]=[$Konventionen.$C$2];[.I100]+[$Konventionen.$D$2];[.E100]=[$Konventionen.$C$3];[.I100]+[$Konventionen.$D$3]))" office:value-type="string" office:string-value="" calcext:value-type="error">
            <text:p>#NV</text:p>
          </table:table-cell>
          <table:table-cell table:style-name="ce14" table:formula="of:=[.L100]-7" office:value-type="string" office:string-value="" calcext:value-type="error">
            <text:p>#NV</text:p>
          </table:table-cell>
          <table:table-cell table:style-name="ce14" table:formula="of:=COM.MICROSOFT.IFS([.E100]=[$Konventionen.$C$2];[.J100]+[$Konventionen.$E$2];[.E100]=[$Konventionen.$C$3];[.J100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00]);#NULL!;WEEKNUM([.N100];21))" office:value-type="string" office:string-value="" calcext:value-type="error">
            <text:p>#NULL!</text:p>
          </table:table-cell>
          <table:table-cell table:style-name="ce34" table:formula="of:=IF(AND([.J100]&lt;=[.N100];[.L100]&gt;=[.N100]);IF([.K100]&lt;=[.N10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1]);#NULL!;IF(ISBLANK([.I101]);ORG.OPENOFFICE.YEARS([.C101];TODAY();0);ORG.OPENOFFICE.YEARS([.C101];[.I101];0)))" office:value-type="string" office:string-value="" calcext:value-type="error">
            <text:p>#NULL!</text:p>
          </table:table-cell>
          <table:table-cell table:style-name="ce18"/>
          <table:table-cell table:formula="of:=IF(AND([.D101]&lt;60;[.E10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1]);;WEEKNUM([.G101];21))" office:value-type="float" office:value="0" calcext:value-type="float">
            <text:p>0</text:p>
          </table:table-cell>
          <table:table-cell/>
          <table:table-cell table:style-name="ce14" table:formula="of:=IF(ISBLANK([.I101]);COM.MICROSOFT.IFS([.E101]=[$Konventionen.$C$2];[.G101]+[$Konventionen.$D$2];[.E101]=[$Konventionen.$C$3];[.G101]+[$Konventionen.$D$3]); COM.MICROSOFT.IFS([.E101]=[$Konventionen.$C$2];[.I101]+[$Konventionen.$D$2];[.E101]=[$Konventionen.$C$3];[.I101]+[$Konventionen.$D$3]))" office:value-type="string" office:string-value="" calcext:value-type="error">
            <text:p>#NV</text:p>
          </table:table-cell>
          <table:table-cell table:style-name="ce14" table:formula="of:=[.L101]-7" office:value-type="string" office:string-value="" calcext:value-type="error">
            <text:p>#NV</text:p>
          </table:table-cell>
          <table:table-cell table:style-name="ce14" table:formula="of:=COM.MICROSOFT.IFS([.E101]=[$Konventionen.$C$2];[.J101]+[$Konventionen.$E$2];[.E101]=[$Konventionen.$C$3];[.J101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01]);#NULL!;WEEKNUM([.N101];21))" office:value-type="string" office:string-value="" calcext:value-type="error">
            <text:p>#NULL!</text:p>
          </table:table-cell>
          <table:table-cell table:style-name="ce34" table:formula="of:=IF(AND([.J101]&lt;=[.N101];[.L101]&gt;=[.N101]);IF([.K101]&lt;=[.N10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2]);#NULL!;IF(ISBLANK([.I102]);ORG.OPENOFFICE.YEARS([.C102];TODAY();0);ORG.OPENOFFICE.YEARS([.C102];[.I102];0)))" office:value-type="string" office:string-value="" calcext:value-type="error">
            <text:p>#NULL!</text:p>
          </table:table-cell>
          <table:table-cell table:style-name="ce18"/>
          <table:table-cell table:formula="of:=IF(AND([.D102]&lt;60;[.E10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2]);;WEEKNUM([.G102];21))" office:value-type="float" office:value="0" calcext:value-type="float">
            <text:p>0</text:p>
          </table:table-cell>
          <table:table-cell/>
          <table:table-cell table:style-name="ce14" table:formula="of:=IF(ISBLANK([.I102]);COM.MICROSOFT.IFS([.E102]=[$Konventionen.$C$2];[.G102]+[$Konventionen.$D$2];[.E102]=[$Konventionen.$C$3];[.G102]+[$Konventionen.$D$3]); COM.MICROSOFT.IFS([.E102]=[$Konventionen.$C$2];[.I102]+[$Konventionen.$D$2];[.E102]=[$Konventionen.$C$3];[.I102]+[$Konventionen.$D$3]))" office:value-type="string" office:string-value="" calcext:value-type="error">
            <text:p>#NV</text:p>
          </table:table-cell>
          <table:table-cell table:style-name="ce14" table:formula="of:=[.L102]-7" office:value-type="string" office:string-value="" calcext:value-type="error">
            <text:p>#NV</text:p>
          </table:table-cell>
          <table:table-cell table:style-name="ce14" table:formula="of:=COM.MICROSOFT.IFS([.E102]=[$Konventionen.$C$2];[.J102]+[$Konventionen.$E$2];[.E102]=[$Konventionen.$C$3];[.J102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02]);#NULL!;WEEKNUM([.N102];21))" office:value-type="string" office:string-value="" calcext:value-type="error">
            <text:p>#NULL!</text:p>
          </table:table-cell>
          <table:table-cell table:style-name="ce34" table:formula="of:=IF(AND([.J102]&lt;=[.N102];[.L102]&gt;=[.N102]);IF([.K102]&lt;=[.N10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3]);#NULL!;IF(ISBLANK([.I103]);ORG.OPENOFFICE.YEARS([.C103];TODAY();0);ORG.OPENOFFICE.YEARS([.C103];[.I103];0)))" office:value-type="string" office:string-value="" calcext:value-type="error">
            <text:p>#NULL!</text:p>
          </table:table-cell>
          <table:table-cell table:style-name="ce18"/>
          <table:table-cell table:formula="of:=IF(AND([.D103]&lt;60;[.E10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3]);;WEEKNUM([.G103];21))" office:value-type="float" office:value="0" calcext:value-type="float">
            <text:p>0</text:p>
          </table:table-cell>
          <table:table-cell/>
          <table:table-cell table:style-name="ce14" table:formula="of:=IF(ISBLANK([.I103]);COM.MICROSOFT.IFS([.E103]=[$Konventionen.$C$2];[.G103]+[$Konventionen.$D$2];[.E103]=[$Konventionen.$C$3];[.G103]+[$Konventionen.$D$3]); COM.MICROSOFT.IFS([.E103]=[$Konventionen.$C$2];[.I103]+[$Konventionen.$D$2];[.E103]=[$Konventionen.$C$3];[.I103]+[$Konventionen.$D$3]))" office:value-type="string" office:string-value="" calcext:value-type="error">
            <text:p>#NV</text:p>
          </table:table-cell>
          <table:table-cell table:style-name="ce14" table:formula="of:=[.L103]-7" office:value-type="string" office:string-value="" calcext:value-type="error">
            <text:p>#NV</text:p>
          </table:table-cell>
          <table:table-cell table:style-name="ce14" table:formula="of:=COM.MICROSOFT.IFS([.E103]=[$Konventionen.$C$2];[.J103]+[$Konventionen.$E$2];[.E103]=[$Konventionen.$C$3];[.J103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03]);#NULL!;WEEKNUM([.N103];21))" office:value-type="string" office:string-value="" calcext:value-type="error">
            <text:p>#NULL!</text:p>
          </table:table-cell>
          <table:table-cell table:style-name="ce34" table:formula="of:=IF(AND([.J103]&lt;=[.N103];[.L103]&gt;=[.N103]);IF([.K103]&lt;=[.N10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4]);#NULL!;IF(ISBLANK([.I104]);ORG.OPENOFFICE.YEARS([.C104];TODAY();0);ORG.OPENOFFICE.YEARS([.C104];[.I104];0)))" office:value-type="string" office:string-value="" calcext:value-type="error">
            <text:p>#NULL!</text:p>
          </table:table-cell>
          <table:table-cell table:style-name="ce18"/>
          <table:table-cell table:formula="of:=IF(AND([.D104]&lt;60;[.E10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4]);;WEEKNUM([.G104];21))" office:value-type="float" office:value="0" calcext:value-type="float">
            <text:p>0</text:p>
          </table:table-cell>
          <table:table-cell/>
          <table:table-cell table:style-name="ce14" table:formula="of:=IF(ISBLANK([.I104]);COM.MICROSOFT.IFS([.E104]=[$Konventionen.$C$2];[.G104]+[$Konventionen.$D$2];[.E104]=[$Konventionen.$C$3];[.G104]+[$Konventionen.$D$3]); COM.MICROSOFT.IFS([.E104]=[$Konventionen.$C$2];[.I104]+[$Konventionen.$D$2];[.E104]=[$Konventionen.$C$3];[.I104]+[$Konventionen.$D$3]))" office:value-type="string" office:string-value="" calcext:value-type="error">
            <text:p>#NV</text:p>
          </table:table-cell>
          <table:table-cell table:style-name="ce14" table:formula="of:=[.L104]-7" office:value-type="string" office:string-value="" calcext:value-type="error">
            <text:p>#NV</text:p>
          </table:table-cell>
          <table:table-cell table:style-name="ce14" table:formula="of:=COM.MICROSOFT.IFS([.E104]=[$Konventionen.$C$2];[.J104]+[$Konventionen.$E$2];[.E104]=[$Konventionen.$C$3];[.J104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04]);#NULL!;WEEKNUM([.N104];21))" office:value-type="string" office:string-value="" calcext:value-type="error">
            <text:p>#NULL!</text:p>
          </table:table-cell>
          <table:table-cell table:style-name="ce34" table:formula="of:=IF(AND([.J104]&lt;=[.N104];[.L104]&gt;=[.N104]);IF([.K104]&lt;=[.N10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5]);#NULL!;IF(ISBLANK([.I105]);ORG.OPENOFFICE.YEARS([.C105];TODAY();0);ORG.OPENOFFICE.YEARS([.C105];[.I105];0)))" office:value-type="string" office:string-value="" calcext:value-type="error">
            <text:p>#NULL!</text:p>
          </table:table-cell>
          <table:table-cell table:style-name="ce18"/>
          <table:table-cell table:formula="of:=IF(AND([.D105]&lt;60;[.E10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5]);;WEEKNUM([.G105];21))" office:value-type="float" office:value="0" calcext:value-type="float">
            <text:p>0</text:p>
          </table:table-cell>
          <table:table-cell/>
          <table:table-cell table:style-name="ce14" table:formula="of:=IF(ISBLANK([.I105]);COM.MICROSOFT.IFS([.E105]=[$Konventionen.$C$2];[.G105]+[$Konventionen.$D$2];[.E105]=[$Konventionen.$C$3];[.G105]+[$Konventionen.$D$3]); COM.MICROSOFT.IFS([.E105]=[$Konventionen.$C$2];[.I105]+[$Konventionen.$D$2];[.E105]=[$Konventionen.$C$3];[.I105]+[$Konventionen.$D$3]))" office:value-type="string" office:string-value="" calcext:value-type="error">
            <text:p>#NV</text:p>
          </table:table-cell>
          <table:table-cell table:style-name="ce14" table:formula="of:=[.L105]-7" office:value-type="string" office:string-value="" calcext:value-type="error">
            <text:p>#NV</text:p>
          </table:table-cell>
          <table:table-cell table:style-name="ce14" table:formula="of:=COM.MICROSOFT.IFS([.E105]=[$Konventionen.$C$2];[.J105]+[$Konventionen.$E$2];[.E105]=[$Konventionen.$C$3];[.J105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05]);#NULL!;WEEKNUM([.N105];21))" office:value-type="string" office:string-value="" calcext:value-type="error">
            <text:p>#NULL!</text:p>
          </table:table-cell>
          <table:table-cell table:style-name="ce34" table:formula="of:=IF(AND([.J105]&lt;=[.N105];[.L105]&gt;=[.N105]);IF([.K105]&lt;=[.N10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6]);#NULL!;IF(ISBLANK([.I106]);ORG.OPENOFFICE.YEARS([.C106];TODAY();0);ORG.OPENOFFICE.YEARS([.C106];[.I106];0)))" office:value-type="string" office:string-value="" calcext:value-type="error">
            <text:p>#NULL!</text:p>
          </table:table-cell>
          <table:table-cell table:style-name="ce18"/>
          <table:table-cell table:formula="of:=IF(AND([.D106]&lt;60;[.E10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6]);;WEEKNUM([.G106];21))" office:value-type="float" office:value="0" calcext:value-type="float">
            <text:p>0</text:p>
          </table:table-cell>
          <table:table-cell/>
          <table:table-cell table:style-name="ce14" table:formula="of:=IF(ISBLANK([.I106]);COM.MICROSOFT.IFS([.E106]=[$Konventionen.$C$2];[.G106]+[$Konventionen.$D$2];[.E106]=[$Konventionen.$C$3];[.G106]+[$Konventionen.$D$3]); COM.MICROSOFT.IFS([.E106]=[$Konventionen.$C$2];[.I106]+[$Konventionen.$D$2];[.E106]=[$Konventionen.$C$3];[.I106]+[$Konventionen.$D$3]))" office:value-type="string" office:string-value="" calcext:value-type="error">
            <text:p>#NV</text:p>
          </table:table-cell>
          <table:table-cell table:style-name="ce14" table:formula="of:=[.L106]-7" office:value-type="string" office:string-value="" calcext:value-type="error">
            <text:p>#NV</text:p>
          </table:table-cell>
          <table:table-cell table:style-name="ce14" table:formula="of:=COM.MICROSOFT.IFS([.E106]=[$Konventionen.$C$2];[.J106]+[$Konventionen.$E$2];[.E106]=[$Konventionen.$C$3];[.J106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06]);#NULL!;WEEKNUM([.N106];21))" office:value-type="string" office:string-value="" calcext:value-type="error">
            <text:p>#NULL!</text:p>
          </table:table-cell>
          <table:table-cell table:style-name="ce34" table:formula="of:=IF(AND([.J106]&lt;=[.N106];[.L106]&gt;=[.N106]);IF([.K106]&lt;=[.N10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7]);#NULL!;IF(ISBLANK([.I107]);ORG.OPENOFFICE.YEARS([.C107];TODAY();0);ORG.OPENOFFICE.YEARS([.C107];[.I107];0)))" office:value-type="string" office:string-value="" calcext:value-type="error">
            <text:p>#NULL!</text:p>
          </table:table-cell>
          <table:table-cell table:style-name="ce18"/>
          <table:table-cell table:formula="of:=IF(AND([.D107]&lt;60;[.E10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7]);;WEEKNUM([.G107];21))" office:value-type="float" office:value="0" calcext:value-type="float">
            <text:p>0</text:p>
          </table:table-cell>
          <table:table-cell/>
          <table:table-cell table:style-name="ce14" table:formula="of:=IF(ISBLANK([.I107]);COM.MICROSOFT.IFS([.E107]=[$Konventionen.$C$2];[.G107]+[$Konventionen.$D$2];[.E107]=[$Konventionen.$C$3];[.G107]+[$Konventionen.$D$3]); COM.MICROSOFT.IFS([.E107]=[$Konventionen.$C$2];[.I107]+[$Konventionen.$D$2];[.E107]=[$Konventionen.$C$3];[.I107]+[$Konventionen.$D$3]))" office:value-type="string" office:string-value="" calcext:value-type="error">
            <text:p>#NV</text:p>
          </table:table-cell>
          <table:table-cell table:style-name="ce14" table:formula="of:=[.L107]-7" office:value-type="string" office:string-value="" calcext:value-type="error">
            <text:p>#NV</text:p>
          </table:table-cell>
          <table:table-cell table:style-name="ce14" table:formula="of:=COM.MICROSOFT.IFS([.E107]=[$Konventionen.$C$2];[.J107]+[$Konventionen.$E$2];[.E107]=[$Konventionen.$C$3];[.J107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07]);#NULL!;WEEKNUM([.N107];21))" office:value-type="string" office:string-value="" calcext:value-type="error">
            <text:p>#NULL!</text:p>
          </table:table-cell>
          <table:table-cell table:style-name="ce34" table:formula="of:=IF(AND([.J107]&lt;=[.N107];[.L107]&gt;=[.N107]);IF([.K107]&lt;=[.N10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8]);#NULL!;IF(ISBLANK([.I108]);ORG.OPENOFFICE.YEARS([.C108];TODAY();0);ORG.OPENOFFICE.YEARS([.C108];[.I108];0)))" office:value-type="string" office:string-value="" calcext:value-type="error">
            <text:p>#NULL!</text:p>
          </table:table-cell>
          <table:table-cell table:style-name="ce18"/>
          <table:table-cell table:formula="of:=IF(AND([.D108]&lt;60;[.E10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8]);;WEEKNUM([.G108];21))" office:value-type="float" office:value="0" calcext:value-type="float">
            <text:p>0</text:p>
          </table:table-cell>
          <table:table-cell/>
          <table:table-cell table:style-name="ce14" table:formula="of:=IF(ISBLANK([.I108]);COM.MICROSOFT.IFS([.E108]=[$Konventionen.$C$2];[.G108]+[$Konventionen.$D$2];[.E108]=[$Konventionen.$C$3];[.G108]+[$Konventionen.$D$3]); COM.MICROSOFT.IFS([.E108]=[$Konventionen.$C$2];[.I108]+[$Konventionen.$D$2];[.E108]=[$Konventionen.$C$3];[.I108]+[$Konventionen.$D$3]))" office:value-type="string" office:string-value="" calcext:value-type="error">
            <text:p>#NV</text:p>
          </table:table-cell>
          <table:table-cell table:style-name="ce14" table:formula="of:=[.L108]-7" office:value-type="string" office:string-value="" calcext:value-type="error">
            <text:p>#NV</text:p>
          </table:table-cell>
          <table:table-cell table:style-name="ce14" table:formula="of:=COM.MICROSOFT.IFS([.E108]=[$Konventionen.$C$2];[.J108]+[$Konventionen.$E$2];[.E108]=[$Konventionen.$C$3];[.J108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08]);#NULL!;WEEKNUM([.N108];21))" office:value-type="string" office:string-value="" calcext:value-type="error">
            <text:p>#NULL!</text:p>
          </table:table-cell>
          <table:table-cell table:style-name="ce34" table:formula="of:=IF(AND([.J108]&lt;=[.N108];[.L108]&gt;=[.N108]);IF([.K108]&lt;=[.N10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09]);#NULL!;IF(ISBLANK([.I109]);ORG.OPENOFFICE.YEARS([.C109];TODAY();0);ORG.OPENOFFICE.YEARS([.C109];[.I109];0)))" office:value-type="string" office:string-value="" calcext:value-type="error">
            <text:p>#NULL!</text:p>
          </table:table-cell>
          <table:table-cell table:style-name="ce18"/>
          <table:table-cell table:formula="of:=IF(AND([.D109]&lt;60;[.E10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9]);;WEEKNUM([.G109];21))" office:value-type="float" office:value="0" calcext:value-type="float">
            <text:p>0</text:p>
          </table:table-cell>
          <table:table-cell/>
          <table:table-cell table:style-name="ce14" table:formula="of:=IF(ISBLANK([.I109]);COM.MICROSOFT.IFS([.E109]=[$Konventionen.$C$2];[.G109]+[$Konventionen.$D$2];[.E109]=[$Konventionen.$C$3];[.G109]+[$Konventionen.$D$3]); COM.MICROSOFT.IFS([.E109]=[$Konventionen.$C$2];[.I109]+[$Konventionen.$D$2];[.E109]=[$Konventionen.$C$3];[.I109]+[$Konventionen.$D$3]))" office:value-type="string" office:string-value="" calcext:value-type="error">
            <text:p>#NV</text:p>
          </table:table-cell>
          <table:table-cell table:style-name="ce14" table:formula="of:=[.L109]-7" office:value-type="string" office:string-value="" calcext:value-type="error">
            <text:p>#NV</text:p>
          </table:table-cell>
          <table:table-cell table:style-name="ce14" table:formula="of:=COM.MICROSOFT.IFS([.E109]=[$Konventionen.$C$2];[.J109]+[$Konventionen.$E$2];[.E109]=[$Konventionen.$C$3];[.J109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09]);#NULL!;WEEKNUM([.N109];21))" office:value-type="string" office:string-value="" calcext:value-type="error">
            <text:p>#NULL!</text:p>
          </table:table-cell>
          <table:table-cell table:style-name="ce34" table:formula="of:=IF(AND([.J109]&lt;=[.N109];[.L109]&gt;=[.N109]);IF([.K109]&lt;=[.N10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0]);#NULL!;IF(ISBLANK([.I110]);ORG.OPENOFFICE.YEARS([.C110];TODAY();0);ORG.OPENOFFICE.YEARS([.C110];[.I110];0)))" office:value-type="string" office:string-value="" calcext:value-type="error">
            <text:p>#NULL!</text:p>
          </table:table-cell>
          <table:table-cell table:style-name="ce18"/>
          <table:table-cell table:formula="of:=IF(AND([.D110]&lt;60;[.E1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0]);;WEEKNUM([.G110];21))" office:value-type="float" office:value="0" calcext:value-type="float">
            <text:p>0</text:p>
          </table:table-cell>
          <table:table-cell/>
          <table:table-cell table:style-name="ce14" table:formula="of:=IF(ISBLANK([.I110]);COM.MICROSOFT.IFS([.E110]=[$Konventionen.$C$2];[.G110]+[$Konventionen.$D$2];[.E110]=[$Konventionen.$C$3];[.G110]+[$Konventionen.$D$3]); COM.MICROSOFT.IFS([.E110]=[$Konventionen.$C$2];[.I110]+[$Konventionen.$D$2];[.E110]=[$Konventionen.$C$3];[.I110]+[$Konventionen.$D$3]))" office:value-type="string" office:string-value="" calcext:value-type="error">
            <text:p>#NV</text:p>
          </table:table-cell>
          <table:table-cell table:style-name="ce14" table:formula="of:=[.L110]-7" office:value-type="string" office:string-value="" calcext:value-type="error">
            <text:p>#NV</text:p>
          </table:table-cell>
          <table:table-cell table:style-name="ce14" table:formula="of:=COM.MICROSOFT.IFS([.E110]=[$Konventionen.$C$2];[.J110]+[$Konventionen.$E$2];[.E110]=[$Konventionen.$C$3];[.J110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10]);#NULL!;WEEKNUM([.N110];21))" office:value-type="string" office:string-value="" calcext:value-type="error">
            <text:p>#NULL!</text:p>
          </table:table-cell>
          <table:table-cell table:style-name="ce34" table:formula="of:=IF(AND([.J110]&lt;=[.N110];[.L110]&gt;=[.N110]);IF([.K110]&lt;=[.N11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1]);#NULL!;IF(ISBLANK([.I111]);ORG.OPENOFFICE.YEARS([.C111];TODAY();0);ORG.OPENOFFICE.YEARS([.C111];[.I111];0)))" office:value-type="string" office:string-value="" calcext:value-type="error">
            <text:p>#NULL!</text:p>
          </table:table-cell>
          <table:table-cell table:style-name="ce18"/>
          <table:table-cell table:formula="of:=IF(AND([.D111]&lt;60;[.E1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1]);;WEEKNUM([.G111];21))" office:value-type="float" office:value="0" calcext:value-type="float">
            <text:p>0</text:p>
          </table:table-cell>
          <table:table-cell/>
          <table:table-cell table:style-name="ce14" table:formula="of:=IF(ISBLANK([.I111]);COM.MICROSOFT.IFS([.E111]=[$Konventionen.$C$2];[.G111]+[$Konventionen.$D$2];[.E111]=[$Konventionen.$C$3];[.G111]+[$Konventionen.$D$3]); COM.MICROSOFT.IFS([.E111]=[$Konventionen.$C$2];[.I111]+[$Konventionen.$D$2];[.E111]=[$Konventionen.$C$3];[.I111]+[$Konventionen.$D$3]))" office:value-type="string" office:string-value="" calcext:value-type="error">
            <text:p>#NV</text:p>
          </table:table-cell>
          <table:table-cell table:style-name="ce14" table:formula="of:=[.L111]-7" office:value-type="string" office:string-value="" calcext:value-type="error">
            <text:p>#NV</text:p>
          </table:table-cell>
          <table:table-cell table:style-name="ce14" table:formula="of:=COM.MICROSOFT.IFS([.E111]=[$Konventionen.$C$2];[.J111]+[$Konventionen.$E$2];[.E111]=[$Konventionen.$C$3];[.J111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11]);#NULL!;WEEKNUM([.N111];21))" office:value-type="string" office:string-value="" calcext:value-type="error">
            <text:p>#NULL!</text:p>
          </table:table-cell>
          <table:table-cell table:style-name="ce34" table:formula="of:=IF(AND([.J111]&lt;=[.N111];[.L111]&gt;=[.N111]);IF([.K111]&lt;=[.N11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2]);#NULL!;IF(ISBLANK([.I112]);ORG.OPENOFFICE.YEARS([.C112];TODAY();0);ORG.OPENOFFICE.YEARS([.C112];[.I112];0)))" office:value-type="string" office:string-value="" calcext:value-type="error">
            <text:p>#NULL!</text:p>
          </table:table-cell>
          <table:table-cell table:style-name="ce18"/>
          <table:table-cell table:formula="of:=IF(AND([.D112]&lt;60;[.E1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2]);;WEEKNUM([.G112];21))" office:value-type="float" office:value="0" calcext:value-type="float">
            <text:p>0</text:p>
          </table:table-cell>
          <table:table-cell/>
          <table:table-cell table:style-name="ce14" table:formula="of:=IF(ISBLANK([.I112]);COM.MICROSOFT.IFS([.E112]=[$Konventionen.$C$2];[.G112]+[$Konventionen.$D$2];[.E112]=[$Konventionen.$C$3];[.G112]+[$Konventionen.$D$3]); COM.MICROSOFT.IFS([.E112]=[$Konventionen.$C$2];[.I112]+[$Konventionen.$D$2];[.E112]=[$Konventionen.$C$3];[.I112]+[$Konventionen.$D$3]))" office:value-type="string" office:string-value="" calcext:value-type="error">
            <text:p>#NV</text:p>
          </table:table-cell>
          <table:table-cell table:style-name="ce14" table:formula="of:=[.L112]-7" office:value-type="string" office:string-value="" calcext:value-type="error">
            <text:p>#NV</text:p>
          </table:table-cell>
          <table:table-cell table:style-name="ce14" table:formula="of:=COM.MICROSOFT.IFS([.E112]=[$Konventionen.$C$2];[.J112]+[$Konventionen.$E$2];[.E112]=[$Konventionen.$C$3];[.J112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12]);#NULL!;WEEKNUM([.N112];21))" office:value-type="string" office:string-value="" calcext:value-type="error">
            <text:p>#NULL!</text:p>
          </table:table-cell>
          <table:table-cell table:style-name="ce34" table:formula="of:=IF(AND([.J112]&lt;=[.N112];[.L112]&gt;=[.N112]);IF([.K112]&lt;=[.N11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3]);#NULL!;IF(ISBLANK([.I113]);ORG.OPENOFFICE.YEARS([.C113];TODAY();0);ORG.OPENOFFICE.YEARS([.C113];[.I113];0)))" office:value-type="string" office:string-value="" calcext:value-type="error">
            <text:p>#NULL!</text:p>
          </table:table-cell>
          <table:table-cell table:style-name="ce18"/>
          <table:table-cell table:formula="of:=IF(AND([.D113]&lt;60;[.E1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3]);;WEEKNUM([.G113];21))" office:value-type="float" office:value="0" calcext:value-type="float">
            <text:p>0</text:p>
          </table:table-cell>
          <table:table-cell/>
          <table:table-cell table:style-name="ce14" table:formula="of:=IF(ISBLANK([.I113]);COM.MICROSOFT.IFS([.E113]=[$Konventionen.$C$2];[.G113]+[$Konventionen.$D$2];[.E113]=[$Konventionen.$C$3];[.G113]+[$Konventionen.$D$3]); COM.MICROSOFT.IFS([.E113]=[$Konventionen.$C$2];[.I113]+[$Konventionen.$D$2];[.E113]=[$Konventionen.$C$3];[.I113]+[$Konventionen.$D$3]))" office:value-type="string" office:string-value="" calcext:value-type="error">
            <text:p>#NV</text:p>
          </table:table-cell>
          <table:table-cell table:style-name="ce14" table:formula="of:=[.L113]-7" office:value-type="string" office:string-value="" calcext:value-type="error">
            <text:p>#NV</text:p>
          </table:table-cell>
          <table:table-cell table:style-name="ce14" table:formula="of:=COM.MICROSOFT.IFS([.E113]=[$Konventionen.$C$2];[.J113]+[$Konventionen.$E$2];[.E113]=[$Konventionen.$C$3];[.J113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13]);#NULL!;WEEKNUM([.N113];21))" office:value-type="string" office:string-value="" calcext:value-type="error">
            <text:p>#NULL!</text:p>
          </table:table-cell>
          <table:table-cell table:style-name="ce34" table:formula="of:=IF(AND([.J113]&lt;=[.N113];[.L113]&gt;=[.N113]);IF([.K113]&lt;=[.N11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4]);#NULL!;IF(ISBLANK([.I114]);ORG.OPENOFFICE.YEARS([.C114];TODAY();0);ORG.OPENOFFICE.YEARS([.C114];[.I114];0)))" office:value-type="string" office:string-value="" calcext:value-type="error">
            <text:p>#NULL!</text:p>
          </table:table-cell>
          <table:table-cell table:style-name="ce18"/>
          <table:table-cell table:formula="of:=IF(AND([.D114]&lt;60;[.E1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4]);;WEEKNUM([.G114];21))" office:value-type="float" office:value="0" calcext:value-type="float">
            <text:p>0</text:p>
          </table:table-cell>
          <table:table-cell/>
          <table:table-cell table:style-name="ce14" table:formula="of:=IF(ISBLANK([.I114]);COM.MICROSOFT.IFS([.E114]=[$Konventionen.$C$2];[.G114]+[$Konventionen.$D$2];[.E114]=[$Konventionen.$C$3];[.G114]+[$Konventionen.$D$3]); COM.MICROSOFT.IFS([.E114]=[$Konventionen.$C$2];[.I114]+[$Konventionen.$D$2];[.E114]=[$Konventionen.$C$3];[.I114]+[$Konventionen.$D$3]))" office:value-type="string" office:string-value="" calcext:value-type="error">
            <text:p>#NV</text:p>
          </table:table-cell>
          <table:table-cell table:style-name="ce14" table:formula="of:=[.L114]-7" office:value-type="string" office:string-value="" calcext:value-type="error">
            <text:p>#NV</text:p>
          </table:table-cell>
          <table:table-cell table:style-name="ce14" table:formula="of:=COM.MICROSOFT.IFS([.E114]=[$Konventionen.$C$2];[.J114]+[$Konventionen.$E$2];[.E114]=[$Konventionen.$C$3];[.J114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14]);#NULL!;WEEKNUM([.N114];21))" office:value-type="string" office:string-value="" calcext:value-type="error">
            <text:p>#NULL!</text:p>
          </table:table-cell>
          <table:table-cell table:style-name="ce34" table:formula="of:=IF(AND([.J114]&lt;=[.N114];[.L114]&gt;=[.N114]);IF([.K114]&lt;=[.N11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5]);#NULL!;IF(ISBLANK([.I115]);ORG.OPENOFFICE.YEARS([.C115];TODAY();0);ORG.OPENOFFICE.YEARS([.C115];[.I115];0)))" office:value-type="string" office:string-value="" calcext:value-type="error">
            <text:p>#NULL!</text:p>
          </table:table-cell>
          <table:table-cell table:style-name="ce18"/>
          <table:table-cell table:formula="of:=IF(AND([.D115]&lt;60;[.E1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5]);;WEEKNUM([.G115];21))" office:value-type="float" office:value="0" calcext:value-type="float">
            <text:p>0</text:p>
          </table:table-cell>
          <table:table-cell/>
          <table:table-cell table:style-name="ce14" table:formula="of:=IF(ISBLANK([.I115]);COM.MICROSOFT.IFS([.E115]=[$Konventionen.$C$2];[.G115]+[$Konventionen.$D$2];[.E115]=[$Konventionen.$C$3];[.G115]+[$Konventionen.$D$3]); COM.MICROSOFT.IFS([.E115]=[$Konventionen.$C$2];[.I115]+[$Konventionen.$D$2];[.E115]=[$Konventionen.$C$3];[.I115]+[$Konventionen.$D$3]))" office:value-type="string" office:string-value="" calcext:value-type="error">
            <text:p>#NV</text:p>
          </table:table-cell>
          <table:table-cell table:style-name="ce14" table:formula="of:=[.L115]-7" office:value-type="string" office:string-value="" calcext:value-type="error">
            <text:p>#NV</text:p>
          </table:table-cell>
          <table:table-cell table:style-name="ce14" table:formula="of:=COM.MICROSOFT.IFS([.E115]=[$Konventionen.$C$2];[.J115]+[$Konventionen.$E$2];[.E115]=[$Konventionen.$C$3];[.J115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15]);#NULL!;WEEKNUM([.N115];21))" office:value-type="string" office:string-value="" calcext:value-type="error">
            <text:p>#NULL!</text:p>
          </table:table-cell>
          <table:table-cell table:style-name="ce34" table:formula="of:=IF(AND([.J115]&lt;=[.N115];[.L115]&gt;=[.N115]);IF([.K115]&lt;=[.N11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6]);#NULL!;IF(ISBLANK([.I116]);ORG.OPENOFFICE.YEARS([.C116];TODAY();0);ORG.OPENOFFICE.YEARS([.C116];[.I116];0)))" office:value-type="string" office:string-value="" calcext:value-type="error">
            <text:p>#NULL!</text:p>
          </table:table-cell>
          <table:table-cell table:style-name="ce18"/>
          <table:table-cell table:formula="of:=IF(AND([.D116]&lt;60;[.E1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6]);;WEEKNUM([.G116];21))" office:value-type="float" office:value="0" calcext:value-type="float">
            <text:p>0</text:p>
          </table:table-cell>
          <table:table-cell/>
          <table:table-cell table:style-name="ce14" table:formula="of:=IF(ISBLANK([.I116]);COM.MICROSOFT.IFS([.E116]=[$Konventionen.$C$2];[.G116]+[$Konventionen.$D$2];[.E116]=[$Konventionen.$C$3];[.G116]+[$Konventionen.$D$3]); COM.MICROSOFT.IFS([.E116]=[$Konventionen.$C$2];[.I116]+[$Konventionen.$D$2];[.E116]=[$Konventionen.$C$3];[.I116]+[$Konventionen.$D$3]))" office:value-type="string" office:string-value="" calcext:value-type="error">
            <text:p>#NV</text:p>
          </table:table-cell>
          <table:table-cell table:style-name="ce14" table:formula="of:=[.L116]-7" office:value-type="string" office:string-value="" calcext:value-type="error">
            <text:p>#NV</text:p>
          </table:table-cell>
          <table:table-cell table:style-name="ce14" table:formula="of:=COM.MICROSOFT.IFS([.E116]=[$Konventionen.$C$2];[.J116]+[$Konventionen.$E$2];[.E116]=[$Konventionen.$C$3];[.J116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16]);#NULL!;WEEKNUM([.N116];21))" office:value-type="string" office:string-value="" calcext:value-type="error">
            <text:p>#NULL!</text:p>
          </table:table-cell>
          <table:table-cell table:style-name="ce34" table:formula="of:=IF(AND([.J116]&lt;=[.N116];[.L116]&gt;=[.N116]);IF([.K116]&lt;=[.N11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7]);#NULL!;IF(ISBLANK([.I117]);ORG.OPENOFFICE.YEARS([.C117];TODAY();0);ORG.OPENOFFICE.YEARS([.C117];[.I117];0)))" office:value-type="string" office:string-value="" calcext:value-type="error">
            <text:p>#NULL!</text:p>
          </table:table-cell>
          <table:table-cell table:style-name="ce18"/>
          <table:table-cell table:formula="of:=IF(AND([.D117]&lt;60;[.E1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7]);;WEEKNUM([.G117];21))" office:value-type="float" office:value="0" calcext:value-type="float">
            <text:p>0</text:p>
          </table:table-cell>
          <table:table-cell/>
          <table:table-cell table:style-name="ce14" table:formula="of:=IF(ISBLANK([.I117]);COM.MICROSOFT.IFS([.E117]=[$Konventionen.$C$2];[.G117]+[$Konventionen.$D$2];[.E117]=[$Konventionen.$C$3];[.G117]+[$Konventionen.$D$3]); COM.MICROSOFT.IFS([.E117]=[$Konventionen.$C$2];[.I117]+[$Konventionen.$D$2];[.E117]=[$Konventionen.$C$3];[.I117]+[$Konventionen.$D$3]))" office:value-type="string" office:string-value="" calcext:value-type="error">
            <text:p>#NV</text:p>
          </table:table-cell>
          <table:table-cell table:style-name="ce14" table:formula="of:=[.L117]-7" office:value-type="string" office:string-value="" calcext:value-type="error">
            <text:p>#NV</text:p>
          </table:table-cell>
          <table:table-cell table:style-name="ce14" table:formula="of:=COM.MICROSOFT.IFS([.E117]=[$Konventionen.$C$2];[.J117]+[$Konventionen.$E$2];[.E117]=[$Konventionen.$C$3];[.J117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17]);#NULL!;WEEKNUM([.N117];21))" office:value-type="string" office:string-value="" calcext:value-type="error">
            <text:p>#NULL!</text:p>
          </table:table-cell>
          <table:table-cell table:style-name="ce34" table:formula="of:=IF(AND([.J117]&lt;=[.N117];[.L117]&gt;=[.N117]);IF([.K117]&lt;=[.N11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8]);#NULL!;IF(ISBLANK([.I118]);ORG.OPENOFFICE.YEARS([.C118];TODAY();0);ORG.OPENOFFICE.YEARS([.C118];[.I118];0)))" office:value-type="string" office:string-value="" calcext:value-type="error">
            <text:p>#NULL!</text:p>
          </table:table-cell>
          <table:table-cell table:style-name="ce18"/>
          <table:table-cell table:formula="of:=IF(AND([.D118]&lt;60;[.E1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8]);;WEEKNUM([.G118];21))" office:value-type="float" office:value="0" calcext:value-type="float">
            <text:p>0</text:p>
          </table:table-cell>
          <table:table-cell/>
          <table:table-cell table:style-name="ce14" table:formula="of:=IF(ISBLANK([.I118]);COM.MICROSOFT.IFS([.E118]=[$Konventionen.$C$2];[.G118]+[$Konventionen.$D$2];[.E118]=[$Konventionen.$C$3];[.G118]+[$Konventionen.$D$3]); COM.MICROSOFT.IFS([.E118]=[$Konventionen.$C$2];[.I118]+[$Konventionen.$D$2];[.E118]=[$Konventionen.$C$3];[.I118]+[$Konventionen.$D$3]))" office:value-type="string" office:string-value="" calcext:value-type="error">
            <text:p>#NV</text:p>
          </table:table-cell>
          <table:table-cell table:style-name="ce14" table:formula="of:=[.L118]-7" office:value-type="string" office:string-value="" calcext:value-type="error">
            <text:p>#NV</text:p>
          </table:table-cell>
          <table:table-cell table:style-name="ce14" table:formula="of:=COM.MICROSOFT.IFS([.E118]=[$Konventionen.$C$2];[.J118]+[$Konventionen.$E$2];[.E118]=[$Konventionen.$C$3];[.J118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18]);#NULL!;WEEKNUM([.N118];21))" office:value-type="string" office:string-value="" calcext:value-type="error">
            <text:p>#NULL!</text:p>
          </table:table-cell>
          <table:table-cell table:style-name="ce34" table:formula="of:=IF(AND([.J118]&lt;=[.N118];[.L118]&gt;=[.N118]);IF([.K118]&lt;=[.N11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19]);#NULL!;IF(ISBLANK([.I119]);ORG.OPENOFFICE.YEARS([.C119];TODAY();0);ORG.OPENOFFICE.YEARS([.C119];[.I119];0)))" office:value-type="string" office:string-value="" calcext:value-type="error">
            <text:p>#NULL!</text:p>
          </table:table-cell>
          <table:table-cell table:style-name="ce18"/>
          <table:table-cell table:formula="of:=IF(AND([.D119]&lt;60;[.E1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9]);;WEEKNUM([.G119];21))" office:value-type="float" office:value="0" calcext:value-type="float">
            <text:p>0</text:p>
          </table:table-cell>
          <table:table-cell/>
          <table:table-cell table:style-name="ce14" table:formula="of:=IF(ISBLANK([.I119]);COM.MICROSOFT.IFS([.E119]=[$Konventionen.$C$2];[.G119]+[$Konventionen.$D$2];[.E119]=[$Konventionen.$C$3];[.G119]+[$Konventionen.$D$3]); COM.MICROSOFT.IFS([.E119]=[$Konventionen.$C$2];[.I119]+[$Konventionen.$D$2];[.E119]=[$Konventionen.$C$3];[.I119]+[$Konventionen.$D$3]))" office:value-type="string" office:string-value="" calcext:value-type="error">
            <text:p>#NV</text:p>
          </table:table-cell>
          <table:table-cell table:style-name="ce14" table:formula="of:=[.L119]-7" office:value-type="string" office:string-value="" calcext:value-type="error">
            <text:p>#NV</text:p>
          </table:table-cell>
          <table:table-cell table:style-name="ce14" table:formula="of:=COM.MICROSOFT.IFS([.E119]=[$Konventionen.$C$2];[.J119]+[$Konventionen.$E$2];[.E119]=[$Konventionen.$C$3];[.J119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19]);#NULL!;WEEKNUM([.N119];21))" office:value-type="string" office:string-value="" calcext:value-type="error">
            <text:p>#NULL!</text:p>
          </table:table-cell>
          <table:table-cell table:style-name="ce34" table:formula="of:=IF(AND([.J119]&lt;=[.N119];[.L119]&gt;=[.N119]);IF([.K119]&lt;=[.N11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0]);#NULL!;IF(ISBLANK([.I120]);ORG.OPENOFFICE.YEARS([.C120];TODAY();0);ORG.OPENOFFICE.YEARS([.C120];[.I120];0)))" office:value-type="string" office:string-value="" calcext:value-type="error">
            <text:p>#NULL!</text:p>
          </table:table-cell>
          <table:table-cell table:style-name="ce18"/>
          <table:table-cell table:formula="of:=IF(AND([.D120]&lt;60;[.E1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0]);;WEEKNUM([.G120];21))" office:value-type="float" office:value="0" calcext:value-type="float">
            <text:p>0</text:p>
          </table:table-cell>
          <table:table-cell/>
          <table:table-cell table:style-name="ce14" table:formula="of:=IF(ISBLANK([.I120]);COM.MICROSOFT.IFS([.E120]=[$Konventionen.$C$2];[.G120]+[$Konventionen.$D$2];[.E120]=[$Konventionen.$C$3];[.G120]+[$Konventionen.$D$3]); COM.MICROSOFT.IFS([.E120]=[$Konventionen.$C$2];[.I120]+[$Konventionen.$D$2];[.E120]=[$Konventionen.$C$3];[.I120]+[$Konventionen.$D$3]))" office:value-type="string" office:string-value="" calcext:value-type="error">
            <text:p>#NV</text:p>
          </table:table-cell>
          <table:table-cell table:style-name="ce14" table:formula="of:=[.L120]-7" office:value-type="string" office:string-value="" calcext:value-type="error">
            <text:p>#NV</text:p>
          </table:table-cell>
          <table:table-cell table:style-name="ce14" table:formula="of:=COM.MICROSOFT.IFS([.E120]=[$Konventionen.$C$2];[.J120]+[$Konventionen.$E$2];[.E120]=[$Konventionen.$C$3];[.J120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20]);#NULL!;WEEKNUM([.N120];21))" office:value-type="string" office:string-value="" calcext:value-type="error">
            <text:p>#NULL!</text:p>
          </table:table-cell>
          <table:table-cell table:style-name="ce34" table:formula="of:=IF(AND([.J120]&lt;=[.N120];[.L120]&gt;=[.N120]);IF([.K120]&lt;=[.N12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1]);#NULL!;IF(ISBLANK([.I121]);ORG.OPENOFFICE.YEARS([.C121];TODAY();0);ORG.OPENOFFICE.YEARS([.C121];[.I121];0)))" office:value-type="string" office:string-value="" calcext:value-type="error">
            <text:p>#NULL!</text:p>
          </table:table-cell>
          <table:table-cell table:style-name="ce18"/>
          <table:table-cell table:formula="of:=IF(AND([.D121]&lt;60;[.E1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1]);;WEEKNUM([.G121];21))" office:value-type="float" office:value="0" calcext:value-type="float">
            <text:p>0</text:p>
          </table:table-cell>
          <table:table-cell/>
          <table:table-cell table:style-name="ce14" table:formula="of:=IF(ISBLANK([.I121]);COM.MICROSOFT.IFS([.E121]=[$Konventionen.$C$2];[.G121]+[$Konventionen.$D$2];[.E121]=[$Konventionen.$C$3];[.G121]+[$Konventionen.$D$3]); COM.MICROSOFT.IFS([.E121]=[$Konventionen.$C$2];[.I121]+[$Konventionen.$D$2];[.E121]=[$Konventionen.$C$3];[.I121]+[$Konventionen.$D$3]))" office:value-type="string" office:string-value="" calcext:value-type="error">
            <text:p>#NV</text:p>
          </table:table-cell>
          <table:table-cell table:style-name="ce14" table:formula="of:=[.L121]-7" office:value-type="string" office:string-value="" calcext:value-type="error">
            <text:p>#NV</text:p>
          </table:table-cell>
          <table:table-cell table:style-name="ce14" table:formula="of:=COM.MICROSOFT.IFS([.E121]=[$Konventionen.$C$2];[.J121]+[$Konventionen.$E$2];[.E121]=[$Konventionen.$C$3];[.J121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21]);#NULL!;WEEKNUM([.N121];21))" office:value-type="string" office:string-value="" calcext:value-type="error">
            <text:p>#NULL!</text:p>
          </table:table-cell>
          <table:table-cell table:style-name="ce34" table:formula="of:=IF(AND([.J121]&lt;=[.N121];[.L121]&gt;=[.N121]);IF([.K121]&lt;=[.N12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2]);#NULL!;IF(ISBLANK([.I122]);ORG.OPENOFFICE.YEARS([.C122];TODAY();0);ORG.OPENOFFICE.YEARS([.C122];[.I122];0)))" office:value-type="string" office:string-value="" calcext:value-type="error">
            <text:p>#NULL!</text:p>
          </table:table-cell>
          <table:table-cell table:style-name="ce18"/>
          <table:table-cell table:formula="of:=IF(AND([.D122]&lt;60;[.E1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2]);;WEEKNUM([.G122];21))" office:value-type="float" office:value="0" calcext:value-type="float">
            <text:p>0</text:p>
          </table:table-cell>
          <table:table-cell/>
          <table:table-cell table:style-name="ce14" table:formula="of:=IF(ISBLANK([.I122]);COM.MICROSOFT.IFS([.E122]=[$Konventionen.$C$2];[.G122]+[$Konventionen.$D$2];[.E122]=[$Konventionen.$C$3];[.G122]+[$Konventionen.$D$3]); COM.MICROSOFT.IFS([.E122]=[$Konventionen.$C$2];[.I122]+[$Konventionen.$D$2];[.E122]=[$Konventionen.$C$3];[.I122]+[$Konventionen.$D$3]))" office:value-type="string" office:string-value="" calcext:value-type="error">
            <text:p>#NV</text:p>
          </table:table-cell>
          <table:table-cell table:style-name="ce14" table:formula="of:=[.L122]-7" office:value-type="string" office:string-value="" calcext:value-type="error">
            <text:p>#NV</text:p>
          </table:table-cell>
          <table:table-cell table:style-name="ce14" table:formula="of:=COM.MICROSOFT.IFS([.E122]=[$Konventionen.$C$2];[.J122]+[$Konventionen.$E$2];[.E122]=[$Konventionen.$C$3];[.J122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22]);#NULL!;WEEKNUM([.N122];21))" office:value-type="string" office:string-value="" calcext:value-type="error">
            <text:p>#NULL!</text:p>
          </table:table-cell>
          <table:table-cell table:style-name="ce34" table:formula="of:=IF(AND([.J122]&lt;=[.N122];[.L122]&gt;=[.N122]);IF([.K122]&lt;=[.N12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3]);#NULL!;IF(ISBLANK([.I123]);ORG.OPENOFFICE.YEARS([.C123];TODAY();0);ORG.OPENOFFICE.YEARS([.C123];[.I123];0)))" office:value-type="string" office:string-value="" calcext:value-type="error">
            <text:p>#NULL!</text:p>
          </table:table-cell>
          <table:table-cell table:style-name="ce18"/>
          <table:table-cell table:formula="of:=IF(AND([.D123]&lt;60;[.E1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3]);;WEEKNUM([.G123];21))" office:value-type="float" office:value="0" calcext:value-type="float">
            <text:p>0</text:p>
          </table:table-cell>
          <table:table-cell/>
          <table:table-cell table:style-name="ce14" table:formula="of:=IF(ISBLANK([.I123]);COM.MICROSOFT.IFS([.E123]=[$Konventionen.$C$2];[.G123]+[$Konventionen.$D$2];[.E123]=[$Konventionen.$C$3];[.G123]+[$Konventionen.$D$3]); COM.MICROSOFT.IFS([.E123]=[$Konventionen.$C$2];[.I123]+[$Konventionen.$D$2];[.E123]=[$Konventionen.$C$3];[.I123]+[$Konventionen.$D$3]))" office:value-type="string" office:string-value="" calcext:value-type="error">
            <text:p>#NV</text:p>
          </table:table-cell>
          <table:table-cell table:style-name="ce14" table:formula="of:=[.L123]-7" office:value-type="string" office:string-value="" calcext:value-type="error">
            <text:p>#NV</text:p>
          </table:table-cell>
          <table:table-cell table:style-name="ce14" table:formula="of:=COM.MICROSOFT.IFS([.E123]=[$Konventionen.$C$2];[.J123]+[$Konventionen.$E$2];[.E123]=[$Konventionen.$C$3];[.J123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23]);#NULL!;WEEKNUM([.N123];21))" office:value-type="string" office:string-value="" calcext:value-type="error">
            <text:p>#NULL!</text:p>
          </table:table-cell>
          <table:table-cell table:style-name="ce34" table:formula="of:=IF(AND([.J123]&lt;=[.N123];[.L123]&gt;=[.N123]);IF([.K123]&lt;=[.N12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4]);#NULL!;IF(ISBLANK([.I124]);ORG.OPENOFFICE.YEARS([.C124];TODAY();0);ORG.OPENOFFICE.YEARS([.C124];[.I124];0)))" office:value-type="string" office:string-value="" calcext:value-type="error">
            <text:p>#NULL!</text:p>
          </table:table-cell>
          <table:table-cell table:style-name="ce18"/>
          <table:table-cell table:formula="of:=IF(AND([.D124]&lt;60;[.E1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4]);;WEEKNUM([.G124];21))" office:value-type="float" office:value="0" calcext:value-type="float">
            <text:p>0</text:p>
          </table:table-cell>
          <table:table-cell/>
          <table:table-cell table:style-name="ce14" table:formula="of:=IF(ISBLANK([.I124]);COM.MICROSOFT.IFS([.E124]=[$Konventionen.$C$2];[.G124]+[$Konventionen.$D$2];[.E124]=[$Konventionen.$C$3];[.G124]+[$Konventionen.$D$3]); COM.MICROSOFT.IFS([.E124]=[$Konventionen.$C$2];[.I124]+[$Konventionen.$D$2];[.E124]=[$Konventionen.$C$3];[.I124]+[$Konventionen.$D$3]))" office:value-type="string" office:string-value="" calcext:value-type="error">
            <text:p>#NV</text:p>
          </table:table-cell>
          <table:table-cell table:style-name="ce14" table:formula="of:=[.L124]-7" office:value-type="string" office:string-value="" calcext:value-type="error">
            <text:p>#NV</text:p>
          </table:table-cell>
          <table:table-cell table:style-name="ce14" table:formula="of:=COM.MICROSOFT.IFS([.E124]=[$Konventionen.$C$2];[.J124]+[$Konventionen.$E$2];[.E124]=[$Konventionen.$C$3];[.J124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24]);#NULL!;WEEKNUM([.N124];21))" office:value-type="string" office:string-value="" calcext:value-type="error">
            <text:p>#NULL!</text:p>
          </table:table-cell>
          <table:table-cell table:style-name="ce34" table:formula="of:=IF(AND([.J124]&lt;=[.N124];[.L124]&gt;=[.N124]);IF([.K124]&lt;=[.N12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5]);#NULL!;IF(ISBLANK([.I125]);ORG.OPENOFFICE.YEARS([.C125];TODAY();0);ORG.OPENOFFICE.YEARS([.C125];[.I125];0)))" office:value-type="string" office:string-value="" calcext:value-type="error">
            <text:p>#NULL!</text:p>
          </table:table-cell>
          <table:table-cell table:style-name="ce18"/>
          <table:table-cell table:formula="of:=IF(AND([.D125]&lt;60;[.E1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5]);;WEEKNUM([.G125];21))" office:value-type="float" office:value="0" calcext:value-type="float">
            <text:p>0</text:p>
          </table:table-cell>
          <table:table-cell/>
          <table:table-cell table:style-name="ce14" table:formula="of:=IF(ISBLANK([.I125]);COM.MICROSOFT.IFS([.E125]=[$Konventionen.$C$2];[.G125]+[$Konventionen.$D$2];[.E125]=[$Konventionen.$C$3];[.G125]+[$Konventionen.$D$3]); COM.MICROSOFT.IFS([.E125]=[$Konventionen.$C$2];[.I125]+[$Konventionen.$D$2];[.E125]=[$Konventionen.$C$3];[.I125]+[$Konventionen.$D$3]))" office:value-type="string" office:string-value="" calcext:value-type="error">
            <text:p>#NV</text:p>
          </table:table-cell>
          <table:table-cell table:style-name="ce14" table:formula="of:=[.L125]-7" office:value-type="string" office:string-value="" calcext:value-type="error">
            <text:p>#NV</text:p>
          </table:table-cell>
          <table:table-cell table:style-name="ce14" table:formula="of:=COM.MICROSOFT.IFS([.E125]=[$Konventionen.$C$2];[.J125]+[$Konventionen.$E$2];[.E125]=[$Konventionen.$C$3];[.J125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25]);#NULL!;WEEKNUM([.N125];21))" office:value-type="string" office:string-value="" calcext:value-type="error">
            <text:p>#NULL!</text:p>
          </table:table-cell>
          <table:table-cell table:style-name="ce34" table:formula="of:=IF(AND([.J125]&lt;=[.N125];[.L125]&gt;=[.N125]);IF([.K125]&lt;=[.N12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6]);#NULL!;IF(ISBLANK([.I126]);ORG.OPENOFFICE.YEARS([.C126];TODAY();0);ORG.OPENOFFICE.YEARS([.C126];[.I126];0)))" office:value-type="string" office:string-value="" calcext:value-type="error">
            <text:p>#NULL!</text:p>
          </table:table-cell>
          <table:table-cell table:style-name="ce18"/>
          <table:table-cell table:formula="of:=IF(AND([.D126]&lt;60;[.E1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6]);;WEEKNUM([.G126];21))" office:value-type="float" office:value="0" calcext:value-type="float">
            <text:p>0</text:p>
          </table:table-cell>
          <table:table-cell/>
          <table:table-cell table:style-name="ce14" table:formula="of:=IF(ISBLANK([.I126]);COM.MICROSOFT.IFS([.E126]=[$Konventionen.$C$2];[.G126]+[$Konventionen.$D$2];[.E126]=[$Konventionen.$C$3];[.G126]+[$Konventionen.$D$3]); COM.MICROSOFT.IFS([.E126]=[$Konventionen.$C$2];[.I126]+[$Konventionen.$D$2];[.E126]=[$Konventionen.$C$3];[.I126]+[$Konventionen.$D$3]))" office:value-type="string" office:string-value="" calcext:value-type="error">
            <text:p>#NV</text:p>
          </table:table-cell>
          <table:table-cell table:style-name="ce14" table:formula="of:=[.L126]-7" office:value-type="string" office:string-value="" calcext:value-type="error">
            <text:p>#NV</text:p>
          </table:table-cell>
          <table:table-cell table:style-name="ce14" table:formula="of:=COM.MICROSOFT.IFS([.E126]=[$Konventionen.$C$2];[.J126]+[$Konventionen.$E$2];[.E126]=[$Konventionen.$C$3];[.J126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26]);#NULL!;WEEKNUM([.N126];21))" office:value-type="string" office:string-value="" calcext:value-type="error">
            <text:p>#NULL!</text:p>
          </table:table-cell>
          <table:table-cell table:style-name="ce34" table:formula="of:=IF(AND([.J126]&lt;=[.N126];[.L126]&gt;=[.N126]);IF([.K126]&lt;=[.N12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7]);#NULL!;IF(ISBLANK([.I127]);ORG.OPENOFFICE.YEARS([.C127];TODAY();0);ORG.OPENOFFICE.YEARS([.C127];[.I127];0)))" office:value-type="string" office:string-value="" calcext:value-type="error">
            <text:p>#NULL!</text:p>
          </table:table-cell>
          <table:table-cell table:style-name="ce18"/>
          <table:table-cell table:formula="of:=IF(AND([.D127]&lt;60;[.E1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7]);;WEEKNUM([.G127];21))" office:value-type="float" office:value="0" calcext:value-type="float">
            <text:p>0</text:p>
          </table:table-cell>
          <table:table-cell/>
          <table:table-cell table:style-name="ce14" table:formula="of:=IF(ISBLANK([.I127]);COM.MICROSOFT.IFS([.E127]=[$Konventionen.$C$2];[.G127]+[$Konventionen.$D$2];[.E127]=[$Konventionen.$C$3];[.G127]+[$Konventionen.$D$3]); COM.MICROSOFT.IFS([.E127]=[$Konventionen.$C$2];[.I127]+[$Konventionen.$D$2];[.E127]=[$Konventionen.$C$3];[.I127]+[$Konventionen.$D$3]))" office:value-type="string" office:string-value="" calcext:value-type="error">
            <text:p>#NV</text:p>
          </table:table-cell>
          <table:table-cell table:style-name="ce14" table:formula="of:=[.L127]-7" office:value-type="string" office:string-value="" calcext:value-type="error">
            <text:p>#NV</text:p>
          </table:table-cell>
          <table:table-cell table:style-name="ce14" table:formula="of:=COM.MICROSOFT.IFS([.E127]=[$Konventionen.$C$2];[.J127]+[$Konventionen.$E$2];[.E127]=[$Konventionen.$C$3];[.J127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27]);#NULL!;WEEKNUM([.N127];21))" office:value-type="string" office:string-value="" calcext:value-type="error">
            <text:p>#NULL!</text:p>
          </table:table-cell>
          <table:table-cell table:style-name="ce34" table:formula="of:=IF(AND([.J127]&lt;=[.N127];[.L127]&gt;=[.N127]);IF([.K127]&lt;=[.N12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8]);#NULL!;IF(ISBLANK([.I128]);ORG.OPENOFFICE.YEARS([.C128];TODAY();0);ORG.OPENOFFICE.YEARS([.C128];[.I128];0)))" office:value-type="string" office:string-value="" calcext:value-type="error">
            <text:p>#NULL!</text:p>
          </table:table-cell>
          <table:table-cell table:style-name="ce18"/>
          <table:table-cell table:formula="of:=IF(AND([.D128]&lt;60;[.E1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8]);;WEEKNUM([.G128];21))" office:value-type="float" office:value="0" calcext:value-type="float">
            <text:p>0</text:p>
          </table:table-cell>
          <table:table-cell/>
          <table:table-cell table:style-name="ce14" table:formula="of:=IF(ISBLANK([.I128]);COM.MICROSOFT.IFS([.E128]=[$Konventionen.$C$2];[.G128]+[$Konventionen.$D$2];[.E128]=[$Konventionen.$C$3];[.G128]+[$Konventionen.$D$3]); COM.MICROSOFT.IFS([.E128]=[$Konventionen.$C$2];[.I128]+[$Konventionen.$D$2];[.E128]=[$Konventionen.$C$3];[.I128]+[$Konventionen.$D$3]))" office:value-type="string" office:string-value="" calcext:value-type="error">
            <text:p>#NV</text:p>
          </table:table-cell>
          <table:table-cell table:style-name="ce14" table:formula="of:=[.L128]-7" office:value-type="string" office:string-value="" calcext:value-type="error">
            <text:p>#NV</text:p>
          </table:table-cell>
          <table:table-cell table:style-name="ce14" table:formula="of:=COM.MICROSOFT.IFS([.E128]=[$Konventionen.$C$2];[.J128]+[$Konventionen.$E$2];[.E128]=[$Konventionen.$C$3];[.J128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28]);#NULL!;WEEKNUM([.N128];21))" office:value-type="string" office:string-value="" calcext:value-type="error">
            <text:p>#NULL!</text:p>
          </table:table-cell>
          <table:table-cell table:style-name="ce34" table:formula="of:=IF(AND([.J128]&lt;=[.N128];[.L128]&gt;=[.N128]);IF([.K128]&lt;=[.N12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29]);#NULL!;IF(ISBLANK([.I129]);ORG.OPENOFFICE.YEARS([.C129];TODAY();0);ORG.OPENOFFICE.YEARS([.C129];[.I129];0)))" office:value-type="string" office:string-value="" calcext:value-type="error">
            <text:p>#NULL!</text:p>
          </table:table-cell>
          <table:table-cell table:style-name="ce18"/>
          <table:table-cell table:formula="of:=IF(AND([.D129]&lt;60;[.E1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9]);;WEEKNUM([.G129];21))" office:value-type="float" office:value="0" calcext:value-type="float">
            <text:p>0</text:p>
          </table:table-cell>
          <table:table-cell/>
          <table:table-cell table:style-name="ce14" table:formula="of:=IF(ISBLANK([.I129]);COM.MICROSOFT.IFS([.E129]=[$Konventionen.$C$2];[.G129]+[$Konventionen.$D$2];[.E129]=[$Konventionen.$C$3];[.G129]+[$Konventionen.$D$3]); COM.MICROSOFT.IFS([.E129]=[$Konventionen.$C$2];[.I129]+[$Konventionen.$D$2];[.E129]=[$Konventionen.$C$3];[.I129]+[$Konventionen.$D$3]))" office:value-type="string" office:string-value="" calcext:value-type="error">
            <text:p>#NV</text:p>
          </table:table-cell>
          <table:table-cell table:style-name="ce14" table:formula="of:=[.L129]-7" office:value-type="string" office:string-value="" calcext:value-type="error">
            <text:p>#NV</text:p>
          </table:table-cell>
          <table:table-cell table:style-name="ce14" table:formula="of:=COM.MICROSOFT.IFS([.E129]=[$Konventionen.$C$2];[.J129]+[$Konventionen.$E$2];[.E129]=[$Konventionen.$C$3];[.J129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29]);#NULL!;WEEKNUM([.N129];21))" office:value-type="string" office:string-value="" calcext:value-type="error">
            <text:p>#NULL!</text:p>
          </table:table-cell>
          <table:table-cell table:style-name="ce34" table:formula="of:=IF(AND([.J129]&lt;=[.N129];[.L129]&gt;=[.N129]);IF([.K129]&lt;=[.N12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0]);#NULL!;IF(ISBLANK([.I130]);ORG.OPENOFFICE.YEARS([.C130];TODAY();0);ORG.OPENOFFICE.YEARS([.C130];[.I130];0)))" office:value-type="string" office:string-value="" calcext:value-type="error">
            <text:p>#NULL!</text:p>
          </table:table-cell>
          <table:table-cell table:style-name="ce18"/>
          <table:table-cell table:formula="of:=IF(AND([.D130]&lt;60;[.E1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0]);;WEEKNUM([.G130];21))" office:value-type="float" office:value="0" calcext:value-type="float">
            <text:p>0</text:p>
          </table:table-cell>
          <table:table-cell/>
          <table:table-cell table:style-name="ce14" table:formula="of:=IF(ISBLANK([.I130]);COM.MICROSOFT.IFS([.E130]=[$Konventionen.$C$2];[.G130]+[$Konventionen.$D$2];[.E130]=[$Konventionen.$C$3];[.G130]+[$Konventionen.$D$3]); COM.MICROSOFT.IFS([.E130]=[$Konventionen.$C$2];[.I130]+[$Konventionen.$D$2];[.E130]=[$Konventionen.$C$3];[.I130]+[$Konventionen.$D$3]))" office:value-type="string" office:string-value="" calcext:value-type="error">
            <text:p>#NV</text:p>
          </table:table-cell>
          <table:table-cell table:style-name="ce14" table:formula="of:=[.L130]-7" office:value-type="string" office:string-value="" calcext:value-type="error">
            <text:p>#NV</text:p>
          </table:table-cell>
          <table:table-cell table:style-name="ce14" table:formula="of:=COM.MICROSOFT.IFS([.E130]=[$Konventionen.$C$2];[.J130]+[$Konventionen.$E$2];[.E130]=[$Konventionen.$C$3];[.J130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30]);#NULL!;WEEKNUM([.N130];21))" office:value-type="string" office:string-value="" calcext:value-type="error">
            <text:p>#NULL!</text:p>
          </table:table-cell>
          <table:table-cell table:style-name="ce34" table:formula="of:=IF(AND([.J130]&lt;=[.N130];[.L130]&gt;=[.N130]);IF([.K130]&lt;=[.N13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1]);#NULL!;IF(ISBLANK([.I131]);ORG.OPENOFFICE.YEARS([.C131];TODAY();0);ORG.OPENOFFICE.YEARS([.C131];[.I131];0)))" office:value-type="string" office:string-value="" calcext:value-type="error">
            <text:p>#NULL!</text:p>
          </table:table-cell>
          <table:table-cell table:style-name="ce18"/>
          <table:table-cell table:formula="of:=IF(AND([.D131]&lt;60;[.E1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1]);;WEEKNUM([.G131];21))" office:value-type="float" office:value="0" calcext:value-type="float">
            <text:p>0</text:p>
          </table:table-cell>
          <table:table-cell/>
          <table:table-cell table:style-name="ce14" table:formula="of:=IF(ISBLANK([.I131]);COM.MICROSOFT.IFS([.E131]=[$Konventionen.$C$2];[.G131]+[$Konventionen.$D$2];[.E131]=[$Konventionen.$C$3];[.G131]+[$Konventionen.$D$3]); COM.MICROSOFT.IFS([.E131]=[$Konventionen.$C$2];[.I131]+[$Konventionen.$D$2];[.E131]=[$Konventionen.$C$3];[.I131]+[$Konventionen.$D$3]))" office:value-type="string" office:string-value="" calcext:value-type="error">
            <text:p>#NV</text:p>
          </table:table-cell>
          <table:table-cell table:style-name="ce14" table:formula="of:=[.L131]-7" office:value-type="string" office:string-value="" calcext:value-type="error">
            <text:p>#NV</text:p>
          </table:table-cell>
          <table:table-cell table:style-name="ce14" table:formula="of:=COM.MICROSOFT.IFS([.E131]=[$Konventionen.$C$2];[.J131]+[$Konventionen.$E$2];[.E131]=[$Konventionen.$C$3];[.J131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31]);#NULL!;WEEKNUM([.N131];21))" office:value-type="string" office:string-value="" calcext:value-type="error">
            <text:p>#NULL!</text:p>
          </table:table-cell>
          <table:table-cell table:style-name="ce34" table:formula="of:=IF(AND([.J131]&lt;=[.N131];[.L131]&gt;=[.N131]);IF([.K131]&lt;=[.N13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2]);#NULL!;IF(ISBLANK([.I132]);ORG.OPENOFFICE.YEARS([.C132];TODAY();0);ORG.OPENOFFICE.YEARS([.C132];[.I132];0)))" office:value-type="string" office:string-value="" calcext:value-type="error">
            <text:p>#NULL!</text:p>
          </table:table-cell>
          <table:table-cell table:style-name="ce18"/>
          <table:table-cell table:formula="of:=IF(AND([.D132]&lt;60;[.E1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2]);;WEEKNUM([.G132];21))" office:value-type="float" office:value="0" calcext:value-type="float">
            <text:p>0</text:p>
          </table:table-cell>
          <table:table-cell/>
          <table:table-cell table:style-name="ce14" table:formula="of:=IF(ISBLANK([.I132]);COM.MICROSOFT.IFS([.E132]=[$Konventionen.$C$2];[.G132]+[$Konventionen.$D$2];[.E132]=[$Konventionen.$C$3];[.G132]+[$Konventionen.$D$3]); COM.MICROSOFT.IFS([.E132]=[$Konventionen.$C$2];[.I132]+[$Konventionen.$D$2];[.E132]=[$Konventionen.$C$3];[.I132]+[$Konventionen.$D$3]))" office:value-type="string" office:string-value="" calcext:value-type="error">
            <text:p>#NV</text:p>
          </table:table-cell>
          <table:table-cell table:style-name="ce14" table:formula="of:=[.L132]-7" office:value-type="string" office:string-value="" calcext:value-type="error">
            <text:p>#NV</text:p>
          </table:table-cell>
          <table:table-cell table:style-name="ce14" table:formula="of:=COM.MICROSOFT.IFS([.E132]=[$Konventionen.$C$2];[.J132]+[$Konventionen.$E$2];[.E132]=[$Konventionen.$C$3];[.J132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32]);#NULL!;WEEKNUM([.N132];21))" office:value-type="string" office:string-value="" calcext:value-type="error">
            <text:p>#NULL!</text:p>
          </table:table-cell>
          <table:table-cell table:style-name="ce34" table:formula="of:=IF(AND([.J132]&lt;=[.N132];[.L132]&gt;=[.N132]);IF([.K132]&lt;=[.N13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3]);#NULL!;IF(ISBLANK([.I133]);ORG.OPENOFFICE.YEARS([.C133];TODAY();0);ORG.OPENOFFICE.YEARS([.C133];[.I133];0)))" office:value-type="string" office:string-value="" calcext:value-type="error">
            <text:p>#NULL!</text:p>
          </table:table-cell>
          <table:table-cell table:style-name="ce18"/>
          <table:table-cell table:formula="of:=IF(AND([.D133]&lt;60;[.E1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3]);;WEEKNUM([.G133];21))" office:value-type="float" office:value="0" calcext:value-type="float">
            <text:p>0</text:p>
          </table:table-cell>
          <table:table-cell/>
          <table:table-cell table:style-name="ce14" table:formula="of:=IF(ISBLANK([.I133]);COM.MICROSOFT.IFS([.E133]=[$Konventionen.$C$2];[.G133]+[$Konventionen.$D$2];[.E133]=[$Konventionen.$C$3];[.G133]+[$Konventionen.$D$3]); COM.MICROSOFT.IFS([.E133]=[$Konventionen.$C$2];[.I133]+[$Konventionen.$D$2];[.E133]=[$Konventionen.$C$3];[.I133]+[$Konventionen.$D$3]))" office:value-type="string" office:string-value="" calcext:value-type="error">
            <text:p>#NV</text:p>
          </table:table-cell>
          <table:table-cell table:style-name="ce14" table:formula="of:=[.L133]-7" office:value-type="string" office:string-value="" calcext:value-type="error">
            <text:p>#NV</text:p>
          </table:table-cell>
          <table:table-cell table:style-name="ce14" table:formula="of:=COM.MICROSOFT.IFS([.E133]=[$Konventionen.$C$2];[.J133]+[$Konventionen.$E$2];[.E133]=[$Konventionen.$C$3];[.J133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33]);#NULL!;WEEKNUM([.N133];21))" office:value-type="string" office:string-value="" calcext:value-type="error">
            <text:p>#NULL!</text:p>
          </table:table-cell>
          <table:table-cell table:style-name="ce34" table:formula="of:=IF(AND([.J133]&lt;=[.N133];[.L133]&gt;=[.N133]);IF([.K133]&lt;=[.N13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4]);#NULL!;IF(ISBLANK([.I134]);ORG.OPENOFFICE.YEARS([.C134];TODAY();0);ORG.OPENOFFICE.YEARS([.C134];[.I134];0)))" office:value-type="string" office:string-value="" calcext:value-type="error">
            <text:p>#NULL!</text:p>
          </table:table-cell>
          <table:table-cell table:style-name="ce18"/>
          <table:table-cell table:formula="of:=IF(AND([.D134]&lt;60;[.E1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4]);;WEEKNUM([.G134];21))" office:value-type="float" office:value="0" calcext:value-type="float">
            <text:p>0</text:p>
          </table:table-cell>
          <table:table-cell/>
          <table:table-cell table:style-name="ce14" table:formula="of:=IF(ISBLANK([.I134]);COM.MICROSOFT.IFS([.E134]=[$Konventionen.$C$2];[.G134]+[$Konventionen.$D$2];[.E134]=[$Konventionen.$C$3];[.G134]+[$Konventionen.$D$3]); COM.MICROSOFT.IFS([.E134]=[$Konventionen.$C$2];[.I134]+[$Konventionen.$D$2];[.E134]=[$Konventionen.$C$3];[.I134]+[$Konventionen.$D$3]))" office:value-type="string" office:string-value="" calcext:value-type="error">
            <text:p>#NV</text:p>
          </table:table-cell>
          <table:table-cell table:style-name="ce14" table:formula="of:=[.L134]-7" office:value-type="string" office:string-value="" calcext:value-type="error">
            <text:p>#NV</text:p>
          </table:table-cell>
          <table:table-cell table:style-name="ce14" table:formula="of:=COM.MICROSOFT.IFS([.E134]=[$Konventionen.$C$2];[.J134]+[$Konventionen.$E$2];[.E134]=[$Konventionen.$C$3];[.J134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34]);#NULL!;WEEKNUM([.N134];21))" office:value-type="string" office:string-value="" calcext:value-type="error">
            <text:p>#NULL!</text:p>
          </table:table-cell>
          <table:table-cell table:style-name="ce34" table:formula="of:=IF(AND([.J134]&lt;=[.N134];[.L134]&gt;=[.N134]);IF([.K134]&lt;=[.N13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5]);#NULL!;IF(ISBLANK([.I135]);ORG.OPENOFFICE.YEARS([.C135];TODAY();0);ORG.OPENOFFICE.YEARS([.C135];[.I135];0)))" office:value-type="string" office:string-value="" calcext:value-type="error">
            <text:p>#NULL!</text:p>
          </table:table-cell>
          <table:table-cell table:style-name="ce18"/>
          <table:table-cell table:formula="of:=IF(AND([.D135]&lt;60;[.E1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5]);;WEEKNUM([.G135];21))" office:value-type="float" office:value="0" calcext:value-type="float">
            <text:p>0</text:p>
          </table:table-cell>
          <table:table-cell/>
          <table:table-cell table:style-name="ce14" table:formula="of:=IF(ISBLANK([.I135]);COM.MICROSOFT.IFS([.E135]=[$Konventionen.$C$2];[.G135]+[$Konventionen.$D$2];[.E135]=[$Konventionen.$C$3];[.G135]+[$Konventionen.$D$3]); COM.MICROSOFT.IFS([.E135]=[$Konventionen.$C$2];[.I135]+[$Konventionen.$D$2];[.E135]=[$Konventionen.$C$3];[.I135]+[$Konventionen.$D$3]))" office:value-type="string" office:string-value="" calcext:value-type="error">
            <text:p>#NV</text:p>
          </table:table-cell>
          <table:table-cell table:style-name="ce14" table:formula="of:=[.L135]-7" office:value-type="string" office:string-value="" calcext:value-type="error">
            <text:p>#NV</text:p>
          </table:table-cell>
          <table:table-cell table:style-name="ce14" table:formula="of:=COM.MICROSOFT.IFS([.E135]=[$Konventionen.$C$2];[.J135]+[$Konventionen.$E$2];[.E135]=[$Konventionen.$C$3];[.J135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35]);#NULL!;WEEKNUM([.N135];21))" office:value-type="string" office:string-value="" calcext:value-type="error">
            <text:p>#NULL!</text:p>
          </table:table-cell>
          <table:table-cell table:style-name="ce34" table:formula="of:=IF(AND([.J135]&lt;=[.N135];[.L135]&gt;=[.N135]);IF([.K135]&lt;=[.N13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6]);#NULL!;IF(ISBLANK([.I136]);ORG.OPENOFFICE.YEARS([.C136];TODAY();0);ORG.OPENOFFICE.YEARS([.C136];[.I136];0)))" office:value-type="string" office:string-value="" calcext:value-type="error">
            <text:p>#NULL!</text:p>
          </table:table-cell>
          <table:table-cell table:style-name="ce18"/>
          <table:table-cell table:formula="of:=IF(AND([.D136]&lt;60;[.E1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6]);;WEEKNUM([.G136];21))" office:value-type="float" office:value="0" calcext:value-type="float">
            <text:p>0</text:p>
          </table:table-cell>
          <table:table-cell/>
          <table:table-cell table:style-name="ce14" table:formula="of:=IF(ISBLANK([.I136]);COM.MICROSOFT.IFS([.E136]=[$Konventionen.$C$2];[.G136]+[$Konventionen.$D$2];[.E136]=[$Konventionen.$C$3];[.G136]+[$Konventionen.$D$3]); COM.MICROSOFT.IFS([.E136]=[$Konventionen.$C$2];[.I136]+[$Konventionen.$D$2];[.E136]=[$Konventionen.$C$3];[.I136]+[$Konventionen.$D$3]))" office:value-type="string" office:string-value="" calcext:value-type="error">
            <text:p>#NV</text:p>
          </table:table-cell>
          <table:table-cell table:style-name="ce14" table:formula="of:=[.L136]-7" office:value-type="string" office:string-value="" calcext:value-type="error">
            <text:p>#NV</text:p>
          </table:table-cell>
          <table:table-cell table:style-name="ce14" table:formula="of:=COM.MICROSOFT.IFS([.E136]=[$Konventionen.$C$2];[.J136]+[$Konventionen.$E$2];[.E136]=[$Konventionen.$C$3];[.J136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36]);#NULL!;WEEKNUM([.N136];21))" office:value-type="string" office:string-value="" calcext:value-type="error">
            <text:p>#NULL!</text:p>
          </table:table-cell>
          <table:table-cell table:style-name="ce34" table:formula="of:=IF(AND([.J136]&lt;=[.N136];[.L136]&gt;=[.N136]);IF([.K136]&lt;=[.N13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7]);#NULL!;IF(ISBLANK([.I137]);ORG.OPENOFFICE.YEARS([.C137];TODAY();0);ORG.OPENOFFICE.YEARS([.C137];[.I137];0)))" office:value-type="string" office:string-value="" calcext:value-type="error">
            <text:p>#NULL!</text:p>
          </table:table-cell>
          <table:table-cell table:style-name="ce18"/>
          <table:table-cell table:formula="of:=IF(AND([.D137]&lt;60;[.E1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7]);;WEEKNUM([.G137];21))" office:value-type="float" office:value="0" calcext:value-type="float">
            <text:p>0</text:p>
          </table:table-cell>
          <table:table-cell/>
          <table:table-cell table:style-name="ce14" table:formula="of:=IF(ISBLANK([.I137]);COM.MICROSOFT.IFS([.E137]=[$Konventionen.$C$2];[.G137]+[$Konventionen.$D$2];[.E137]=[$Konventionen.$C$3];[.G137]+[$Konventionen.$D$3]); COM.MICROSOFT.IFS([.E137]=[$Konventionen.$C$2];[.I137]+[$Konventionen.$D$2];[.E137]=[$Konventionen.$C$3];[.I137]+[$Konventionen.$D$3]))" office:value-type="string" office:string-value="" calcext:value-type="error">
            <text:p>#NV</text:p>
          </table:table-cell>
          <table:table-cell table:style-name="ce14" table:formula="of:=[.L137]-7" office:value-type="string" office:string-value="" calcext:value-type="error">
            <text:p>#NV</text:p>
          </table:table-cell>
          <table:table-cell table:style-name="ce14" table:formula="of:=COM.MICROSOFT.IFS([.E137]=[$Konventionen.$C$2];[.J137]+[$Konventionen.$E$2];[.E137]=[$Konventionen.$C$3];[.J137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37]);#NULL!;WEEKNUM([.N137];21))" office:value-type="string" office:string-value="" calcext:value-type="error">
            <text:p>#NULL!</text:p>
          </table:table-cell>
          <table:table-cell table:style-name="ce34" table:formula="of:=IF(AND([.J137]&lt;=[.N137];[.L137]&gt;=[.N137]);IF([.K137]&lt;=[.N13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8]);#NULL!;IF(ISBLANK([.I138]);ORG.OPENOFFICE.YEARS([.C138];TODAY();0);ORG.OPENOFFICE.YEARS([.C138];[.I138];0)))" office:value-type="string" office:string-value="" calcext:value-type="error">
            <text:p>#NULL!</text:p>
          </table:table-cell>
          <table:table-cell table:style-name="ce18"/>
          <table:table-cell table:formula="of:=IF(AND([.D138]&lt;60;[.E1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8]);;WEEKNUM([.G138];21))" office:value-type="float" office:value="0" calcext:value-type="float">
            <text:p>0</text:p>
          </table:table-cell>
          <table:table-cell/>
          <table:table-cell table:style-name="ce14" table:formula="of:=IF(ISBLANK([.I138]);COM.MICROSOFT.IFS([.E138]=[$Konventionen.$C$2];[.G138]+[$Konventionen.$D$2];[.E138]=[$Konventionen.$C$3];[.G138]+[$Konventionen.$D$3]); COM.MICROSOFT.IFS([.E138]=[$Konventionen.$C$2];[.I138]+[$Konventionen.$D$2];[.E138]=[$Konventionen.$C$3];[.I138]+[$Konventionen.$D$3]))" office:value-type="string" office:string-value="" calcext:value-type="error">
            <text:p>#NV</text:p>
          </table:table-cell>
          <table:table-cell table:style-name="ce14" table:formula="of:=[.L138]-7" office:value-type="string" office:string-value="" calcext:value-type="error">
            <text:p>#NV</text:p>
          </table:table-cell>
          <table:table-cell table:style-name="ce14" table:formula="of:=COM.MICROSOFT.IFS([.E138]=[$Konventionen.$C$2];[.J138]+[$Konventionen.$E$2];[.E138]=[$Konventionen.$C$3];[.J138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38]);#NULL!;WEEKNUM([.N138];21))" office:value-type="string" office:string-value="" calcext:value-type="error">
            <text:p>#NULL!</text:p>
          </table:table-cell>
          <table:table-cell table:style-name="ce34" table:formula="of:=IF(AND([.J138]&lt;=[.N138];[.L138]&gt;=[.N138]);IF([.K138]&lt;=[.N13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39]);#NULL!;IF(ISBLANK([.I139]);ORG.OPENOFFICE.YEARS([.C139];TODAY();0);ORG.OPENOFFICE.YEARS([.C139];[.I139];0)))" office:value-type="string" office:string-value="" calcext:value-type="error">
            <text:p>#NULL!</text:p>
          </table:table-cell>
          <table:table-cell table:style-name="ce18"/>
          <table:table-cell table:formula="of:=IF(AND([.D139]&lt;60;[.E1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9]);;WEEKNUM([.G139];21))" office:value-type="float" office:value="0" calcext:value-type="float">
            <text:p>0</text:p>
          </table:table-cell>
          <table:table-cell/>
          <table:table-cell table:style-name="ce14" table:formula="of:=IF(ISBLANK([.I139]);COM.MICROSOFT.IFS([.E139]=[$Konventionen.$C$2];[.G139]+[$Konventionen.$D$2];[.E139]=[$Konventionen.$C$3];[.G139]+[$Konventionen.$D$3]); COM.MICROSOFT.IFS([.E139]=[$Konventionen.$C$2];[.I139]+[$Konventionen.$D$2];[.E139]=[$Konventionen.$C$3];[.I139]+[$Konventionen.$D$3]))" office:value-type="string" office:string-value="" calcext:value-type="error">
            <text:p>#NV</text:p>
          </table:table-cell>
          <table:table-cell table:style-name="ce14" table:formula="of:=[.L139]-7" office:value-type="string" office:string-value="" calcext:value-type="error">
            <text:p>#NV</text:p>
          </table:table-cell>
          <table:table-cell table:style-name="ce14" table:formula="of:=COM.MICROSOFT.IFS([.E139]=[$Konventionen.$C$2];[.J139]+[$Konventionen.$E$2];[.E139]=[$Konventionen.$C$3];[.J139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39]);#NULL!;WEEKNUM([.N139];21))" office:value-type="string" office:string-value="" calcext:value-type="error">
            <text:p>#NULL!</text:p>
          </table:table-cell>
          <table:table-cell table:style-name="ce34" table:formula="of:=IF(AND([.J139]&lt;=[.N139];[.L139]&gt;=[.N139]);IF([.K139]&lt;=[.N13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0]);#NULL!;IF(ISBLANK([.I140]);ORG.OPENOFFICE.YEARS([.C140];TODAY();0);ORG.OPENOFFICE.YEARS([.C140];[.I140];0)))" office:value-type="string" office:string-value="" calcext:value-type="error">
            <text:p>#NULL!</text:p>
          </table:table-cell>
          <table:table-cell table:style-name="ce18"/>
          <table:table-cell table:formula="of:=IF(AND([.D140]&lt;60;[.E1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0]);;WEEKNUM([.G140];21))" office:value-type="float" office:value="0" calcext:value-type="float">
            <text:p>0</text:p>
          </table:table-cell>
          <table:table-cell/>
          <table:table-cell table:style-name="ce14" table:formula="of:=IF(ISBLANK([.I140]);COM.MICROSOFT.IFS([.E140]=[$Konventionen.$C$2];[.G140]+[$Konventionen.$D$2];[.E140]=[$Konventionen.$C$3];[.G140]+[$Konventionen.$D$3]); COM.MICROSOFT.IFS([.E140]=[$Konventionen.$C$2];[.I140]+[$Konventionen.$D$2];[.E140]=[$Konventionen.$C$3];[.I140]+[$Konventionen.$D$3]))" office:value-type="string" office:string-value="" calcext:value-type="error">
            <text:p>#NV</text:p>
          </table:table-cell>
          <table:table-cell table:style-name="ce14" table:formula="of:=[.L140]-7" office:value-type="string" office:string-value="" calcext:value-type="error">
            <text:p>#NV</text:p>
          </table:table-cell>
          <table:table-cell table:style-name="ce14" table:formula="of:=COM.MICROSOFT.IFS([.E140]=[$Konventionen.$C$2];[.J140]+[$Konventionen.$E$2];[.E140]=[$Konventionen.$C$3];[.J140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40]);#NULL!;WEEKNUM([.N140];21))" office:value-type="string" office:string-value="" calcext:value-type="error">
            <text:p>#NULL!</text:p>
          </table:table-cell>
          <table:table-cell table:style-name="ce34" table:formula="of:=IF(AND([.J140]&lt;=[.N140];[.L140]&gt;=[.N140]);IF([.K140]&lt;=[.N14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1]);#NULL!;IF(ISBLANK([.I141]);ORG.OPENOFFICE.YEARS([.C141];TODAY();0);ORG.OPENOFFICE.YEARS([.C141];[.I141];0)))" office:value-type="string" office:string-value="" calcext:value-type="error">
            <text:p>#NULL!</text:p>
          </table:table-cell>
          <table:table-cell table:style-name="ce18"/>
          <table:table-cell table:formula="of:=IF(AND([.D141]&lt;60;[.E1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1]);;WEEKNUM([.G141];21))" office:value-type="float" office:value="0" calcext:value-type="float">
            <text:p>0</text:p>
          </table:table-cell>
          <table:table-cell/>
          <table:table-cell table:style-name="ce14" table:formula="of:=IF(ISBLANK([.I141]);COM.MICROSOFT.IFS([.E141]=[$Konventionen.$C$2];[.G141]+[$Konventionen.$D$2];[.E141]=[$Konventionen.$C$3];[.G141]+[$Konventionen.$D$3]); COM.MICROSOFT.IFS([.E141]=[$Konventionen.$C$2];[.I141]+[$Konventionen.$D$2];[.E141]=[$Konventionen.$C$3];[.I141]+[$Konventionen.$D$3]))" office:value-type="string" office:string-value="" calcext:value-type="error">
            <text:p>#NV</text:p>
          </table:table-cell>
          <table:table-cell table:style-name="ce14" table:formula="of:=[.L141]-7" office:value-type="string" office:string-value="" calcext:value-type="error">
            <text:p>#NV</text:p>
          </table:table-cell>
          <table:table-cell table:style-name="ce14" table:formula="of:=COM.MICROSOFT.IFS([.E141]=[$Konventionen.$C$2];[.J141]+[$Konventionen.$E$2];[.E141]=[$Konventionen.$C$3];[.J141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41]);#NULL!;WEEKNUM([.N141];21))" office:value-type="string" office:string-value="" calcext:value-type="error">
            <text:p>#NULL!</text:p>
          </table:table-cell>
          <table:table-cell table:style-name="ce34" table:formula="of:=IF(AND([.J141]&lt;=[.N141];[.L141]&gt;=[.N141]);IF([.K141]&lt;=[.N14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2]);#NULL!;IF(ISBLANK([.I142]);ORG.OPENOFFICE.YEARS([.C142];TODAY();0);ORG.OPENOFFICE.YEARS([.C142];[.I142];0)))" office:value-type="string" office:string-value="" calcext:value-type="error">
            <text:p>#NULL!</text:p>
          </table:table-cell>
          <table:table-cell table:style-name="ce18"/>
          <table:table-cell table:formula="of:=IF(AND([.D142]&lt;60;[.E1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2]);;WEEKNUM([.G142];21))" office:value-type="float" office:value="0" calcext:value-type="float">
            <text:p>0</text:p>
          </table:table-cell>
          <table:table-cell/>
          <table:table-cell table:style-name="ce14" table:formula="of:=IF(ISBLANK([.I142]);COM.MICROSOFT.IFS([.E142]=[$Konventionen.$C$2];[.G142]+[$Konventionen.$D$2];[.E142]=[$Konventionen.$C$3];[.G142]+[$Konventionen.$D$3]); COM.MICROSOFT.IFS([.E142]=[$Konventionen.$C$2];[.I142]+[$Konventionen.$D$2];[.E142]=[$Konventionen.$C$3];[.I142]+[$Konventionen.$D$3]))" office:value-type="string" office:string-value="" calcext:value-type="error">
            <text:p>#NV</text:p>
          </table:table-cell>
          <table:table-cell table:style-name="ce14" table:formula="of:=[.L142]-7" office:value-type="string" office:string-value="" calcext:value-type="error">
            <text:p>#NV</text:p>
          </table:table-cell>
          <table:table-cell table:style-name="ce14" table:formula="of:=COM.MICROSOFT.IFS([.E142]=[$Konventionen.$C$2];[.J142]+[$Konventionen.$E$2];[.E142]=[$Konventionen.$C$3];[.J142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42]);#NULL!;WEEKNUM([.N142];21))" office:value-type="string" office:string-value="" calcext:value-type="error">
            <text:p>#NULL!</text:p>
          </table:table-cell>
          <table:table-cell table:style-name="ce34" table:formula="of:=IF(AND([.J142]&lt;=[.N142];[.L142]&gt;=[.N142]);IF([.K142]&lt;=[.N14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3]);#NULL!;IF(ISBLANK([.I143]);ORG.OPENOFFICE.YEARS([.C143];TODAY();0);ORG.OPENOFFICE.YEARS([.C143];[.I143];0)))" office:value-type="string" office:string-value="" calcext:value-type="error">
            <text:p>#NULL!</text:p>
          </table:table-cell>
          <table:table-cell table:style-name="ce18"/>
          <table:table-cell table:formula="of:=IF(AND([.D143]&lt;60;[.E1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3]);;WEEKNUM([.G143];21))" office:value-type="float" office:value="0" calcext:value-type="float">
            <text:p>0</text:p>
          </table:table-cell>
          <table:table-cell/>
          <table:table-cell table:style-name="ce14" table:formula="of:=IF(ISBLANK([.I143]);COM.MICROSOFT.IFS([.E143]=[$Konventionen.$C$2];[.G143]+[$Konventionen.$D$2];[.E143]=[$Konventionen.$C$3];[.G143]+[$Konventionen.$D$3]); COM.MICROSOFT.IFS([.E143]=[$Konventionen.$C$2];[.I143]+[$Konventionen.$D$2];[.E143]=[$Konventionen.$C$3];[.I143]+[$Konventionen.$D$3]))" office:value-type="string" office:string-value="" calcext:value-type="error">
            <text:p>#NV</text:p>
          </table:table-cell>
          <table:table-cell table:style-name="ce14" table:formula="of:=[.L143]-7" office:value-type="string" office:string-value="" calcext:value-type="error">
            <text:p>#NV</text:p>
          </table:table-cell>
          <table:table-cell table:style-name="ce14" table:formula="of:=COM.MICROSOFT.IFS([.E143]=[$Konventionen.$C$2];[.J143]+[$Konventionen.$E$2];[.E143]=[$Konventionen.$C$3];[.J143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43]);#NULL!;WEEKNUM([.N143];21))" office:value-type="string" office:string-value="" calcext:value-type="error">
            <text:p>#NULL!</text:p>
          </table:table-cell>
          <table:table-cell table:style-name="ce34" table:formula="of:=IF(AND([.J143]&lt;=[.N143];[.L143]&gt;=[.N143]);IF([.K143]&lt;=[.N14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4]);#NULL!;IF(ISBLANK([.I144]);ORG.OPENOFFICE.YEARS([.C144];TODAY();0);ORG.OPENOFFICE.YEARS([.C144];[.I144];0)))" office:value-type="string" office:string-value="" calcext:value-type="error">
            <text:p>#NULL!</text:p>
          </table:table-cell>
          <table:table-cell table:style-name="ce18"/>
          <table:table-cell table:formula="of:=IF(AND([.D144]&lt;60;[.E1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4]);;WEEKNUM([.G144];21))" office:value-type="float" office:value="0" calcext:value-type="float">
            <text:p>0</text:p>
          </table:table-cell>
          <table:table-cell/>
          <table:table-cell table:style-name="ce14" table:formula="of:=IF(ISBLANK([.I144]);COM.MICROSOFT.IFS([.E144]=[$Konventionen.$C$2];[.G144]+[$Konventionen.$D$2];[.E144]=[$Konventionen.$C$3];[.G144]+[$Konventionen.$D$3]); COM.MICROSOFT.IFS([.E144]=[$Konventionen.$C$2];[.I144]+[$Konventionen.$D$2];[.E144]=[$Konventionen.$C$3];[.I144]+[$Konventionen.$D$3]))" office:value-type="string" office:string-value="" calcext:value-type="error">
            <text:p>#NV</text:p>
          </table:table-cell>
          <table:table-cell table:style-name="ce14" table:formula="of:=[.L144]-7" office:value-type="string" office:string-value="" calcext:value-type="error">
            <text:p>#NV</text:p>
          </table:table-cell>
          <table:table-cell table:style-name="ce14" table:formula="of:=COM.MICROSOFT.IFS([.E144]=[$Konventionen.$C$2];[.J144]+[$Konventionen.$E$2];[.E144]=[$Konventionen.$C$3];[.J144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44]);#NULL!;WEEKNUM([.N144];21))" office:value-type="string" office:string-value="" calcext:value-type="error">
            <text:p>#NULL!</text:p>
          </table:table-cell>
          <table:table-cell table:style-name="ce34" table:formula="of:=IF(AND([.J144]&lt;=[.N144];[.L144]&gt;=[.N144]);IF([.K144]&lt;=[.N14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5]);#NULL!;IF(ISBLANK([.I145]);ORG.OPENOFFICE.YEARS([.C145];TODAY();0);ORG.OPENOFFICE.YEARS([.C145];[.I145];0)))" office:value-type="string" office:string-value="" calcext:value-type="error">
            <text:p>#NULL!</text:p>
          </table:table-cell>
          <table:table-cell table:style-name="ce18"/>
          <table:table-cell table:formula="of:=IF(AND([.D145]&lt;60;[.E1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5]);;WEEKNUM([.G145];21))" office:value-type="float" office:value="0" calcext:value-type="float">
            <text:p>0</text:p>
          </table:table-cell>
          <table:table-cell/>
          <table:table-cell table:style-name="ce14" table:formula="of:=IF(ISBLANK([.I145]);COM.MICROSOFT.IFS([.E145]=[$Konventionen.$C$2];[.G145]+[$Konventionen.$D$2];[.E145]=[$Konventionen.$C$3];[.G145]+[$Konventionen.$D$3]); COM.MICROSOFT.IFS([.E145]=[$Konventionen.$C$2];[.I145]+[$Konventionen.$D$2];[.E145]=[$Konventionen.$C$3];[.I145]+[$Konventionen.$D$3]))" office:value-type="string" office:string-value="" calcext:value-type="error">
            <text:p>#NV</text:p>
          </table:table-cell>
          <table:table-cell table:style-name="ce14" table:formula="of:=[.L145]-7" office:value-type="string" office:string-value="" calcext:value-type="error">
            <text:p>#NV</text:p>
          </table:table-cell>
          <table:table-cell table:style-name="ce14" table:formula="of:=COM.MICROSOFT.IFS([.E145]=[$Konventionen.$C$2];[.J145]+[$Konventionen.$E$2];[.E145]=[$Konventionen.$C$3];[.J145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45]);#NULL!;WEEKNUM([.N145];21))" office:value-type="string" office:string-value="" calcext:value-type="error">
            <text:p>#NULL!</text:p>
          </table:table-cell>
          <table:table-cell table:style-name="ce34" table:formula="of:=IF(AND([.J145]&lt;=[.N145];[.L145]&gt;=[.N145]);IF([.K145]&lt;=[.N14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6]);#NULL!;IF(ISBLANK([.I146]);ORG.OPENOFFICE.YEARS([.C146];TODAY();0);ORG.OPENOFFICE.YEARS([.C146];[.I146];0)))" office:value-type="string" office:string-value="" calcext:value-type="error">
            <text:p>#NULL!</text:p>
          </table:table-cell>
          <table:table-cell table:style-name="ce18"/>
          <table:table-cell table:formula="of:=IF(AND([.D146]&lt;60;[.E1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6]);;WEEKNUM([.G146];21))" office:value-type="float" office:value="0" calcext:value-type="float">
            <text:p>0</text:p>
          </table:table-cell>
          <table:table-cell/>
          <table:table-cell table:style-name="ce14" table:formula="of:=IF(ISBLANK([.I146]);COM.MICROSOFT.IFS([.E146]=[$Konventionen.$C$2];[.G146]+[$Konventionen.$D$2];[.E146]=[$Konventionen.$C$3];[.G146]+[$Konventionen.$D$3]); COM.MICROSOFT.IFS([.E146]=[$Konventionen.$C$2];[.I146]+[$Konventionen.$D$2];[.E146]=[$Konventionen.$C$3];[.I146]+[$Konventionen.$D$3]))" office:value-type="string" office:string-value="" calcext:value-type="error">
            <text:p>#NV</text:p>
          </table:table-cell>
          <table:table-cell table:style-name="ce14" table:formula="of:=[.L146]-7" office:value-type="string" office:string-value="" calcext:value-type="error">
            <text:p>#NV</text:p>
          </table:table-cell>
          <table:table-cell table:style-name="ce14" table:formula="of:=COM.MICROSOFT.IFS([.E146]=[$Konventionen.$C$2];[.J146]+[$Konventionen.$E$2];[.E146]=[$Konventionen.$C$3];[.J146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46]);#NULL!;WEEKNUM([.N146];21))" office:value-type="string" office:string-value="" calcext:value-type="error">
            <text:p>#NULL!</text:p>
          </table:table-cell>
          <table:table-cell table:style-name="ce34" table:formula="of:=IF(AND([.J146]&lt;=[.N146];[.L146]&gt;=[.N146]);IF([.K146]&lt;=[.N14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7]);#NULL!;IF(ISBLANK([.I147]);ORG.OPENOFFICE.YEARS([.C147];TODAY();0);ORG.OPENOFFICE.YEARS([.C147];[.I147];0)))" office:value-type="string" office:string-value="" calcext:value-type="error">
            <text:p>#NULL!</text:p>
          </table:table-cell>
          <table:table-cell table:style-name="ce18"/>
          <table:table-cell table:formula="of:=IF(AND([.D147]&lt;60;[.E1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7]);;WEEKNUM([.G147];21))" office:value-type="float" office:value="0" calcext:value-type="float">
            <text:p>0</text:p>
          </table:table-cell>
          <table:table-cell/>
          <table:table-cell table:style-name="ce14" table:formula="of:=IF(ISBLANK([.I147]);COM.MICROSOFT.IFS([.E147]=[$Konventionen.$C$2];[.G147]+[$Konventionen.$D$2];[.E147]=[$Konventionen.$C$3];[.G147]+[$Konventionen.$D$3]); COM.MICROSOFT.IFS([.E147]=[$Konventionen.$C$2];[.I147]+[$Konventionen.$D$2];[.E147]=[$Konventionen.$C$3];[.I147]+[$Konventionen.$D$3]))" office:value-type="string" office:string-value="" calcext:value-type="error">
            <text:p>#NV</text:p>
          </table:table-cell>
          <table:table-cell table:style-name="ce14" table:formula="of:=[.L147]-7" office:value-type="string" office:string-value="" calcext:value-type="error">
            <text:p>#NV</text:p>
          </table:table-cell>
          <table:table-cell table:style-name="ce14" table:formula="of:=COM.MICROSOFT.IFS([.E147]=[$Konventionen.$C$2];[.J147]+[$Konventionen.$E$2];[.E147]=[$Konventionen.$C$3];[.J147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47]);#NULL!;WEEKNUM([.N147];21))" office:value-type="string" office:string-value="" calcext:value-type="error">
            <text:p>#NULL!</text:p>
          </table:table-cell>
          <table:table-cell table:style-name="ce34" table:formula="of:=IF(AND([.J147]&lt;=[.N147];[.L147]&gt;=[.N147]);IF([.K147]&lt;=[.N14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8]);#NULL!;IF(ISBLANK([.I148]);ORG.OPENOFFICE.YEARS([.C148];TODAY();0);ORG.OPENOFFICE.YEARS([.C148];[.I148];0)))" office:value-type="string" office:string-value="" calcext:value-type="error">
            <text:p>#NULL!</text:p>
          </table:table-cell>
          <table:table-cell table:style-name="ce18"/>
          <table:table-cell table:formula="of:=IF(AND([.D148]&lt;60;[.E1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8]);;WEEKNUM([.G148];21))" office:value-type="float" office:value="0" calcext:value-type="float">
            <text:p>0</text:p>
          </table:table-cell>
          <table:table-cell/>
          <table:table-cell table:style-name="ce14" table:formula="of:=IF(ISBLANK([.I148]);COM.MICROSOFT.IFS([.E148]=[$Konventionen.$C$2];[.G148]+[$Konventionen.$D$2];[.E148]=[$Konventionen.$C$3];[.G148]+[$Konventionen.$D$3]); COM.MICROSOFT.IFS([.E148]=[$Konventionen.$C$2];[.I148]+[$Konventionen.$D$2];[.E148]=[$Konventionen.$C$3];[.I148]+[$Konventionen.$D$3]))" office:value-type="string" office:string-value="" calcext:value-type="error">
            <text:p>#NV</text:p>
          </table:table-cell>
          <table:table-cell table:style-name="ce14" table:formula="of:=[.L148]-7" office:value-type="string" office:string-value="" calcext:value-type="error">
            <text:p>#NV</text:p>
          </table:table-cell>
          <table:table-cell table:style-name="ce14" table:formula="of:=COM.MICROSOFT.IFS([.E148]=[$Konventionen.$C$2];[.J148]+[$Konventionen.$E$2];[.E148]=[$Konventionen.$C$3];[.J148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48]);#NULL!;WEEKNUM([.N148];21))" office:value-type="string" office:string-value="" calcext:value-type="error">
            <text:p>#NULL!</text:p>
          </table:table-cell>
          <table:table-cell table:style-name="ce34" table:formula="of:=IF(AND([.J148]&lt;=[.N148];[.L148]&gt;=[.N148]);IF([.K148]&lt;=[.N14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49]);#NULL!;IF(ISBLANK([.I149]);ORG.OPENOFFICE.YEARS([.C149];TODAY();0);ORG.OPENOFFICE.YEARS([.C149];[.I149];0)))" office:value-type="string" office:string-value="" calcext:value-type="error">
            <text:p>#NULL!</text:p>
          </table:table-cell>
          <table:table-cell table:style-name="ce18"/>
          <table:table-cell table:formula="of:=IF(AND([.D149]&lt;60;[.E1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9]);;WEEKNUM([.G149];21))" office:value-type="float" office:value="0" calcext:value-type="float">
            <text:p>0</text:p>
          </table:table-cell>
          <table:table-cell/>
          <table:table-cell table:style-name="ce14" table:formula="of:=IF(ISBLANK([.I149]);COM.MICROSOFT.IFS([.E149]=[$Konventionen.$C$2];[.G149]+[$Konventionen.$D$2];[.E149]=[$Konventionen.$C$3];[.G149]+[$Konventionen.$D$3]); COM.MICROSOFT.IFS([.E149]=[$Konventionen.$C$2];[.I149]+[$Konventionen.$D$2];[.E149]=[$Konventionen.$C$3];[.I149]+[$Konventionen.$D$3]))" office:value-type="string" office:string-value="" calcext:value-type="error">
            <text:p>#NV</text:p>
          </table:table-cell>
          <table:table-cell table:style-name="ce14" table:formula="of:=[.L149]-7" office:value-type="string" office:string-value="" calcext:value-type="error">
            <text:p>#NV</text:p>
          </table:table-cell>
          <table:table-cell table:style-name="ce14" table:formula="of:=COM.MICROSOFT.IFS([.E149]=[$Konventionen.$C$2];[.J149]+[$Konventionen.$E$2];[.E149]=[$Konventionen.$C$3];[.J149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49]);#NULL!;WEEKNUM([.N149];21))" office:value-type="string" office:string-value="" calcext:value-type="error">
            <text:p>#NULL!</text:p>
          </table:table-cell>
          <table:table-cell table:style-name="ce34" table:formula="of:=IF(AND([.J149]&lt;=[.N149];[.L149]&gt;=[.N149]);IF([.K149]&lt;=[.N14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0]);#NULL!;IF(ISBLANK([.I150]);ORG.OPENOFFICE.YEARS([.C150];TODAY();0);ORG.OPENOFFICE.YEARS([.C150];[.I150];0)))" office:value-type="string" office:string-value="" calcext:value-type="error">
            <text:p>#NULL!</text:p>
          </table:table-cell>
          <table:table-cell table:style-name="ce18"/>
          <table:table-cell table:formula="of:=IF(AND([.D150]&lt;60;[.E1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0]);;WEEKNUM([.G150];21))" office:value-type="float" office:value="0" calcext:value-type="float">
            <text:p>0</text:p>
          </table:table-cell>
          <table:table-cell/>
          <table:table-cell table:style-name="ce14" table:formula="of:=IF(ISBLANK([.I150]);COM.MICROSOFT.IFS([.E150]=[$Konventionen.$C$2];[.G150]+[$Konventionen.$D$2];[.E150]=[$Konventionen.$C$3];[.G150]+[$Konventionen.$D$3]); COM.MICROSOFT.IFS([.E150]=[$Konventionen.$C$2];[.I150]+[$Konventionen.$D$2];[.E150]=[$Konventionen.$C$3];[.I150]+[$Konventionen.$D$3]))" office:value-type="string" office:string-value="" calcext:value-type="error">
            <text:p>#NV</text:p>
          </table:table-cell>
          <table:table-cell table:style-name="ce14" table:formula="of:=[.L150]-7" office:value-type="string" office:string-value="" calcext:value-type="error">
            <text:p>#NV</text:p>
          </table:table-cell>
          <table:table-cell table:style-name="ce14" table:formula="of:=COM.MICROSOFT.IFS([.E150]=[$Konventionen.$C$2];[.J150]+[$Konventionen.$E$2];[.E150]=[$Konventionen.$C$3];[.J150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50]);#NULL!;WEEKNUM([.N150];21))" office:value-type="string" office:string-value="" calcext:value-type="error">
            <text:p>#NULL!</text:p>
          </table:table-cell>
          <table:table-cell table:style-name="ce34" table:formula="of:=IF(AND([.J150]&lt;=[.N150];[.L150]&gt;=[.N150]);IF([.K150]&lt;=[.N15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1]);#NULL!;IF(ISBLANK([.I151]);ORG.OPENOFFICE.YEARS([.C151];TODAY();0);ORG.OPENOFFICE.YEARS([.C151];[.I151];0)))" office:value-type="string" office:string-value="" calcext:value-type="error">
            <text:p>#NULL!</text:p>
          </table:table-cell>
          <table:table-cell table:style-name="ce18"/>
          <table:table-cell table:formula="of:=IF(AND([.D151]&lt;60;[.E1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1]);;WEEKNUM([.G151];21))" office:value-type="float" office:value="0" calcext:value-type="float">
            <text:p>0</text:p>
          </table:table-cell>
          <table:table-cell/>
          <table:table-cell table:style-name="ce14" table:formula="of:=IF(ISBLANK([.I151]);COM.MICROSOFT.IFS([.E151]=[$Konventionen.$C$2];[.G151]+[$Konventionen.$D$2];[.E151]=[$Konventionen.$C$3];[.G151]+[$Konventionen.$D$3]); COM.MICROSOFT.IFS([.E151]=[$Konventionen.$C$2];[.I151]+[$Konventionen.$D$2];[.E151]=[$Konventionen.$C$3];[.I151]+[$Konventionen.$D$3]))" office:value-type="string" office:string-value="" calcext:value-type="error">
            <text:p>#NV</text:p>
          </table:table-cell>
          <table:table-cell table:style-name="ce14" table:formula="of:=[.L151]-7" office:value-type="string" office:string-value="" calcext:value-type="error">
            <text:p>#NV</text:p>
          </table:table-cell>
          <table:table-cell table:style-name="ce14" table:formula="of:=COM.MICROSOFT.IFS([.E151]=[$Konventionen.$C$2];[.J151]+[$Konventionen.$E$2];[.E151]=[$Konventionen.$C$3];[.J151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51]);#NULL!;WEEKNUM([.N151];21))" office:value-type="string" office:string-value="" calcext:value-type="error">
            <text:p>#NULL!</text:p>
          </table:table-cell>
          <table:table-cell table:style-name="ce34" table:formula="of:=IF(AND([.J151]&lt;=[.N151];[.L151]&gt;=[.N151]);IF([.K151]&lt;=[.N15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2]);#NULL!;IF(ISBLANK([.I152]);ORG.OPENOFFICE.YEARS([.C152];TODAY();0);ORG.OPENOFFICE.YEARS([.C152];[.I152];0)))" office:value-type="string" office:string-value="" calcext:value-type="error">
            <text:p>#NULL!</text:p>
          </table:table-cell>
          <table:table-cell table:style-name="ce18"/>
          <table:table-cell table:formula="of:=IF(AND([.D152]&lt;60;[.E1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2]);;WEEKNUM([.G152];21))" office:value-type="float" office:value="0" calcext:value-type="float">
            <text:p>0</text:p>
          </table:table-cell>
          <table:table-cell/>
          <table:table-cell table:style-name="ce14" table:formula="of:=IF(ISBLANK([.I152]);COM.MICROSOFT.IFS([.E152]=[$Konventionen.$C$2];[.G152]+[$Konventionen.$D$2];[.E152]=[$Konventionen.$C$3];[.G152]+[$Konventionen.$D$3]); COM.MICROSOFT.IFS([.E152]=[$Konventionen.$C$2];[.I152]+[$Konventionen.$D$2];[.E152]=[$Konventionen.$C$3];[.I152]+[$Konventionen.$D$3]))" office:value-type="string" office:string-value="" calcext:value-type="error">
            <text:p>#NV</text:p>
          </table:table-cell>
          <table:table-cell table:style-name="ce14" table:formula="of:=[.L152]-7" office:value-type="string" office:string-value="" calcext:value-type="error">
            <text:p>#NV</text:p>
          </table:table-cell>
          <table:table-cell table:style-name="ce14" table:formula="of:=COM.MICROSOFT.IFS([.E152]=[$Konventionen.$C$2];[.J152]+[$Konventionen.$E$2];[.E152]=[$Konventionen.$C$3];[.J152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52]);#NULL!;WEEKNUM([.N152];21))" office:value-type="string" office:string-value="" calcext:value-type="error">
            <text:p>#NULL!</text:p>
          </table:table-cell>
          <table:table-cell table:style-name="ce34" table:formula="of:=IF(AND([.J152]&lt;=[.N152];[.L152]&gt;=[.N152]);IF([.K152]&lt;=[.N15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3]);#NULL!;IF(ISBLANK([.I153]);ORG.OPENOFFICE.YEARS([.C153];TODAY();0);ORG.OPENOFFICE.YEARS([.C153];[.I153];0)))" office:value-type="string" office:string-value="" calcext:value-type="error">
            <text:p>#NULL!</text:p>
          </table:table-cell>
          <table:table-cell table:style-name="ce18"/>
          <table:table-cell table:formula="of:=IF(AND([.D153]&lt;60;[.E1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3]);;WEEKNUM([.G153];21))" office:value-type="float" office:value="0" calcext:value-type="float">
            <text:p>0</text:p>
          </table:table-cell>
          <table:table-cell/>
          <table:table-cell table:style-name="ce14" table:formula="of:=IF(ISBLANK([.I153]);COM.MICROSOFT.IFS([.E153]=[$Konventionen.$C$2];[.G153]+[$Konventionen.$D$2];[.E153]=[$Konventionen.$C$3];[.G153]+[$Konventionen.$D$3]); COM.MICROSOFT.IFS([.E153]=[$Konventionen.$C$2];[.I153]+[$Konventionen.$D$2];[.E153]=[$Konventionen.$C$3];[.I153]+[$Konventionen.$D$3]))" office:value-type="string" office:string-value="" calcext:value-type="error">
            <text:p>#NV</text:p>
          </table:table-cell>
          <table:table-cell table:style-name="ce14" table:formula="of:=[.L153]-7" office:value-type="string" office:string-value="" calcext:value-type="error">
            <text:p>#NV</text:p>
          </table:table-cell>
          <table:table-cell table:style-name="ce14" table:formula="of:=COM.MICROSOFT.IFS([.E153]=[$Konventionen.$C$2];[.J153]+[$Konventionen.$E$2];[.E153]=[$Konventionen.$C$3];[.J153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53]);#NULL!;WEEKNUM([.N153];21))" office:value-type="string" office:string-value="" calcext:value-type="error">
            <text:p>#NULL!</text:p>
          </table:table-cell>
          <table:table-cell table:style-name="ce34" table:formula="of:=IF(AND([.J153]&lt;=[.N153];[.L153]&gt;=[.N153]);IF([.K153]&lt;=[.N15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4]);#NULL!;IF(ISBLANK([.I154]);ORG.OPENOFFICE.YEARS([.C154];TODAY();0);ORG.OPENOFFICE.YEARS([.C154];[.I154];0)))" office:value-type="string" office:string-value="" calcext:value-type="error">
            <text:p>#NULL!</text:p>
          </table:table-cell>
          <table:table-cell table:style-name="ce18"/>
          <table:table-cell table:formula="of:=IF(AND([.D154]&lt;60;[.E1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4]);;WEEKNUM([.G154];21))" office:value-type="float" office:value="0" calcext:value-type="float">
            <text:p>0</text:p>
          </table:table-cell>
          <table:table-cell/>
          <table:table-cell table:style-name="ce14" table:formula="of:=IF(ISBLANK([.I154]);COM.MICROSOFT.IFS([.E154]=[$Konventionen.$C$2];[.G154]+[$Konventionen.$D$2];[.E154]=[$Konventionen.$C$3];[.G154]+[$Konventionen.$D$3]); COM.MICROSOFT.IFS([.E154]=[$Konventionen.$C$2];[.I154]+[$Konventionen.$D$2];[.E154]=[$Konventionen.$C$3];[.I154]+[$Konventionen.$D$3]))" office:value-type="string" office:string-value="" calcext:value-type="error">
            <text:p>#NV</text:p>
          </table:table-cell>
          <table:table-cell table:style-name="ce14" table:formula="of:=[.L154]-7" office:value-type="string" office:string-value="" calcext:value-type="error">
            <text:p>#NV</text:p>
          </table:table-cell>
          <table:table-cell table:style-name="ce14" table:formula="of:=COM.MICROSOFT.IFS([.E154]=[$Konventionen.$C$2];[.J154]+[$Konventionen.$E$2];[.E154]=[$Konventionen.$C$3];[.J154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54]);#NULL!;WEEKNUM([.N154];21))" office:value-type="string" office:string-value="" calcext:value-type="error">
            <text:p>#NULL!</text:p>
          </table:table-cell>
          <table:table-cell table:style-name="ce34" table:formula="of:=IF(AND([.J154]&lt;=[.N154];[.L154]&gt;=[.N154]);IF([.K154]&lt;=[.N15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5]);#NULL!;IF(ISBLANK([.I155]);ORG.OPENOFFICE.YEARS([.C155];TODAY();0);ORG.OPENOFFICE.YEARS([.C155];[.I155];0)))" office:value-type="string" office:string-value="" calcext:value-type="error">
            <text:p>#NULL!</text:p>
          </table:table-cell>
          <table:table-cell table:style-name="ce18"/>
          <table:table-cell table:formula="of:=IF(AND([.D155]&lt;60;[.E1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5]);;WEEKNUM([.G155];21))" office:value-type="float" office:value="0" calcext:value-type="float">
            <text:p>0</text:p>
          </table:table-cell>
          <table:table-cell/>
          <table:table-cell table:style-name="ce14" table:formula="of:=IF(ISBLANK([.I155]);COM.MICROSOFT.IFS([.E155]=[$Konventionen.$C$2];[.G155]+[$Konventionen.$D$2];[.E155]=[$Konventionen.$C$3];[.G155]+[$Konventionen.$D$3]); COM.MICROSOFT.IFS([.E155]=[$Konventionen.$C$2];[.I155]+[$Konventionen.$D$2];[.E155]=[$Konventionen.$C$3];[.I155]+[$Konventionen.$D$3]))" office:value-type="string" office:string-value="" calcext:value-type="error">
            <text:p>#NV</text:p>
          </table:table-cell>
          <table:table-cell table:style-name="ce14" table:formula="of:=[.L155]-7" office:value-type="string" office:string-value="" calcext:value-type="error">
            <text:p>#NV</text:p>
          </table:table-cell>
          <table:table-cell table:style-name="ce14" table:formula="of:=COM.MICROSOFT.IFS([.E155]=[$Konventionen.$C$2];[.J155]+[$Konventionen.$E$2];[.E155]=[$Konventionen.$C$3];[.J155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55]);#NULL!;WEEKNUM([.N155];21))" office:value-type="string" office:string-value="" calcext:value-type="error">
            <text:p>#NULL!</text:p>
          </table:table-cell>
          <table:table-cell table:style-name="ce34" table:formula="of:=IF(AND([.J155]&lt;=[.N155];[.L155]&gt;=[.N155]);IF([.K155]&lt;=[.N15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6]);#NULL!;IF(ISBLANK([.I156]);ORG.OPENOFFICE.YEARS([.C156];TODAY();0);ORG.OPENOFFICE.YEARS([.C156];[.I156];0)))" office:value-type="string" office:string-value="" calcext:value-type="error">
            <text:p>#NULL!</text:p>
          </table:table-cell>
          <table:table-cell table:style-name="ce18"/>
          <table:table-cell table:formula="of:=IF(AND([.D156]&lt;60;[.E1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6]);;WEEKNUM([.G156];21))" office:value-type="float" office:value="0" calcext:value-type="float">
            <text:p>0</text:p>
          </table:table-cell>
          <table:table-cell/>
          <table:table-cell table:style-name="ce14" table:formula="of:=IF(ISBLANK([.I156]);COM.MICROSOFT.IFS([.E156]=[$Konventionen.$C$2];[.G156]+[$Konventionen.$D$2];[.E156]=[$Konventionen.$C$3];[.G156]+[$Konventionen.$D$3]); COM.MICROSOFT.IFS([.E156]=[$Konventionen.$C$2];[.I156]+[$Konventionen.$D$2];[.E156]=[$Konventionen.$C$3];[.I156]+[$Konventionen.$D$3]))" office:value-type="string" office:string-value="" calcext:value-type="error">
            <text:p>#NV</text:p>
          </table:table-cell>
          <table:table-cell table:style-name="ce14" table:formula="of:=[.L156]-7" office:value-type="string" office:string-value="" calcext:value-type="error">
            <text:p>#NV</text:p>
          </table:table-cell>
          <table:table-cell table:style-name="ce14" table:formula="of:=COM.MICROSOFT.IFS([.E156]=[$Konventionen.$C$2];[.J156]+[$Konventionen.$E$2];[.E156]=[$Konventionen.$C$3];[.J156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56]);#NULL!;WEEKNUM([.N156];21))" office:value-type="string" office:string-value="" calcext:value-type="error">
            <text:p>#NULL!</text:p>
          </table:table-cell>
          <table:table-cell table:style-name="ce34" table:formula="of:=IF(AND([.J156]&lt;=[.N156];[.L156]&gt;=[.N156]);IF([.K156]&lt;=[.N15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7]);#NULL!;IF(ISBLANK([.I157]);ORG.OPENOFFICE.YEARS([.C157];TODAY();0);ORG.OPENOFFICE.YEARS([.C157];[.I157];0)))" office:value-type="string" office:string-value="" calcext:value-type="error">
            <text:p>#NULL!</text:p>
          </table:table-cell>
          <table:table-cell table:style-name="ce18"/>
          <table:table-cell table:formula="of:=IF(AND([.D157]&lt;60;[.E1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7]);;WEEKNUM([.G157];21))" office:value-type="float" office:value="0" calcext:value-type="float">
            <text:p>0</text:p>
          </table:table-cell>
          <table:table-cell/>
          <table:table-cell table:style-name="ce14" table:formula="of:=IF(ISBLANK([.I157]);COM.MICROSOFT.IFS([.E157]=[$Konventionen.$C$2];[.G157]+[$Konventionen.$D$2];[.E157]=[$Konventionen.$C$3];[.G157]+[$Konventionen.$D$3]); COM.MICROSOFT.IFS([.E157]=[$Konventionen.$C$2];[.I157]+[$Konventionen.$D$2];[.E157]=[$Konventionen.$C$3];[.I157]+[$Konventionen.$D$3]))" office:value-type="string" office:string-value="" calcext:value-type="error">
            <text:p>#NV</text:p>
          </table:table-cell>
          <table:table-cell table:style-name="ce14" table:formula="of:=[.L157]-7" office:value-type="string" office:string-value="" calcext:value-type="error">
            <text:p>#NV</text:p>
          </table:table-cell>
          <table:table-cell table:style-name="ce14" table:formula="of:=COM.MICROSOFT.IFS([.E157]=[$Konventionen.$C$2];[.J157]+[$Konventionen.$E$2];[.E157]=[$Konventionen.$C$3];[.J157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57]);#NULL!;WEEKNUM([.N157];21))" office:value-type="string" office:string-value="" calcext:value-type="error">
            <text:p>#NULL!</text:p>
          </table:table-cell>
          <table:table-cell table:style-name="ce34" table:formula="of:=IF(AND([.J157]&lt;=[.N157];[.L157]&gt;=[.N157]);IF([.K157]&lt;=[.N15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8]);#NULL!;IF(ISBLANK([.I158]);ORG.OPENOFFICE.YEARS([.C158];TODAY();0);ORG.OPENOFFICE.YEARS([.C158];[.I158];0)))" office:value-type="string" office:string-value="" calcext:value-type="error">
            <text:p>#NULL!</text:p>
          </table:table-cell>
          <table:table-cell table:style-name="ce18"/>
          <table:table-cell table:formula="of:=IF(AND([.D158]&lt;60;[.E1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8]);;WEEKNUM([.G158];21))" office:value-type="float" office:value="0" calcext:value-type="float">
            <text:p>0</text:p>
          </table:table-cell>
          <table:table-cell/>
          <table:table-cell table:style-name="ce14" table:formula="of:=IF(ISBLANK([.I158]);COM.MICROSOFT.IFS([.E158]=[$Konventionen.$C$2];[.G158]+[$Konventionen.$D$2];[.E158]=[$Konventionen.$C$3];[.G158]+[$Konventionen.$D$3]); COM.MICROSOFT.IFS([.E158]=[$Konventionen.$C$2];[.I158]+[$Konventionen.$D$2];[.E158]=[$Konventionen.$C$3];[.I158]+[$Konventionen.$D$3]))" office:value-type="string" office:string-value="" calcext:value-type="error">
            <text:p>#NV</text:p>
          </table:table-cell>
          <table:table-cell table:style-name="ce14" table:formula="of:=[.L158]-7" office:value-type="string" office:string-value="" calcext:value-type="error">
            <text:p>#NV</text:p>
          </table:table-cell>
          <table:table-cell table:style-name="ce14" table:formula="of:=COM.MICROSOFT.IFS([.E158]=[$Konventionen.$C$2];[.J158]+[$Konventionen.$E$2];[.E158]=[$Konventionen.$C$3];[.J158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58]);#NULL!;WEEKNUM([.N158];21))" office:value-type="string" office:string-value="" calcext:value-type="error">
            <text:p>#NULL!</text:p>
          </table:table-cell>
          <table:table-cell table:style-name="ce34" table:formula="of:=IF(AND([.J158]&lt;=[.N158];[.L158]&gt;=[.N158]);IF([.K158]&lt;=[.N15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59]);#NULL!;IF(ISBLANK([.I159]);ORG.OPENOFFICE.YEARS([.C159];TODAY();0);ORG.OPENOFFICE.YEARS([.C159];[.I159];0)))" office:value-type="string" office:string-value="" calcext:value-type="error">
            <text:p>#NULL!</text:p>
          </table:table-cell>
          <table:table-cell table:style-name="ce18"/>
          <table:table-cell table:formula="of:=IF(AND([.D159]&lt;60;[.E1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9]);;WEEKNUM([.G159];21))" office:value-type="float" office:value="0" calcext:value-type="float">
            <text:p>0</text:p>
          </table:table-cell>
          <table:table-cell/>
          <table:table-cell table:style-name="ce14" table:formula="of:=IF(ISBLANK([.I159]);COM.MICROSOFT.IFS([.E159]=[$Konventionen.$C$2];[.G159]+[$Konventionen.$D$2];[.E159]=[$Konventionen.$C$3];[.G159]+[$Konventionen.$D$3]); COM.MICROSOFT.IFS([.E159]=[$Konventionen.$C$2];[.I159]+[$Konventionen.$D$2];[.E159]=[$Konventionen.$C$3];[.I159]+[$Konventionen.$D$3]))" office:value-type="string" office:string-value="" calcext:value-type="error">
            <text:p>#NV</text:p>
          </table:table-cell>
          <table:table-cell table:style-name="ce14" table:formula="of:=[.L159]-7" office:value-type="string" office:string-value="" calcext:value-type="error">
            <text:p>#NV</text:p>
          </table:table-cell>
          <table:table-cell table:style-name="ce14" table:formula="of:=COM.MICROSOFT.IFS([.E159]=[$Konventionen.$C$2];[.J159]+[$Konventionen.$E$2];[.E159]=[$Konventionen.$C$3];[.J159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59]);#NULL!;WEEKNUM([.N159];21))" office:value-type="string" office:string-value="" calcext:value-type="error">
            <text:p>#NULL!</text:p>
          </table:table-cell>
          <table:table-cell table:style-name="ce34" table:formula="of:=IF(AND([.J159]&lt;=[.N159];[.L159]&gt;=[.N159]);IF([.K159]&lt;=[.N15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0]);#NULL!;IF(ISBLANK([.I160]);ORG.OPENOFFICE.YEARS([.C160];TODAY();0);ORG.OPENOFFICE.YEARS([.C160];[.I160];0)))" office:value-type="string" office:string-value="" calcext:value-type="error">
            <text:p>#NULL!</text:p>
          </table:table-cell>
          <table:table-cell table:style-name="ce18"/>
          <table:table-cell table:formula="of:=IF(AND([.D160]&lt;60;[.E1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0]);;WEEKNUM([.G160];21))" office:value-type="float" office:value="0" calcext:value-type="float">
            <text:p>0</text:p>
          </table:table-cell>
          <table:table-cell/>
          <table:table-cell table:style-name="ce14" table:formula="of:=IF(ISBLANK([.I160]);COM.MICROSOFT.IFS([.E160]=[$Konventionen.$C$2];[.G160]+[$Konventionen.$D$2];[.E160]=[$Konventionen.$C$3];[.G160]+[$Konventionen.$D$3]); COM.MICROSOFT.IFS([.E160]=[$Konventionen.$C$2];[.I160]+[$Konventionen.$D$2];[.E160]=[$Konventionen.$C$3];[.I160]+[$Konventionen.$D$3]))" office:value-type="string" office:string-value="" calcext:value-type="error">
            <text:p>#NV</text:p>
          </table:table-cell>
          <table:table-cell table:style-name="ce14" table:formula="of:=[.L160]-7" office:value-type="string" office:string-value="" calcext:value-type="error">
            <text:p>#NV</text:p>
          </table:table-cell>
          <table:table-cell table:style-name="ce14" table:formula="of:=COM.MICROSOFT.IFS([.E160]=[$Konventionen.$C$2];[.J160]+[$Konventionen.$E$2];[.E160]=[$Konventionen.$C$3];[.J160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60]);#NULL!;WEEKNUM([.N160];21))" office:value-type="string" office:string-value="" calcext:value-type="error">
            <text:p>#NULL!</text:p>
          </table:table-cell>
          <table:table-cell table:style-name="ce34" table:formula="of:=IF(AND([.J160]&lt;=[.N160];[.L160]&gt;=[.N160]);IF([.K160]&lt;=[.N16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1]);#NULL!;IF(ISBLANK([.I161]);ORG.OPENOFFICE.YEARS([.C161];TODAY();0);ORG.OPENOFFICE.YEARS([.C161];[.I161];0)))" office:value-type="string" office:string-value="" calcext:value-type="error">
            <text:p>#NULL!</text:p>
          </table:table-cell>
          <table:table-cell table:style-name="ce18"/>
          <table:table-cell table:formula="of:=IF(AND([.D161]&lt;60;[.E1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1]);;WEEKNUM([.G161];21))" office:value-type="float" office:value="0" calcext:value-type="float">
            <text:p>0</text:p>
          </table:table-cell>
          <table:table-cell/>
          <table:table-cell table:style-name="ce14" table:formula="of:=IF(ISBLANK([.I161]);COM.MICROSOFT.IFS([.E161]=[$Konventionen.$C$2];[.G161]+[$Konventionen.$D$2];[.E161]=[$Konventionen.$C$3];[.G161]+[$Konventionen.$D$3]); COM.MICROSOFT.IFS([.E161]=[$Konventionen.$C$2];[.I161]+[$Konventionen.$D$2];[.E161]=[$Konventionen.$C$3];[.I161]+[$Konventionen.$D$3]))" office:value-type="string" office:string-value="" calcext:value-type="error">
            <text:p>#NV</text:p>
          </table:table-cell>
          <table:table-cell table:style-name="ce14" table:formula="of:=[.L161]-7" office:value-type="string" office:string-value="" calcext:value-type="error">
            <text:p>#NV</text:p>
          </table:table-cell>
          <table:table-cell table:style-name="ce14" table:formula="of:=COM.MICROSOFT.IFS([.E161]=[$Konventionen.$C$2];[.J161]+[$Konventionen.$E$2];[.E161]=[$Konventionen.$C$3];[.J161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61]);#NULL!;WEEKNUM([.N161];21))" office:value-type="string" office:string-value="" calcext:value-type="error">
            <text:p>#NULL!</text:p>
          </table:table-cell>
          <table:table-cell table:style-name="ce34" table:formula="of:=IF(AND([.J161]&lt;=[.N161];[.L161]&gt;=[.N161]);IF([.K161]&lt;=[.N16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2]);#NULL!;IF(ISBLANK([.I162]);ORG.OPENOFFICE.YEARS([.C162];TODAY();0);ORG.OPENOFFICE.YEARS([.C162];[.I162];0)))" office:value-type="string" office:string-value="" calcext:value-type="error">
            <text:p>#NULL!</text:p>
          </table:table-cell>
          <table:table-cell table:style-name="ce18"/>
          <table:table-cell table:formula="of:=IF(AND([.D162]&lt;60;[.E1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2]);;WEEKNUM([.G162];21))" office:value-type="float" office:value="0" calcext:value-type="float">
            <text:p>0</text:p>
          </table:table-cell>
          <table:table-cell/>
          <table:table-cell table:style-name="ce14" table:formula="of:=IF(ISBLANK([.I162]);COM.MICROSOFT.IFS([.E162]=[$Konventionen.$C$2];[.G162]+[$Konventionen.$D$2];[.E162]=[$Konventionen.$C$3];[.G162]+[$Konventionen.$D$3]); COM.MICROSOFT.IFS([.E162]=[$Konventionen.$C$2];[.I162]+[$Konventionen.$D$2];[.E162]=[$Konventionen.$C$3];[.I162]+[$Konventionen.$D$3]))" office:value-type="string" office:string-value="" calcext:value-type="error">
            <text:p>#NV</text:p>
          </table:table-cell>
          <table:table-cell table:style-name="ce14" table:formula="of:=[.L162]-7" office:value-type="string" office:string-value="" calcext:value-type="error">
            <text:p>#NV</text:p>
          </table:table-cell>
          <table:table-cell table:style-name="ce14" table:formula="of:=COM.MICROSOFT.IFS([.E162]=[$Konventionen.$C$2];[.J162]+[$Konventionen.$E$2];[.E162]=[$Konventionen.$C$3];[.J162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62]);#NULL!;WEEKNUM([.N162];21))" office:value-type="string" office:string-value="" calcext:value-type="error">
            <text:p>#NULL!</text:p>
          </table:table-cell>
          <table:table-cell table:style-name="ce34" table:formula="of:=IF(AND([.J162]&lt;=[.N162];[.L162]&gt;=[.N162]);IF([.K162]&lt;=[.N16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3]);#NULL!;IF(ISBLANK([.I163]);ORG.OPENOFFICE.YEARS([.C163];TODAY();0);ORG.OPENOFFICE.YEARS([.C163];[.I163];0)))" office:value-type="string" office:string-value="" calcext:value-type="error">
            <text:p>#NULL!</text:p>
          </table:table-cell>
          <table:table-cell table:style-name="ce18"/>
          <table:table-cell table:formula="of:=IF(AND([.D163]&lt;60;[.E1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3]);;WEEKNUM([.G163];21))" office:value-type="float" office:value="0" calcext:value-type="float">
            <text:p>0</text:p>
          </table:table-cell>
          <table:table-cell/>
          <table:table-cell table:style-name="ce14" table:formula="of:=IF(ISBLANK([.I163]);COM.MICROSOFT.IFS([.E163]=[$Konventionen.$C$2];[.G163]+[$Konventionen.$D$2];[.E163]=[$Konventionen.$C$3];[.G163]+[$Konventionen.$D$3]); COM.MICROSOFT.IFS([.E163]=[$Konventionen.$C$2];[.I163]+[$Konventionen.$D$2];[.E163]=[$Konventionen.$C$3];[.I163]+[$Konventionen.$D$3]))" office:value-type="string" office:string-value="" calcext:value-type="error">
            <text:p>#NV</text:p>
          </table:table-cell>
          <table:table-cell table:style-name="ce14" table:formula="of:=[.L163]-7" office:value-type="string" office:string-value="" calcext:value-type="error">
            <text:p>#NV</text:p>
          </table:table-cell>
          <table:table-cell table:style-name="ce14" table:formula="of:=COM.MICROSOFT.IFS([.E163]=[$Konventionen.$C$2];[.J163]+[$Konventionen.$E$2];[.E163]=[$Konventionen.$C$3];[.J163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63]);#NULL!;WEEKNUM([.N163];21))" office:value-type="string" office:string-value="" calcext:value-type="error">
            <text:p>#NULL!</text:p>
          </table:table-cell>
          <table:table-cell table:style-name="ce34" table:formula="of:=IF(AND([.J163]&lt;=[.N163];[.L163]&gt;=[.N163]);IF([.K163]&lt;=[.N16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4]);#NULL!;IF(ISBLANK([.I164]);ORG.OPENOFFICE.YEARS([.C164];TODAY();0);ORG.OPENOFFICE.YEARS([.C164];[.I164];0)))" office:value-type="string" office:string-value="" calcext:value-type="error">
            <text:p>#NULL!</text:p>
          </table:table-cell>
          <table:table-cell table:style-name="ce18"/>
          <table:table-cell table:formula="of:=IF(AND([.D164]&lt;60;[.E1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4]);;WEEKNUM([.G164];21))" office:value-type="float" office:value="0" calcext:value-type="float">
            <text:p>0</text:p>
          </table:table-cell>
          <table:table-cell/>
          <table:table-cell table:style-name="ce14" table:formula="of:=IF(ISBLANK([.I164]);COM.MICROSOFT.IFS([.E164]=[$Konventionen.$C$2];[.G164]+[$Konventionen.$D$2];[.E164]=[$Konventionen.$C$3];[.G164]+[$Konventionen.$D$3]); COM.MICROSOFT.IFS([.E164]=[$Konventionen.$C$2];[.I164]+[$Konventionen.$D$2];[.E164]=[$Konventionen.$C$3];[.I164]+[$Konventionen.$D$3]))" office:value-type="string" office:string-value="" calcext:value-type="error">
            <text:p>#NV</text:p>
          </table:table-cell>
          <table:table-cell table:style-name="ce14" table:formula="of:=[.L164]-7" office:value-type="string" office:string-value="" calcext:value-type="error">
            <text:p>#NV</text:p>
          </table:table-cell>
          <table:table-cell table:style-name="ce14" table:formula="of:=COM.MICROSOFT.IFS([.E164]=[$Konventionen.$C$2];[.J164]+[$Konventionen.$E$2];[.E164]=[$Konventionen.$C$3];[.J164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64]);#NULL!;WEEKNUM([.N164];21))" office:value-type="string" office:string-value="" calcext:value-type="error">
            <text:p>#NULL!</text:p>
          </table:table-cell>
          <table:table-cell table:style-name="ce34" table:formula="of:=IF(AND([.J164]&lt;=[.N164];[.L164]&gt;=[.N164]);IF([.K164]&lt;=[.N16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5]);#NULL!;IF(ISBLANK([.I165]);ORG.OPENOFFICE.YEARS([.C165];TODAY();0);ORG.OPENOFFICE.YEARS([.C165];[.I165];0)))" office:value-type="string" office:string-value="" calcext:value-type="error">
            <text:p>#NULL!</text:p>
          </table:table-cell>
          <table:table-cell table:style-name="ce18"/>
          <table:table-cell table:formula="of:=IF(AND([.D165]&lt;60;[.E1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5]);;WEEKNUM([.G165];21))" office:value-type="float" office:value="0" calcext:value-type="float">
            <text:p>0</text:p>
          </table:table-cell>
          <table:table-cell/>
          <table:table-cell table:style-name="ce14" table:formula="of:=IF(ISBLANK([.I165]);COM.MICROSOFT.IFS([.E165]=[$Konventionen.$C$2];[.G165]+[$Konventionen.$D$2];[.E165]=[$Konventionen.$C$3];[.G165]+[$Konventionen.$D$3]); COM.MICROSOFT.IFS([.E165]=[$Konventionen.$C$2];[.I165]+[$Konventionen.$D$2];[.E165]=[$Konventionen.$C$3];[.I165]+[$Konventionen.$D$3]))" office:value-type="string" office:string-value="" calcext:value-type="error">
            <text:p>#NV</text:p>
          </table:table-cell>
          <table:table-cell table:style-name="ce14" table:formula="of:=[.L165]-7" office:value-type="string" office:string-value="" calcext:value-type="error">
            <text:p>#NV</text:p>
          </table:table-cell>
          <table:table-cell table:style-name="ce14" table:formula="of:=COM.MICROSOFT.IFS([.E165]=[$Konventionen.$C$2];[.J165]+[$Konventionen.$E$2];[.E165]=[$Konventionen.$C$3];[.J165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65]);#NULL!;WEEKNUM([.N165];21))" office:value-type="string" office:string-value="" calcext:value-type="error">
            <text:p>#NULL!</text:p>
          </table:table-cell>
          <table:table-cell table:style-name="ce34" table:formula="of:=IF(AND([.J165]&lt;=[.N165];[.L165]&gt;=[.N165]);IF([.K165]&lt;=[.N16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6]);#NULL!;IF(ISBLANK([.I166]);ORG.OPENOFFICE.YEARS([.C166];TODAY();0);ORG.OPENOFFICE.YEARS([.C166];[.I166];0)))" office:value-type="string" office:string-value="" calcext:value-type="error">
            <text:p>#NULL!</text:p>
          </table:table-cell>
          <table:table-cell table:style-name="ce18"/>
          <table:table-cell table:formula="of:=IF(AND([.D166]&lt;60;[.E1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6]);;WEEKNUM([.G166];21))" office:value-type="float" office:value="0" calcext:value-type="float">
            <text:p>0</text:p>
          </table:table-cell>
          <table:table-cell/>
          <table:table-cell table:style-name="ce14" table:formula="of:=IF(ISBLANK([.I166]);COM.MICROSOFT.IFS([.E166]=[$Konventionen.$C$2];[.G166]+[$Konventionen.$D$2];[.E166]=[$Konventionen.$C$3];[.G166]+[$Konventionen.$D$3]); COM.MICROSOFT.IFS([.E166]=[$Konventionen.$C$2];[.I166]+[$Konventionen.$D$2];[.E166]=[$Konventionen.$C$3];[.I166]+[$Konventionen.$D$3]))" office:value-type="string" office:string-value="" calcext:value-type="error">
            <text:p>#NV</text:p>
          </table:table-cell>
          <table:table-cell table:style-name="ce14" table:formula="of:=[.L166]-7" office:value-type="string" office:string-value="" calcext:value-type="error">
            <text:p>#NV</text:p>
          </table:table-cell>
          <table:table-cell table:style-name="ce14" table:formula="of:=COM.MICROSOFT.IFS([.E166]=[$Konventionen.$C$2];[.J166]+[$Konventionen.$E$2];[.E166]=[$Konventionen.$C$3];[.J166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66]);#NULL!;WEEKNUM([.N166];21))" office:value-type="string" office:string-value="" calcext:value-type="error">
            <text:p>#NULL!</text:p>
          </table:table-cell>
          <table:table-cell table:style-name="ce34" table:formula="of:=IF(AND([.J166]&lt;=[.N166];[.L166]&gt;=[.N166]);IF([.K166]&lt;=[.N16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7]);#NULL!;IF(ISBLANK([.I167]);ORG.OPENOFFICE.YEARS([.C167];TODAY();0);ORG.OPENOFFICE.YEARS([.C167];[.I167];0)))" office:value-type="string" office:string-value="" calcext:value-type="error">
            <text:p>#NULL!</text:p>
          </table:table-cell>
          <table:table-cell table:style-name="ce18"/>
          <table:table-cell table:formula="of:=IF(AND([.D167]&lt;60;[.E1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7]);;WEEKNUM([.G167];21))" office:value-type="float" office:value="0" calcext:value-type="float">
            <text:p>0</text:p>
          </table:table-cell>
          <table:table-cell/>
          <table:table-cell table:style-name="ce14" table:formula="of:=IF(ISBLANK([.I167]);COM.MICROSOFT.IFS([.E167]=[$Konventionen.$C$2];[.G167]+[$Konventionen.$D$2];[.E167]=[$Konventionen.$C$3];[.G167]+[$Konventionen.$D$3]); COM.MICROSOFT.IFS([.E167]=[$Konventionen.$C$2];[.I167]+[$Konventionen.$D$2];[.E167]=[$Konventionen.$C$3];[.I167]+[$Konventionen.$D$3]))" office:value-type="string" office:string-value="" calcext:value-type="error">
            <text:p>#NV</text:p>
          </table:table-cell>
          <table:table-cell table:style-name="ce14" table:formula="of:=[.L167]-7" office:value-type="string" office:string-value="" calcext:value-type="error">
            <text:p>#NV</text:p>
          </table:table-cell>
          <table:table-cell table:style-name="ce14" table:formula="of:=COM.MICROSOFT.IFS([.E167]=[$Konventionen.$C$2];[.J167]+[$Konventionen.$E$2];[.E167]=[$Konventionen.$C$3];[.J167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67]);#NULL!;WEEKNUM([.N167];21))" office:value-type="string" office:string-value="" calcext:value-type="error">
            <text:p>#NULL!</text:p>
          </table:table-cell>
          <table:table-cell table:style-name="ce34" table:formula="of:=IF(AND([.J167]&lt;=[.N167];[.L167]&gt;=[.N167]);IF([.K167]&lt;=[.N16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8]);#NULL!;IF(ISBLANK([.I168]);ORG.OPENOFFICE.YEARS([.C168];TODAY();0);ORG.OPENOFFICE.YEARS([.C168];[.I168];0)))" office:value-type="string" office:string-value="" calcext:value-type="error">
            <text:p>#NULL!</text:p>
          </table:table-cell>
          <table:table-cell table:style-name="ce18"/>
          <table:table-cell table:formula="of:=IF(AND([.D168]&lt;60;[.E1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8]);;WEEKNUM([.G168];21))" office:value-type="float" office:value="0" calcext:value-type="float">
            <text:p>0</text:p>
          </table:table-cell>
          <table:table-cell/>
          <table:table-cell table:style-name="ce14" table:formula="of:=IF(ISBLANK([.I168]);COM.MICROSOFT.IFS([.E168]=[$Konventionen.$C$2];[.G168]+[$Konventionen.$D$2];[.E168]=[$Konventionen.$C$3];[.G168]+[$Konventionen.$D$3]); COM.MICROSOFT.IFS([.E168]=[$Konventionen.$C$2];[.I168]+[$Konventionen.$D$2];[.E168]=[$Konventionen.$C$3];[.I168]+[$Konventionen.$D$3]))" office:value-type="string" office:string-value="" calcext:value-type="error">
            <text:p>#NV</text:p>
          </table:table-cell>
          <table:table-cell table:style-name="ce14" table:formula="of:=[.L168]-7" office:value-type="string" office:string-value="" calcext:value-type="error">
            <text:p>#NV</text:p>
          </table:table-cell>
          <table:table-cell table:style-name="ce14" table:formula="of:=COM.MICROSOFT.IFS([.E168]=[$Konventionen.$C$2];[.J168]+[$Konventionen.$E$2];[.E168]=[$Konventionen.$C$3];[.J168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68]);#NULL!;WEEKNUM([.N168];21))" office:value-type="string" office:string-value="" calcext:value-type="error">
            <text:p>#NULL!</text:p>
          </table:table-cell>
          <table:table-cell table:style-name="ce34" table:formula="of:=IF(AND([.J168]&lt;=[.N168];[.L168]&gt;=[.N168]);IF([.K168]&lt;=[.N16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69]);#NULL!;IF(ISBLANK([.I169]);ORG.OPENOFFICE.YEARS([.C169];TODAY();0);ORG.OPENOFFICE.YEARS([.C169];[.I169];0)))" office:value-type="string" office:string-value="" calcext:value-type="error">
            <text:p>#NULL!</text:p>
          </table:table-cell>
          <table:table-cell table:style-name="ce18"/>
          <table:table-cell table:formula="of:=IF(AND([.D169]&lt;60;[.E1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9]);;WEEKNUM([.G169];21))" office:value-type="float" office:value="0" calcext:value-type="float">
            <text:p>0</text:p>
          </table:table-cell>
          <table:table-cell/>
          <table:table-cell table:style-name="ce14" table:formula="of:=IF(ISBLANK([.I169]);COM.MICROSOFT.IFS([.E169]=[$Konventionen.$C$2];[.G169]+[$Konventionen.$D$2];[.E169]=[$Konventionen.$C$3];[.G169]+[$Konventionen.$D$3]); COM.MICROSOFT.IFS([.E169]=[$Konventionen.$C$2];[.I169]+[$Konventionen.$D$2];[.E169]=[$Konventionen.$C$3];[.I169]+[$Konventionen.$D$3]))" office:value-type="string" office:string-value="" calcext:value-type="error">
            <text:p>#NV</text:p>
          </table:table-cell>
          <table:table-cell table:style-name="ce14" table:formula="of:=[.L169]-7" office:value-type="string" office:string-value="" calcext:value-type="error">
            <text:p>#NV</text:p>
          </table:table-cell>
          <table:table-cell table:style-name="ce14" table:formula="of:=COM.MICROSOFT.IFS([.E169]=[$Konventionen.$C$2];[.J169]+[$Konventionen.$E$2];[.E169]=[$Konventionen.$C$3];[.J169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69]);#NULL!;WEEKNUM([.N169];21))" office:value-type="string" office:string-value="" calcext:value-type="error">
            <text:p>#NULL!</text:p>
          </table:table-cell>
          <table:table-cell table:style-name="ce34" table:formula="of:=IF(AND([.J169]&lt;=[.N169];[.L169]&gt;=[.N169]);IF([.K169]&lt;=[.N16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0]);#NULL!;IF(ISBLANK([.I170]);ORG.OPENOFFICE.YEARS([.C170];TODAY();0);ORG.OPENOFFICE.YEARS([.C170];[.I170];0)))" office:value-type="string" office:string-value="" calcext:value-type="error">
            <text:p>#NULL!</text:p>
          </table:table-cell>
          <table:table-cell table:style-name="ce18"/>
          <table:table-cell table:formula="of:=IF(AND([.D170]&lt;60;[.E1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70]);;WEEKNUM([.G170];21))" office:value-type="float" office:value="0" calcext:value-type="float">
            <text:p>0</text:p>
          </table:table-cell>
          <table:table-cell/>
          <table:table-cell table:style-name="ce14" table:formula="of:=IF(ISBLANK([.I170]);COM.MICROSOFT.IFS([.E170]=[$Konventionen.$C$2];[.G170]+[$Konventionen.$D$2];[.E170]=[$Konventionen.$C$3];[.G170]+[$Konventionen.$D$3]); COM.MICROSOFT.IFS([.E170]=[$Konventionen.$C$2];[.I170]+[$Konventionen.$D$2];[.E170]=[$Konventionen.$C$3];[.I170]+[$Konventionen.$D$3]))" office:value-type="string" office:string-value="" calcext:value-type="error">
            <text:p>#NV</text:p>
          </table:table-cell>
          <table:table-cell table:style-name="ce14" table:formula="of:=[.L170]-7" office:value-type="string" office:string-value="" calcext:value-type="error">
            <text:p>#NV</text:p>
          </table:table-cell>
          <table:table-cell table:style-name="ce14" table:formula="of:=COM.MICROSOFT.IFS([.E170]=[$Konventionen.$C$2];[.J170]+[$Konventionen.$E$2];[.E170]=[$Konventionen.$C$3];[.J170]+[$Konventionen.$E$3])" office:value-type="string" office:string-value="" calcext:value-type="error">
            <text:p>#NV</text:p>
          </table:table-cell>
          <table:table-cell table:style-name="ce14"/>
          <table:table-cell/>
          <table:table-cell table:style-name="ce15" table:formula="of:=IF(ISBLANK([.N170]);#NULL!;WEEKNUM([.N170];21))" office:value-type="string" office:string-value="" calcext:value-type="error">
            <text:p>#NULL!</text:p>
          </table:table-cell>
          <table:table-cell table:style-name="ce34" table:formula="of:=IF(AND([.J170]&lt;=[.N170];[.L170]&gt;=[.N170]);IF([.K170]&lt;=[.N17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1]);#NULL!;IF(ISBLANK([.I171]);ORG.OPENOFFICE.YEARS([.C171];TODAY();0);ORG.OPENOFFICE.YEARS([.C171];[.I171];0)))" office:value-type="string" office:string-value="" calcext:value-type="error">
            <text:p>#NULL!</text:p>
          </table:table-cell>
          <table:table-cell table:style-name="ce18"/>
          <table:table-cell table:formula="of:=IF(AND([.D171]&lt;60;[.E17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1]);COM.MICROSOFT.IFS([.E171]=[$Konventionen.$C$2];[.G171]+[$Konventionen.$D$2];[.E171]=[$Konventionen.$C$3];[.G171]+[$Konventionen.$D$3]); COM.MICROSOFT.IFS([.E171]=[$Konventionen.$C$2];[.I171]+[$Konventionen.$D$2];[.E171]=[$Konventionen.$C$3];[.I171]+[$Konventionen.$D$3]))" office:value-type="string" office:string-value="" calcext:value-type="error">
            <text:p>#NV</text:p>
          </table:table-cell>
          <table:table-cell table:style-name="ce14" table:formula="of:=[.L171]-7" office:value-type="string" office:string-value="" calcext:value-type="error">
            <text:p>#NV</text:p>
          </table:table-cell>
          <table:table-cell table:style-name="ce14" table:formula="of:=COM.MICROSOFT.IFS([.E171]=[$Konventionen.$C$2];[.J171]+[$Konventionen.$E$2];[.E171]=[$Konventionen.$C$3];[.J171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71]&lt;=[.N171];[.L171]&gt;=[.N171]);IF([.K171]&lt;=[.N17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2]);#NULL!;IF(ISBLANK([.I172]);ORG.OPENOFFICE.YEARS([.C172];TODAY();0);ORG.OPENOFFICE.YEARS([.C172];[.I172];0)))" office:value-type="string" office:string-value="" calcext:value-type="error">
            <text:p>#NULL!</text:p>
          </table:table-cell>
          <table:table-cell table:style-name="ce18"/>
          <table:table-cell table:formula="of:=IF(AND([.D172]&lt;60;[.E17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2]);COM.MICROSOFT.IFS([.E172]=[$Konventionen.$C$2];[.G172]+[$Konventionen.$D$2];[.E172]=[$Konventionen.$C$3];[.G172]+[$Konventionen.$D$3]); COM.MICROSOFT.IFS([.E172]=[$Konventionen.$C$2];[.I172]+[$Konventionen.$D$2];[.E172]=[$Konventionen.$C$3];[.I172]+[$Konventionen.$D$3]))" office:value-type="string" office:string-value="" calcext:value-type="error">
            <text:p>#NV</text:p>
          </table:table-cell>
          <table:table-cell table:style-name="ce14" table:formula="of:=[.L172]-7" office:value-type="string" office:string-value="" calcext:value-type="error">
            <text:p>#NV</text:p>
          </table:table-cell>
          <table:table-cell table:style-name="ce14" table:formula="of:=COM.MICROSOFT.IFS([.E172]=[$Konventionen.$C$2];[.J172]+[$Konventionen.$E$2];[.E172]=[$Konventionen.$C$3];[.J172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72]&lt;=[.N172];[.L172]&gt;=[.N172]);IF([.K172]&lt;=[.N17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3]);#NULL!;IF(ISBLANK([.I173]);ORG.OPENOFFICE.YEARS([.C173];TODAY();0);ORG.OPENOFFICE.YEARS([.C173];[.I173];0)))" office:value-type="string" office:string-value="" calcext:value-type="error">
            <text:p>#NULL!</text:p>
          </table:table-cell>
          <table:table-cell table:style-name="ce18"/>
          <table:table-cell table:formula="of:=IF(AND([.D173]&lt;60;[.E17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3]);COM.MICROSOFT.IFS([.E173]=[$Konventionen.$C$2];[.G173]+[$Konventionen.$D$2];[.E173]=[$Konventionen.$C$3];[.G173]+[$Konventionen.$D$3]); COM.MICROSOFT.IFS([.E173]=[$Konventionen.$C$2];[.I173]+[$Konventionen.$D$2];[.E173]=[$Konventionen.$C$3];[.I173]+[$Konventionen.$D$3]))" office:value-type="string" office:string-value="" calcext:value-type="error">
            <text:p>#NV</text:p>
          </table:table-cell>
          <table:table-cell table:style-name="ce14" table:formula="of:=[.L173]-7" office:value-type="string" office:string-value="" calcext:value-type="error">
            <text:p>#NV</text:p>
          </table:table-cell>
          <table:table-cell table:style-name="ce14" table:formula="of:=COM.MICROSOFT.IFS([.E173]=[$Konventionen.$C$2];[.J173]+[$Konventionen.$E$2];[.E173]=[$Konventionen.$C$3];[.J173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73]&lt;=[.N173];[.L173]&gt;=[.N173]);IF([.K173]&lt;=[.N17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4]);#NULL!;IF(ISBLANK([.I174]);ORG.OPENOFFICE.YEARS([.C174];TODAY();0);ORG.OPENOFFICE.YEARS([.C174];[.I174];0)))" office:value-type="string" office:string-value="" calcext:value-type="error">
            <text:p>#NULL!</text:p>
          </table:table-cell>
          <table:table-cell table:style-name="ce18"/>
          <table:table-cell table:formula="of:=IF(AND([.D174]&lt;60;[.E17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4]);COM.MICROSOFT.IFS([.E174]=[$Konventionen.$C$2];[.G174]+[$Konventionen.$D$2];[.E174]=[$Konventionen.$C$3];[.G174]+[$Konventionen.$D$3]); COM.MICROSOFT.IFS([.E174]=[$Konventionen.$C$2];[.I174]+[$Konventionen.$D$2];[.E174]=[$Konventionen.$C$3];[.I174]+[$Konventionen.$D$3]))" office:value-type="string" office:string-value="" calcext:value-type="error">
            <text:p>#NV</text:p>
          </table:table-cell>
          <table:table-cell table:style-name="ce14" table:formula="of:=[.L174]-7" office:value-type="string" office:string-value="" calcext:value-type="error">
            <text:p>#NV</text:p>
          </table:table-cell>
          <table:table-cell table:style-name="ce14" table:formula="of:=COM.MICROSOFT.IFS([.E174]=[$Konventionen.$C$2];[.J174]+[$Konventionen.$E$2];[.E174]=[$Konventionen.$C$3];[.J174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74]&lt;=[.N174];[.L174]&gt;=[.N174]);IF([.K174]&lt;=[.N17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5]);#NULL!;IF(ISBLANK([.I175]);ORG.OPENOFFICE.YEARS([.C175];TODAY();0);ORG.OPENOFFICE.YEARS([.C175];[.I175];0)))" office:value-type="string" office:string-value="" calcext:value-type="error">
            <text:p>#NULL!</text:p>
          </table:table-cell>
          <table:table-cell table:style-name="ce18"/>
          <table:table-cell table:formula="of:=IF(AND([.D175]&lt;60;[.E17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5]);COM.MICROSOFT.IFS([.E175]=[$Konventionen.$C$2];[.G175]+[$Konventionen.$D$2];[.E175]=[$Konventionen.$C$3];[.G175]+[$Konventionen.$D$3]); COM.MICROSOFT.IFS([.E175]=[$Konventionen.$C$2];[.I175]+[$Konventionen.$D$2];[.E175]=[$Konventionen.$C$3];[.I175]+[$Konventionen.$D$3]))" office:value-type="string" office:string-value="" calcext:value-type="error">
            <text:p>#NV</text:p>
          </table:table-cell>
          <table:table-cell table:style-name="ce14" table:formula="of:=[.L175]-7" office:value-type="string" office:string-value="" calcext:value-type="error">
            <text:p>#NV</text:p>
          </table:table-cell>
          <table:table-cell table:style-name="ce14" table:formula="of:=COM.MICROSOFT.IFS([.E175]=[$Konventionen.$C$2];[.J175]+[$Konventionen.$E$2];[.E175]=[$Konventionen.$C$3];[.J175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75]&lt;=[.N175];[.L175]&gt;=[.N175]);IF([.K175]&lt;=[.N17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6]);#NULL!;IF(ISBLANK([.I176]);ORG.OPENOFFICE.YEARS([.C176];TODAY();0);ORG.OPENOFFICE.YEARS([.C176];[.I176];0)))" office:value-type="string" office:string-value="" calcext:value-type="error">
            <text:p>#NULL!</text:p>
          </table:table-cell>
          <table:table-cell table:style-name="ce18"/>
          <table:table-cell table:formula="of:=IF(AND([.D176]&lt;60;[.E17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6]);COM.MICROSOFT.IFS([.E176]=[$Konventionen.$C$2];[.G176]+[$Konventionen.$D$2];[.E176]=[$Konventionen.$C$3];[.G176]+[$Konventionen.$D$3]); COM.MICROSOFT.IFS([.E176]=[$Konventionen.$C$2];[.I176]+[$Konventionen.$D$2];[.E176]=[$Konventionen.$C$3];[.I176]+[$Konventionen.$D$3]))" office:value-type="string" office:string-value="" calcext:value-type="error">
            <text:p>#NV</text:p>
          </table:table-cell>
          <table:table-cell table:style-name="ce14" table:formula="of:=[.L176]-7" office:value-type="string" office:string-value="" calcext:value-type="error">
            <text:p>#NV</text:p>
          </table:table-cell>
          <table:table-cell table:style-name="ce14" table:formula="of:=COM.MICROSOFT.IFS([.E176]=[$Konventionen.$C$2];[.J176]+[$Konventionen.$E$2];[.E176]=[$Konventionen.$C$3];[.J176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76]&lt;=[.N176];[.L176]&gt;=[.N176]);IF([.K176]&lt;=[.N17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7]);#NULL!;IF(ISBLANK([.I177]);ORG.OPENOFFICE.YEARS([.C177];TODAY();0);ORG.OPENOFFICE.YEARS([.C177];[.I177];0)))" office:value-type="string" office:string-value="" calcext:value-type="error">
            <text:p>#NULL!</text:p>
          </table:table-cell>
          <table:table-cell table:style-name="ce18"/>
          <table:table-cell table:formula="of:=IF(AND([.D177]&lt;60;[.E17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7]);COM.MICROSOFT.IFS([.E177]=[$Konventionen.$C$2];[.G177]+[$Konventionen.$D$2];[.E177]=[$Konventionen.$C$3];[.G177]+[$Konventionen.$D$3]); COM.MICROSOFT.IFS([.E177]=[$Konventionen.$C$2];[.I177]+[$Konventionen.$D$2];[.E177]=[$Konventionen.$C$3];[.I177]+[$Konventionen.$D$3]))" office:value-type="string" office:string-value="" calcext:value-type="error">
            <text:p>#NV</text:p>
          </table:table-cell>
          <table:table-cell table:style-name="ce14" table:formula="of:=[.L177]-7" office:value-type="string" office:string-value="" calcext:value-type="error">
            <text:p>#NV</text:p>
          </table:table-cell>
          <table:table-cell table:style-name="ce14" table:formula="of:=COM.MICROSOFT.IFS([.E177]=[$Konventionen.$C$2];[.J177]+[$Konventionen.$E$2];[.E177]=[$Konventionen.$C$3];[.J177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77]&lt;=[.N177];[.L177]&gt;=[.N177]);IF([.K177]&lt;=[.N17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8]);#NULL!;IF(ISBLANK([.I178]);ORG.OPENOFFICE.YEARS([.C178];TODAY();0);ORG.OPENOFFICE.YEARS([.C178];[.I178];0)))" office:value-type="string" office:string-value="" calcext:value-type="error">
            <text:p>#NULL!</text:p>
          </table:table-cell>
          <table:table-cell table:style-name="ce18"/>
          <table:table-cell table:formula="of:=IF(AND([.D178]&lt;60;[.E17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8]);COM.MICROSOFT.IFS([.E178]=[$Konventionen.$C$2];[.G178]+[$Konventionen.$D$2];[.E178]=[$Konventionen.$C$3];[.G178]+[$Konventionen.$D$3]); COM.MICROSOFT.IFS([.E178]=[$Konventionen.$C$2];[.I178]+[$Konventionen.$D$2];[.E178]=[$Konventionen.$C$3];[.I178]+[$Konventionen.$D$3]))" office:value-type="string" office:string-value="" calcext:value-type="error">
            <text:p>#NV</text:p>
          </table:table-cell>
          <table:table-cell table:style-name="ce14" table:formula="of:=[.L178]-7" office:value-type="string" office:string-value="" calcext:value-type="error">
            <text:p>#NV</text:p>
          </table:table-cell>
          <table:table-cell table:style-name="ce14" table:formula="of:=COM.MICROSOFT.IFS([.E178]=[$Konventionen.$C$2];[.J178]+[$Konventionen.$E$2];[.E178]=[$Konventionen.$C$3];[.J178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78]&lt;=[.N178];[.L178]&gt;=[.N178]);IF([.K178]&lt;=[.N17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79]);#NULL!;IF(ISBLANK([.I179]);ORG.OPENOFFICE.YEARS([.C179];TODAY();0);ORG.OPENOFFICE.YEARS([.C179];[.I179];0)))" office:value-type="string" office:string-value="" calcext:value-type="error">
            <text:p>#NULL!</text:p>
          </table:table-cell>
          <table:table-cell table:style-name="ce18"/>
          <table:table-cell table:formula="of:=IF(AND([.D179]&lt;60;[.E17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9]);COM.MICROSOFT.IFS([.E179]=[$Konventionen.$C$2];[.G179]+[$Konventionen.$D$2];[.E179]=[$Konventionen.$C$3];[.G179]+[$Konventionen.$D$3]); COM.MICROSOFT.IFS([.E179]=[$Konventionen.$C$2];[.I179]+[$Konventionen.$D$2];[.E179]=[$Konventionen.$C$3];[.I179]+[$Konventionen.$D$3]))" office:value-type="string" office:string-value="" calcext:value-type="error">
            <text:p>#NV</text:p>
          </table:table-cell>
          <table:table-cell table:style-name="ce14" table:formula="of:=[.L179]-7" office:value-type="string" office:string-value="" calcext:value-type="error">
            <text:p>#NV</text:p>
          </table:table-cell>
          <table:table-cell table:style-name="ce14" table:formula="of:=COM.MICROSOFT.IFS([.E179]=[$Konventionen.$C$2];[.J179]+[$Konventionen.$E$2];[.E179]=[$Konventionen.$C$3];[.J179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79]&lt;=[.N179];[.L179]&gt;=[.N179]);IF([.K179]&lt;=[.N17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0]);#NULL!;IF(ISBLANK([.I180]);ORG.OPENOFFICE.YEARS([.C180];TODAY();0);ORG.OPENOFFICE.YEARS([.C180];[.I180];0)))" office:value-type="string" office:string-value="" calcext:value-type="error">
            <text:p>#NULL!</text:p>
          </table:table-cell>
          <table:table-cell table:style-name="ce18"/>
          <table:table-cell table:formula="of:=IF(AND([.D180]&lt;60;[.E18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0]);COM.MICROSOFT.IFS([.E180]=[$Konventionen.$C$2];[.G180]+[$Konventionen.$D$2];[.E180]=[$Konventionen.$C$3];[.G180]+[$Konventionen.$D$3]); COM.MICROSOFT.IFS([.E180]=[$Konventionen.$C$2];[.I180]+[$Konventionen.$D$2];[.E180]=[$Konventionen.$C$3];[.I180]+[$Konventionen.$D$3]))" office:value-type="string" office:string-value="" calcext:value-type="error">
            <text:p>#NV</text:p>
          </table:table-cell>
          <table:table-cell table:style-name="ce14" table:formula="of:=[.L180]-7" office:value-type="string" office:string-value="" calcext:value-type="error">
            <text:p>#NV</text:p>
          </table:table-cell>
          <table:table-cell table:style-name="ce14" table:formula="of:=COM.MICROSOFT.IFS([.E180]=[$Konventionen.$C$2];[.J180]+[$Konventionen.$E$2];[.E180]=[$Konventionen.$C$3];[.J180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80]&lt;=[.N180];[.L180]&gt;=[.N180]);IF([.K180]&lt;=[.N18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1]);#NULL!;IF(ISBLANK([.I181]);ORG.OPENOFFICE.YEARS([.C181];TODAY();0);ORG.OPENOFFICE.YEARS([.C181];[.I181];0)))" office:value-type="string" office:string-value="" calcext:value-type="error">
            <text:p>#NULL!</text:p>
          </table:table-cell>
          <table:table-cell table:style-name="ce18"/>
          <table:table-cell table:formula="of:=IF(AND([.D181]&lt;60;[.E18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1]);COM.MICROSOFT.IFS([.E181]=[$Konventionen.$C$2];[.G181]+[$Konventionen.$D$2];[.E181]=[$Konventionen.$C$3];[.G181]+[$Konventionen.$D$3]); COM.MICROSOFT.IFS([.E181]=[$Konventionen.$C$2];[.I181]+[$Konventionen.$D$2];[.E181]=[$Konventionen.$C$3];[.I181]+[$Konventionen.$D$3]))" office:value-type="string" office:string-value="" calcext:value-type="error">
            <text:p>#NV</text:p>
          </table:table-cell>
          <table:table-cell table:style-name="ce14" table:formula="of:=[.L181]-7" office:value-type="string" office:string-value="" calcext:value-type="error">
            <text:p>#NV</text:p>
          </table:table-cell>
          <table:table-cell table:style-name="ce14" table:formula="of:=COM.MICROSOFT.IFS([.E181]=[$Konventionen.$C$2];[.J181]+[$Konventionen.$E$2];[.E181]=[$Konventionen.$C$3];[.J181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81]&lt;=[.N181];[.L181]&gt;=[.N181]);IF([.K181]&lt;=[.N18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2]);#NULL!;IF(ISBLANK([.I182]);ORG.OPENOFFICE.YEARS([.C182];TODAY();0);ORG.OPENOFFICE.YEARS([.C182];[.I182];0)))" office:value-type="string" office:string-value="" calcext:value-type="error">
            <text:p>#NULL!</text:p>
          </table:table-cell>
          <table:table-cell table:style-name="ce18"/>
          <table:table-cell table:formula="of:=IF(AND([.D182]&lt;60;[.E18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2]);COM.MICROSOFT.IFS([.E182]=[$Konventionen.$C$2];[.G182]+[$Konventionen.$D$2];[.E182]=[$Konventionen.$C$3];[.G182]+[$Konventionen.$D$3]); COM.MICROSOFT.IFS([.E182]=[$Konventionen.$C$2];[.I182]+[$Konventionen.$D$2];[.E182]=[$Konventionen.$C$3];[.I182]+[$Konventionen.$D$3]))" office:value-type="string" office:string-value="" calcext:value-type="error">
            <text:p>#NV</text:p>
          </table:table-cell>
          <table:table-cell table:style-name="ce14" table:formula="of:=[.L182]-7" office:value-type="string" office:string-value="" calcext:value-type="error">
            <text:p>#NV</text:p>
          </table:table-cell>
          <table:table-cell table:style-name="ce14" table:formula="of:=COM.MICROSOFT.IFS([.E182]=[$Konventionen.$C$2];[.J182]+[$Konventionen.$E$2];[.E182]=[$Konventionen.$C$3];[.J182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82]&lt;=[.N182];[.L182]&gt;=[.N182]);IF([.K182]&lt;=[.N18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3]);#NULL!;IF(ISBLANK([.I183]);ORG.OPENOFFICE.YEARS([.C183];TODAY();0);ORG.OPENOFFICE.YEARS([.C183];[.I183];0)))" office:value-type="string" office:string-value="" calcext:value-type="error">
            <text:p>#NULL!</text:p>
          </table:table-cell>
          <table:table-cell table:style-name="ce18"/>
          <table:table-cell table:formula="of:=IF(AND([.D183]&lt;60;[.E18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3]);COM.MICROSOFT.IFS([.E183]=[$Konventionen.$C$2];[.G183]+[$Konventionen.$D$2];[.E183]=[$Konventionen.$C$3];[.G183]+[$Konventionen.$D$3]); COM.MICROSOFT.IFS([.E183]=[$Konventionen.$C$2];[.I183]+[$Konventionen.$D$2];[.E183]=[$Konventionen.$C$3];[.I183]+[$Konventionen.$D$3]))" office:value-type="string" office:string-value="" calcext:value-type="error">
            <text:p>#NV</text:p>
          </table:table-cell>
          <table:table-cell table:style-name="ce14" table:formula="of:=[.L183]-7" office:value-type="string" office:string-value="" calcext:value-type="error">
            <text:p>#NV</text:p>
          </table:table-cell>
          <table:table-cell table:style-name="ce14" table:formula="of:=COM.MICROSOFT.IFS([.E183]=[$Konventionen.$C$2];[.J183]+[$Konventionen.$E$2];[.E183]=[$Konventionen.$C$3];[.J183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83]&lt;=[.N183];[.L183]&gt;=[.N183]);IF([.K183]&lt;=[.N18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4]);#NULL!;IF(ISBLANK([.I184]);ORG.OPENOFFICE.YEARS([.C184];TODAY();0);ORG.OPENOFFICE.YEARS([.C184];[.I184];0)))" office:value-type="string" office:string-value="" calcext:value-type="error">
            <text:p>#NULL!</text:p>
          </table:table-cell>
          <table:table-cell table:style-name="ce18"/>
          <table:table-cell table:formula="of:=IF(AND([.D184]&lt;60;[.E18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4]);COM.MICROSOFT.IFS([.E184]=[$Konventionen.$C$2];[.G184]+[$Konventionen.$D$2];[.E184]=[$Konventionen.$C$3];[.G184]+[$Konventionen.$D$3]); COM.MICROSOFT.IFS([.E184]=[$Konventionen.$C$2];[.I184]+[$Konventionen.$D$2];[.E184]=[$Konventionen.$C$3];[.I184]+[$Konventionen.$D$3]))" office:value-type="string" office:string-value="" calcext:value-type="error">
            <text:p>#NV</text:p>
          </table:table-cell>
          <table:table-cell table:style-name="ce14" table:formula="of:=[.L184]-7" office:value-type="string" office:string-value="" calcext:value-type="error">
            <text:p>#NV</text:p>
          </table:table-cell>
          <table:table-cell table:style-name="ce14" table:formula="of:=COM.MICROSOFT.IFS([.E184]=[$Konventionen.$C$2];[.J184]+[$Konventionen.$E$2];[.E184]=[$Konventionen.$C$3];[.J184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84]&lt;=[.N184];[.L184]&gt;=[.N184]);IF([.K184]&lt;=[.N18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5]);#NULL!;IF(ISBLANK([.I185]);ORG.OPENOFFICE.YEARS([.C185];TODAY();0);ORG.OPENOFFICE.YEARS([.C185];[.I185];0)))" office:value-type="string" office:string-value="" calcext:value-type="error">
            <text:p>#NULL!</text:p>
          </table:table-cell>
          <table:table-cell table:style-name="ce18"/>
          <table:table-cell table:formula="of:=IF(AND([.D185]&lt;60;[.E18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5]);COM.MICROSOFT.IFS([.E185]=[$Konventionen.$C$2];[.G185]+[$Konventionen.$D$2];[.E185]=[$Konventionen.$C$3];[.G185]+[$Konventionen.$D$3]); COM.MICROSOFT.IFS([.E185]=[$Konventionen.$C$2];[.I185]+[$Konventionen.$D$2];[.E185]=[$Konventionen.$C$3];[.I185]+[$Konventionen.$D$3]))" office:value-type="string" office:string-value="" calcext:value-type="error">
            <text:p>#NV</text:p>
          </table:table-cell>
          <table:table-cell table:style-name="ce14" table:formula="of:=[.L185]-7" office:value-type="string" office:string-value="" calcext:value-type="error">
            <text:p>#NV</text:p>
          </table:table-cell>
          <table:table-cell table:style-name="ce14" table:formula="of:=COM.MICROSOFT.IFS([.E185]=[$Konventionen.$C$2];[.J185]+[$Konventionen.$E$2];[.E185]=[$Konventionen.$C$3];[.J185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85]&lt;=[.N185];[.L185]&gt;=[.N185]);IF([.K185]&lt;=[.N18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6]);#NULL!;IF(ISBLANK([.I186]);ORG.OPENOFFICE.YEARS([.C186];TODAY();0);ORG.OPENOFFICE.YEARS([.C186];[.I186];0)))" office:value-type="string" office:string-value="" calcext:value-type="error">
            <text:p>#NULL!</text:p>
          </table:table-cell>
          <table:table-cell table:style-name="ce18"/>
          <table:table-cell table:formula="of:=IF(AND([.D186]&lt;60;[.E18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6]);COM.MICROSOFT.IFS([.E186]=[$Konventionen.$C$2];[.G186]+[$Konventionen.$D$2];[.E186]=[$Konventionen.$C$3];[.G186]+[$Konventionen.$D$3]); COM.MICROSOFT.IFS([.E186]=[$Konventionen.$C$2];[.I186]+[$Konventionen.$D$2];[.E186]=[$Konventionen.$C$3];[.I186]+[$Konventionen.$D$3]))" office:value-type="string" office:string-value="" calcext:value-type="error">
            <text:p>#NV</text:p>
          </table:table-cell>
          <table:table-cell table:style-name="ce14" table:formula="of:=[.L186]-7" office:value-type="string" office:string-value="" calcext:value-type="error">
            <text:p>#NV</text:p>
          </table:table-cell>
          <table:table-cell table:style-name="ce14" table:formula="of:=COM.MICROSOFT.IFS([.E186]=[$Konventionen.$C$2];[.J186]+[$Konventionen.$E$2];[.E186]=[$Konventionen.$C$3];[.J186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86]&lt;=[.N186];[.L186]&gt;=[.N186]);IF([.K186]&lt;=[.N18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7]);#NULL!;IF(ISBLANK([.I187]);ORG.OPENOFFICE.YEARS([.C187];TODAY();0);ORG.OPENOFFICE.YEARS([.C187];[.I187];0)))" office:value-type="string" office:string-value="" calcext:value-type="error">
            <text:p>#NULL!</text:p>
          </table:table-cell>
          <table:table-cell table:style-name="ce18"/>
          <table:table-cell table:formula="of:=IF(AND([.D187]&lt;60;[.E18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7]);COM.MICROSOFT.IFS([.E187]=[$Konventionen.$C$2];[.G187]+[$Konventionen.$D$2];[.E187]=[$Konventionen.$C$3];[.G187]+[$Konventionen.$D$3]); COM.MICROSOFT.IFS([.E187]=[$Konventionen.$C$2];[.I187]+[$Konventionen.$D$2];[.E187]=[$Konventionen.$C$3];[.I187]+[$Konventionen.$D$3]))" office:value-type="string" office:string-value="" calcext:value-type="error">
            <text:p>#NV</text:p>
          </table:table-cell>
          <table:table-cell table:style-name="ce14" table:formula="of:=[.L187]-7" office:value-type="string" office:string-value="" calcext:value-type="error">
            <text:p>#NV</text:p>
          </table:table-cell>
          <table:table-cell table:style-name="ce14" table:formula="of:=COM.MICROSOFT.IFS([.E187]=[$Konventionen.$C$2];[.J187]+[$Konventionen.$E$2];[.E187]=[$Konventionen.$C$3];[.J187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87]&lt;=[.N187];[.L187]&gt;=[.N187]);IF([.K187]&lt;=[.N18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8]);#NULL!;IF(ISBLANK([.I188]);ORG.OPENOFFICE.YEARS([.C188];TODAY();0);ORG.OPENOFFICE.YEARS([.C188];[.I188];0)))" office:value-type="string" office:string-value="" calcext:value-type="error">
            <text:p>#NULL!</text:p>
          </table:table-cell>
          <table:table-cell table:style-name="ce18"/>
          <table:table-cell table:formula="of:=IF(AND([.D188]&lt;60;[.E18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8]);COM.MICROSOFT.IFS([.E188]=[$Konventionen.$C$2];[.G188]+[$Konventionen.$D$2];[.E188]=[$Konventionen.$C$3];[.G188]+[$Konventionen.$D$3]); COM.MICROSOFT.IFS([.E188]=[$Konventionen.$C$2];[.I188]+[$Konventionen.$D$2];[.E188]=[$Konventionen.$C$3];[.I188]+[$Konventionen.$D$3]))" office:value-type="string" office:string-value="" calcext:value-type="error">
            <text:p>#NV</text:p>
          </table:table-cell>
          <table:table-cell table:style-name="ce14" table:formula="of:=[.L188]-7" office:value-type="string" office:string-value="" calcext:value-type="error">
            <text:p>#NV</text:p>
          </table:table-cell>
          <table:table-cell table:style-name="ce14" table:formula="of:=COM.MICROSOFT.IFS([.E188]=[$Konventionen.$C$2];[.J188]+[$Konventionen.$E$2];[.E188]=[$Konventionen.$C$3];[.J188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88]&lt;=[.N188];[.L188]&gt;=[.N188]);IF([.K188]&lt;=[.N18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89]);#NULL!;IF(ISBLANK([.I189]);ORG.OPENOFFICE.YEARS([.C189];TODAY();0);ORG.OPENOFFICE.YEARS([.C189];[.I189];0)))" office:value-type="string" office:string-value="" calcext:value-type="error">
            <text:p>#NULL!</text:p>
          </table:table-cell>
          <table:table-cell table:style-name="ce18"/>
          <table:table-cell table:formula="of:=IF(AND([.D189]&lt;60;[.E18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9]);COM.MICROSOFT.IFS([.E189]=[$Konventionen.$C$2];[.G189]+[$Konventionen.$D$2];[.E189]=[$Konventionen.$C$3];[.G189]+[$Konventionen.$D$3]); COM.MICROSOFT.IFS([.E189]=[$Konventionen.$C$2];[.I189]+[$Konventionen.$D$2];[.E189]=[$Konventionen.$C$3];[.I189]+[$Konventionen.$D$3]))" office:value-type="string" office:string-value="" calcext:value-type="error">
            <text:p>#NV</text:p>
          </table:table-cell>
          <table:table-cell table:style-name="ce14" table:formula="of:=[.L189]-7" office:value-type="string" office:string-value="" calcext:value-type="error">
            <text:p>#NV</text:p>
          </table:table-cell>
          <table:table-cell table:style-name="ce14" table:formula="of:=COM.MICROSOFT.IFS([.E189]=[$Konventionen.$C$2];[.J189]+[$Konventionen.$E$2];[.E189]=[$Konventionen.$C$3];[.J189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89]&lt;=[.N189];[.L189]&gt;=[.N189]);IF([.K189]&lt;=[.N18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0]);#NULL!;IF(ISBLANK([.I190]);ORG.OPENOFFICE.YEARS([.C190];TODAY();0);ORG.OPENOFFICE.YEARS([.C190];[.I190];0)))" office:value-type="string" office:string-value="" calcext:value-type="error">
            <text:p>#NULL!</text:p>
          </table:table-cell>
          <table:table-cell table:style-name="ce18"/>
          <table:table-cell table:formula="of:=IF(AND([.D190]&lt;60;[.E19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0]);COM.MICROSOFT.IFS([.E190]=[$Konventionen.$C$2];[.G190]+[$Konventionen.$D$2];[.E190]=[$Konventionen.$C$3];[.G190]+[$Konventionen.$D$3]); COM.MICROSOFT.IFS([.E190]=[$Konventionen.$C$2];[.I190]+[$Konventionen.$D$2];[.E190]=[$Konventionen.$C$3];[.I190]+[$Konventionen.$D$3]))" office:value-type="string" office:string-value="" calcext:value-type="error">
            <text:p>#NV</text:p>
          </table:table-cell>
          <table:table-cell table:style-name="ce14" table:formula="of:=[.L190]-7" office:value-type="string" office:string-value="" calcext:value-type="error">
            <text:p>#NV</text:p>
          </table:table-cell>
          <table:table-cell table:style-name="ce14" table:formula="of:=COM.MICROSOFT.IFS([.E190]=[$Konventionen.$C$2];[.J190]+[$Konventionen.$E$2];[.E190]=[$Konventionen.$C$3];[.J190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90]&lt;=[.N190];[.L190]&gt;=[.N190]);IF([.K190]&lt;=[.N19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1]);#NULL!;IF(ISBLANK([.I191]);ORG.OPENOFFICE.YEARS([.C191];TODAY();0);ORG.OPENOFFICE.YEARS([.C191];[.I191];0)))" office:value-type="string" office:string-value="" calcext:value-type="error">
            <text:p>#NULL!</text:p>
          </table:table-cell>
          <table:table-cell table:style-name="ce18"/>
          <table:table-cell table:formula="of:=IF(AND([.D191]&lt;60;[.E19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1]);COM.MICROSOFT.IFS([.E191]=[$Konventionen.$C$2];[.G191]+[$Konventionen.$D$2];[.E191]=[$Konventionen.$C$3];[.G191]+[$Konventionen.$D$3]); COM.MICROSOFT.IFS([.E191]=[$Konventionen.$C$2];[.I191]+[$Konventionen.$D$2];[.E191]=[$Konventionen.$C$3];[.I191]+[$Konventionen.$D$3]))" office:value-type="string" office:string-value="" calcext:value-type="error">
            <text:p>#NV</text:p>
          </table:table-cell>
          <table:table-cell table:style-name="ce14" table:formula="of:=[.L191]-7" office:value-type="string" office:string-value="" calcext:value-type="error">
            <text:p>#NV</text:p>
          </table:table-cell>
          <table:table-cell table:style-name="ce14" table:formula="of:=COM.MICROSOFT.IFS([.E191]=[$Konventionen.$C$2];[.J191]+[$Konventionen.$E$2];[.E191]=[$Konventionen.$C$3];[.J191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91]&lt;=[.N191];[.L191]&gt;=[.N191]);IF([.K191]&lt;=[.N19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2]);#NULL!;IF(ISBLANK([.I192]);ORG.OPENOFFICE.YEARS([.C192];TODAY();0);ORG.OPENOFFICE.YEARS([.C192];[.I192];0)))" office:value-type="string" office:string-value="" calcext:value-type="error">
            <text:p>#NULL!</text:p>
          </table:table-cell>
          <table:table-cell table:style-name="ce18"/>
          <table:table-cell table:formula="of:=IF(AND([.D192]&lt;60;[.E19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2]);COM.MICROSOFT.IFS([.E192]=[$Konventionen.$C$2];[.G192]+[$Konventionen.$D$2];[.E192]=[$Konventionen.$C$3];[.G192]+[$Konventionen.$D$3]); COM.MICROSOFT.IFS([.E192]=[$Konventionen.$C$2];[.I192]+[$Konventionen.$D$2];[.E192]=[$Konventionen.$C$3];[.I192]+[$Konventionen.$D$3]))" office:value-type="string" office:string-value="" calcext:value-type="error">
            <text:p>#NV</text:p>
          </table:table-cell>
          <table:table-cell table:style-name="ce14" table:formula="of:=[.L192]-7" office:value-type="string" office:string-value="" calcext:value-type="error">
            <text:p>#NV</text:p>
          </table:table-cell>
          <table:table-cell table:style-name="ce14" table:formula="of:=COM.MICROSOFT.IFS([.E192]=[$Konventionen.$C$2];[.J192]+[$Konventionen.$E$2];[.E192]=[$Konventionen.$C$3];[.J192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92]&lt;=[.N192];[.L192]&gt;=[.N192]);IF([.K192]&lt;=[.N19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3]);#NULL!;IF(ISBLANK([.I193]);ORG.OPENOFFICE.YEARS([.C193];TODAY();0);ORG.OPENOFFICE.YEARS([.C193];[.I193];0)))" office:value-type="string" office:string-value="" calcext:value-type="error">
            <text:p>#NULL!</text:p>
          </table:table-cell>
          <table:table-cell table:style-name="ce18"/>
          <table:table-cell table:formula="of:=IF(AND([.D193]&lt;60;[.E19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3]);COM.MICROSOFT.IFS([.E193]=[$Konventionen.$C$2];[.G193]+[$Konventionen.$D$2];[.E193]=[$Konventionen.$C$3];[.G193]+[$Konventionen.$D$3]); COM.MICROSOFT.IFS([.E193]=[$Konventionen.$C$2];[.I193]+[$Konventionen.$D$2];[.E193]=[$Konventionen.$C$3];[.I193]+[$Konventionen.$D$3]))" office:value-type="string" office:string-value="" calcext:value-type="error">
            <text:p>#NV</text:p>
          </table:table-cell>
          <table:table-cell table:style-name="ce14" table:formula="of:=[.L193]-7" office:value-type="string" office:string-value="" calcext:value-type="error">
            <text:p>#NV</text:p>
          </table:table-cell>
          <table:table-cell table:style-name="ce14" table:formula="of:=COM.MICROSOFT.IFS([.E193]=[$Konventionen.$C$2];[.J193]+[$Konventionen.$E$2];[.E193]=[$Konventionen.$C$3];[.J193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93]&lt;=[.N193];[.L193]&gt;=[.N193]);IF([.K193]&lt;=[.N19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4]);#NULL!;IF(ISBLANK([.I194]);ORG.OPENOFFICE.YEARS([.C194];TODAY();0);ORG.OPENOFFICE.YEARS([.C194];[.I194];0)))" office:value-type="string" office:string-value="" calcext:value-type="error">
            <text:p>#NULL!</text:p>
          </table:table-cell>
          <table:table-cell table:style-name="ce18"/>
          <table:table-cell table:formula="of:=IF(AND([.D194]&lt;60;[.E19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4]);COM.MICROSOFT.IFS([.E194]=[$Konventionen.$C$2];[.G194]+[$Konventionen.$D$2];[.E194]=[$Konventionen.$C$3];[.G194]+[$Konventionen.$D$3]); COM.MICROSOFT.IFS([.E194]=[$Konventionen.$C$2];[.I194]+[$Konventionen.$D$2];[.E194]=[$Konventionen.$C$3];[.I194]+[$Konventionen.$D$3]))" office:value-type="string" office:string-value="" calcext:value-type="error">
            <text:p>#NV</text:p>
          </table:table-cell>
          <table:table-cell table:style-name="ce14" table:formula="of:=[.L194]-7" office:value-type="string" office:string-value="" calcext:value-type="error">
            <text:p>#NV</text:p>
          </table:table-cell>
          <table:table-cell table:style-name="ce14" table:formula="of:=COM.MICROSOFT.IFS([.E194]=[$Konventionen.$C$2];[.J194]+[$Konventionen.$E$2];[.E194]=[$Konventionen.$C$3];[.J194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94]&lt;=[.N194];[.L194]&gt;=[.N194]);IF([.K194]&lt;=[.N19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5]);#NULL!;IF(ISBLANK([.I195]);ORG.OPENOFFICE.YEARS([.C195];TODAY();0);ORG.OPENOFFICE.YEARS([.C195];[.I195];0)))" office:value-type="string" office:string-value="" calcext:value-type="error">
            <text:p>#NULL!</text:p>
          </table:table-cell>
          <table:table-cell table:style-name="ce18"/>
          <table:table-cell table:formula="of:=IF(AND([.D195]&lt;60;[.E19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5]);COM.MICROSOFT.IFS([.E195]=[$Konventionen.$C$2];[.G195]+[$Konventionen.$D$2];[.E195]=[$Konventionen.$C$3];[.G195]+[$Konventionen.$D$3]); COM.MICROSOFT.IFS([.E195]=[$Konventionen.$C$2];[.I195]+[$Konventionen.$D$2];[.E195]=[$Konventionen.$C$3];[.I195]+[$Konventionen.$D$3]))" office:value-type="string" office:string-value="" calcext:value-type="error">
            <text:p>#NV</text:p>
          </table:table-cell>
          <table:table-cell table:style-name="ce14" table:formula="of:=[.L195]-7" office:value-type="string" office:string-value="" calcext:value-type="error">
            <text:p>#NV</text:p>
          </table:table-cell>
          <table:table-cell table:style-name="ce14" table:formula="of:=COM.MICROSOFT.IFS([.E195]=[$Konventionen.$C$2];[.J195]+[$Konventionen.$E$2];[.E195]=[$Konventionen.$C$3];[.J195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95]&lt;=[.N195];[.L195]&gt;=[.N195]);IF([.K195]&lt;=[.N19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6]);#NULL!;IF(ISBLANK([.I196]);ORG.OPENOFFICE.YEARS([.C196];TODAY();0);ORG.OPENOFFICE.YEARS([.C196];[.I196];0)))" office:value-type="string" office:string-value="" calcext:value-type="error">
            <text:p>#NULL!</text:p>
          </table:table-cell>
          <table:table-cell table:style-name="ce18"/>
          <table:table-cell table:formula="of:=IF(AND([.D196]&lt;60;[.E19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6]);COM.MICROSOFT.IFS([.E196]=[$Konventionen.$C$2];[.G196]+[$Konventionen.$D$2];[.E196]=[$Konventionen.$C$3];[.G196]+[$Konventionen.$D$3]); COM.MICROSOFT.IFS([.E196]=[$Konventionen.$C$2];[.I196]+[$Konventionen.$D$2];[.E196]=[$Konventionen.$C$3];[.I196]+[$Konventionen.$D$3]))" office:value-type="string" office:string-value="" calcext:value-type="error">
            <text:p>#NV</text:p>
          </table:table-cell>
          <table:table-cell table:style-name="ce14" table:formula="of:=[.L196]-7" office:value-type="string" office:string-value="" calcext:value-type="error">
            <text:p>#NV</text:p>
          </table:table-cell>
          <table:table-cell table:style-name="ce14" table:formula="of:=COM.MICROSOFT.IFS([.E196]=[$Konventionen.$C$2];[.J196]+[$Konventionen.$E$2];[.E196]=[$Konventionen.$C$3];[.J196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96]&lt;=[.N196];[.L196]&gt;=[.N196]);IF([.K196]&lt;=[.N19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7]);#NULL!;IF(ISBLANK([.I197]);ORG.OPENOFFICE.YEARS([.C197];TODAY();0);ORG.OPENOFFICE.YEARS([.C197];[.I197];0)))" office:value-type="string" office:string-value="" calcext:value-type="error">
            <text:p>#NULL!</text:p>
          </table:table-cell>
          <table:table-cell table:style-name="ce18"/>
          <table:table-cell table:formula="of:=IF(AND([.D197]&lt;60;[.E19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7]);COM.MICROSOFT.IFS([.E197]=[$Konventionen.$C$2];[.G197]+[$Konventionen.$D$2];[.E197]=[$Konventionen.$C$3];[.G197]+[$Konventionen.$D$3]); COM.MICROSOFT.IFS([.E197]=[$Konventionen.$C$2];[.I197]+[$Konventionen.$D$2];[.E197]=[$Konventionen.$C$3];[.I197]+[$Konventionen.$D$3]))" office:value-type="string" office:string-value="" calcext:value-type="error">
            <text:p>#NV</text:p>
          </table:table-cell>
          <table:table-cell table:style-name="ce14" table:formula="of:=[.L197]-7" office:value-type="string" office:string-value="" calcext:value-type="error">
            <text:p>#NV</text:p>
          </table:table-cell>
          <table:table-cell table:style-name="ce14" table:formula="of:=COM.MICROSOFT.IFS([.E197]=[$Konventionen.$C$2];[.J197]+[$Konventionen.$E$2];[.E197]=[$Konventionen.$C$3];[.J197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97]&lt;=[.N197];[.L197]&gt;=[.N197]);IF([.K197]&lt;=[.N19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8]);#NULL!;IF(ISBLANK([.I198]);ORG.OPENOFFICE.YEARS([.C198];TODAY();0);ORG.OPENOFFICE.YEARS([.C198];[.I198];0)))" office:value-type="string" office:string-value="" calcext:value-type="error">
            <text:p>#NULL!</text:p>
          </table:table-cell>
          <table:table-cell table:style-name="ce18"/>
          <table:table-cell table:formula="of:=IF(AND([.D198]&lt;60;[.E19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8]);COM.MICROSOFT.IFS([.E198]=[$Konventionen.$C$2];[.G198]+[$Konventionen.$D$2];[.E198]=[$Konventionen.$C$3];[.G198]+[$Konventionen.$D$3]); COM.MICROSOFT.IFS([.E198]=[$Konventionen.$C$2];[.I198]+[$Konventionen.$D$2];[.E198]=[$Konventionen.$C$3];[.I198]+[$Konventionen.$D$3]))" office:value-type="string" office:string-value="" calcext:value-type="error">
            <text:p>#NV</text:p>
          </table:table-cell>
          <table:table-cell table:style-name="ce14" table:formula="of:=[.L198]-7" office:value-type="string" office:string-value="" calcext:value-type="error">
            <text:p>#NV</text:p>
          </table:table-cell>
          <table:table-cell table:style-name="ce14" table:formula="of:=COM.MICROSOFT.IFS([.E198]=[$Konventionen.$C$2];[.J198]+[$Konventionen.$E$2];[.E198]=[$Konventionen.$C$3];[.J198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98]&lt;=[.N198];[.L198]&gt;=[.N198]);IF([.K198]&lt;=[.N19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199]);#NULL!;IF(ISBLANK([.I199]);ORG.OPENOFFICE.YEARS([.C199];TODAY();0);ORG.OPENOFFICE.YEARS([.C199];[.I199];0)))" office:value-type="string" office:string-value="" calcext:value-type="error">
            <text:p>#NULL!</text:p>
          </table:table-cell>
          <table:table-cell table:style-name="ce18"/>
          <table:table-cell table:formula="of:=IF(AND([.D199]&lt;60;[.E19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9]);COM.MICROSOFT.IFS([.E199]=[$Konventionen.$C$2];[.G199]+[$Konventionen.$D$2];[.E199]=[$Konventionen.$C$3];[.G199]+[$Konventionen.$D$3]); COM.MICROSOFT.IFS([.E199]=[$Konventionen.$C$2];[.I199]+[$Konventionen.$D$2];[.E199]=[$Konventionen.$C$3];[.I199]+[$Konventionen.$D$3]))" office:value-type="string" office:string-value="" calcext:value-type="error">
            <text:p>#NV</text:p>
          </table:table-cell>
          <table:table-cell table:style-name="ce14" table:formula="of:=[.L199]-7" office:value-type="string" office:string-value="" calcext:value-type="error">
            <text:p>#NV</text:p>
          </table:table-cell>
          <table:table-cell table:style-name="ce14" table:formula="of:=COM.MICROSOFT.IFS([.E199]=[$Konventionen.$C$2];[.J199]+[$Konventionen.$E$2];[.E199]=[$Konventionen.$C$3];[.J199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199]&lt;=[.N199];[.L199]&gt;=[.N199]);IF([.K199]&lt;=[.N19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0]);#NULL!;IF(ISBLANK([.I200]);ORG.OPENOFFICE.YEARS([.C200];TODAY();0);ORG.OPENOFFICE.YEARS([.C200];[.I200];0)))" office:value-type="string" office:string-value="" calcext:value-type="error">
            <text:p>#NULL!</text:p>
          </table:table-cell>
          <table:table-cell table:style-name="ce18"/>
          <table:table-cell table:formula="of:=IF(AND([.D200]&lt;60;[.E20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0]);COM.MICROSOFT.IFS([.E200]=[$Konventionen.$C$2];[.G200]+[$Konventionen.$D$2];[.E200]=[$Konventionen.$C$3];[.G200]+[$Konventionen.$D$3]); COM.MICROSOFT.IFS([.E200]=[$Konventionen.$C$2];[.I200]+[$Konventionen.$D$2];[.E200]=[$Konventionen.$C$3];[.I200]+[$Konventionen.$D$3]))" office:value-type="string" office:string-value="" calcext:value-type="error">
            <text:p>#NV</text:p>
          </table:table-cell>
          <table:table-cell table:style-name="ce14" table:formula="of:=[.L200]-7" office:value-type="string" office:string-value="" calcext:value-type="error">
            <text:p>#NV</text:p>
          </table:table-cell>
          <table:table-cell table:style-name="ce14" table:formula="of:=COM.MICROSOFT.IFS([.E200]=[$Konventionen.$C$2];[.J200]+[$Konventionen.$E$2];[.E200]=[$Konventionen.$C$3];[.J200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00]&lt;=[.N200];[.L200]&gt;=[.N200]);IF([.K200]&lt;=[.N20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1]);#NULL!;IF(ISBLANK([.I201]);ORG.OPENOFFICE.YEARS([.C201];TODAY();0);ORG.OPENOFFICE.YEARS([.C201];[.I201];0)))" office:value-type="string" office:string-value="" calcext:value-type="error">
            <text:p>#NULL!</text:p>
          </table:table-cell>
          <table:table-cell table:style-name="ce18"/>
          <table:table-cell table:formula="of:=IF(AND([.D201]&lt;60;[.E20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1]);COM.MICROSOFT.IFS([.E201]=[$Konventionen.$C$2];[.G201]+[$Konventionen.$D$2];[.E201]=[$Konventionen.$C$3];[.G201]+[$Konventionen.$D$3]); COM.MICROSOFT.IFS([.E201]=[$Konventionen.$C$2];[.I201]+[$Konventionen.$D$2];[.E201]=[$Konventionen.$C$3];[.I201]+[$Konventionen.$D$3]))" office:value-type="string" office:string-value="" calcext:value-type="error">
            <text:p>#NV</text:p>
          </table:table-cell>
          <table:table-cell table:style-name="ce14" table:formula="of:=[.L201]-7" office:value-type="string" office:string-value="" calcext:value-type="error">
            <text:p>#NV</text:p>
          </table:table-cell>
          <table:table-cell table:style-name="ce14" table:formula="of:=COM.MICROSOFT.IFS([.E201]=[$Konventionen.$C$2];[.J201]+[$Konventionen.$E$2];[.E201]=[$Konventionen.$C$3];[.J201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01]&lt;=[.N201];[.L201]&gt;=[.N201]);IF([.K201]&lt;=[.N20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2]);#NULL!;IF(ISBLANK([.I202]);ORG.OPENOFFICE.YEARS([.C202];TODAY();0);ORG.OPENOFFICE.YEARS([.C202];[.I202];0)))" office:value-type="string" office:string-value="" calcext:value-type="error">
            <text:p>#NULL!</text:p>
          </table:table-cell>
          <table:table-cell table:style-name="ce18"/>
          <table:table-cell table:formula="of:=IF(AND([.D202]&lt;60;[.E20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2]);COM.MICROSOFT.IFS([.E202]=[$Konventionen.$C$2];[.G202]+[$Konventionen.$D$2];[.E202]=[$Konventionen.$C$3];[.G202]+[$Konventionen.$D$3]); COM.MICROSOFT.IFS([.E202]=[$Konventionen.$C$2];[.I202]+[$Konventionen.$D$2];[.E202]=[$Konventionen.$C$3];[.I202]+[$Konventionen.$D$3]))" office:value-type="string" office:string-value="" calcext:value-type="error">
            <text:p>#NV</text:p>
          </table:table-cell>
          <table:table-cell table:style-name="ce14" table:formula="of:=[.L202]-7" office:value-type="string" office:string-value="" calcext:value-type="error">
            <text:p>#NV</text:p>
          </table:table-cell>
          <table:table-cell table:style-name="ce14" table:formula="of:=COM.MICROSOFT.IFS([.E202]=[$Konventionen.$C$2];[.J202]+[$Konventionen.$E$2];[.E202]=[$Konventionen.$C$3];[.J202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02]&lt;=[.N202];[.L202]&gt;=[.N202]);IF([.K202]&lt;=[.N20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3]);#NULL!;IF(ISBLANK([.I203]);ORG.OPENOFFICE.YEARS([.C203];TODAY();0);ORG.OPENOFFICE.YEARS([.C203];[.I203];0)))" office:value-type="string" office:string-value="" calcext:value-type="error">
            <text:p>#NULL!</text:p>
          </table:table-cell>
          <table:table-cell table:style-name="ce18"/>
          <table:table-cell table:formula="of:=IF(AND([.D203]&lt;60;[.E20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3]);COM.MICROSOFT.IFS([.E203]=[$Konventionen.$C$2];[.G203]+[$Konventionen.$D$2];[.E203]=[$Konventionen.$C$3];[.G203]+[$Konventionen.$D$3]); COM.MICROSOFT.IFS([.E203]=[$Konventionen.$C$2];[.I203]+[$Konventionen.$D$2];[.E203]=[$Konventionen.$C$3];[.I203]+[$Konventionen.$D$3]))" office:value-type="string" office:string-value="" calcext:value-type="error">
            <text:p>#NV</text:p>
          </table:table-cell>
          <table:table-cell table:style-name="ce14" table:formula="of:=[.L203]-7" office:value-type="string" office:string-value="" calcext:value-type="error">
            <text:p>#NV</text:p>
          </table:table-cell>
          <table:table-cell table:style-name="ce14" table:formula="of:=COM.MICROSOFT.IFS([.E203]=[$Konventionen.$C$2];[.J203]+[$Konventionen.$E$2];[.E203]=[$Konventionen.$C$3];[.J203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03]&lt;=[.N203];[.L203]&gt;=[.N203]);IF([.K203]&lt;=[.N20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4]);#NULL!;IF(ISBLANK([.I204]);ORG.OPENOFFICE.YEARS([.C204];TODAY();0);ORG.OPENOFFICE.YEARS([.C204];[.I204];0)))" office:value-type="string" office:string-value="" calcext:value-type="error">
            <text:p>#NULL!</text:p>
          </table:table-cell>
          <table:table-cell table:style-name="ce18"/>
          <table:table-cell table:formula="of:=IF(AND([.D204]&lt;60;[.E20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4]);COM.MICROSOFT.IFS([.E204]=[$Konventionen.$C$2];[.G204]+[$Konventionen.$D$2];[.E204]=[$Konventionen.$C$3];[.G204]+[$Konventionen.$D$3]); COM.MICROSOFT.IFS([.E204]=[$Konventionen.$C$2];[.I204]+[$Konventionen.$D$2];[.E204]=[$Konventionen.$C$3];[.I204]+[$Konventionen.$D$3]))" office:value-type="string" office:string-value="" calcext:value-type="error">
            <text:p>#NV</text:p>
          </table:table-cell>
          <table:table-cell table:style-name="ce14" table:formula="of:=[.L204]-7" office:value-type="string" office:string-value="" calcext:value-type="error">
            <text:p>#NV</text:p>
          </table:table-cell>
          <table:table-cell table:style-name="ce14" table:formula="of:=COM.MICROSOFT.IFS([.E204]=[$Konventionen.$C$2];[.J204]+[$Konventionen.$E$2];[.E204]=[$Konventionen.$C$3];[.J204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04]&lt;=[.N204];[.L204]&gt;=[.N204]);IF([.K204]&lt;=[.N20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5]);#NULL!;IF(ISBLANK([.I205]);ORG.OPENOFFICE.YEARS([.C205];TODAY();0);ORG.OPENOFFICE.YEARS([.C205];[.I205];0)))" office:value-type="string" office:string-value="" calcext:value-type="error">
            <text:p>#NULL!</text:p>
          </table:table-cell>
          <table:table-cell table:style-name="ce18"/>
          <table:table-cell table:formula="of:=IF(AND([.D205]&lt;60;[.E20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5]);COM.MICROSOFT.IFS([.E205]=[$Konventionen.$C$2];[.G205]+[$Konventionen.$D$2];[.E205]=[$Konventionen.$C$3];[.G205]+[$Konventionen.$D$3]); COM.MICROSOFT.IFS([.E205]=[$Konventionen.$C$2];[.I205]+[$Konventionen.$D$2];[.E205]=[$Konventionen.$C$3];[.I205]+[$Konventionen.$D$3]))" office:value-type="string" office:string-value="" calcext:value-type="error">
            <text:p>#NV</text:p>
          </table:table-cell>
          <table:table-cell table:style-name="ce14" table:formula="of:=[.L205]-7" office:value-type="string" office:string-value="" calcext:value-type="error">
            <text:p>#NV</text:p>
          </table:table-cell>
          <table:table-cell table:style-name="ce14" table:formula="of:=COM.MICROSOFT.IFS([.E205]=[$Konventionen.$C$2];[.J205]+[$Konventionen.$E$2];[.E205]=[$Konventionen.$C$3];[.J205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05]&lt;=[.N205];[.L205]&gt;=[.N205]);IF([.K205]&lt;=[.N20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6]);#NULL!;IF(ISBLANK([.I206]);ORG.OPENOFFICE.YEARS([.C206];TODAY();0);ORG.OPENOFFICE.YEARS([.C206];[.I206];0)))" office:value-type="string" office:string-value="" calcext:value-type="error">
            <text:p>#NULL!</text:p>
          </table:table-cell>
          <table:table-cell table:style-name="ce18"/>
          <table:table-cell table:formula="of:=IF(AND([.D206]&lt;60;[.E20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6]);COM.MICROSOFT.IFS([.E206]=[$Konventionen.$C$2];[.G206]+[$Konventionen.$D$2];[.E206]=[$Konventionen.$C$3];[.G206]+[$Konventionen.$D$3]); COM.MICROSOFT.IFS([.E206]=[$Konventionen.$C$2];[.I206]+[$Konventionen.$D$2];[.E206]=[$Konventionen.$C$3];[.I206]+[$Konventionen.$D$3]))" office:value-type="string" office:string-value="" calcext:value-type="error">
            <text:p>#NV</text:p>
          </table:table-cell>
          <table:table-cell table:style-name="ce14" table:formula="of:=[.L206]-7" office:value-type="string" office:string-value="" calcext:value-type="error">
            <text:p>#NV</text:p>
          </table:table-cell>
          <table:table-cell table:style-name="ce14" table:formula="of:=COM.MICROSOFT.IFS([.E206]=[$Konventionen.$C$2];[.J206]+[$Konventionen.$E$2];[.E206]=[$Konventionen.$C$3];[.J206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06]&lt;=[.N206];[.L206]&gt;=[.N206]);IF([.K206]&lt;=[.N20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7]);#NULL!;IF(ISBLANK([.I207]);ORG.OPENOFFICE.YEARS([.C207];TODAY();0);ORG.OPENOFFICE.YEARS([.C207];[.I207];0)))" office:value-type="string" office:string-value="" calcext:value-type="error">
            <text:p>#NULL!</text:p>
          </table:table-cell>
          <table:table-cell table:style-name="ce18"/>
          <table:table-cell table:formula="of:=IF(AND([.D207]&lt;60;[.E20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7]);COM.MICROSOFT.IFS([.E207]=[$Konventionen.$C$2];[.G207]+[$Konventionen.$D$2];[.E207]=[$Konventionen.$C$3];[.G207]+[$Konventionen.$D$3]); COM.MICROSOFT.IFS([.E207]=[$Konventionen.$C$2];[.I207]+[$Konventionen.$D$2];[.E207]=[$Konventionen.$C$3];[.I207]+[$Konventionen.$D$3]))" office:value-type="string" office:string-value="" calcext:value-type="error">
            <text:p>#NV</text:p>
          </table:table-cell>
          <table:table-cell table:style-name="ce14" table:formula="of:=[.L207]-7" office:value-type="string" office:string-value="" calcext:value-type="error">
            <text:p>#NV</text:p>
          </table:table-cell>
          <table:table-cell table:style-name="ce14" table:formula="of:=COM.MICROSOFT.IFS([.E207]=[$Konventionen.$C$2];[.J207]+[$Konventionen.$E$2];[.E207]=[$Konventionen.$C$3];[.J207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07]&lt;=[.N207];[.L207]&gt;=[.N207]);IF([.K207]&lt;=[.N20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8]);#NULL!;IF(ISBLANK([.I208]);ORG.OPENOFFICE.YEARS([.C208];TODAY();0);ORG.OPENOFFICE.YEARS([.C208];[.I208];0)))" office:value-type="string" office:string-value="" calcext:value-type="error">
            <text:p>#NULL!</text:p>
          </table:table-cell>
          <table:table-cell table:style-name="ce18"/>
          <table:table-cell table:formula="of:=IF(AND([.D208]&lt;60;[.E20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8]);COM.MICROSOFT.IFS([.E208]=[$Konventionen.$C$2];[.G208]+[$Konventionen.$D$2];[.E208]=[$Konventionen.$C$3];[.G208]+[$Konventionen.$D$3]); COM.MICROSOFT.IFS([.E208]=[$Konventionen.$C$2];[.I208]+[$Konventionen.$D$2];[.E208]=[$Konventionen.$C$3];[.I208]+[$Konventionen.$D$3]))" office:value-type="string" office:string-value="" calcext:value-type="error">
            <text:p>#NV</text:p>
          </table:table-cell>
          <table:table-cell table:style-name="ce14" table:formula="of:=[.L208]-7" office:value-type="string" office:string-value="" calcext:value-type="error">
            <text:p>#NV</text:p>
          </table:table-cell>
          <table:table-cell table:style-name="ce14" table:formula="of:=COM.MICROSOFT.IFS([.E208]=[$Konventionen.$C$2];[.J208]+[$Konventionen.$E$2];[.E208]=[$Konventionen.$C$3];[.J208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08]&lt;=[.N208];[.L208]&gt;=[.N208]);IF([.K208]&lt;=[.N20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09]);#NULL!;IF(ISBLANK([.I209]);ORG.OPENOFFICE.YEARS([.C209];TODAY();0);ORG.OPENOFFICE.YEARS([.C209];[.I209];0)))" office:value-type="string" office:string-value="" calcext:value-type="error">
            <text:p>#NULL!</text:p>
          </table:table-cell>
          <table:table-cell table:style-name="ce18"/>
          <table:table-cell table:formula="of:=IF(AND([.D209]&lt;60;[.E20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9]);COM.MICROSOFT.IFS([.E209]=[$Konventionen.$C$2];[.G209]+[$Konventionen.$D$2];[.E209]=[$Konventionen.$C$3];[.G209]+[$Konventionen.$D$3]); COM.MICROSOFT.IFS([.E209]=[$Konventionen.$C$2];[.I209]+[$Konventionen.$D$2];[.E209]=[$Konventionen.$C$3];[.I209]+[$Konventionen.$D$3]))" office:value-type="string" office:string-value="" calcext:value-type="error">
            <text:p>#NV</text:p>
          </table:table-cell>
          <table:table-cell table:style-name="ce14" table:formula="of:=[.L209]-7" office:value-type="string" office:string-value="" calcext:value-type="error">
            <text:p>#NV</text:p>
          </table:table-cell>
          <table:table-cell table:style-name="ce14" table:formula="of:=COM.MICROSOFT.IFS([.E209]=[$Konventionen.$C$2];[.J209]+[$Konventionen.$E$2];[.E209]=[$Konventionen.$C$3];[.J209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09]&lt;=[.N209];[.L209]&gt;=[.N209]);IF([.K209]&lt;=[.N20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0]);#NULL!;IF(ISBLANK([.I210]);ORG.OPENOFFICE.YEARS([.C210];TODAY();0);ORG.OPENOFFICE.YEARS([.C210];[.I210];0)))" office:value-type="string" office:string-value="" calcext:value-type="error">
            <text:p>#NULL!</text:p>
          </table:table-cell>
          <table:table-cell table:style-name="ce18"/>
          <table:table-cell table:formula="of:=IF(AND([.D210]&lt;60;[.E21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0]);COM.MICROSOFT.IFS([.E210]=[$Konventionen.$C$2];[.G210]+[$Konventionen.$D$2];[.E210]=[$Konventionen.$C$3];[.G210]+[$Konventionen.$D$3]); COM.MICROSOFT.IFS([.E210]=[$Konventionen.$C$2];[.I210]+[$Konventionen.$D$2];[.E210]=[$Konventionen.$C$3];[.I210]+[$Konventionen.$D$3]))" office:value-type="string" office:string-value="" calcext:value-type="error">
            <text:p>#NV</text:p>
          </table:table-cell>
          <table:table-cell table:style-name="ce14" table:formula="of:=[.L210]-7" office:value-type="string" office:string-value="" calcext:value-type="error">
            <text:p>#NV</text:p>
          </table:table-cell>
          <table:table-cell table:style-name="ce14" table:formula="of:=COM.MICROSOFT.IFS([.E210]=[$Konventionen.$C$2];[.J210]+[$Konventionen.$E$2];[.E210]=[$Konventionen.$C$3];[.J210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10]&lt;=[.N210];[.L210]&gt;=[.N210]);IF([.K210]&lt;=[.N21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1]);#NULL!;IF(ISBLANK([.I211]);ORG.OPENOFFICE.YEARS([.C211];TODAY();0);ORG.OPENOFFICE.YEARS([.C211];[.I211];0)))" office:value-type="string" office:string-value="" calcext:value-type="error">
            <text:p>#NULL!</text:p>
          </table:table-cell>
          <table:table-cell table:style-name="ce18"/>
          <table:table-cell table:formula="of:=IF(AND([.D211]&lt;60;[.E21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1]);COM.MICROSOFT.IFS([.E211]=[$Konventionen.$C$2];[.G211]+[$Konventionen.$D$2];[.E211]=[$Konventionen.$C$3];[.G211]+[$Konventionen.$D$3]); COM.MICROSOFT.IFS([.E211]=[$Konventionen.$C$2];[.I211]+[$Konventionen.$D$2];[.E211]=[$Konventionen.$C$3];[.I211]+[$Konventionen.$D$3]))" office:value-type="string" office:string-value="" calcext:value-type="error">
            <text:p>#NV</text:p>
          </table:table-cell>
          <table:table-cell table:style-name="ce14" table:formula="of:=[.L211]-7" office:value-type="string" office:string-value="" calcext:value-type="error">
            <text:p>#NV</text:p>
          </table:table-cell>
          <table:table-cell table:style-name="ce14" table:formula="of:=COM.MICROSOFT.IFS([.E211]=[$Konventionen.$C$2];[.J211]+[$Konventionen.$E$2];[.E211]=[$Konventionen.$C$3];[.J211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11]&lt;=[.N211];[.L211]&gt;=[.N211]);IF([.K211]&lt;=[.N21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2]);#NULL!;IF(ISBLANK([.I212]);ORG.OPENOFFICE.YEARS([.C212];TODAY();0);ORG.OPENOFFICE.YEARS([.C212];[.I212];0)))" office:value-type="string" office:string-value="" calcext:value-type="error">
            <text:p>#NULL!</text:p>
          </table:table-cell>
          <table:table-cell table:style-name="ce18"/>
          <table:table-cell table:formula="of:=IF(AND([.D212]&lt;60;[.E21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2]);COM.MICROSOFT.IFS([.E212]=[$Konventionen.$C$2];[.G212]+[$Konventionen.$D$2];[.E212]=[$Konventionen.$C$3];[.G212]+[$Konventionen.$D$3]); COM.MICROSOFT.IFS([.E212]=[$Konventionen.$C$2];[.I212]+[$Konventionen.$D$2];[.E212]=[$Konventionen.$C$3];[.I212]+[$Konventionen.$D$3]))" office:value-type="string" office:string-value="" calcext:value-type="error">
            <text:p>#NV</text:p>
          </table:table-cell>
          <table:table-cell table:style-name="ce14" table:formula="of:=[.L212]-7" office:value-type="string" office:string-value="" calcext:value-type="error">
            <text:p>#NV</text:p>
          </table:table-cell>
          <table:table-cell table:style-name="ce14" table:formula="of:=COM.MICROSOFT.IFS([.E212]=[$Konventionen.$C$2];[.J212]+[$Konventionen.$E$2];[.E212]=[$Konventionen.$C$3];[.J212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12]&lt;=[.N212];[.L212]&gt;=[.N212]);IF([.K212]&lt;=[.N21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3]);#NULL!;IF(ISBLANK([.I213]);ORG.OPENOFFICE.YEARS([.C213];TODAY();0);ORG.OPENOFFICE.YEARS([.C213];[.I213];0)))" office:value-type="string" office:string-value="" calcext:value-type="error">
            <text:p>#NULL!</text:p>
          </table:table-cell>
          <table:table-cell table:style-name="ce18"/>
          <table:table-cell table:formula="of:=IF(AND([.D213]&lt;60;[.E21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3]);COM.MICROSOFT.IFS([.E213]=[$Konventionen.$C$2];[.G213]+[$Konventionen.$D$2];[.E213]=[$Konventionen.$C$3];[.G213]+[$Konventionen.$D$3]); COM.MICROSOFT.IFS([.E213]=[$Konventionen.$C$2];[.I213]+[$Konventionen.$D$2];[.E213]=[$Konventionen.$C$3];[.I213]+[$Konventionen.$D$3]))" office:value-type="string" office:string-value="" calcext:value-type="error">
            <text:p>#NV</text:p>
          </table:table-cell>
          <table:table-cell table:style-name="ce14" table:formula="of:=[.L213]-7" office:value-type="string" office:string-value="" calcext:value-type="error">
            <text:p>#NV</text:p>
          </table:table-cell>
          <table:table-cell table:style-name="ce14" table:formula="of:=COM.MICROSOFT.IFS([.E213]=[$Konventionen.$C$2];[.J213]+[$Konventionen.$E$2];[.E213]=[$Konventionen.$C$3];[.J213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13]&lt;=[.N213];[.L213]&gt;=[.N213]);IF([.K213]&lt;=[.N21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4]);#NULL!;IF(ISBLANK([.I214]);ORG.OPENOFFICE.YEARS([.C214];TODAY();0);ORG.OPENOFFICE.YEARS([.C214];[.I214];0)))" office:value-type="string" office:string-value="" calcext:value-type="error">
            <text:p>#NULL!</text:p>
          </table:table-cell>
          <table:table-cell table:style-name="ce18"/>
          <table:table-cell table:formula="of:=IF(AND([.D214]&lt;60;[.E21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4]);COM.MICROSOFT.IFS([.E214]=[$Konventionen.$C$2];[.G214]+[$Konventionen.$D$2];[.E214]=[$Konventionen.$C$3];[.G214]+[$Konventionen.$D$3]); COM.MICROSOFT.IFS([.E214]=[$Konventionen.$C$2];[.I214]+[$Konventionen.$D$2];[.E214]=[$Konventionen.$C$3];[.I214]+[$Konventionen.$D$3]))" office:value-type="string" office:string-value="" calcext:value-type="error">
            <text:p>#NV</text:p>
          </table:table-cell>
          <table:table-cell table:style-name="ce14" table:formula="of:=[.L214]-7" office:value-type="string" office:string-value="" calcext:value-type="error">
            <text:p>#NV</text:p>
          </table:table-cell>
          <table:table-cell table:style-name="ce14" table:formula="of:=COM.MICROSOFT.IFS([.E214]=[$Konventionen.$C$2];[.J214]+[$Konventionen.$E$2];[.E214]=[$Konventionen.$C$3];[.J214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14]&lt;=[.N214];[.L214]&gt;=[.N214]);IF([.K214]&lt;=[.N21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5]);#NULL!;IF(ISBLANK([.I215]);ORG.OPENOFFICE.YEARS([.C215];TODAY();0);ORG.OPENOFFICE.YEARS([.C215];[.I215];0)))" office:value-type="string" office:string-value="" calcext:value-type="error">
            <text:p>#NULL!</text:p>
          </table:table-cell>
          <table:table-cell table:style-name="ce18"/>
          <table:table-cell table:formula="of:=IF(AND([.D215]&lt;60;[.E21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5]);COM.MICROSOFT.IFS([.E215]=[$Konventionen.$C$2];[.G215]+[$Konventionen.$D$2];[.E215]=[$Konventionen.$C$3];[.G215]+[$Konventionen.$D$3]); COM.MICROSOFT.IFS([.E215]=[$Konventionen.$C$2];[.I215]+[$Konventionen.$D$2];[.E215]=[$Konventionen.$C$3];[.I215]+[$Konventionen.$D$3]))" office:value-type="string" office:string-value="" calcext:value-type="error">
            <text:p>#NV</text:p>
          </table:table-cell>
          <table:table-cell table:style-name="ce14" table:formula="of:=[.L215]-7" office:value-type="string" office:string-value="" calcext:value-type="error">
            <text:p>#NV</text:p>
          </table:table-cell>
          <table:table-cell table:style-name="ce14" table:formula="of:=COM.MICROSOFT.IFS([.E215]=[$Konventionen.$C$2];[.J215]+[$Konventionen.$E$2];[.E215]=[$Konventionen.$C$3];[.J215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15]&lt;=[.N215];[.L215]&gt;=[.N215]);IF([.K215]&lt;=[.N21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6]);#NULL!;IF(ISBLANK([.I216]);ORG.OPENOFFICE.YEARS([.C216];TODAY();0);ORG.OPENOFFICE.YEARS([.C216];[.I216];0)))" office:value-type="string" office:string-value="" calcext:value-type="error">
            <text:p>#NULL!</text:p>
          </table:table-cell>
          <table:table-cell table:style-name="ce18"/>
          <table:table-cell table:formula="of:=IF(AND([.D216]&lt;60;[.E21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6]);COM.MICROSOFT.IFS([.E216]=[$Konventionen.$C$2];[.G216]+[$Konventionen.$D$2];[.E216]=[$Konventionen.$C$3];[.G216]+[$Konventionen.$D$3]); COM.MICROSOFT.IFS([.E216]=[$Konventionen.$C$2];[.I216]+[$Konventionen.$D$2];[.E216]=[$Konventionen.$C$3];[.I216]+[$Konventionen.$D$3]))" office:value-type="string" office:string-value="" calcext:value-type="error">
            <text:p>#NV</text:p>
          </table:table-cell>
          <table:table-cell table:style-name="ce14" table:formula="of:=[.L216]-7" office:value-type="string" office:string-value="" calcext:value-type="error">
            <text:p>#NV</text:p>
          </table:table-cell>
          <table:table-cell table:style-name="ce14" table:formula="of:=COM.MICROSOFT.IFS([.E216]=[$Konventionen.$C$2];[.J216]+[$Konventionen.$E$2];[.E216]=[$Konventionen.$C$3];[.J216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16]&lt;=[.N216];[.L216]&gt;=[.N216]);IF([.K216]&lt;=[.N21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7]);#NULL!;IF(ISBLANK([.I217]);ORG.OPENOFFICE.YEARS([.C217];TODAY();0);ORG.OPENOFFICE.YEARS([.C217];[.I217];0)))" office:value-type="string" office:string-value="" calcext:value-type="error">
            <text:p>#NULL!</text:p>
          </table:table-cell>
          <table:table-cell table:style-name="ce18"/>
          <table:table-cell table:formula="of:=IF(AND([.D217]&lt;60;[.E21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7]);COM.MICROSOFT.IFS([.E217]=[$Konventionen.$C$2];[.G217]+[$Konventionen.$D$2];[.E217]=[$Konventionen.$C$3];[.G217]+[$Konventionen.$D$3]); COM.MICROSOFT.IFS([.E217]=[$Konventionen.$C$2];[.I217]+[$Konventionen.$D$2];[.E217]=[$Konventionen.$C$3];[.I217]+[$Konventionen.$D$3]))" office:value-type="string" office:string-value="" calcext:value-type="error">
            <text:p>#NV</text:p>
          </table:table-cell>
          <table:table-cell table:style-name="ce14" table:formula="of:=[.L217]-7" office:value-type="string" office:string-value="" calcext:value-type="error">
            <text:p>#NV</text:p>
          </table:table-cell>
          <table:table-cell table:style-name="ce14" table:formula="of:=COM.MICROSOFT.IFS([.E217]=[$Konventionen.$C$2];[.J217]+[$Konventionen.$E$2];[.E217]=[$Konventionen.$C$3];[.J217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17]&lt;=[.N217];[.L217]&gt;=[.N217]);IF([.K217]&lt;=[.N21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8]);#NULL!;IF(ISBLANK([.I218]);ORG.OPENOFFICE.YEARS([.C218];TODAY();0);ORG.OPENOFFICE.YEARS([.C218];[.I218];0)))" office:value-type="string" office:string-value="" calcext:value-type="error">
            <text:p>#NULL!</text:p>
          </table:table-cell>
          <table:table-cell table:style-name="ce18"/>
          <table:table-cell table:formula="of:=IF(AND([.D218]&lt;60;[.E21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8]);COM.MICROSOFT.IFS([.E218]=[$Konventionen.$C$2];[.G218]+[$Konventionen.$D$2];[.E218]=[$Konventionen.$C$3];[.G218]+[$Konventionen.$D$3]); COM.MICROSOFT.IFS([.E218]=[$Konventionen.$C$2];[.I218]+[$Konventionen.$D$2];[.E218]=[$Konventionen.$C$3];[.I218]+[$Konventionen.$D$3]))" office:value-type="string" office:string-value="" calcext:value-type="error">
            <text:p>#NV</text:p>
          </table:table-cell>
          <table:table-cell table:style-name="ce14" table:formula="of:=[.L218]-7" office:value-type="string" office:string-value="" calcext:value-type="error">
            <text:p>#NV</text:p>
          </table:table-cell>
          <table:table-cell table:style-name="ce14" table:formula="of:=COM.MICROSOFT.IFS([.E218]=[$Konventionen.$C$2];[.J218]+[$Konventionen.$E$2];[.E218]=[$Konventionen.$C$3];[.J218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18]&lt;=[.N218];[.L218]&gt;=[.N218]);IF([.K218]&lt;=[.N21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19]);#NULL!;IF(ISBLANK([.I219]);ORG.OPENOFFICE.YEARS([.C219];TODAY();0);ORG.OPENOFFICE.YEARS([.C219];[.I219];0)))" office:value-type="string" office:string-value="" calcext:value-type="error">
            <text:p>#NULL!</text:p>
          </table:table-cell>
          <table:table-cell table:style-name="ce18"/>
          <table:table-cell table:formula="of:=IF(AND([.D219]&lt;60;[.E21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9]);COM.MICROSOFT.IFS([.E219]=[$Konventionen.$C$2];[.G219]+[$Konventionen.$D$2];[.E219]=[$Konventionen.$C$3];[.G219]+[$Konventionen.$D$3]); COM.MICROSOFT.IFS([.E219]=[$Konventionen.$C$2];[.I219]+[$Konventionen.$D$2];[.E219]=[$Konventionen.$C$3];[.I219]+[$Konventionen.$D$3]))" office:value-type="string" office:string-value="" calcext:value-type="error">
            <text:p>#NV</text:p>
          </table:table-cell>
          <table:table-cell table:style-name="ce14" table:formula="of:=[.L219]-7" office:value-type="string" office:string-value="" calcext:value-type="error">
            <text:p>#NV</text:p>
          </table:table-cell>
          <table:table-cell table:style-name="ce14" table:formula="of:=COM.MICROSOFT.IFS([.E219]=[$Konventionen.$C$2];[.J219]+[$Konventionen.$E$2];[.E219]=[$Konventionen.$C$3];[.J219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19]&lt;=[.N219];[.L219]&gt;=[.N219]);IF([.K219]&lt;=[.N21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0]);#NULL!;IF(ISBLANK([.I220]);ORG.OPENOFFICE.YEARS([.C220];TODAY();0);ORG.OPENOFFICE.YEARS([.C220];[.I220];0)))" office:value-type="string" office:string-value="" calcext:value-type="error">
            <text:p>#NULL!</text:p>
          </table:table-cell>
          <table:table-cell table:style-name="ce18"/>
          <table:table-cell table:formula="of:=IF(AND([.D220]&lt;60;[.E22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0]);COM.MICROSOFT.IFS([.E220]=[$Konventionen.$C$2];[.G220]+[$Konventionen.$D$2];[.E220]=[$Konventionen.$C$3];[.G220]+[$Konventionen.$D$3]); COM.MICROSOFT.IFS([.E220]=[$Konventionen.$C$2];[.I220]+[$Konventionen.$D$2];[.E220]=[$Konventionen.$C$3];[.I220]+[$Konventionen.$D$3]))" office:value-type="string" office:string-value="" calcext:value-type="error">
            <text:p>#NV</text:p>
          </table:table-cell>
          <table:table-cell table:style-name="ce14" table:formula="of:=[.L220]-7" office:value-type="string" office:string-value="" calcext:value-type="error">
            <text:p>#NV</text:p>
          </table:table-cell>
          <table:table-cell table:style-name="ce14" table:formula="of:=COM.MICROSOFT.IFS([.E220]=[$Konventionen.$C$2];[.J220]+[$Konventionen.$E$2];[.E220]=[$Konventionen.$C$3];[.J220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20]&lt;=[.N220];[.L220]&gt;=[.N220]);IF([.K220]&lt;=[.N22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1]);#NULL!;IF(ISBLANK([.I221]);ORG.OPENOFFICE.YEARS([.C221];TODAY();0);ORG.OPENOFFICE.YEARS([.C221];[.I221];0)))" office:value-type="string" office:string-value="" calcext:value-type="error">
            <text:p>#NULL!</text:p>
          </table:table-cell>
          <table:table-cell table:style-name="ce18"/>
          <table:table-cell table:formula="of:=IF(AND([.D221]&lt;60;[.E22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1]);COM.MICROSOFT.IFS([.E221]=[$Konventionen.$C$2];[.G221]+[$Konventionen.$D$2];[.E221]=[$Konventionen.$C$3];[.G221]+[$Konventionen.$D$3]); COM.MICROSOFT.IFS([.E221]=[$Konventionen.$C$2];[.I221]+[$Konventionen.$D$2];[.E221]=[$Konventionen.$C$3];[.I221]+[$Konventionen.$D$3]))" office:value-type="string" office:string-value="" calcext:value-type="error">
            <text:p>#NV</text:p>
          </table:table-cell>
          <table:table-cell table:style-name="ce14" table:formula="of:=[.L221]-7" office:value-type="string" office:string-value="" calcext:value-type="error">
            <text:p>#NV</text:p>
          </table:table-cell>
          <table:table-cell table:style-name="ce14" table:formula="of:=COM.MICROSOFT.IFS([.E221]=[$Konventionen.$C$2];[.J221]+[$Konventionen.$E$2];[.E221]=[$Konventionen.$C$3];[.J221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21]&lt;=[.N221];[.L221]&gt;=[.N221]);IF([.K221]&lt;=[.N22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2]);#NULL!;IF(ISBLANK([.I222]);ORG.OPENOFFICE.YEARS([.C222];TODAY();0);ORG.OPENOFFICE.YEARS([.C222];[.I222];0)))" office:value-type="string" office:string-value="" calcext:value-type="error">
            <text:p>#NULL!</text:p>
          </table:table-cell>
          <table:table-cell table:style-name="ce18"/>
          <table:table-cell table:formula="of:=IF(AND([.D222]&lt;60;[.E22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2]);COM.MICROSOFT.IFS([.E222]=[$Konventionen.$C$2];[.G222]+[$Konventionen.$D$2];[.E222]=[$Konventionen.$C$3];[.G222]+[$Konventionen.$D$3]); COM.MICROSOFT.IFS([.E222]=[$Konventionen.$C$2];[.I222]+[$Konventionen.$D$2];[.E222]=[$Konventionen.$C$3];[.I222]+[$Konventionen.$D$3]))" office:value-type="string" office:string-value="" calcext:value-type="error">
            <text:p>#NV</text:p>
          </table:table-cell>
          <table:table-cell table:style-name="ce14" table:formula="of:=[.L222]-7" office:value-type="string" office:string-value="" calcext:value-type="error">
            <text:p>#NV</text:p>
          </table:table-cell>
          <table:table-cell table:style-name="ce14" table:formula="of:=COM.MICROSOFT.IFS([.E222]=[$Konventionen.$C$2];[.J222]+[$Konventionen.$E$2];[.E222]=[$Konventionen.$C$3];[.J222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22]&lt;=[.N222];[.L222]&gt;=[.N222]);IF([.K222]&lt;=[.N22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3]);#NULL!;IF(ISBLANK([.I223]);ORG.OPENOFFICE.YEARS([.C223];TODAY();0);ORG.OPENOFFICE.YEARS([.C223];[.I223];0)))" office:value-type="string" office:string-value="" calcext:value-type="error">
            <text:p>#NULL!</text:p>
          </table:table-cell>
          <table:table-cell table:style-name="ce18"/>
          <table:table-cell table:formula="of:=IF(AND([.D223]&lt;60;[.E22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3]);COM.MICROSOFT.IFS([.E223]=[$Konventionen.$C$2];[.G223]+[$Konventionen.$D$2];[.E223]=[$Konventionen.$C$3];[.G223]+[$Konventionen.$D$3]); COM.MICROSOFT.IFS([.E223]=[$Konventionen.$C$2];[.I223]+[$Konventionen.$D$2];[.E223]=[$Konventionen.$C$3];[.I223]+[$Konventionen.$D$3]))" office:value-type="string" office:string-value="" calcext:value-type="error">
            <text:p>#NV</text:p>
          </table:table-cell>
          <table:table-cell table:style-name="ce14" table:formula="of:=[.L223]-7" office:value-type="string" office:string-value="" calcext:value-type="error">
            <text:p>#NV</text:p>
          </table:table-cell>
          <table:table-cell table:style-name="ce14" table:formula="of:=COM.MICROSOFT.IFS([.E223]=[$Konventionen.$C$2];[.J223]+[$Konventionen.$E$2];[.E223]=[$Konventionen.$C$3];[.J223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23]&lt;=[.N223];[.L223]&gt;=[.N223]);IF([.K223]&lt;=[.N22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4]);#NULL!;IF(ISBLANK([.I224]);ORG.OPENOFFICE.YEARS([.C224];TODAY();0);ORG.OPENOFFICE.YEARS([.C224];[.I224];0)))" office:value-type="string" office:string-value="" calcext:value-type="error">
            <text:p>#NULL!</text:p>
          </table:table-cell>
          <table:table-cell table:style-name="ce18"/>
          <table:table-cell table:formula="of:=IF(AND([.D224]&lt;60;[.E22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4]);COM.MICROSOFT.IFS([.E224]=[$Konventionen.$C$2];[.G224]+[$Konventionen.$D$2];[.E224]=[$Konventionen.$C$3];[.G224]+[$Konventionen.$D$3]); COM.MICROSOFT.IFS([.E224]=[$Konventionen.$C$2];[.I224]+[$Konventionen.$D$2];[.E224]=[$Konventionen.$C$3];[.I224]+[$Konventionen.$D$3]))" office:value-type="string" office:string-value="" calcext:value-type="error">
            <text:p>#NV</text:p>
          </table:table-cell>
          <table:table-cell table:style-name="ce14" table:formula="of:=[.L224]-7" office:value-type="string" office:string-value="" calcext:value-type="error">
            <text:p>#NV</text:p>
          </table:table-cell>
          <table:table-cell table:style-name="ce14" table:formula="of:=COM.MICROSOFT.IFS([.E224]=[$Konventionen.$C$2];[.J224]+[$Konventionen.$E$2];[.E224]=[$Konventionen.$C$3];[.J224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24]&lt;=[.N224];[.L224]&gt;=[.N224]);IF([.K224]&lt;=[.N22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5]);#NULL!;IF(ISBLANK([.I225]);ORG.OPENOFFICE.YEARS([.C225];TODAY();0);ORG.OPENOFFICE.YEARS([.C225];[.I225];0)))" office:value-type="string" office:string-value="" calcext:value-type="error">
            <text:p>#NULL!</text:p>
          </table:table-cell>
          <table:table-cell table:style-name="ce18"/>
          <table:table-cell table:formula="of:=IF(AND([.D225]&lt;60;[.E22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5]);COM.MICROSOFT.IFS([.E225]=[$Konventionen.$C$2];[.G225]+[$Konventionen.$D$2];[.E225]=[$Konventionen.$C$3];[.G225]+[$Konventionen.$D$3]); COM.MICROSOFT.IFS([.E225]=[$Konventionen.$C$2];[.I225]+[$Konventionen.$D$2];[.E225]=[$Konventionen.$C$3];[.I225]+[$Konventionen.$D$3]))" office:value-type="string" office:string-value="" calcext:value-type="error">
            <text:p>#NV</text:p>
          </table:table-cell>
          <table:table-cell table:style-name="ce14" table:formula="of:=[.L225]-7" office:value-type="string" office:string-value="" calcext:value-type="error">
            <text:p>#NV</text:p>
          </table:table-cell>
          <table:table-cell table:style-name="ce14" table:formula="of:=COM.MICROSOFT.IFS([.E225]=[$Konventionen.$C$2];[.J225]+[$Konventionen.$E$2];[.E225]=[$Konventionen.$C$3];[.J225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25]&lt;=[.N225];[.L225]&gt;=[.N225]);IF([.K225]&lt;=[.N22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6]);#NULL!;IF(ISBLANK([.I226]);ORG.OPENOFFICE.YEARS([.C226];TODAY();0);ORG.OPENOFFICE.YEARS([.C226];[.I226];0)))" office:value-type="string" office:string-value="" calcext:value-type="error">
            <text:p>#NULL!</text:p>
          </table:table-cell>
          <table:table-cell table:style-name="ce18"/>
          <table:table-cell table:formula="of:=IF(AND([.D226]&lt;60;[.E22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6]);COM.MICROSOFT.IFS([.E226]=[$Konventionen.$C$2];[.G226]+[$Konventionen.$D$2];[.E226]=[$Konventionen.$C$3];[.G226]+[$Konventionen.$D$3]); COM.MICROSOFT.IFS([.E226]=[$Konventionen.$C$2];[.I226]+[$Konventionen.$D$2];[.E226]=[$Konventionen.$C$3];[.I226]+[$Konventionen.$D$3]))" office:value-type="string" office:string-value="" calcext:value-type="error">
            <text:p>#NV</text:p>
          </table:table-cell>
          <table:table-cell table:style-name="ce14" table:formula="of:=[.L226]-7" office:value-type="string" office:string-value="" calcext:value-type="error">
            <text:p>#NV</text:p>
          </table:table-cell>
          <table:table-cell table:style-name="ce14" table:formula="of:=COM.MICROSOFT.IFS([.E226]=[$Konventionen.$C$2];[.J226]+[$Konventionen.$E$2];[.E226]=[$Konventionen.$C$3];[.J226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26]&lt;=[.N226];[.L226]&gt;=[.N226]);IF([.K226]&lt;=[.N22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7]);#NULL!;IF(ISBLANK([.I227]);ORG.OPENOFFICE.YEARS([.C227];TODAY();0);ORG.OPENOFFICE.YEARS([.C227];[.I227];0)))" office:value-type="string" office:string-value="" calcext:value-type="error">
            <text:p>#NULL!</text:p>
          </table:table-cell>
          <table:table-cell table:style-name="ce18"/>
          <table:table-cell table:formula="of:=IF(AND([.D227]&lt;60;[.E22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7]);COM.MICROSOFT.IFS([.E227]=[$Konventionen.$C$2];[.G227]+[$Konventionen.$D$2];[.E227]=[$Konventionen.$C$3];[.G227]+[$Konventionen.$D$3]); COM.MICROSOFT.IFS([.E227]=[$Konventionen.$C$2];[.I227]+[$Konventionen.$D$2];[.E227]=[$Konventionen.$C$3];[.I227]+[$Konventionen.$D$3]))" office:value-type="string" office:string-value="" calcext:value-type="error">
            <text:p>#NV</text:p>
          </table:table-cell>
          <table:table-cell table:style-name="ce14" table:formula="of:=[.L227]-7" office:value-type="string" office:string-value="" calcext:value-type="error">
            <text:p>#NV</text:p>
          </table:table-cell>
          <table:table-cell table:style-name="ce14" table:formula="of:=COM.MICROSOFT.IFS([.E227]=[$Konventionen.$C$2];[.J227]+[$Konventionen.$E$2];[.E227]=[$Konventionen.$C$3];[.J227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27]&lt;=[.N227];[.L227]&gt;=[.N227]);IF([.K227]&lt;=[.N22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8]);#NULL!;IF(ISBLANK([.I228]);ORG.OPENOFFICE.YEARS([.C228];TODAY();0);ORG.OPENOFFICE.YEARS([.C228];[.I228];0)))" office:value-type="string" office:string-value="" calcext:value-type="error">
            <text:p>#NULL!</text:p>
          </table:table-cell>
          <table:table-cell table:style-name="ce18"/>
          <table:table-cell table:formula="of:=IF(AND([.D228]&lt;60;[.E22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8]);COM.MICROSOFT.IFS([.E228]=[$Konventionen.$C$2];[.G228]+[$Konventionen.$D$2];[.E228]=[$Konventionen.$C$3];[.G228]+[$Konventionen.$D$3]); COM.MICROSOFT.IFS([.E228]=[$Konventionen.$C$2];[.I228]+[$Konventionen.$D$2];[.E228]=[$Konventionen.$C$3];[.I228]+[$Konventionen.$D$3]))" office:value-type="string" office:string-value="" calcext:value-type="error">
            <text:p>#NV</text:p>
          </table:table-cell>
          <table:table-cell table:style-name="ce14" table:formula="of:=[.L228]-7" office:value-type="string" office:string-value="" calcext:value-type="error">
            <text:p>#NV</text:p>
          </table:table-cell>
          <table:table-cell table:style-name="ce14" table:formula="of:=COM.MICROSOFT.IFS([.E228]=[$Konventionen.$C$2];[.J228]+[$Konventionen.$E$2];[.E228]=[$Konventionen.$C$3];[.J228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28]&lt;=[.N228];[.L228]&gt;=[.N228]);IF([.K228]&lt;=[.N22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29]);#NULL!;IF(ISBLANK([.I229]);ORG.OPENOFFICE.YEARS([.C229];TODAY();0);ORG.OPENOFFICE.YEARS([.C229];[.I229];0)))" office:value-type="string" office:string-value="" calcext:value-type="error">
            <text:p>#NULL!</text:p>
          </table:table-cell>
          <table:table-cell table:style-name="ce18"/>
          <table:table-cell table:formula="of:=IF(AND([.D229]&lt;60;[.E22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9]);COM.MICROSOFT.IFS([.E229]=[$Konventionen.$C$2];[.G229]+[$Konventionen.$D$2];[.E229]=[$Konventionen.$C$3];[.G229]+[$Konventionen.$D$3]); COM.MICROSOFT.IFS([.E229]=[$Konventionen.$C$2];[.I229]+[$Konventionen.$D$2];[.E229]=[$Konventionen.$C$3];[.I229]+[$Konventionen.$D$3]))" office:value-type="string" office:string-value="" calcext:value-type="error">
            <text:p>#NV</text:p>
          </table:table-cell>
          <table:table-cell table:style-name="ce14" table:formula="of:=[.L229]-7" office:value-type="string" office:string-value="" calcext:value-type="error">
            <text:p>#NV</text:p>
          </table:table-cell>
          <table:table-cell table:style-name="ce14" table:formula="of:=COM.MICROSOFT.IFS([.E229]=[$Konventionen.$C$2];[.J229]+[$Konventionen.$E$2];[.E229]=[$Konventionen.$C$3];[.J229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29]&lt;=[.N229];[.L229]&gt;=[.N229]);IF([.K229]&lt;=[.N22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0]);#NULL!;IF(ISBLANK([.I230]);ORG.OPENOFFICE.YEARS([.C230];TODAY();0);ORG.OPENOFFICE.YEARS([.C230];[.I230];0)))" office:value-type="string" office:string-value="" calcext:value-type="error">
            <text:p>#NULL!</text:p>
          </table:table-cell>
          <table:table-cell table:style-name="ce18"/>
          <table:table-cell table:formula="of:=IF(AND([.D230]&lt;60;[.E23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0]);COM.MICROSOFT.IFS([.E230]=[$Konventionen.$C$2];[.G230]+[$Konventionen.$D$2];[.E230]=[$Konventionen.$C$3];[.G230]+[$Konventionen.$D$3]); COM.MICROSOFT.IFS([.E230]=[$Konventionen.$C$2];[.I230]+[$Konventionen.$D$2];[.E230]=[$Konventionen.$C$3];[.I230]+[$Konventionen.$D$3]))" office:value-type="string" office:string-value="" calcext:value-type="error">
            <text:p>#NV</text:p>
          </table:table-cell>
          <table:table-cell table:style-name="ce14" table:formula="of:=[.L230]-7" office:value-type="string" office:string-value="" calcext:value-type="error">
            <text:p>#NV</text:p>
          </table:table-cell>
          <table:table-cell table:style-name="ce14" table:formula="of:=COM.MICROSOFT.IFS([.E230]=[$Konventionen.$C$2];[.J230]+[$Konventionen.$E$2];[.E230]=[$Konventionen.$C$3];[.J230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30]&lt;=[.N230];[.L230]&gt;=[.N230]);IF([.K230]&lt;=[.N23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1]);#NULL!;IF(ISBLANK([.I231]);ORG.OPENOFFICE.YEARS([.C231];TODAY();0);ORG.OPENOFFICE.YEARS([.C231];[.I231];0)))" office:value-type="string" office:string-value="" calcext:value-type="error">
            <text:p>#NULL!</text:p>
          </table:table-cell>
          <table:table-cell table:style-name="ce18"/>
          <table:table-cell table:formula="of:=IF(AND([.D231]&lt;60;[.E23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1]);COM.MICROSOFT.IFS([.E231]=[$Konventionen.$C$2];[.G231]+[$Konventionen.$D$2];[.E231]=[$Konventionen.$C$3];[.G231]+[$Konventionen.$D$3]); COM.MICROSOFT.IFS([.E231]=[$Konventionen.$C$2];[.I231]+[$Konventionen.$D$2];[.E231]=[$Konventionen.$C$3];[.I231]+[$Konventionen.$D$3]))" office:value-type="string" office:string-value="" calcext:value-type="error">
            <text:p>#NV</text:p>
          </table:table-cell>
          <table:table-cell table:style-name="ce14" table:formula="of:=[.L231]-7" office:value-type="string" office:string-value="" calcext:value-type="error">
            <text:p>#NV</text:p>
          </table:table-cell>
          <table:table-cell table:style-name="ce14" table:formula="of:=COM.MICROSOFT.IFS([.E231]=[$Konventionen.$C$2];[.J231]+[$Konventionen.$E$2];[.E231]=[$Konventionen.$C$3];[.J231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31]&lt;=[.N231];[.L231]&gt;=[.N231]);IF([.K231]&lt;=[.N23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2]);#NULL!;IF(ISBLANK([.I232]);ORG.OPENOFFICE.YEARS([.C232];TODAY();0);ORG.OPENOFFICE.YEARS([.C232];[.I232];0)))" office:value-type="string" office:string-value="" calcext:value-type="error">
            <text:p>#NULL!</text:p>
          </table:table-cell>
          <table:table-cell table:style-name="ce18"/>
          <table:table-cell table:formula="of:=IF(AND([.D232]&lt;60;[.E23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2]);COM.MICROSOFT.IFS([.E232]=[$Konventionen.$C$2];[.G232]+[$Konventionen.$D$2];[.E232]=[$Konventionen.$C$3];[.G232]+[$Konventionen.$D$3]); COM.MICROSOFT.IFS([.E232]=[$Konventionen.$C$2];[.I232]+[$Konventionen.$D$2];[.E232]=[$Konventionen.$C$3];[.I232]+[$Konventionen.$D$3]))" office:value-type="string" office:string-value="" calcext:value-type="error">
            <text:p>#NV</text:p>
          </table:table-cell>
          <table:table-cell table:style-name="ce14" table:formula="of:=[.L232]-7" office:value-type="string" office:string-value="" calcext:value-type="error">
            <text:p>#NV</text:p>
          </table:table-cell>
          <table:table-cell table:style-name="ce14" table:formula="of:=COM.MICROSOFT.IFS([.E232]=[$Konventionen.$C$2];[.J232]+[$Konventionen.$E$2];[.E232]=[$Konventionen.$C$3];[.J232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32]&lt;=[.N232];[.L232]&gt;=[.N232]);IF([.K232]&lt;=[.N23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3]);#NULL!;IF(ISBLANK([.I233]);ORG.OPENOFFICE.YEARS([.C233];TODAY();0);ORG.OPENOFFICE.YEARS([.C233];[.I233];0)))" office:value-type="string" office:string-value="" calcext:value-type="error">
            <text:p>#NULL!</text:p>
          </table:table-cell>
          <table:table-cell table:style-name="ce18"/>
          <table:table-cell table:formula="of:=IF(AND([.D233]&lt;60;[.E23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3]);COM.MICROSOFT.IFS([.E233]=[$Konventionen.$C$2];[.G233]+[$Konventionen.$D$2];[.E233]=[$Konventionen.$C$3];[.G233]+[$Konventionen.$D$3]); COM.MICROSOFT.IFS([.E233]=[$Konventionen.$C$2];[.I233]+[$Konventionen.$D$2];[.E233]=[$Konventionen.$C$3];[.I233]+[$Konventionen.$D$3]))" office:value-type="string" office:string-value="" calcext:value-type="error">
            <text:p>#NV</text:p>
          </table:table-cell>
          <table:table-cell table:style-name="ce14" table:formula="of:=[.L233]-7" office:value-type="string" office:string-value="" calcext:value-type="error">
            <text:p>#NV</text:p>
          </table:table-cell>
          <table:table-cell table:style-name="ce14" table:formula="of:=COM.MICROSOFT.IFS([.E233]=[$Konventionen.$C$2];[.J233]+[$Konventionen.$E$2];[.E233]=[$Konventionen.$C$3];[.J233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33]&lt;=[.N233];[.L233]&gt;=[.N233]);IF([.K233]&lt;=[.N23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4]);#NULL!;IF(ISBLANK([.I234]);ORG.OPENOFFICE.YEARS([.C234];TODAY();0);ORG.OPENOFFICE.YEARS([.C234];[.I234];0)))" office:value-type="string" office:string-value="" calcext:value-type="error">
            <text:p>#NULL!</text:p>
          </table:table-cell>
          <table:table-cell table:style-name="ce18"/>
          <table:table-cell table:formula="of:=IF(AND([.D234]&lt;60;[.E23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4]);COM.MICROSOFT.IFS([.E234]=[$Konventionen.$C$2];[.G234]+[$Konventionen.$D$2];[.E234]=[$Konventionen.$C$3];[.G234]+[$Konventionen.$D$3]); COM.MICROSOFT.IFS([.E234]=[$Konventionen.$C$2];[.I234]+[$Konventionen.$D$2];[.E234]=[$Konventionen.$C$3];[.I234]+[$Konventionen.$D$3]))" office:value-type="string" office:string-value="" calcext:value-type="error">
            <text:p>#NV</text:p>
          </table:table-cell>
          <table:table-cell table:style-name="ce14" table:formula="of:=[.L234]-7" office:value-type="string" office:string-value="" calcext:value-type="error">
            <text:p>#NV</text:p>
          </table:table-cell>
          <table:table-cell table:style-name="ce14" table:formula="of:=COM.MICROSOFT.IFS([.E234]=[$Konventionen.$C$2];[.J234]+[$Konventionen.$E$2];[.E234]=[$Konventionen.$C$3];[.J234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34]&lt;=[.N234];[.L234]&gt;=[.N234]);IF([.K234]&lt;=[.N23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5]);#NULL!;IF(ISBLANK([.I235]);ORG.OPENOFFICE.YEARS([.C235];TODAY();0);ORG.OPENOFFICE.YEARS([.C235];[.I235];0)))" office:value-type="string" office:string-value="" calcext:value-type="error">
            <text:p>#NULL!</text:p>
          </table:table-cell>
          <table:table-cell table:style-name="ce18"/>
          <table:table-cell table:formula="of:=IF(AND([.D235]&lt;60;[.E23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5]);COM.MICROSOFT.IFS([.E235]=[$Konventionen.$C$2];[.G235]+[$Konventionen.$D$2];[.E235]=[$Konventionen.$C$3];[.G235]+[$Konventionen.$D$3]); COM.MICROSOFT.IFS([.E235]=[$Konventionen.$C$2];[.I235]+[$Konventionen.$D$2];[.E235]=[$Konventionen.$C$3];[.I235]+[$Konventionen.$D$3]))" office:value-type="string" office:string-value="" calcext:value-type="error">
            <text:p>#NV</text:p>
          </table:table-cell>
          <table:table-cell table:style-name="ce14" table:formula="of:=[.L235]-7" office:value-type="string" office:string-value="" calcext:value-type="error">
            <text:p>#NV</text:p>
          </table:table-cell>
          <table:table-cell table:style-name="ce14" table:formula="of:=COM.MICROSOFT.IFS([.E235]=[$Konventionen.$C$2];[.J235]+[$Konventionen.$E$2];[.E235]=[$Konventionen.$C$3];[.J235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35]&lt;=[.N235];[.L235]&gt;=[.N235]);IF([.K235]&lt;=[.N23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6]);#NULL!;IF(ISBLANK([.I236]);ORG.OPENOFFICE.YEARS([.C236];TODAY();0);ORG.OPENOFFICE.YEARS([.C236];[.I236];0)))" office:value-type="string" office:string-value="" calcext:value-type="error">
            <text:p>#NULL!</text:p>
          </table:table-cell>
          <table:table-cell table:style-name="ce18"/>
          <table:table-cell table:formula="of:=IF(AND([.D236]&lt;60;[.E23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6]);COM.MICROSOFT.IFS([.E236]=[$Konventionen.$C$2];[.G236]+[$Konventionen.$D$2];[.E236]=[$Konventionen.$C$3];[.G236]+[$Konventionen.$D$3]); COM.MICROSOFT.IFS([.E236]=[$Konventionen.$C$2];[.I236]+[$Konventionen.$D$2];[.E236]=[$Konventionen.$C$3];[.I236]+[$Konventionen.$D$3]))" office:value-type="string" office:string-value="" calcext:value-type="error">
            <text:p>#NV</text:p>
          </table:table-cell>
          <table:table-cell table:style-name="ce14" table:formula="of:=[.L236]-7" office:value-type="string" office:string-value="" calcext:value-type="error">
            <text:p>#NV</text:p>
          </table:table-cell>
          <table:table-cell table:style-name="ce14" table:formula="of:=COM.MICROSOFT.IFS([.E236]=[$Konventionen.$C$2];[.J236]+[$Konventionen.$E$2];[.E236]=[$Konventionen.$C$3];[.J236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36]&lt;=[.N236];[.L236]&gt;=[.N236]);IF([.K236]&lt;=[.N23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7]);#NULL!;IF(ISBLANK([.I237]);ORG.OPENOFFICE.YEARS([.C237];TODAY();0);ORG.OPENOFFICE.YEARS([.C237];[.I237];0)))" office:value-type="string" office:string-value="" calcext:value-type="error">
            <text:p>#NULL!</text:p>
          </table:table-cell>
          <table:table-cell table:style-name="ce18"/>
          <table:table-cell table:formula="of:=IF(AND([.D237]&lt;60;[.E23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7]);COM.MICROSOFT.IFS([.E237]=[$Konventionen.$C$2];[.G237]+[$Konventionen.$D$2];[.E237]=[$Konventionen.$C$3];[.G237]+[$Konventionen.$D$3]); COM.MICROSOFT.IFS([.E237]=[$Konventionen.$C$2];[.I237]+[$Konventionen.$D$2];[.E237]=[$Konventionen.$C$3];[.I237]+[$Konventionen.$D$3]))" office:value-type="string" office:string-value="" calcext:value-type="error">
            <text:p>#NV</text:p>
          </table:table-cell>
          <table:table-cell table:style-name="ce14" table:formula="of:=[.L237]-7" office:value-type="string" office:string-value="" calcext:value-type="error">
            <text:p>#NV</text:p>
          </table:table-cell>
          <table:table-cell table:style-name="ce14" table:formula="of:=COM.MICROSOFT.IFS([.E237]=[$Konventionen.$C$2];[.J237]+[$Konventionen.$E$2];[.E237]=[$Konventionen.$C$3];[.J237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37]&lt;=[.N237];[.L237]&gt;=[.N237]);IF([.K237]&lt;=[.N23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8]);#NULL!;IF(ISBLANK([.I238]);ORG.OPENOFFICE.YEARS([.C238];TODAY();0);ORG.OPENOFFICE.YEARS([.C238];[.I238];0)))" office:value-type="string" office:string-value="" calcext:value-type="error">
            <text:p>#NULL!</text:p>
          </table:table-cell>
          <table:table-cell table:style-name="ce18"/>
          <table:table-cell table:formula="of:=IF(AND([.D238]&lt;60;[.E23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8]);COM.MICROSOFT.IFS([.E238]=[$Konventionen.$C$2];[.G238]+[$Konventionen.$D$2];[.E238]=[$Konventionen.$C$3];[.G238]+[$Konventionen.$D$3]); COM.MICROSOFT.IFS([.E238]=[$Konventionen.$C$2];[.I238]+[$Konventionen.$D$2];[.E238]=[$Konventionen.$C$3];[.I238]+[$Konventionen.$D$3]))" office:value-type="string" office:string-value="" calcext:value-type="error">
            <text:p>#NV</text:p>
          </table:table-cell>
          <table:table-cell table:style-name="ce14" table:formula="of:=[.L238]-7" office:value-type="string" office:string-value="" calcext:value-type="error">
            <text:p>#NV</text:p>
          </table:table-cell>
          <table:table-cell table:style-name="ce14" table:formula="of:=COM.MICROSOFT.IFS([.E238]=[$Konventionen.$C$2];[.J238]+[$Konventionen.$E$2];[.E238]=[$Konventionen.$C$3];[.J238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38]&lt;=[.N238];[.L238]&gt;=[.N238]);IF([.K238]&lt;=[.N23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39]);#NULL!;IF(ISBLANK([.I239]);ORG.OPENOFFICE.YEARS([.C239];TODAY();0);ORG.OPENOFFICE.YEARS([.C239];[.I239];0)))" office:value-type="string" office:string-value="" calcext:value-type="error">
            <text:p>#NULL!</text:p>
          </table:table-cell>
          <table:table-cell table:style-name="ce18"/>
          <table:table-cell table:formula="of:=IF(AND([.D239]&lt;60;[.E23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9]);COM.MICROSOFT.IFS([.E239]=[$Konventionen.$C$2];[.G239]+[$Konventionen.$D$2];[.E239]=[$Konventionen.$C$3];[.G239]+[$Konventionen.$D$3]); COM.MICROSOFT.IFS([.E239]=[$Konventionen.$C$2];[.I239]+[$Konventionen.$D$2];[.E239]=[$Konventionen.$C$3];[.I239]+[$Konventionen.$D$3]))" office:value-type="string" office:string-value="" calcext:value-type="error">
            <text:p>#NV</text:p>
          </table:table-cell>
          <table:table-cell table:style-name="ce14" table:formula="of:=[.L239]-7" office:value-type="string" office:string-value="" calcext:value-type="error">
            <text:p>#NV</text:p>
          </table:table-cell>
          <table:table-cell table:style-name="ce14" table:formula="of:=COM.MICROSOFT.IFS([.E239]=[$Konventionen.$C$2];[.J239]+[$Konventionen.$E$2];[.E239]=[$Konventionen.$C$3];[.J239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39]&lt;=[.N239];[.L239]&gt;=[.N239]);IF([.K239]&lt;=[.N23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0]);#NULL!;IF(ISBLANK([.I240]);ORG.OPENOFFICE.YEARS([.C240];TODAY();0);ORG.OPENOFFICE.YEARS([.C240];[.I240];0)))" office:value-type="string" office:string-value="" calcext:value-type="error">
            <text:p>#NULL!</text:p>
          </table:table-cell>
          <table:table-cell table:style-name="ce18"/>
          <table:table-cell table:formula="of:=IF(AND([.D240]&lt;60;[.E24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0]);COM.MICROSOFT.IFS([.E240]=[$Konventionen.$C$2];[.G240]+[$Konventionen.$D$2];[.E240]=[$Konventionen.$C$3];[.G240]+[$Konventionen.$D$3]); COM.MICROSOFT.IFS([.E240]=[$Konventionen.$C$2];[.I240]+[$Konventionen.$D$2];[.E240]=[$Konventionen.$C$3];[.I240]+[$Konventionen.$D$3]))" office:value-type="string" office:string-value="" calcext:value-type="error">
            <text:p>#NV</text:p>
          </table:table-cell>
          <table:table-cell table:style-name="ce14" table:formula="of:=[.L240]-7" office:value-type="string" office:string-value="" calcext:value-type="error">
            <text:p>#NV</text:p>
          </table:table-cell>
          <table:table-cell table:style-name="ce14" table:formula="of:=COM.MICROSOFT.IFS([.E240]=[$Konventionen.$C$2];[.J240]+[$Konventionen.$E$2];[.E240]=[$Konventionen.$C$3];[.J240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40]&lt;=[.N240];[.L240]&gt;=[.N240]);IF([.K240]&lt;=[.N24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1]);#NULL!;IF(ISBLANK([.I241]);ORG.OPENOFFICE.YEARS([.C241];TODAY();0);ORG.OPENOFFICE.YEARS([.C241];[.I241];0)))" office:value-type="string" office:string-value="" calcext:value-type="error">
            <text:p>#NULL!</text:p>
          </table:table-cell>
          <table:table-cell table:style-name="ce18"/>
          <table:table-cell table:formula="of:=IF(AND([.D241]&lt;60;[.E24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1]);COM.MICROSOFT.IFS([.E241]=[$Konventionen.$C$2];[.G241]+[$Konventionen.$D$2];[.E241]=[$Konventionen.$C$3];[.G241]+[$Konventionen.$D$3]); COM.MICROSOFT.IFS([.E241]=[$Konventionen.$C$2];[.I241]+[$Konventionen.$D$2];[.E241]=[$Konventionen.$C$3];[.I241]+[$Konventionen.$D$3]))" office:value-type="string" office:string-value="" calcext:value-type="error">
            <text:p>#NV</text:p>
          </table:table-cell>
          <table:table-cell table:style-name="ce14" table:formula="of:=[.L241]-7" office:value-type="string" office:string-value="" calcext:value-type="error">
            <text:p>#NV</text:p>
          </table:table-cell>
          <table:table-cell table:style-name="ce14" table:formula="of:=COM.MICROSOFT.IFS([.E241]=[$Konventionen.$C$2];[.J241]+[$Konventionen.$E$2];[.E241]=[$Konventionen.$C$3];[.J241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41]&lt;=[.N241];[.L241]&gt;=[.N241]);IF([.K241]&lt;=[.N24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2]);#NULL!;IF(ISBLANK([.I242]);ORG.OPENOFFICE.YEARS([.C242];TODAY();0);ORG.OPENOFFICE.YEARS([.C242];[.I242];0)))" office:value-type="string" office:string-value="" calcext:value-type="error">
            <text:p>#NULL!</text:p>
          </table:table-cell>
          <table:table-cell table:style-name="ce18"/>
          <table:table-cell table:formula="of:=IF(AND([.D242]&lt;60;[.E24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2]);COM.MICROSOFT.IFS([.E242]=[$Konventionen.$C$2];[.G242]+[$Konventionen.$D$2];[.E242]=[$Konventionen.$C$3];[.G242]+[$Konventionen.$D$3]); COM.MICROSOFT.IFS([.E242]=[$Konventionen.$C$2];[.I242]+[$Konventionen.$D$2];[.E242]=[$Konventionen.$C$3];[.I242]+[$Konventionen.$D$3]))" office:value-type="string" office:string-value="" calcext:value-type="error">
            <text:p>#NV</text:p>
          </table:table-cell>
          <table:table-cell table:style-name="ce14" table:formula="of:=[.L242]-7" office:value-type="string" office:string-value="" calcext:value-type="error">
            <text:p>#NV</text:p>
          </table:table-cell>
          <table:table-cell table:style-name="ce14" table:formula="of:=COM.MICROSOFT.IFS([.E242]=[$Konventionen.$C$2];[.J242]+[$Konventionen.$E$2];[.E242]=[$Konventionen.$C$3];[.J242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42]&lt;=[.N242];[.L242]&gt;=[.N242]);IF([.K242]&lt;=[.N24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3]);#NULL!;IF(ISBLANK([.I243]);ORG.OPENOFFICE.YEARS([.C243];TODAY();0);ORG.OPENOFFICE.YEARS([.C243];[.I243];0)))" office:value-type="string" office:string-value="" calcext:value-type="error">
            <text:p>#NULL!</text:p>
          </table:table-cell>
          <table:table-cell table:style-name="ce18"/>
          <table:table-cell table:formula="of:=IF(AND([.D243]&lt;60;[.E24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3]);COM.MICROSOFT.IFS([.E243]=[$Konventionen.$C$2];[.G243]+[$Konventionen.$D$2];[.E243]=[$Konventionen.$C$3];[.G243]+[$Konventionen.$D$3]); COM.MICROSOFT.IFS([.E243]=[$Konventionen.$C$2];[.I243]+[$Konventionen.$D$2];[.E243]=[$Konventionen.$C$3];[.I243]+[$Konventionen.$D$3]))" office:value-type="string" office:string-value="" calcext:value-type="error">
            <text:p>#NV</text:p>
          </table:table-cell>
          <table:table-cell table:style-name="ce14" table:formula="of:=[.L243]-7" office:value-type="string" office:string-value="" calcext:value-type="error">
            <text:p>#NV</text:p>
          </table:table-cell>
          <table:table-cell table:style-name="ce14" table:formula="of:=COM.MICROSOFT.IFS([.E243]=[$Konventionen.$C$2];[.J243]+[$Konventionen.$E$2];[.E243]=[$Konventionen.$C$3];[.J243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43]&lt;=[.N243];[.L243]&gt;=[.N243]);IF([.K243]&lt;=[.N24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4]);#NULL!;IF(ISBLANK([.I244]);ORG.OPENOFFICE.YEARS([.C244];TODAY();0);ORG.OPENOFFICE.YEARS([.C244];[.I244];0)))" office:value-type="string" office:string-value="" calcext:value-type="error">
            <text:p>#NULL!</text:p>
          </table:table-cell>
          <table:table-cell table:style-name="ce18"/>
          <table:table-cell table:formula="of:=IF(AND([.D244]&lt;60;[.E24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4]);COM.MICROSOFT.IFS([.E244]=[$Konventionen.$C$2];[.G244]+[$Konventionen.$D$2];[.E244]=[$Konventionen.$C$3];[.G244]+[$Konventionen.$D$3]); COM.MICROSOFT.IFS([.E244]=[$Konventionen.$C$2];[.I244]+[$Konventionen.$D$2];[.E244]=[$Konventionen.$C$3];[.I244]+[$Konventionen.$D$3]))" office:value-type="string" office:string-value="" calcext:value-type="error">
            <text:p>#NV</text:p>
          </table:table-cell>
          <table:table-cell table:style-name="ce14" table:formula="of:=[.L244]-7" office:value-type="string" office:string-value="" calcext:value-type="error">
            <text:p>#NV</text:p>
          </table:table-cell>
          <table:table-cell table:style-name="ce14" table:formula="of:=COM.MICROSOFT.IFS([.E244]=[$Konventionen.$C$2];[.J244]+[$Konventionen.$E$2];[.E244]=[$Konventionen.$C$3];[.J244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44]&lt;=[.N244];[.L244]&gt;=[.N244]);IF([.K244]&lt;=[.N24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5]);#NULL!;IF(ISBLANK([.I245]);ORG.OPENOFFICE.YEARS([.C245];TODAY();0);ORG.OPENOFFICE.YEARS([.C245];[.I245];0)))" office:value-type="string" office:string-value="" calcext:value-type="error">
            <text:p>#NULL!</text:p>
          </table:table-cell>
          <table:table-cell table:style-name="ce18"/>
          <table:table-cell table:formula="of:=IF(AND([.D245]&lt;60;[.E24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5]);COM.MICROSOFT.IFS([.E245]=[$Konventionen.$C$2];[.G245]+[$Konventionen.$D$2];[.E245]=[$Konventionen.$C$3];[.G245]+[$Konventionen.$D$3]); COM.MICROSOFT.IFS([.E245]=[$Konventionen.$C$2];[.I245]+[$Konventionen.$D$2];[.E245]=[$Konventionen.$C$3];[.I245]+[$Konventionen.$D$3]))" office:value-type="string" office:string-value="" calcext:value-type="error">
            <text:p>#NV</text:p>
          </table:table-cell>
          <table:table-cell table:style-name="ce14" table:formula="of:=[.L245]-7" office:value-type="string" office:string-value="" calcext:value-type="error">
            <text:p>#NV</text:p>
          </table:table-cell>
          <table:table-cell table:style-name="ce14" table:formula="of:=COM.MICROSOFT.IFS([.E245]=[$Konventionen.$C$2];[.J245]+[$Konventionen.$E$2];[.E245]=[$Konventionen.$C$3];[.J245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45]&lt;=[.N245];[.L245]&gt;=[.N245]);IF([.K245]&lt;=[.N24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6]);#NULL!;IF(ISBLANK([.I246]);ORG.OPENOFFICE.YEARS([.C246];TODAY();0);ORG.OPENOFFICE.YEARS([.C246];[.I246];0)))" office:value-type="string" office:string-value="" calcext:value-type="error">
            <text:p>#NULL!</text:p>
          </table:table-cell>
          <table:table-cell table:style-name="ce18"/>
          <table:table-cell table:formula="of:=IF(AND([.D246]&lt;60;[.E24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6]);COM.MICROSOFT.IFS([.E246]=[$Konventionen.$C$2];[.G246]+[$Konventionen.$D$2];[.E246]=[$Konventionen.$C$3];[.G246]+[$Konventionen.$D$3]); COM.MICROSOFT.IFS([.E246]=[$Konventionen.$C$2];[.I246]+[$Konventionen.$D$2];[.E246]=[$Konventionen.$C$3];[.I246]+[$Konventionen.$D$3]))" office:value-type="string" office:string-value="" calcext:value-type="error">
            <text:p>#NV</text:p>
          </table:table-cell>
          <table:table-cell table:style-name="ce14" table:formula="of:=[.L246]-7" office:value-type="string" office:string-value="" calcext:value-type="error">
            <text:p>#NV</text:p>
          </table:table-cell>
          <table:table-cell table:style-name="ce14" table:formula="of:=COM.MICROSOFT.IFS([.E246]=[$Konventionen.$C$2];[.J246]+[$Konventionen.$E$2];[.E246]=[$Konventionen.$C$3];[.J246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46]&lt;=[.N246];[.L246]&gt;=[.N246]);IF([.K246]&lt;=[.N24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7]);#NULL!;IF(ISBLANK([.I247]);ORG.OPENOFFICE.YEARS([.C247];TODAY();0);ORG.OPENOFFICE.YEARS([.C247];[.I247];0)))" office:value-type="string" office:string-value="" calcext:value-type="error">
            <text:p>#NULL!</text:p>
          </table:table-cell>
          <table:table-cell table:style-name="ce18"/>
          <table:table-cell table:formula="of:=IF(AND([.D247]&lt;60;[.E24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7]);COM.MICROSOFT.IFS([.E247]=[$Konventionen.$C$2];[.G247]+[$Konventionen.$D$2];[.E247]=[$Konventionen.$C$3];[.G247]+[$Konventionen.$D$3]); COM.MICROSOFT.IFS([.E247]=[$Konventionen.$C$2];[.I247]+[$Konventionen.$D$2];[.E247]=[$Konventionen.$C$3];[.I247]+[$Konventionen.$D$3]))" office:value-type="string" office:string-value="" calcext:value-type="error">
            <text:p>#NV</text:p>
          </table:table-cell>
          <table:table-cell table:style-name="ce14" table:formula="of:=[.L247]-7" office:value-type="string" office:string-value="" calcext:value-type="error">
            <text:p>#NV</text:p>
          </table:table-cell>
          <table:table-cell table:style-name="ce14" table:formula="of:=COM.MICROSOFT.IFS([.E247]=[$Konventionen.$C$2];[.J247]+[$Konventionen.$E$2];[.E247]=[$Konventionen.$C$3];[.J247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47]&lt;=[.N247];[.L247]&gt;=[.N247]);IF([.K247]&lt;=[.N247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8]);#NULL!;IF(ISBLANK([.I248]);ORG.OPENOFFICE.YEARS([.C248];TODAY();0);ORG.OPENOFFICE.YEARS([.C248];[.I248];0)))" office:value-type="string" office:string-value="" calcext:value-type="error">
            <text:p>#NULL!</text:p>
          </table:table-cell>
          <table:table-cell table:style-name="ce18"/>
          <table:table-cell table:formula="of:=IF(AND([.D248]&lt;60;[.E24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8]);COM.MICROSOFT.IFS([.E248]=[$Konventionen.$C$2];[.G248]+[$Konventionen.$D$2];[.E248]=[$Konventionen.$C$3];[.G248]+[$Konventionen.$D$3]); COM.MICROSOFT.IFS([.E248]=[$Konventionen.$C$2];[.I248]+[$Konventionen.$D$2];[.E248]=[$Konventionen.$C$3];[.I248]+[$Konventionen.$D$3]))" office:value-type="string" office:string-value="" calcext:value-type="error">
            <text:p>#NV</text:p>
          </table:table-cell>
          <table:table-cell table:style-name="ce14" table:formula="of:=[.L248]-7" office:value-type="string" office:string-value="" calcext:value-type="error">
            <text:p>#NV</text:p>
          </table:table-cell>
          <table:table-cell table:style-name="ce14" table:formula="of:=COM.MICROSOFT.IFS([.E248]=[$Konventionen.$C$2];[.J248]+[$Konventionen.$E$2];[.E248]=[$Konventionen.$C$3];[.J248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48]&lt;=[.N248];[.L248]&gt;=[.N248]);IF([.K248]&lt;=[.N248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49]);#NULL!;IF(ISBLANK([.I249]);ORG.OPENOFFICE.YEARS([.C249];TODAY();0);ORG.OPENOFFICE.YEARS([.C249];[.I249];0)))" office:value-type="string" office:string-value="" calcext:value-type="error">
            <text:p>#NULL!</text:p>
          </table:table-cell>
          <table:table-cell table:style-name="ce18"/>
          <table:table-cell table:formula="of:=IF(AND([.D249]&lt;60;[.E24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9]);COM.MICROSOFT.IFS([.E249]=[$Konventionen.$C$2];[.G249]+[$Konventionen.$D$2];[.E249]=[$Konventionen.$C$3];[.G249]+[$Konventionen.$D$3]); COM.MICROSOFT.IFS([.E249]=[$Konventionen.$C$2];[.I249]+[$Konventionen.$D$2];[.E249]=[$Konventionen.$C$3];[.I249]+[$Konventionen.$D$3]))" office:value-type="string" office:string-value="" calcext:value-type="error">
            <text:p>#NV</text:p>
          </table:table-cell>
          <table:table-cell table:style-name="ce14" table:formula="of:=[.L249]-7" office:value-type="string" office:string-value="" calcext:value-type="error">
            <text:p>#NV</text:p>
          </table:table-cell>
          <table:table-cell table:style-name="ce14" table:formula="of:=COM.MICROSOFT.IFS([.E249]=[$Konventionen.$C$2];[.J249]+[$Konventionen.$E$2];[.E249]=[$Konventionen.$C$3];[.J249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49]&lt;=[.N249];[.L249]&gt;=[.N249]);IF([.K249]&lt;=[.N249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0]);#NULL!;IF(ISBLANK([.I250]);ORG.OPENOFFICE.YEARS([.C250];TODAY();0);ORG.OPENOFFICE.YEARS([.C250];[.I250];0)))" office:value-type="string" office:string-value="" calcext:value-type="error">
            <text:p>#NULL!</text:p>
          </table:table-cell>
          <table:table-cell table:style-name="ce18"/>
          <table:table-cell table:formula="of:=IF(AND([.D250]&lt;60;[.E25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0]);COM.MICROSOFT.IFS([.E250]=[$Konventionen.$C$2];[.G250]+[$Konventionen.$D$2];[.E250]=[$Konventionen.$C$3];[.G250]+[$Konventionen.$D$3]); COM.MICROSOFT.IFS([.E250]=[$Konventionen.$C$2];[.I250]+[$Konventionen.$D$2];[.E250]=[$Konventionen.$C$3];[.I250]+[$Konventionen.$D$3]))" office:value-type="string" office:string-value="" calcext:value-type="error">
            <text:p>#NV</text:p>
          </table:table-cell>
          <table:table-cell table:style-name="ce14" table:formula="of:=[.L250]-7" office:value-type="string" office:string-value="" calcext:value-type="error">
            <text:p>#NV</text:p>
          </table:table-cell>
          <table:table-cell table:style-name="ce14" table:formula="of:=COM.MICROSOFT.IFS([.E250]=[$Konventionen.$C$2];[.J250]+[$Konventionen.$E$2];[.E250]=[$Konventionen.$C$3];[.J250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50]&lt;=[.N250];[.L250]&gt;=[.N250]);IF([.K250]&lt;=[.N250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1]);#NULL!;IF(ISBLANK([.I251]);ORG.OPENOFFICE.YEARS([.C251];TODAY();0);ORG.OPENOFFICE.YEARS([.C251];[.I251];0)))" office:value-type="string" office:string-value="" calcext:value-type="error">
            <text:p>#NULL!</text:p>
          </table:table-cell>
          <table:table-cell table:style-name="ce18"/>
          <table:table-cell table:formula="of:=IF(AND([.D251]&lt;60;[.E25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1]);COM.MICROSOFT.IFS([.E251]=[$Konventionen.$C$2];[.G251]+[$Konventionen.$D$2];[.E251]=[$Konventionen.$C$3];[.G251]+[$Konventionen.$D$3]); COM.MICROSOFT.IFS([.E251]=[$Konventionen.$C$2];[.I251]+[$Konventionen.$D$2];[.E251]=[$Konventionen.$C$3];[.I251]+[$Konventionen.$D$3]))" office:value-type="string" office:string-value="" calcext:value-type="error">
            <text:p>#NV</text:p>
          </table:table-cell>
          <table:table-cell table:style-name="ce14" table:formula="of:=[.L251]-7" office:value-type="string" office:string-value="" calcext:value-type="error">
            <text:p>#NV</text:p>
          </table:table-cell>
          <table:table-cell table:style-name="ce14" table:formula="of:=COM.MICROSOFT.IFS([.E251]=[$Konventionen.$C$2];[.J251]+[$Konventionen.$E$2];[.E251]=[$Konventionen.$C$3];[.J251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51]&lt;=[.N251];[.L251]&gt;=[.N251]);IF([.K251]&lt;=[.N251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2]);#NULL!;IF(ISBLANK([.I252]);ORG.OPENOFFICE.YEARS([.C252];TODAY();0);ORG.OPENOFFICE.YEARS([.C252];[.I252];0)))" office:value-type="string" office:string-value="" calcext:value-type="error">
            <text:p>#NULL!</text:p>
          </table:table-cell>
          <table:table-cell table:style-name="ce18"/>
          <table:table-cell table:formula="of:=IF(AND([.D252]&lt;60;[.E25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2]);COM.MICROSOFT.IFS([.E252]=[$Konventionen.$C$2];[.G252]+[$Konventionen.$D$2];[.E252]=[$Konventionen.$C$3];[.G252]+[$Konventionen.$D$3]); COM.MICROSOFT.IFS([.E252]=[$Konventionen.$C$2];[.I252]+[$Konventionen.$D$2];[.E252]=[$Konventionen.$C$3];[.I252]+[$Konventionen.$D$3]))" office:value-type="string" office:string-value="" calcext:value-type="error">
            <text:p>#NV</text:p>
          </table:table-cell>
          <table:table-cell table:style-name="ce14" table:formula="of:=[.L252]-7" office:value-type="string" office:string-value="" calcext:value-type="error">
            <text:p>#NV</text:p>
          </table:table-cell>
          <table:table-cell table:style-name="ce14" table:formula="of:=COM.MICROSOFT.IFS([.E252]=[$Konventionen.$C$2];[.J252]+[$Konventionen.$E$2];[.E252]=[$Konventionen.$C$3];[.J252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52]&lt;=[.N252];[.L252]&gt;=[.N252]);IF([.K252]&lt;=[.N252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3]);#NULL!;IF(ISBLANK([.I253]);ORG.OPENOFFICE.YEARS([.C253];TODAY();0);ORG.OPENOFFICE.YEARS([.C253];[.I253];0)))" office:value-type="string" office:string-value="" calcext:value-type="error">
            <text:p>#NULL!</text:p>
          </table:table-cell>
          <table:table-cell table:style-name="ce18"/>
          <table:table-cell table:formula="of:=IF(AND([.D253]&lt;60;[.E25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3]);COM.MICROSOFT.IFS([.E253]=[$Konventionen.$C$2];[.G253]+[$Konventionen.$D$2];[.E253]=[$Konventionen.$C$3];[.G253]+[$Konventionen.$D$3]); COM.MICROSOFT.IFS([.E253]=[$Konventionen.$C$2];[.I253]+[$Konventionen.$D$2];[.E253]=[$Konventionen.$C$3];[.I253]+[$Konventionen.$D$3]))" office:value-type="string" office:string-value="" calcext:value-type="error">
            <text:p>#NV</text:p>
          </table:table-cell>
          <table:table-cell table:style-name="ce14" table:formula="of:=[.L253]-7" office:value-type="string" office:string-value="" calcext:value-type="error">
            <text:p>#NV</text:p>
          </table:table-cell>
          <table:table-cell table:style-name="ce14" table:formula="of:=COM.MICROSOFT.IFS([.E253]=[$Konventionen.$C$2];[.J253]+[$Konventionen.$E$2];[.E253]=[$Konventionen.$C$3];[.J253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53]&lt;=[.N253];[.L253]&gt;=[.N253]);IF([.K253]&lt;=[.N253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4]);#NULL!;IF(ISBLANK([.I254]);ORG.OPENOFFICE.YEARS([.C254];TODAY();0);ORG.OPENOFFICE.YEARS([.C254];[.I254];0)))" office:value-type="string" office:string-value="" calcext:value-type="error">
            <text:p>#NULL!</text:p>
          </table:table-cell>
          <table:table-cell table:style-name="ce18"/>
          <table:table-cell table:formula="of:=IF(AND([.D254]&lt;60;[.E25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4]);COM.MICROSOFT.IFS([.E254]=[$Konventionen.$C$2];[.G254]+[$Konventionen.$D$2];[.E254]=[$Konventionen.$C$3];[.G254]+[$Konventionen.$D$3]); COM.MICROSOFT.IFS([.E254]=[$Konventionen.$C$2];[.I254]+[$Konventionen.$D$2];[.E254]=[$Konventionen.$C$3];[.I254]+[$Konventionen.$D$3]))" office:value-type="string" office:string-value="" calcext:value-type="error">
            <text:p>#NV</text:p>
          </table:table-cell>
          <table:table-cell table:style-name="ce14" table:formula="of:=[.L254]-7" office:value-type="string" office:string-value="" calcext:value-type="error">
            <text:p>#NV</text:p>
          </table:table-cell>
          <table:table-cell table:style-name="ce14" table:formula="of:=COM.MICROSOFT.IFS([.E254]=[$Konventionen.$C$2];[.J254]+[$Konventionen.$E$2];[.E254]=[$Konventionen.$C$3];[.J254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54]&lt;=[.N254];[.L254]&gt;=[.N254]);IF([.K254]&lt;=[.N254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5]);#NULL!;IF(ISBLANK([.I255]);ORG.OPENOFFICE.YEARS([.C255];TODAY();0);ORG.OPENOFFICE.YEARS([.C255];[.I255];0)))" office:value-type="string" office:string-value="" calcext:value-type="error">
            <text:p>#NULL!</text:p>
          </table:table-cell>
          <table:table-cell/>
          <table:table-cell table:formula="of:=IF(AND([.D255]&lt;60;[.E25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5]);COM.MICROSOFT.IFS([.E255]=[$Konventionen.$C$2];[.G255]+[$Konventionen.$D$2];[.E255]=[$Konventionen.$C$3];[.G255]+[$Konventionen.$D$3]); COM.MICROSOFT.IFS([.E255]=[$Konventionen.$C$2];[.I255]+[$Konventionen.$D$2];[.E255]=[$Konventionen.$C$3];[.I255]+[$Konventionen.$D$3]))" office:value-type="string" office:string-value="" calcext:value-type="error">
            <text:p>#NV</text:p>
          </table:table-cell>
          <table:table-cell table:style-name="ce14" table:formula="of:=[.L255]-7" office:value-type="string" office:string-value="" calcext:value-type="error">
            <text:p>#NV</text:p>
          </table:table-cell>
          <table:table-cell table:style-name="ce14" table:formula="of:=COM.MICROSOFT.IFS([.E255]=[$Konventionen.$C$2];[.J255]+[$Konventionen.$E$2];[.E255]=[$Konventionen.$C$3];[.J255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55]&lt;=[.N255];[.L255]&gt;=[.N255]);IF([.K255]&lt;=[.N255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4" table:formula="of:=IF(ISBLANK([.C256]);#NULL!;IF(ISBLANK([.I256]);ORG.OPENOFFICE.YEARS([.C256];TODAY();0);ORG.OPENOFFICE.YEARS([.C256];[.I256];0)))" office:value-type="string" office:string-value="" calcext:value-type="error">
            <text:p>#NULL!</text:p>
          </table:table-cell>
          <table:table-cell/>
          <table:table-cell table:formula="of:=IF(AND([.D256]&lt;60;[.E25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6]);COM.MICROSOFT.IFS([.E256]=[$Konventionen.$C$2];[.G256]+[$Konventionen.$D$2];[.E256]=[$Konventionen.$C$3];[.G256]+[$Konventionen.$D$3]); COM.MICROSOFT.IFS([.E256]=[$Konventionen.$C$2];[.I256]+[$Konventionen.$D$2];[.E256]=[$Konventionen.$C$3];[.I256]+[$Konventionen.$D$3]))" office:value-type="string" office:string-value="" calcext:value-type="error">
            <text:p>#NV</text:p>
          </table:table-cell>
          <table:table-cell table:style-name="ce14" table:formula="of:=[.L256]-7" office:value-type="string" office:string-value="" calcext:value-type="error">
            <text:p>#NV</text:p>
          </table:table-cell>
          <table:table-cell table:style-name="ce14" table:formula="of:=COM.MICROSOFT.IFS([.E256]=[$Konventionen.$C$2];[.J256]+[$Konventionen.$E$2];[.E256]=[$Konventionen.$C$3];[.J256]+[$Konventionen.$E$3])" office:value-type="string" office:string-value="" calcext:value-type="error">
            <text:p>#NV</text:p>
          </table:table-cell>
          <table:table-cell table:style-name="ce14"/>
          <table:table-cell table:number-columns-repeated="2"/>
          <table:table-cell table:style-name="ce34" table:formula="of:=IF(AND([.J256]&lt;=[.N256];[.L256]&gt;=[.N256]);IF([.K256]&lt;=[.N256];&quot;GUT!&quot;;&quot;OK!&quot;);&quot;VERIFY!&quot;)" office:value-type="string" office:string-value="" calcext:value-type="error">
            <text:p>#NV</text:p>
          </table:table-cell>
          <table:table-cell table:number-columns-repeated="2"/>
        </table:table-row>
        <table:table-row table:style-name="ro1" table:number-rows-repeated="1048319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Patienten.P3:Patienten.P256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Patienten.E3:Patienten.E254">
            <calcext:condition calcext:apply-style-name="Warning" calcext:value="formula-is(AND([$Patienten.$E3]=[$Konventionen.$C$3];[$Patienten.$D3]&lt;61))" calcext:base-cell-address="Patienten.E3"/>
          </calcext:conditional-format>
        </calcext:conditional-formats>
      </table:table>
      <table:table table:name="Planung" table:style-name="ta1"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12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Erst</text:p>
          </table:table-cell>
          <table:table-cell office:value-type="string" calcext:value-type="string">
            <text:p>Zweit</text:p>
          </table:table-cell>
          <table:table-cell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ellung:</text:p>
          </table:table-cell>
          <table:table-cell office:value-type="string" calcext:value-type="string">
            <text:p>Zweitdosen im Zeitraum</text:p>
          </table:table-cell>
          <table:table-cell/>
          <table:table-cell office:value-type="string" calcext:value-type="string">
            <text:p>Ist KW</text:p>
          </table:table-cell>
          <table:table-cell table:number-columns-repeated="2"/>
          <table:table-cell office:value-type="string" calcext:value-type="string">
            <text:p>Patienten über 60 am</text:p>
          </table:table-cell>
          <table:table-cell table:number-columns-repeated="2"/>
          <table:table-cell table:style-name="ce63" office:value-type="date" office:date-value="2021-04-03" calcext:value-type="date">
            <text:p>03.04.21</text:p>
          </table:table-cell>
          <table:table-cell table:formula="of:=COUNTIFS([$Patienten.D3:$Patienten.D1024];&quot;&gt;60&quot;;[$Patienten.I3:$Patienten.I1024];&quot;=&quot;&amp;[.J3])" office:value-type="float" office:value="0" calcext:value-type="float">
            <text:p>0</text:p>
          </table:table-cell>
          <table:table-cell table:formula="of:=COUNTIFS([$Patienten.D3:$Patienten.D1024];&quot;&gt;60&quot;;[$Patienten.Q3:$Patienten.Q1024];&quot;=&quot;&amp;[.$J$3])" office:value-type="float" office:value="0" calcext:value-type="float">
            <text:p>0</text:p>
          </table:table-cell>
          <table:table-cell table:formula="of:=SUM([.K3:.L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63" office:value-type="date" office:date-value="2021-05-17" calcext:value-type="date">
            <text:p>17.05.21</text:p>
          </table:table-cell>
          <table:table-cell table:style-name="ce63" office:value-type="date" office:date-value="2021-05-23" calcext:value-type="date">
            <text:p>23.05.21</text:p>
          </table:table-cell>
          <table:table-cell table:formula="of:=WEEKNUM([.B4];21)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style-name="ce60" office:value-type="string" calcext:value-type="string">
            <text:p>BioNTech</text:p>
          </table:table-cell>
          <table:table-cell table:formula="of:=COUNTIFS([Patienten.N3:.N1024];&quot;&gt;=&quot;&amp;[.B4];[Patienten.N3:.N1024];&quot;&lt;=&quot;&amp;[.C4];[Patienten.M3:.M1024];&quot;=&quot;&amp;[$Konventionen.$C$2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traZeneca</text:p>
          </table:table-cell>
          <table:table-cell table:formula="of:=COUNTIFS([Patienten.N$3:.N$1024];&quot;&gt;=&quot;&amp;[.$B$4];[Patienten.N$3:.N1024];&quot;&lt;=&quot;&amp;[.C$4];[Patienten.M$3:.M$1024];&quot;=&quot;&amp;[$Konventionen.$C$3])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61"/>
          <table:table-cell table:number-columns-repeated="14"/>
        </table:table-row>
        <table:table-row table:style-name="ro1">
          <table:table-cell table:style-name="ce62" office:value-type="string" calcext:value-type="string">
            <text:p>Termine</text:p>
          </table:table-cell>
          <table:table-cell/>
          <table:table-cell office:value-type="string" calcext:value-type="string">
            <text:p>Aktuelle KW</text:p>
          </table:table-cell>
          <table:table-cell table:number-columns-repeated="12"/>
        </table:table-row>
        <table:table-row table:style-name="ro1">
          <table:table-cell table:style-name="ce61" office:value-type="string" calcext:value-type="string">
            <text:p>Nächste 12 Kalenderwochen</text:p>
          </table:table-cell>
          <table:table-cell/>
          <table:table-cell table:formula="of:=WEEKNUM(TODAY();21)" office:value-type="float" office:value="13" calcext:value-type="float">
            <text:p>13</text:p>
          </table:table-cell>
          <table:table-cell table:formula="of:=[.C11]+1" office:value-type="float" office:value="14" calcext:value-type="float">
            <text:p>14</text:p>
          </table:table-cell>
          <table:table-cell table:formula="of:=[.D11]+1" office:value-type="float" office:value="15" calcext:value-type="float">
            <text:p>15</text:p>
          </table:table-cell>
          <table:table-cell table:formula="of:=[.E11]+1" office:value-type="float" office:value="16" calcext:value-type="float">
            <text:p>16</text:p>
          </table:table-cell>
          <table:table-cell table:formula="of:=[.F11]+1" office:value-type="float" office:value="17" calcext:value-type="float">
            <text:p>17</text:p>
          </table:table-cell>
          <table:table-cell table:formula="of:=[.G11]+1" office:value-type="float" office:value="18" calcext:value-type="float">
            <text:p>18</text:p>
          </table:table-cell>
          <table:table-cell table:formula="of:=[.H11]+1" office:value-type="float" office:value="19" calcext:value-type="float">
            <text:p>19</text:p>
          </table:table-cell>
          <table:table-cell table:formula="of:=[.I11]+1" office:value-type="float" office:value="20" calcext:value-type="float">
            <text:p>20</text:p>
          </table:table-cell>
          <table:table-cell table:formula="of:=[.J11]+1" office:value-type="float" office:value="21" calcext:value-type="float">
            <text:p>21</text:p>
          </table:table-cell>
          <table:table-cell table:formula="of:=[.K11]+1" office:value-type="float" office:value="22" calcext:value-type="float">
            <text:p>22</text:p>
          </table:table-cell>
          <table:table-cell table:formula="of:=[.L11]+1" office:value-type="float" office:value="23" calcext:value-type="float">
            <text:p>23</text:p>
          </table:table-cell>
          <table:table-cell table:formula="of:=[.M11]+1" office:value-type="float" office:value="24" calcext:value-type="float">
            <text:p>24</text:p>
          </table:table-cell>
          <table:table-cell table:formula="of:=[.N11]+1" office:value-type="float" office:value="25" calcext:value-type="float">
            <text:p>25</text:p>
          </table:table-cell>
        </table:table-row>
        <table:table-row table:style-name="ro1">
          <table:table-cell table:style-name="ce45" office:value-type="string" calcext:value-type="string">
            <text:p>Geplante Erstimpfungen</text:p>
          </table:table-cell>
          <table:table-cell table:style-name="ce45"/>
          <table:table-cell table:style-name="ce46" table:formula="of:=COUNTIF([$Patienten.$H$3:$Patienten.$H$1024];&quot;=&quot;&amp;[.C11])" office:value-type="float" office:value="0" calcext:value-type="float">
            <text:p>0</text:p>
          </table:table-cell>
          <table:table-cell table:style-name="ce46" table:formula="of:=COUNTIF([$Patienten.$H$3:$Patienten.$H$1024];&quot;=&quot;&amp;[.D11])" office:value-type="float" office:value="3" calcext:value-type="float">
            <text:p>3</text:p>
          </table:table-cell>
          <table:table-cell table:style-name="ce46" table:formula="of:=COUNTIF([$Patienten.$H$3:$Patienten.$H$1024];&quot;=&quot;&amp;[.E11])" office:value-type="float" office:value="0" calcext:value-type="float">
            <text:p>0</text:p>
          </table:table-cell>
          <table:table-cell table:style-name="ce46" table:formula="of:=COUNTIF([$Patienten.$H$3:$Patienten.$H$1024];&quot;=&quot;&amp;[.F11])" office:value-type="float" office:value="0" calcext:value-type="float">
            <text:p>0</text:p>
          </table:table-cell>
          <table:table-cell table:style-name="ce46" table:formula="of:=COUNTIF([$Patienten.$H$3:$Patienten.$H$1024];&quot;=&quot;&amp;[.G11])" office:value-type="float" office:value="0" calcext:value-type="float">
            <text:p>0</text:p>
          </table:table-cell>
          <table:table-cell table:style-name="ce46" table:formula="of:=COUNTIF([$Patienten.$H$3:$Patienten.$H$1024];&quot;=&quot;&amp;[.H11])" office:value-type="float" office:value="0" calcext:value-type="float">
            <text:p>0</text:p>
          </table:table-cell>
          <table:table-cell table:style-name="ce46" table:formula="of:=COUNTIF([$Patienten.$H$3:$Patienten.$H$1024];&quot;=&quot;&amp;[.I11])" office:value-type="float" office:value="0" calcext:value-type="float">
            <text:p>0</text:p>
          </table:table-cell>
          <table:table-cell table:style-name="ce46" table:formula="of:=COUNTIF([$Patienten.$H$3:$Patienten.$H$1024];&quot;=&quot;&amp;[.J11])" office:value-type="float" office:value="0" calcext:value-type="float">
            <text:p>0</text:p>
          </table:table-cell>
          <table:table-cell table:style-name="ce46" table:formula="of:=COUNTIF([$Patienten.$H$3:$Patienten.$H$1024];&quot;=&quot;&amp;[.K11])" office:value-type="float" office:value="0" calcext:value-type="float">
            <text:p>0</text:p>
          </table:table-cell>
          <table:table-cell table:style-name="ce46" table:formula="of:=COUNTIF([$Patienten.$H$3:$Patienten.$H$1024];&quot;=&quot;&amp;[.L11])" office:value-type="float" office:value="0" calcext:value-type="float">
            <text:p>0</text:p>
          </table:table-cell>
          <table:table-cell table:style-name="ce46" table:formula="of:=COUNTIF([$Patienten.$H$3:$Patienten.$H$1024];&quot;=&quot;&amp;[.M11])" office:value-type="float" office:value="0" calcext:value-type="float">
            <text:p>0</text:p>
          </table:table-cell>
          <table:table-cell table:style-name="ce46" table:formula="of:=COUNTIF([$Patienten.$H$3:$Patienten.$H$1024];&quot;=&quot;&amp;[.N11])" office:value-type="float" office:value="0" calcext:value-type="float">
            <text:p>0</text:p>
          </table:table-cell>
          <table:table-cell table:style-name="ce46" table:formula="of:=COUNTIF([$Patienten.$H$3:$Patienten.$H$1024];&quot;=&quot;&amp;[.O11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ce45" table:number-columns-repeated="15"/>
        </table:table-row>
        <table:table-row table:style-name="ro1">
          <table:table-cell table:style-name="ce52" office:value-type="string" calcext:value-type="string">
            <text:p>Geplante Zweitimpfungen</text:p>
          </table:table-cell>
          <table:table-cell table:style-name="ce52" table:number-columns-repeated="14"/>
        </table:table-row>
        <table:table-row table:style-name="ro1">
          <table:table-cell table:style-name="ce52" table:formula="of:=[$Konventionen.C2]" office:value-type="string" office:string-value="Comirnaty" calcext:value-type="string">
            <text:p>Comirnaty</text:p>
          </table:table-cell>
          <table:table-cell table:style-name="ce52"/>
          <table:table-cell table:style-name="ce52" table:formula="of:=COUNTIFS([$Patienten.$M$3:$Patienten.$M1024];&quot;=&quot;&amp;[$Konventionen.$C$2];[$Patienten.$O$3:$Patienten.$O$1024];&quot;=&quot;&amp;[.C11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D11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E11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F11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G11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H11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I11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J11])" office:value-type="float" office:value="3" calcext:value-type="float">
            <text:p>3</text:p>
          </table:table-cell>
          <table:table-cell table:style-name="ce52" table:formula="of:=COUNTIFS([$Patienten.$M$3:$Patienten.$M1024];&quot;=&quot;&amp;[$Konventionen.$C$2];[$Patienten.$O$3:$Patienten.$O$1024];&quot;=&quot;&amp;[.K11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L11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M11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N11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O11])" office:value-type="float" office:value="0" calcext:value-type="float">
            <text:p>0</text:p>
          </table:table-cell>
        </table:table-row>
        <table:table-row table:style-name="ro1">
          <table:table-cell table:style-name="ce52" table:formula="of:=[$Konventionen.C3]" office:value-type="string" office:string-value="AstraZeneca" calcext:value-type="string">
            <text:p>AstraZeneca</text:p>
          </table:table-cell>
          <table:table-cell table:style-name="ce52"/>
          <table:table-cell table:style-name="ce52" table:formula="of:=COUNTIFS([$Patienten.$M$3:$Patienten.$M$1024];&quot;=&quot;&amp;[$Konventionen.$C$3];[$Patienten.$O$3:$Patienten.$O$1024];&quot;=&quot;&amp;[.C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D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E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F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G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H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I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J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K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L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M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N$1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O$11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12:.C19])" office:value-type="float" office:value="0" calcext:value-type="float">
            <text:p>0</text:p>
          </table:table-cell>
          <table:table-cell table:formula="of:=SUM([.D12:.D19])" office:value-type="float" office:value="3" calcext:value-type="float">
            <text:p>3</text:p>
          </table:table-cell>
          <table:table-cell table:formula="of:=SUM([.E12:.E19])" office:value-type="float" office:value="0" calcext:value-type="float">
            <text:p>0</text:p>
          </table:table-cell>
          <table:table-cell table:formula="of:=SUM([.F12:.F19])" office:value-type="float" office:value="0" calcext:value-type="float">
            <text:p>0</text:p>
          </table:table-cell>
          <table:table-cell table:formula="of:=SUM([.G12:.G19])" office:value-type="float" office:value="0" calcext:value-type="float">
            <text:p>0</text:p>
          </table:table-cell>
          <table:table-cell table:formula="of:=SUM([.H12:.H19])" office:value-type="float" office:value="0" calcext:value-type="float">
            <text:p>0</text:p>
          </table:table-cell>
          <table:table-cell table:formula="of:=SUM([.I12:.I19])" office:value-type="float" office:value="0" calcext:value-type="float">
            <text:p>0</text:p>
          </table:table-cell>
          <table:table-cell table:formula="of:=SUM([.J12:.J19])" office:value-type="float" office:value="3" calcext:value-type="float">
            <text:p>3</text:p>
          </table:table-cell>
          <table:table-cell table:formula="of:=SUM([.K12:.K19])" office:value-type="float" office:value="0" calcext:value-type="float">
            <text:p>0</text:p>
          </table:table-cell>
          <table:table-cell table:formula="of:=SUM([.L12:.L19])" office:value-type="float" office:value="0" calcext:value-type="float">
            <text:p>0</text:p>
          </table:table-cell>
          <table:table-cell table:formula="of:=SUM([.M12:.M19])" office:value-type="float" office:value="0" calcext:value-type="float">
            <text:p>0</text:p>
          </table:table-cell>
          <table:table-cell table:formula="of:=SUM([.N12:.N19])" office:value-type="float" office:value="0" calcext:value-type="float">
            <text:p>0</text:p>
          </table:table-cell>
          <table:table-cell table:formula="of:=SUM([.O12:.O19])"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62" office:value-type="string" calcext:value-type="string">
            <text:p>Geimpft</text:p>
          </table:table-cell>
          <table:table-cell/>
          <table:table-cell office:value-type="string" calcext:value-type="string">
            <text:p>Heute</text:p>
          </table:table-cell>
          <table:table-cell office:value-type="string" calcext:value-type="string">
            <text:p>Gestern</text:p>
          </table:table-cell>
          <table:table-cell office:value-type="string" calcext:value-type="string">
            <text:p>Vorgestern</text:p>
          </table:table-cell>
          <table:table-cell table:number-columns-repeated="4"/>
          <table:table-cell office:value-type="string" calcext:value-type="string">
            <text:p>heute vor einer Woche</text:p>
          </table:table-cell>
          <table:table-cell table:number-columns-repeated="5"/>
        </table:table-row>
        <table:table-row table:style-name="ro1">
          <table:table-cell table:style-name="ce61" office:value-type="string" calcext:value-type="string">
            <text:p>Letzte 12 Tage</text:p>
          </table:table-cell>
          <table:table-cell/>
          <table:table-cell table:style-name="ce63" table:formula="of:=TODAY()" office:value-type="date" office:date-value="2021-04-03" calcext:value-type="date">
            <text:p>03.04.21</text:p>
          </table:table-cell>
          <table:table-cell table:style-name="ce63" table:formula="of:=[.C31]-1" office:value-type="date" office:date-value="2021-04-02" calcext:value-type="date">
            <text:p>02.04.21</text:p>
          </table:table-cell>
          <table:table-cell table:style-name="ce63" table:formula="of:=[.D31]-1" office:value-type="date" office:date-value="2021-04-01" calcext:value-type="date">
            <text:p>01.04.21</text:p>
          </table:table-cell>
          <table:table-cell table:style-name="ce63" table:formula="of:=[.E31]-1" office:value-type="date" office:date-value="2021-03-31" calcext:value-type="date">
            <text:p>31.03.21</text:p>
          </table:table-cell>
          <table:table-cell table:style-name="ce63" table:formula="of:=[.F31]-1" office:value-type="date" office:date-value="2021-03-30" calcext:value-type="date">
            <text:p>30.03.21</text:p>
          </table:table-cell>
          <table:table-cell table:style-name="ce63" table:formula="of:=[.G31]-1" office:value-type="date" office:date-value="2021-03-29" calcext:value-type="date">
            <text:p>29.03.21</text:p>
          </table:table-cell>
          <table:table-cell table:style-name="ce63" table:formula="of:=[.H31]-1" office:value-type="date" office:date-value="2021-03-28" calcext:value-type="date">
            <text:p>28.03.21</text:p>
          </table:table-cell>
          <table:table-cell table:style-name="ce63" table:formula="of:=[.I31]-1" office:value-type="date" office:date-value="2021-03-27" calcext:value-type="date">
            <text:p>27.03.21</text:p>
          </table:table-cell>
          <table:table-cell table:style-name="ce63" table:formula="of:=[.J31]-1" office:value-type="date" office:date-value="2021-03-26" calcext:value-type="date">
            <text:p>26.03.21</text:p>
          </table:table-cell>
          <table:table-cell table:style-name="ce63" table:formula="of:=[.K31]-1" office:value-type="date" office:date-value="2021-03-25" calcext:value-type="date">
            <text:p>25.03.21</text:p>
          </table:table-cell>
          <table:table-cell table:style-name="ce63" table:formula="of:=[.L31]-1" office:value-type="date" office:date-value="2021-03-24" calcext:value-type="date">
            <text:p>24.03.21</text:p>
          </table:table-cell>
          <table:table-cell table:style-name="ce63" table:formula="of:=[.M31]-1" office:value-type="date" office:date-value="2021-03-23" calcext:value-type="date">
            <text:p>23.03.21</text:p>
          </table:table-cell>
          <table:table-cell table:style-name="ce63" table:formula="of:=[.N31]-1" office:value-type="date" office:date-value="2021-03-22" calcext:value-type="date">
            <text:p>22.03.21</text:p>
          </table:table-cell>
        </table:table-row>
        <table:table-row table:style-name="ro1">
          <table:table-cell table:style-name="ce45" office:value-type="string" calcext:value-type="string">
            <text:p>Durchgeführte Erstimpfungen</text:p>
          </table:table-cell>
          <table:table-cell table:style-name="ce45"/>
          <table:table-cell table:style-name="ce46" table:number-columns-repeated="13"/>
        </table:table-row>
        <table:table-row table:style-name="ro1">
          <table:table-cell table:style-name="ce45" table:formula="of:=[$Konventionen.C2]" office:value-type="string" office:string-value="Comirnaty" calcext:value-type="string">
            <text:p>Comirnaty</text:p>
          </table:table-cell>
          <table:table-cell table:style-name="ce45"/>
          <table:table-cell table:style-name="ce45" table:formula="of:=COUNTIFS([$Patienten.$E$3:$Patienten.$E$1024];&quot;=&quot;&amp;[$Konventionen.$C$2];[$Patienten.$I$3:$Patienten.$I$1024];&quot;=&quot;&amp;[.C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D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E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F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G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H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I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J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K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L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M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N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O$31])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$Konventionen.C3]" office:value-type="string" office:string-value="AstraZeneca" calcext:value-type="string">
            <text:p>AstraZeneca</text:p>
          </table:table-cell>
          <table:table-cell table:style-name="ce45"/>
          <table:table-cell table:style-name="ce45" table:formula="of:=COUNTIFS([$Patienten.$E$3:$Patienten.$E$1024];&quot;=&quot;&amp;[$Konventionen.$C$3];[$Patienten.$I$3:$Patienten.$I$1024];&quot;=&quot;&amp;[.C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D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E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F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G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H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I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J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K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L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M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N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O$31])" office:value-type="float" office:value="0" calcext:value-type="float">
            <text:p>0</text:p>
          </table:table-cell>
        </table:table-row>
        <table:table-row table:style-name="ro1">
          <table:table-cell table:style-name="ce45" office:value-type="string" calcext:value-type="string">
            <text:p>Janssen</text:p>
          </table:table-cell>
          <table:table-cell table:style-name="ce45"/>
          <table:table-cell table:style-name="ce45" table:formula="of:=COUNTIFS([$Patienten.$E$3:$Patienten.$E$1024];&quot;=&quot;&amp;[$Konventionen.$C$4];[$Patienten.$I$3:$Patienten.$I$1024];&quot;=&quot;&amp;[.C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D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E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F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G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H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I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J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K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L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M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N$31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O$31])" office:value-type="float" office:value="0" calcext:value-type="float">
            <text:p>0</text:p>
          </table:table-cell>
        </table:table-row>
        <table:table-row table:style-name="ro1">
          <table:table-cell table:style-name="ce52" office:value-type="string" calcext:value-type="string">
            <text:p>Durchgeführte Zweitimpfungen</text:p>
          </table:table-cell>
          <table:table-cell table:style-name="ce52" table:number-columns-repeated="14"/>
        </table:table-row>
        <table:table-row table:style-name="ro1">
          <table:table-cell table:style-name="ce52" table:formula="of:=[$Konventionen.C2]" office:value-type="string" office:string-value="Comirnaty" calcext:value-type="string">
            <text:p>Comirnaty</text:p>
          </table:table-cell>
          <table:table-cell table:style-name="ce52"/>
          <table:table-cell table:style-name="ce52" table:formula="of:=COUNTIFS([$Patienten.$M$3:$Patienten.$M$1024];&quot;=&quot;&amp;[$Konventionen.$C$2];[$Patienten.$Q$3:$Patienten.$Q$1024];&quot;=&quot;&amp;[.C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D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E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F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G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H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I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J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K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L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M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N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O31])" office:value-type="float" office:value="0" calcext:value-type="float">
            <text:p>0</text:p>
          </table:table-cell>
        </table:table-row>
        <table:table-row table:style-name="ro1">
          <table:table-cell table:style-name="ce52" table:formula="of:=[$Konventionen.C3]" office:value-type="string" office:string-value="AstraZeneca" calcext:value-type="string">
            <text:p>AstraZeneca</text:p>
          </table:table-cell>
          <table:table-cell table:style-name="ce52"/>
          <table:table-cell table:style-name="ce52" table:formula="of:=COUNTIFS([$Patienten.$M$3:$Patienten.$M$1024];&quot;=&quot;&amp;[$Konventionen.$C$3];[$Patienten.$Q$3:$Patienten.$Q$1024];&quot;=&quot;&amp;[.C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D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E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F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G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H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I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J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K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L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M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N$31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O$31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formula="of:=SUM([.F33:.F38])" office:value-type="float" office:value="0" calcext:value-type="float">
            <text:p>0</text:p>
          </table:table-cell>
          <table:table-cell table:formula="of:=SUM([.G33:.G38])" office:value-type="float" office:value="0" calcext:value-type="float">
            <text:p>0</text:p>
          </table:table-cell>
          <table:table-cell table:formula="of:=SUM([.H33:.H38])" office:value-type="float" office:value="0" calcext:value-type="float">
            <text:p>0</text:p>
          </table:table-cell>
          <table:table-cell table:formula="of:=SUM([.I33:.I38])" office:value-type="float" office:value="0" calcext:value-type="float">
            <text:p>0</text:p>
          </table:table-cell>
          <table:table-cell table:formula="of:=SUM([.J33:.J38])" office:value-type="float" office:value="0" calcext:value-type="float">
            <text:p>0</text:p>
          </table:table-cell>
          <table:table-cell table:formula="of:=SUM([.K33:.K38])" office:value-type="float" office:value="0" calcext:value-type="float">
            <text:p>0</text:p>
          </table:table-cell>
          <table:table-cell table:formula="of:=SUM([.L33:.L38])" office:value-type="float" office:value="0" calcext:value-type="float">
            <text:p>0</text:p>
          </table:table-cell>
          <table:table-cell table:formula="of:=SUM([.M33:.M38])" office:value-type="float" office:value="0" calcext:value-type="float">
            <text:p>0</text:p>
          </table:table-cell>
          <table:table-cell table:formula="of:=SUM([.N33:.N38])" office:value-type="float" office:value="0" calcext:value-type="float">
            <text:p>0</text:p>
          </table:table-cell>
          <table:table-cell table:formula="of:=SUM([.O33:.O38])" office:value-type="float" office:value="0" calcext:value-type="float">
            <text:p>0</text:p>
          </table:table-cell>
        </table:table-row>
      </table:table>
      <table:table table:name="Konventionen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" table:default-cell-style-name="ce64"/>
        <table:table-column table:style-name="co3" table:number-columns-repeated="10" table:default-cell-style-name="Default"/>
        <table:table-column table:style-name="co3" table:default-cell-style-name="ce65"/>
        <table:table-row table:style-name="ro1">
          <table:table-cell office:value-type="string" calcext:value-type="string">
            <text:p>Impfstoffe werden so geschrieben</text:p>
          </table:table-cell>
          <table:table-cell table:number-columns-repeated="2"/>
          <table:table-cell office:value-type="string" calcext:value-type="string">
            <text:p>Impfabstände</text:p>
          </table:table-cell>
          <table:table-cell table:style-name="Default" office:value-type="string" calcext:value-type="string">
            <text:p>Ab 1. Impfung</text:p>
          </table:table-cell>
          <table:table-cell table:number-columns-repeated="2"/>
          <table:table-cell office:value-type="string" calcext:value-type="string">
            <text:p>Change Log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BioNTech Pfizer</text:p>
          </table:table-cell>
          <table:table-cell/>
          <table:table-cell office:value-type="string" calcext:value-type="string">
            <text:p>Comirnaty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/>
          <table:table-cell table:style-name="ce63" office:value-type="date" office:date-value="2021-03-27" calcext:value-type="date">
            <text:p>27.03.21</text:p>
          </table:table-cell>
          <table:table-cell office:value-type="string" calcext:value-type="string">
            <text:p>Alter wird so lange bis „heute“ berechnet, bis ein Erstimpftermin eingetragen wurde. Dann bis dahin.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AstraZeneca</text:p>
          </table:table-cell>
          <table:table-cell/>
          <table:table-cell office:value-type="string" calcext:value-type="string">
            <text:p>AstraZeneca</text:p>
          </table:table-cell>
          <table:table-cell office:value-type="float" office:value="28" calcext:value-type="float">
            <text:p>28</text:p>
          </table:table-cell>
          <table:table-cell table:style-name="Default" table:formula="of:=84-28"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Zellschutz für Felder mit Formeln aktiviert (ohne Kennwort aufzuheb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ssen</text:p>
          </table:table-cell>
          <table:table-cell/>
          <table:table-cell office:value-type="string" calcext:value-type="string">
            <text:p>Janssen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office:value-type="string" calcext:value-type="string">
            <text:p>Check für den 2. Termin hinzugefügt (liegt Termin zeitlich im letzten Drittel des Erlaubten?)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Wird ein 1. Termin geplant, werden die 2. Termine nach der Planung angezeigt, wird anders geimpft, wird der Zeitraum angepasst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3-28" calcext:value-type="date">
            <text:p>28.03.21</text:p>
          </table:table-cell>
          <table:table-cell office:value-type="string" calcext:value-type="string">
            <text:p>Es sollten nun alle absoluten Impfstoffnamen beseitigt sein und die Tabellen beziehen sich auf die Namen in der Spalte Konventionen.C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Patienten &gt;= 60 werden nun korrekt berechnet und nach Erst- und Zweitimpfung aufgeschlüssel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Kapazität auf etwa 250 Patient:innen erweitert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3-30" calcext:value-type="date">
            <text:p>30.03.21</text:p>
          </table:table-cell>
          <table:table-cell office:value-type="string" calcext:value-type="string">
            <text:p>In Spalte E Patienten wird man nun farblich daraufhin gewiesen, wenn man AstraZeneca einer jungen Altersgruppe zuordne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Die Impfabstände wurden gem. der STIKO verändert, wobei nach wie vor die Impfabstände maximal gehalten werden sollen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4-01" calcext:value-type="date">
            <text:p>01.04.21</text:p>
          </table:table-cell>
          <table:table-cell office:value-type="string" calcext:value-type="string">
            <text:p>Janssen Covid-19 Vaccine (aka Johnson&amp;Johnson) hinzugefügt als Option. Läuft ggf. nicht ganz rund, da einige Details noch unbekannt sind, z.B. ob die eine Impofung als 1. oder 2. Impfung gemeldet werden muss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4-03" calcext:value-type="date">
            <text:p>03.04.21</text:p>
          </table:table-cell>
          <table:table-cell office:value-type="string" calcext:value-type="string">
            <text:p>Neue Spalte für Impfstoff bei Zweitimpfung eingeführt. Wurde notwendig, da evtl. die 2. Dosis nicht mit Astrazeneca durchgeführt wird.</text:p>
          </table:table-cell>
          <table:table-cell table:number-columns-repeated="7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Stefan Lodder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ine Gewähr auf Anwendungssicherheit und Korrektheit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sion vom</text:p>
          </table:table-cell>
          <table:table-cell table:style-name="ce63" office:value-type="date" office:date-value="2021-04-01" calcext:value-type="date">
            <text:p>01.04.21</text:p>
          </table:table-cell>
          <table:table-cell office:value-type="string" calcext:value-type="string">
            <text:p><text:a xlink:href="mailto:cov@suchreflex.de" xlink:type="simple">cov@suchreflex.de</text:a>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ilfreiche Tastaturkürzel unter LibreOffi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G + ,</text:p>
          </table:table-cell>
          <table:table-cell office:value-type="string" calcext:value-type="string">
            <text:p>Trägt das heutige Datum e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T + PFEIL RUNTER</text:p>
          </table:table-cell>
          <table:table-cell office:value-type="string" calcext:value-type="string">
            <text:p>Schlägt die bisherigen Einträge in einer Liste vor (Schützt vor Typos).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63" table:number-columns-repeated="2"/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Ich würde mich freuen, wenn ich davon erführe, wer auf Basis dieser Arbeit seine Impfplanung umsetzt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 mir einen Kleinbetrag hinterlassen will, kann dies gerne unter <text:a xlink:href="https://flattr.com/@dideldei" xlink:type="simple">https://flattr.com/@dideldei</text:a> tun. Es ist aber absolut freiwillig!</text:p>
          </table:table-cell>
          <table:table-cell table:number-columns-repeated="15"/>
        </table:table-row>
        <table:table-row table:style-name="ro1" table:number-rows-repeated="223">
          <table:table-cell table:number-columns-repeated="16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calcext:conditional-formats>
          <calcext:conditional-format calcext:target-range-address="Patienten.P3:Patienten.P256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Patienten.E5:Patienten.E254">
            <calcext:condition calcext:apply-style-name="Bad" calcext:value="formula-is(AND([$Patienten.$E3]=[$Konventionen.$C$3];[$Patienten.$D3]&lt;61))" calcext:base-cell-address="Patienten.E3"/>
          </calcext:conditional-format>
        </calcext:conditional-formats>
      </table:table>
      <table:named-expressions/>
      <table:database-ranges>
        <table:database-range table:name="Patientendaten" table:target-range-address="Patienten.A3:Patienten.Q170" table:on-update-keep-styles="true" table:contains-header="false">
          <table:sort>
            <table:sort-by table:field-number="1" table:data-type="automatic"/>
          </table:sort>
        </table:database-range>
        <table:database-range table:name="__Anonymous_Sheet_DB__0" table:target-range-address="Patienten.B3:Patienten.Q17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.00.0000</text:date>, <text:time style:data-style-name="N2" text:time-value="22:43:10.68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5T21:00:02.059000000</meta:creation-date>
    <dc:date>2021-04-03T22:44:07.430000000</dc:date>
    <meta:editing-duration>PT4H33M13S</meta:editing-duration>
    <meta:editing-cycles>50</meta:editing-cycles>
    <meta:generator>LibreOffice/7.0.5.2$Windows_X86_64 LibreOffice_project/64390860c6cd0aca4beafafcfd84613dd9dfb63a</meta:generator>
    <dc:creator>Stefan Lodders</dc:creator>
    <meta:document-statistic meta:table-count="3" meta:cell-count="2139" meta:object-count="0"/>
  </office:meta>
</office:document-meta>
</file>